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Cordia New" svg:font-family="'Cordia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mm"/>
    </style:style>
    <style:style style:name="co2" style:family="table-column">
      <style:table-column-properties fo:break-before="auto" style:column-width="48.91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54.38mm"/>
    </style:style>
    <style:style style:name="co5" style:family="table-column">
      <style:table-column-properties fo:break-before="auto" style:column-width="62.6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67.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3.44mm"/>
    </style:style>
    <style:style style:name="co10" style:family="table-column">
      <style:table-column-properties fo:break-before="auto" style:column-width="39.14mm"/>
    </style:style>
    <style:style style:name="co11" style:family="table-column">
      <style:table-column-properties fo:break-before="auto" style:column-width="50.48mm"/>
    </style:style>
    <style:style style:name="co12" style:family="table-column">
      <style:table-column-properties fo:break-before="auto" style:column-width="86.8mm"/>
    </style:style>
    <style:style style:name="co13" style:family="table-column">
      <style:table-column-properties fo:break-before="auto" style:column-width="15.47mm"/>
    </style:style>
    <style:style style:name="co14" style:family="table-column">
      <style:table-column-properties fo:break-before="auto" style:column-width="12.3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7.43mm"/>
    </style:style>
    <style:style style:name="co17" style:family="table-column">
      <style:table-column-properties fo:break-before="auto" style:column-width="19.39mm"/>
    </style:style>
    <style:style style:name="co18" style:family="table-column">
      <style:table-column-properties fo:break-before="auto" style:column-width="25.26mm"/>
    </style:style>
    <style:style style:name="co19" style:family="table-column">
      <style:table-column-properties fo:break-before="auto" style:column-width="17.62mm"/>
    </style:style>
    <style:style style:name="co20" style:family="table-column">
      <style:table-column-properties fo:break-before="auto" style:column-width="13.12mm"/>
    </style:style>
    <style:style style:name="co21" style:family="table-column">
      <style:table-column-properties fo:break-before="auto" style:column-width="9.42mm"/>
    </style:style>
    <style:style style:name="co22" style:family="table-column">
      <style:table-column-properties fo:break-before="auto" style:column-width="10.78mm"/>
    </style:style>
    <style:style style:name="co23" style:family="table-column">
      <style:table-column-properties fo:break-before="auto" style:column-width="95.06mm"/>
    </style:style>
    <style:style style:name="co24" style:family="table-column">
      <style:table-column-properties fo:break-before="auto" style:column-width="16.51mm"/>
    </style:style>
    <style:style style:name="co25" style:family="table-column">
      <style:table-column-properties fo:break-before="auto" style:column-width="16.93mm"/>
    </style:style>
    <style:style style:name="co42" style:family="table-column">
      <style:table-column-properties fo:break-before="auto" style:column-width="35.35mm"/>
    </style:style>
    <style:style style:name="co43" style:family="table-column">
      <style:table-column-properties fo:break-before="auto" style:column-width="40.01mm"/>
    </style:style>
    <style:style style:name="co44" style:family="table-column">
      <style:table-column-properties fo:break-before="auto" style:column-width="36.83mm"/>
    </style:style>
    <style:style style:name="co45" style:family="table-column">
      <style:table-column-properties fo:break-before="auto" style:column-width="51.86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206.8mm"/>
    </style:style>
    <style:style style:name="co48" style:family="table-column">
      <style:table-column-properties fo:break-before="auto" style:column-width="5.93mm"/>
    </style:style>
    <style:style style:name="co49" style:family="table-column">
      <style:table-column-properties fo:break-before="auto" style:column-width="7.46mm"/>
    </style:style>
    <style:style style:name="co50" style:family="table-column">
      <style:table-column-properties fo:break-before="auto" style:column-width="5.12mm"/>
    </style:style>
    <style:style style:name="co51" style:family="table-column">
      <style:table-column-properties fo:break-before="auto" style:column-width="56.73mm"/>
    </style:style>
    <style:style style:name="co52" style:family="table-column">
      <style:table-column-properties fo:break-before="auto" style:column-width="61.42mm"/>
    </style:style>
    <style:style style:name="co53" style:family="table-column">
      <style:table-column-properties fo:break-before="auto" style:column-width="52.03mm"/>
    </style:style>
    <style:style style:name="co54" style:family="table-column">
      <style:table-column-properties fo:break-before="auto" style:column-width="68.46mm"/>
    </style:style>
    <style:style style:name="co55" style:family="table-column">
      <style:table-column-properties fo:break-before="auto" style:column-width="17.36mm"/>
    </style:style>
    <style:style style:name="co56" style:family="table-column">
      <style:table-column-properties fo:break-before="auto" style:column-width="9.1mm"/>
    </style:style>
    <style:style style:name="co57" style:family="table-column">
      <style:table-column-properties fo:break-before="auto" style:column-width="31.96mm"/>
    </style:style>
    <style:style style:name="co58" style:family="table-column">
      <style:table-column-properties fo:break-before="auto" style:column-width="40.43mm"/>
    </style:style>
    <style:style style:name="co59" style:family="table-column">
      <style:table-column-properties fo:break-before="auto" style:column-width="74.72mm"/>
    </style:style>
    <style:style style:name="co60" style:family="table-column">
      <style:table-column-properties fo:break-before="auto" style:column-width="6.56mm"/>
    </style:style>
    <style:style style:name="co61" style:family="table-column">
      <style:table-column-properties fo:break-before="auto" style:column-width="37.47mm"/>
    </style:style>
    <style:style style:name="co37" style:family="table-column">
      <style:table-column-properties fo:break-before="auto" style:column-width="4.66mm"/>
    </style:style>
    <style:style style:name="co62" style:family="table-column">
      <style:table-column-properties fo:break-before="auto" style:column-width="38.1mm"/>
    </style:style>
    <style:style style:name="co63" style:family="table-column">
      <style:table-column-properties fo:break-before="auto" style:column-width="49.32mm"/>
    </style:style>
    <style:style style:name="co65" style:family="table-column">
      <style:table-column-properties fo:break-before="auto" style:column-width="5.72mm"/>
    </style:style>
    <style:style style:name="co66" style:family="table-column">
      <style:table-column-properties fo:break-before="auto" style:column-width="12.07mm"/>
    </style:style>
    <style:style style:name="co67" style:family="table-column">
      <style:table-column-properties fo:break-before="auto" style:column-width="17.15mm"/>
    </style:style>
    <style:style style:name="co68" style:family="table-column">
      <style:table-column-properties fo:break-before="auto" style:column-width="45.93mm"/>
    </style:style>
    <style:style style:name="co69" style:family="table-column">
      <style:table-column-properties fo:break-before="auto" style:column-width="66.71mm"/>
    </style:style>
    <style:style style:name="co70" style:family="table-column">
      <style:table-column-properties fo:break-before="auto" style:column-width="43.82mm"/>
    </style:style>
    <style:style style:name="co71" style:family="table-column">
      <style:table-column-properties fo:break-before="auto" style:column-width="118.69mm"/>
    </style:style>
    <style:style style:name="co72" style:family="table-column">
      <style:table-column-properties fo:break-before="auto" style:column-width="206.22mm"/>
    </style:style>
    <style:style style:name="co73" style:family="table-column">
      <style:table-column-properties fo:break-before="auto" style:column-width="4.48mm"/>
    </style:style>
    <style:style style:name="co74" style:family="table-column">
      <style:table-column-properties fo:break-before="auto" style:column-width="90.17mm"/>
    </style:style>
    <style:style style:name="co75" style:family="table-column">
      <style:table-column-properties fo:break-before="auto" style:column-width="30.48mm"/>
    </style:style>
    <style:style style:name="co76" style:family="table-column">
      <style:table-column-properties fo:break-before="auto" style:column-width="14.46mm"/>
    </style:style>
    <style:style style:name="co77" style:family="table-column">
      <style:table-column-properties fo:break-before="auto" style:column-width="92.52mm"/>
    </style:style>
    <style:style style:name="co78" style:family="table-column">
      <style:table-column-properties fo:break-before="auto" style:column-width="68.07mm"/>
    </style:style>
    <style:style style:name="co79" style:family="table-column">
      <style:table-column-properties fo:break-before="auto" style:column-width="201.6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39" style:family="table-cell" style:parent-style-name="Default">
      <style:table-cell-properties fo:wrap-option="wrap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0">
      <style:text-properties fo:font-weight="bold" style:font-weight-asian="bold" style:font-weight-complex="bold"/>
    </style:style>
    <style:style style:name="ce141" style:family="table-cell" style:parent-style-name="Default" style:data-style-name="N0"/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4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0">
      <style:table-cell-properties fo:background-color="#fff5ce" style:text-align-source="fix" style:repeat-content="false"/>
      <style:paragraph-properties fo:text-align="center" fo:margin-left="0mm"/>
    </style:style>
    <style:style style:name="ce146" style:family="table-cell" style:parent-style-name="Default" style:data-style-name="N0">
      <style:table-cell-properties fo:background-color="#e8f2a1" style:text-align-source="fix" style:repeat-content="false"/>
      <style:paragraph-properties fo:text-align="center" fo:margin-left="0mm"/>
    </style:style>
    <style:style style:name="ce147" style:family="table-cell" style:parent-style-name="Default" style:data-style-name="N0">
      <style:table-cell-properties fo:background-color="#ffde59" style:text-align-source="fix" style:repeat-content="false"/>
      <style:paragraph-properties fo:text-align="center" fo:margin-left="0mm"/>
    </style:style>
    <style:style style:name="ce148" style:family="table-cell" style:parent-style-name="Default" style:data-style-name="N0">
      <style:table-cell-properties fo:background-color="#ffff6d" style:text-align-source="fix" style:repeat-content="false"/>
      <style:paragraph-properties fo:text-align="center" fo:margin-left="0mm"/>
    </style:style>
    <style:style style:name="ce149" style:family="table-cell" style:parent-style-name="Default" style:data-style-name="N0">
      <style:table-cell-properties fo:background-color="#f7d1d5" style:text-align-source="fix" style:repeat-content="false"/>
      <style:paragraph-properties fo:text-align="center" fo:margin-left="0mm"/>
    </style:style>
    <style:style style:name="ce150" style:family="table-cell" style:parent-style-name="Default" style:data-style-name="N0">
      <style:table-cell-properties fo:background-color="#81b9f8" style:text-align-source="fix" style:repeat-content="false"/>
      <style:paragraph-properties fo:text-align="center" fo:margin-left="0mm"/>
    </style:style>
    <style:style style:name="ce151" style:family="table-cell" style:parent-style-name="Default" style:data-style-name="N0">
      <style:table-cell-properties fo:background-color="#dee7e5" style:text-align-source="fix" style:repeat-content="false"/>
      <style:paragraph-properties fo:text-align="center" fo:margin-left="0mm"/>
    </style:style>
    <style:style style:name="ce152" style:family="table-cell" style:parent-style-name="Default" style:data-style-name="N0">
      <style:table-cell-properties fo:background-color="#ffe994" style:text-align-source="fix" style:repeat-content="false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4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mm"/>
    </style:style>
    <style:style style:name="ce156" style:family="table-cell" style:parent-style-name="Default">
      <style:table-cell-properties fo:background-color="#eeeeee"/>
    </style:style>
    <style:style style:name="ce157" style:family="table-cell" style:parent-style-name="Default" style:data-style-name="N0">
      <style:table-cell-properties fo:background-color="#ffbf00"/>
    </style:style>
    <style:style style:name="ce158" style:family="table-cell" style:parent-style-name="Default" style:data-style-name="N0">
      <style:table-cell-properties fo:background-color="#fff5ce"/>
    </style:style>
    <style:style style:name="ce159" style:family="table-cell" style:parent-style-name="Default" style:data-style-name="N0">
      <style:table-cell-properties fo:background-color="#e8f2a1"/>
    </style:style>
    <style:style style:name="ce160" style:family="table-cell" style:parent-style-name="Default" style:data-style-name="N0">
      <style:table-cell-properties fo:background-color="#ffde59"/>
    </style:style>
    <style:style style:name="ce161" style:family="table-cell" style:parent-style-name="Default" style:data-style-name="N0">
      <style:table-cell-properties fo:background-color="#ffff6d"/>
    </style:style>
    <style:style style:name="ce162" style:family="table-cell" style:parent-style-name="Default" style:data-style-name="N0">
      <style:table-cell-properties fo:background-color="#f7d1d5"/>
    </style:style>
    <style:style style:name="ce163" style:family="table-cell" style:parent-style-name="Default" style:data-style-name="N0">
      <style:table-cell-properties fo:background-color="#81b9f8"/>
    </style:style>
    <style:style style:name="ce164" style:family="table-cell" style:parent-style-name="Default" style:data-style-name="N0">
      <style:table-cell-properties fo:background-color="#dee7e5"/>
    </style:style>
    <style:style style:name="ce165" style:family="table-cell" style:parent-style-name="Default" style:data-style-name="N0">
      <style:table-cell-properties fo:background-color="#ffe994"/>
    </style:style>
    <style:style style:name="ce18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ackground-color="#e7e6e6"/>
    </style:style>
    <style:style style:name="ce190" style:family="table-cell" style:parent-style-name="Default" style:data-style-name="N0">
      <style:table-cell-properties fo:background-color="transparent"/>
    </style:style>
    <style:style style:name="ce191" style:family="table-cell" style:parent-style-name="Default" style:data-style-name="N0">
      <style:table-cell-properties fo:background-color="transparent"/>
      <style:text-properties style:font-name="Courier New" fo:font-size="9pt" style:font-name-asian="Courier New2" style:font-size-asian="9pt" style:font-name-complex="Courier New2" style:font-size-complex="9pt"/>
    </style:style>
    <style:style style:name="ce19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ourier New1" fo:font-size="10pt" fo:font-weight="bold" style:font-name-asian="Cordia New" style:font-size-asian="10pt" style:font-weight-asian="bold" style:font-name-complex="Cordia New" style:font-size-complex="10pt" style:font-weight-complex="bold"/>
    </style:style>
    <style:style style:name="ce19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ourier New1" fo:font-size="10pt" style:font-name-asian="Cordia New" style:font-size-asian="10pt" style:font-name-complex="Cordia New" style:font-size-complex="10pt"/>
    </style:style>
    <style:style style:name="ce196" style:family="table-cell" style:parent-style-name="Default" style:data-style-name="N0">
      <style:table-cell-properties fo:background-color="transparent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0">
      <style:table-cell-properties fo:background-color="transparent"/>
      <style:text-properties style:font-name="Courier New1" fo:font-size="10pt" style:font-size-asian="10pt" style:font-size-complex="10pt"/>
    </style:style>
    <style:style style:name="ce198" style:family="table-cell" style:parent-style-name="Default" style:data-style-name="N0">
      <style:table-cell-properties fo:background-color="transparent"/>
      <style:text-properties style:font-name="Courier New1" fo:font-size="10pt" fo:font-weight="bold" style:font-name-asian="Cordia New" style:font-size-asian="10pt" style:font-weight-asian="bold" style:font-name-complex="Cordia New" style:font-size-complex="10pt" style:font-weight-complex="bold"/>
    </style:style>
    <style:style style:name="ce199" style:family="table-cell" style:parent-style-name="Default" style:data-style-name="N0">
      <style:table-cell-properties fo:background-color="transparent"/>
      <style:text-properties style:font-name="Courier New1" fo:font-size="10pt" style:font-name-asian="Cordia New" style:font-size-asian="10pt" style:font-name-complex="Cordia New" style:font-size-complex="10pt"/>
    </style:style>
    <style:style style:name="ce200" style:family="table-cell" style:parent-style-name="Default" style:data-style-name="N0">
      <style:table-cell-properties style:vertical-align="automatic"/>
    </style:style>
    <style:style style:name="ce201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ackground-color="transparent"/>
      <style:text-properties fo:color="#ff0000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20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Calibri Light" style:font-name-asian="Calibri Light" style:font-name-complex="Calibri Light"/>
    </style:style>
    <style:style style:name="ce205" style:family="table-cell" style:parent-style-name="Default" style:data-style-name="N0">
      <style:table-cell-properties fo:border-bottom="none" fo:background-color="transparent" fo:border-left="0.06pt solid #ff0000" fo:border-right="0.06pt solid #ff0000" fo:border-top="0.06pt solid #ff0000"/>
      <style:text-properties fo:color="#ff0000" fo:font-weight="bold" style:font-weight-asian="bold" style:font-weight-complex="bold"/>
    </style:style>
    <style:style style:name="ce206" style:family="table-cell" style:parent-style-name="Default" style:data-style-name="N0">
      <style:table-cell-properties fo:border-bottom="none" fo:background-color="transparent" fo:border-left="0.06pt solid #ff0000" fo:border-right="0.06pt solid #ff0000" fo:border-top="none"/>
    </style:style>
    <style:style style:name="ce207" style:family="table-cell" style:parent-style-name="Default" style:data-style-name="N0">
      <style:table-cell-properties fo:border-bottom="0.06pt solid #ff0000" fo:background-color="transparent" fo:border-left="0.06pt solid #ff0000" fo:border-right="0.06pt solid #ff0000" fo:border-top="none"/>
    </style:style>
    <style:style style:name="ce208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209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ff0000"/>
    </style:style>
    <style:style style:name="ce2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 Light" style:font-name-asian="Calibri Light" style:font-name-complex="Calibri Light"/>
    </style:style>
    <style:style style:name="ce2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0000" style:font-name="Calibri Light" style:font-name-asian="Calibri Light" style:font-name-complex="Calibri Light"/>
    </style:style>
    <style:style style:name="ce213" style:family="table-cell" style:parent-style-name="Default" style:data-style-name="N0">
      <style:table-cell-properties fo:background-color="transparent"/>
      <style:text-properties style:font-name="Calibri Light" style:font-name-asian="Calibri Light" style:font-name-complex="Calibri Light"/>
    </style:style>
    <style:style style:name="ce214" style:family="table-cell" style:parent-style-name="Default" style:data-style-name="N0">
      <style:table-cell-properties fo:background-color="transparent"/>
      <style:text-properties fo:color="#ff0000" style:font-name="Calibri Light" style:font-name-asian="Calibri Light" style:font-name-complex="Calibri Light"/>
    </style:style>
    <style:style style:name="ce215" style:family="table-cell" style:parent-style-name="Default" style:data-style-name="N0">
      <style:table-cell-properties fo:border-bottom="none" fo:background-color="transparent" fo:border-left="0.06pt solid #ff0000" fo:border-right="0.06pt solid #ff0000" fo:border-top="0.06pt solid #ff0000"/>
    </style:style>
    <style:style style:name="ce216" style:family="table-cell" style:parent-style-name="Default" style:data-style-name="N0">
      <style:table-cell-properties fo:border-bottom="none" fo:background-color="transparent" fo:border-left="0.06pt solid #ff0000" fo:border-right="0.06pt solid #ff0000" fo:border-top="none"/>
      <style:text-properties fo:color="#ff0000" fo:font-weight="bold" style:font-weight-asian="bold" style:font-weight-complex="bold"/>
    </style:style>
    <style:style style:name="ce217" style:family="table-cell" style:parent-style-name="Default" style:data-style-name="N0">
      <style:table-cell-properties fo:border-bottom="0.06pt solid #ff0000" fo:background-color="transparent" fo:border-left="0.06pt solid #ff0000" fo:border-right="0.06pt solid #ff0000" fo:border-top="none"/>
      <style:text-properties fo:color="#ff0000"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wrap-option="wrap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ext-properties fo:font-weight="bold" style:font-weight-asian="bold" style:font-weight-complex="bold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mm"/>
    </style:style>
    <style:style style:name="ce86" style:family="table-cell" style:parent-style-name="Default" style:data-style-name="N0">
      <style:table-cell-properties fo:background-color="#fff5ce"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0">
      <style:table-cell-properties fo:background-color="#e8f2a1" style:text-align-source="fix" style:repeat-content="false"/>
      <style:paragraph-properties fo:text-align="center" fo:margin-left="0mm"/>
    </style:style>
    <style:style style:name="ce88" style:family="table-cell" style:parent-style-name="Default" style:data-style-name="N0">
      <style:table-cell-properties fo:background-color="#ffde59" style:text-align-source="fix" style:repeat-content="false"/>
      <style:paragraph-properties fo:text-align="center" fo:margin-left="0mm"/>
    </style:style>
    <style:style style:name="ce89" style:family="table-cell" style:parent-style-name="Default" style:data-style-name="N0">
      <style:table-cell-properties fo:background-color="#ffff6d" style:text-align-source="fix" style:repeat-content="false"/>
      <style:paragraph-properties fo:text-align="center" fo:margin-left="0mm"/>
    </style:style>
    <style:style style:name="ce90" style:family="table-cell" style:parent-style-name="Default" style:data-style-name="N0">
      <style:table-cell-properties fo:background-color="#f7d1d5" style:text-align-source="fix" style:repeat-content="false"/>
      <style:paragraph-properties fo:text-align="center" fo:margin-left="0mm"/>
    </style:style>
    <style:style style:name="ce91" style:family="table-cell" style:parent-style-name="Default" style:data-style-name="N0">
      <style:table-cell-properties fo:background-color="#81b9f8" style:text-align-source="fix" style:repeat-content="false"/>
      <style:paragraph-properties fo:text-align="center" fo:margin-left="0mm"/>
    </style:style>
    <style:style style:name="ce92" style:family="table-cell" style:parent-style-name="Default" style:data-style-name="N0">
      <style:table-cell-properties fo:background-color="#dee7e5" style:text-align-source="fix" style:repeat-content="false"/>
      <style:paragraph-properties fo:text-align="center" fo:margin-left="0mm"/>
    </style:style>
    <style:style style:name="ce93" style:family="table-cell" style:parent-style-name="Default" style:data-style-name="N0">
      <style:table-cell-properties fo:background-color="#ffe994"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fo:background-color="#eeeeee"/>
    </style:style>
    <style:style style:name="ce98" style:family="table-cell" style:parent-style-name="Default" style:data-style-name="N0">
      <style:table-cell-properties fo:background-color="#ffbf00"/>
    </style:style>
    <style:style style:name="ce99" style:family="table-cell" style:parent-style-name="Default" style:data-style-name="N0">
      <style:table-cell-properties fo:background-color="#fff5ce"/>
    </style:style>
    <style:style style:name="ce100" style:family="table-cell" style:parent-style-name="Default" style:data-style-name="N0">
      <style:table-cell-properties fo:background-color="#e8f2a1"/>
    </style:style>
    <style:style style:name="ce101" style:family="table-cell" style:parent-style-name="Default" style:data-style-name="N0">
      <style:table-cell-properties fo:background-color="#ffde59"/>
    </style:style>
    <style:style style:name="ce102" style:family="table-cell" style:parent-style-name="Default" style:data-style-name="N0">
      <style:table-cell-properties fo:background-color="#ffff6d"/>
    </style:style>
    <style:style style:name="ce103" style:family="table-cell" style:parent-style-name="Default" style:data-style-name="N0">
      <style:table-cell-properties fo:background-color="#f7d1d5"/>
    </style:style>
    <style:style style:name="ce104" style:family="table-cell" style:parent-style-name="Default" style:data-style-name="N0">
      <style:table-cell-properties fo:background-color="#81b9f8"/>
    </style:style>
    <style:style style:name="ce105" style:family="table-cell" style:parent-style-name="Default" style:data-style-name="N0">
      <style:table-cell-properties fo:background-color="#dee7e5"/>
    </style:style>
    <style:style style:name="ce106" style:family="table-cell" style:parent-style-name="Default" style:data-style-name="N0">
      <style:table-cell-properties fo:background-color="#ffe994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d0dbfa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ackground-color="#f8f8d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15" style:family="table-cell" style:parent-style-name="Default" style:data-style-name="N0">
      <style:table-cell-properties fo:background-color="#ff9b9b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fo:background-color="#fff2cc" style:text-align-source="fix" style:repeat-content="false" fo:border="0.06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ackground-color="#fbe5d6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fbe5d6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99ff66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ffd1d1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99ffff"/>
    </style:style>
    <style:style style:name="ce46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cff66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</style:style>
    <style:style style:name="ce13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e7e6e6"/>
    </style:style>
    <style:style style:name="ce133" style:family="table-cell" style:parent-style-name="Default" style:data-style-name="N0">
      <style:table-cell-properties fo:background-color="transparent"/>
    </style:style>
    <style:style style:name="ce134" style:family="table-cell" style:parent-style-name="Default" style:data-style-name="N0">
      <style:table-cell-properties fo:background-color="transparent"/>
      <style:text-properties style:font-name="Courier New" fo:font-size="9pt" style:font-name-asian="Courier New2" style:font-size-asian="9pt" style:font-name-complex="Courier New2" style:font-size-complex="9pt"/>
    </style:style>
    <style:style style:name="ce1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ourier New1" fo:font-size="10pt" fo:font-weight="bold" style:font-name-asian="Cordia New" style:font-size-asian="10pt" style:font-weight-asian="bold" style:font-name-complex="Cordia New" style:font-size-complex="10pt" style:font-weight-complex="bold"/>
    </style:style>
    <style:style style:name="ce13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ourier New1" fo:font-size="10pt" style:font-name-asian="Cordia New" style:font-size-asian="10pt" style:font-name-complex="Cordia New" style:font-size-complex="10pt"/>
    </style:style>
    <style:style style:name="ce166" style:family="table-cell" style:parent-style-name="Default" style:data-style-name="N0">
      <style:table-cell-properties fo:background-color="transparent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 style:data-style-name="N0">
      <style:table-cell-properties fo:background-color="transparent"/>
      <style:text-properties style:font-name="Courier New1" fo:font-size="10pt" style:font-size-asian="10pt" style:font-size-complex="10pt"/>
    </style:style>
    <style:style style:name="ce168" style:family="table-cell" style:parent-style-name="Default" style:data-style-name="N0">
      <style:table-cell-properties fo:background-color="transparent"/>
      <style:text-properties style:font-name="Courier New1" fo:font-size="10pt" fo:font-weight="bold" style:font-name-asian="Cordia New" style:font-size-asian="10pt" style:font-weight-asian="bold" style:font-name-complex="Cordia New" style:font-size-complex="10pt" style:font-weight-complex="bold"/>
    </style:style>
    <style:style style:name="ce169" style:family="table-cell" style:parent-style-name="Default" style:data-style-name="N0">
      <style:table-cell-properties fo:background-color="transparent"/>
      <style:text-properties style:font-name="Courier New1" fo:font-size="10pt" style:font-name-asian="Cordia New" style:font-size-asian="10pt" style:font-name-complex="Cordia New" style:font-size-complex="10pt"/>
    </style:style>
    <style:style style:name="ce170" style:family="table-cell" style:parent-style-name="Default" style:data-style-name="N0">
      <style:table-cell-properties style:vertical-align="automatic"/>
    </style:style>
    <style:style style:name="ce171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ackground-color="transparent"/>
      <style:text-properties fo:color="#ff0000"/>
    </style:style>
    <style:style style:name="ce17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1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Calibri Light" style:font-name-asian="Calibri Light" style:font-name-complex="Calibri Light"/>
    </style:style>
    <style:style style:name="ce175" style:family="table-cell" style:parent-style-name="Default" style:data-style-name="N0">
      <style:table-cell-properties fo:border-bottom="none" fo:background-color="transparent" fo:border-left="0.06pt solid #ff0000" fo:border-right="0.06pt solid #ff0000" fo:border-top="0.06pt solid #ff0000"/>
      <style:text-properties fo:color="#ff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fo:background-color="transparent" fo:border-left="0.06pt solid #ff0000" fo:border-right="0.06pt solid #ff0000" fo:border-top="none"/>
    </style:style>
    <style:style style:name="ce177" style:family="table-cell" style:parent-style-name="Default" style:data-style-name="N0">
      <style:table-cell-properties fo:border-bottom="0.06pt solid #ff0000" fo:background-color="transparent" fo:border-left="0.06pt solid #ff0000" fo:border-right="0.06pt solid #ff0000" fo:border-top="none"/>
    </style:style>
    <style:style style:name="ce178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179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ff0000"/>
    </style:style>
    <style:style style:name="ce18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 Light" style:font-name-asian="Calibri Light" style:font-name-complex="Calibri Light"/>
    </style:style>
    <style:style style:name="ce1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0000" style:font-name="Calibri Light" style:font-name-asian="Calibri Light" style:font-name-complex="Calibri Light"/>
    </style:style>
    <style:style style:name="ce183" style:family="table-cell" style:parent-style-name="Default" style:data-style-name="N0">
      <style:table-cell-properties fo:background-color="transparent"/>
      <style:text-properties style:font-name="Calibri Light" style:font-name-asian="Calibri Light" style:font-name-complex="Calibri Light"/>
    </style:style>
    <style:style style:name="ce184" style:family="table-cell" style:parent-style-name="Default" style:data-style-name="N0">
      <style:table-cell-properties fo:background-color="transparent"/>
      <style:text-properties fo:color="#ff0000" style:font-name="Calibri Light" style:font-name-asian="Calibri Light" style:font-name-complex="Calibri Light"/>
    </style:style>
    <style:style style:name="ce185" style:family="table-cell" style:parent-style-name="Default" style:data-style-name="N0">
      <style:table-cell-properties fo:border-bottom="none" fo:background-color="transparent" fo:border-left="0.06pt solid #ff0000" fo:border-right="0.06pt solid #ff0000" fo:border-top="0.06pt solid #ff0000"/>
    </style:style>
    <style:style style:name="ce186" style:family="table-cell" style:parent-style-name="Default" style:data-style-name="N0">
      <style:table-cell-properties fo:border-bottom="none" fo:background-color="transparent" fo:border-left="0.06pt solid #ff0000" fo:border-right="0.06pt solid #ff0000" fo:border-top="none"/>
      <style:text-properties fo:color="#ff0000" fo:font-weight="bold" style:font-weight-asian="bold" style:font-weight-complex="bold"/>
    </style:style>
    <style:style style:name="ce187" style:family="table-cell" style:parent-style-name="Default" style:data-style-name="N0">
      <style:table-cell-properties fo:border-bottom="0.06pt solid #ff0000" fo:background-color="transparent" fo:border-left="0.06pt solid #ff0000" fo:border-right="0.06pt solid #ff0000" fo:border-top="none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ifi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6365" table:default-cell-style-name="Default"/>
        <table:table-row table:style-name="ro1">
          <table:table-cell table:style-name="ce78" office:value-type="string" calcext:value-type="string">
            <text:p>Screen</text:p>
          </table:table-cell>
          <table:table-cell table:style-name="ce78" office:value-type="string" calcext:value-type="string">
            <text:p>Title</text:p>
          </table:table-cell>
          <table:table-cell table:style-name="ce78" office:value-type="string" calcext:value-type="string">
            <text:p>Command</text:p>
          </table:table-cell>
          <table:table-cell table:style-name="ce78" office:value-type="string" calcext:value-type="string">
            <text:p>New command</text:p>
          </table:table-cell>
          <table:table-cell table:style-name="ce78" office:value-type="string" calcext:value-type="string">
            <text:p>Label</text:p>
          </table:table-cell>
          <table:table-cell table:style-name="ce78" office:value-type="string" calcext:value-type="string">
            <text:p>Telegram command</text:p>
          </table:table-cell>
          <table:table-cell table:style-name="ce78" office:value-type="string" calcext:value-type="string">
            <text:p>Button text</text:p>
          </table:table-cell>
          <table:table-cell table:style-name="ce78" office:value-type="string" calcext:value-type="string">
            <text:p>Callback</text:p>
          </table:table-cell>
          <table:table-cell table:style-name="ce78"/>
          <table:table-cell table:style-name="ce78" office:value-type="string" calcext:value-type="string">
            <text:p>Telegram screen</text:p>
          </table:table-cell>
          <table:table-cell table:style-name="ce78" office:value-type="string" calcext:value-type="string">
            <text:p>Hardware screen</text:p>
          </table:table-cell>
          <table:table-cell table:style-name="ce78" office:value-type="string" calcext:value-type="string">
            <text:p>Unified</text:p>
          </table:table-cell>
          <table:table-cell table:style-name="ce78" table:number-columns-repeated="12"/>
          <table:table-cell/>
          <table:table-cell table:style-name="ce78" table:number-columns-repeated="16352"/>
        </table:table-row>
        <table:table-row table:style-name="ro1">
          <table:table-cell office:value-type="string" calcext:value-type="string">
            <text:p>HomeScreen</text:p>
          </table:table-cell>
          <table:table-cell office:value-type="string" calcext:value-type="string">
            <text:p>Home</text:p>
          </table:table-cell>
          <table:table-cell/>
          <table:table-cell table:style-name="ce79" office:value-type="string" calcext:value-type="string">
            <text:p>cmdMenuMain</text:p>
          </table:table-cell>
          <table:table-cell table:style-name="ce79" office:value-type="string" calcext:value-type="string">
            <text:p>Main menu</text:p>
          </table:table-cell>
          <table:table-cell table:number-columns-repeated="5"/>
          <table:table-cell office:value-type="string" calcext:value-type="string">
            <text:p>scHomeScreen</text:p>
          </table:table-cell>
          <table:table-cell office:value-type="string" calcext:value-type="string">
            <text:p>scnHome</text:p>
          </table:table-cell>
          <table:table-cell table:formula="of:=[.L2]" office:value-type="string" office:string-value="scnHome" calcext:value-type="string">
            <text:p>scnHom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omeScreen</text:p>
          </table:table-cell>
          <table:table-cell office:value-type="string" calcext:value-type="string">
            <text:p>Home</text:p>
          </table:table-cell>
          <table:table-cell/>
          <table:table-cell table:style-name="ce79" office:value-type="string" calcext:value-type="string">
            <text:p>cmdSetpointHigher</text:p>
          </table:table-cell>
          <table:table-cell table:style-name="ce79" office:value-type="string" calcext:value-type="string">
            <text:p>Setpoint higher</text:p>
          </table:table-cell>
          <table:table-cell office:value-type="string" calcext:value-type="string">
            <text:p>tcSetpointHigher</text:p>
          </table:table-cell>
          <table:table-cell office:value-type="string" calcext:value-type="string">
            <text:p>xxx°C</text:p>
          </table:table-cell>
          <table:table-cell office:value-type="string" calcext:value-type="string">
            <text:p><text:s/>/tcSetpointHigher <text:s/></text:p>
          </table:table-cell>
          <table:table-cell/>
          <table:table-cell office:value-type="string" calcext:value-type="string">
            <text:p>tmMain</text:p>
          </table:table-cell>
          <table:table-cell office:value-type="string" calcext:value-type="string">
            <text:p>scMain</text:p>
          </table:table-cell>
          <table:table-cell office:value-type="string" calcext:value-type="string">
            <text:p>scnMain</text:p>
          </table:table-cell>
          <table:table-cell table:formula="of:=[.M2]&amp;&quot;, &quot;&amp;[.L3]" office:value-type="string" office:string-value="scnHome, scnMain" calcext:value-type="string">
            <text:p>scnHome, scnMai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omeScreen</text:p>
          </table:table-cell>
          <table:table-cell office:value-type="string" calcext:value-type="string">
            <text:p>Home</text:p>
          </table:table-cell>
          <table:table-cell/>
          <table:table-cell table:style-name="ce79" office:value-type="string" calcext:value-type="string">
            <text:p>cmdSetpointLower</text:p>
          </table:table-cell>
          <table:table-cell table:style-name="ce79" office:value-type="string" calcext:value-type="string">
            <text:p>Setpoint lower</text:p>
          </table:table-cell>
          <table:table-cell office:value-type="string" calcext:value-type="string">
            <text:p>tcSetpointLower</text:p>
          </table:table-cell>
          <table:table-cell office:value-type="string" calcext:value-type="string">
            <text:p>xxx°C</text:p>
          </table:table-cell>
          <table:table-cell office:value-type="string" calcext:value-type="string">
            <text:p><text:s/>/tcSetpointLower <text:s/></text:p>
          </table:table-cell>
          <table:table-cell/>
          <table:table-cell office:value-type="string" calcext:value-type="string">
            <text:p>tmOverruleToday</text:p>
          </table:table-cell>
          <table:table-cell office:value-type="string" calcext:value-type="string">
            <text:p>scOverruleToday</text:p>
          </table:table-cell>
          <table:table-cell office:value-type="string" calcext:value-type="string">
            <text:p>scnOverruleToday</text:p>
          </table:table-cell>
          <table:table-cell table:formula="of:=[.M3]&amp;&quot;, &quot;&amp;[.L4]" office:value-type="string" office:string-value="scnHome, scnMain, scnOverruleToday" calcext:value-type="string">
            <text:p>scnHome, scnMain, scnOverruleToda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calcext:value-type="string">
            <text:p>cmdSetpointAuto</text:p>
          </table:table-cell>
          <table:table-cell office:value-type="string" calcext:value-type="string">
            <text:p>Setpoint automatic</text:p>
          </table:table-cell>
          <table:table-cell office:value-type="string" calcext:value-type="string">
            <text:p>tcSetpointAuto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<text:s/>/tcSetpointAuto <text:s/></text:p>
          </table:table-cell>
          <table:table-cell/>
          <table:table-cell office:value-type="string" calcext:value-type="string">
            <text:p>tmOverruleTomorrow</text:p>
          </table:table-cell>
          <table:table-cell office:value-type="string" calcext:value-type="string">
            <text:p>scOverruleTomorrow</text:p>
          </table:table-cell>
          <table:table-cell office:value-type="string" calcext:value-type="string">
            <text:p>scnOverruleTomorrow</text:p>
          </table:table-cell>
          <table:table-cell table:formula="of:=[.M4]&amp;&quot;, &quot;&amp;[.L5]" office:value-type="string" office:string-value="scnHome, scnMain, scnOverruleToday, scnOverruleTomorrow" calcext:value-type="string">
            <text:p>scnHome, scnMain, scnOverruleToday, scnOverruleTomorrow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string" calcext:value-type="string">
            <text:p>cmdGoAway</text:p>
          </table:table-cell>
          <table:table-cell table:style-name="ce79" office:value-type="string" calcext:value-type="string">
            <text:p>Go out</text:p>
          </table:table-cell>
          <table:table-cell office:value-type="string" calcext:value-type="string">
            <text:p>tcGoAway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<text:s/>/tcGoAway <text:s/></text:p>
          </table:table-cell>
          <table:table-cell/>
          <table:table-cell office:value-type="string" calcext:value-type="string">
            <text:p>tmOverruleMultiple</text:p>
          </table:table-cell>
          <table:table-cell office:value-type="string" calcext:value-type="string">
            <text:p>scOverruleMultiple</text:p>
          </table:table-cell>
          <table:table-cell office:value-type="string" calcext:value-type="string">
            <text:p>scnOverruleMultiple</text:p>
          </table:table-cell>
          <table:table-cell table:formula="of:=[.M5]&amp;&quot;, &quot;&amp;[.L6]" office:value-type="string" office:string-value="scnHome, scnMain, scnOverruleToday, scnOverruleTomorrow, scnOverruleMultiple" calcext:value-type="string">
            <text:p>scnHome, scnMain, scnOverruleToday, scnOverruleTomorrow, scnOverruleMultiple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office:value-type="string" calcext:value-type="string">
            <text:p>cmdUpdateStatus</text:p>
          </table:table-cell>
          <table:table-cell table:style-name="ce79" office:value-type="string" calcext:value-type="string">
            <text:p>Update</text:p>
          </table:table-cell>
          <table:table-cell office:value-type="string" calcext:value-type="string">
            <text:p>tcSendUp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/tcSendUpdate <text:s/></text:p>
          </table:table-cell>
          <table:table-cell table:number-columns-repeated="2"/>
          <table:table-cell office:value-type="string" calcext:value-type="string">
            <text:p>scOverruleMultiple2</text:p>
          </table:table-cell>
          <table:table-cell office:value-type="string" calcext:value-type="string">
            <text:p>scnOverruleMultipleSchedule</text:p>
          </table:table-cell>
          <table:table-cell table:formula="of:=[.M6]&amp;&quot;, &quot;&amp;[.L7]" office:value-type="string" office:string-value="scnHome, scnMain, scnOverruleToday, scnOverruleTomorrow, scnOverruleMultiple, scnOverruleMultipleSchedule" calcext:value-type="string">
            <text:p>scnHome, scnMain, scnOverruleToday, scnOverruleTomorrow, scnOverruleMultiple, scnOverruleMultipleSchedule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 table:number-columns-repeated="2"/>
          <table:table-cell table:number-columns-repeated="4"/>
          <table:table-cell office:value-type="string" calcext:value-type="string">
            <text:p>tmSettingsMain</text:p>
          </table:table-cell>
          <table:table-cell office:value-type="string" calcext:value-type="string">
            <text:p>scSettings</text:p>
          </table:table-cell>
          <table:table-cell office:value-type="string" calcext:value-type="string">
            <text:p>scnSettingsMain</text:p>
          </table:table-cell>
          <table:table-cell table:formula="of:=[.M7]&amp;&quot;, &quot;&amp;[.L8]" office:value-type="string" office:string-value="scnHome, scnMain, scnOverruleToday, scnOverruleTomorrow, scnOverruleMultiple, scnOverruleMultipleSchedule, scnSettingsMain" calcext:value-type="string">
            <text:p>scnHome, scnMain, scnOverruleToday, scnOverruleTomorrow, scnOverruleMultiple, scnOverruleMultipleSchedule, scnSettingsMai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OverruleToday</text:p>
          </table:table-cell>
          <table:table-cell table:style-name="ce79" office:value-type="string" calcext:value-type="string">
            <text:p>cmdMenu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tcOverruleTodayMenu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<text:s/>/tcOverruleTodayMenu <text:s/></text:p>
          </table:table-cell>
          <table:table-cell/>
          <table:table-cell office:value-type="string" calcext:value-type="string">
            <text:p>tmSettingsWeekSchedule</text:p>
          </table:table-cell>
          <table:table-cell office:value-type="string" calcext:value-type="string">
            <text:p>scSetWeekSchedule</text:p>
          </table:table-cell>
          <table:table-cell office:value-type="string" calcext:value-type="string">
            <text:p>scnSettingsWeekSchedule</text:p>
          </table:table-cell>
          <table:table-cell table:formula="of:=[.M8]&amp;&quot;, &quot;&amp;[.L9]" office:value-type="string" office:string-value="scnHome, scnMain, scnOverruleToday, scnOverruleTomorrow, scnOverruleMultiple, scnOverruleMultipleSchedule, scnSettingsMain, scnSettingsWeekSchedule" calcext:value-type="string">
            <text:p>scnHome, scnMain, scnOverruleToday, scnOverruleTomorrow, scnOverruleMultiple, scnOverruleMultipleSchedule, scnSettingsMain, scnSettingsWeekSchedu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OverruleTomorrow</text:p>
          </table:table-cell>
          <table:table-cell table:style-name="ce79" office:value-type="string" calcext:value-type="string">
            <text:p>cmdMenu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tcOverruleTomorrowMenu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<text:s/>/tcOverruleTomorrowMenu <text:s/></text:p>
          </table:table-cell>
          <table:table-cell/>
          <table:table-cell office:value-type="string" calcext:value-type="string">
            <text:p>tmDaySchedule</text:p>
          </table:table-cell>
          <table:table-cell office:value-type="string" calcext:value-type="string">
            <text:p>scSetDaySchedule</text:p>
          </table:table-cell>
          <table:table-cell office:value-type="string" calcext:value-type="string">
            <text:p>scnSettingsDaySchedule</text:p>
          </table:table-cell>
          <table:table-cell table:formula="of:=[.M9]&amp;&quot;, &quot;&amp;[.L10]" office:value-type="string" office:string-value="scnHome, scnMain, scnOverruleToday, scnOverruleTomorrow, scnOverruleMultiple, scnOverruleMultipleSchedule, scnSettingsMain, scnSettingsWeekSchedule, scnSettingsDaySchedule" calcext:value-type="string">
            <text:p>scnHome, scnMain, scnOverruleToday, scnOverruleTomorrow, scnOverruleMultiple, scnOverruleMultipleSchedule, scnSettingsMain, scnSettingsWeekSchedule, scnSettingsDaySchedu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OverruleMultipleDays</text:p>
          </table:table-cell>
          <table:table-cell table:style-name="ce79" office:value-type="string" calcext:value-type="string">
            <text:p>cmdMenuOverruleMultipleDays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tcOverruleMultipleMenu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<text:s/>/tcOverruleMultipleMenu <text:s/></text:p>
          </table:table-cell>
          <table:table-cell/>
          <table:table-cell office:value-type="string" calcext:value-type="string">
            <text:p>tmWorkFromHomeTimes</text:p>
          </table:table-cell>
          <table:table-cell office:value-type="string" calcext:value-type="string">
            <text:p>scSetHomeTimes</text:p>
          </table:table-cell>
          <table:table-cell office:value-type="string" calcext:value-type="string">
            <text:p>scnSettingsHomeTimes</text:p>
          </table:table-cell>
          <table:table-cell table:formula="of:=[.M10]&amp;&quot;, &quot;&amp;[.L11]" office:value-type="string" office:string-value="scnHome, scnMain, scnOverruleToday, scnOverruleTomorrow, scnOverruleMultiple, scnOverruleMultipleSchedule, scnSettingsMain, scnSettingsWeekSchedule, scnSettingsDaySchedule, scnSettingsHomeTimes" calcext:value-type="string">
            <text:p>scnHome, scnMain, scnOverruleToday, scnOverruleTomorrow, scnOverruleMultiple, scnOverruleMultipleSchedule, scnSettingsMain, scnSettingsWeekSchedule, scnSettingsDaySchedule, scnSettingsHomeTime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Settings</text:p>
          </table:table-cell>
          <table:table-cell table:style-name="ce79" office:value-type="string" calcext:value-type="string">
            <text:p>cmdMenu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tcSettingsMenu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<text:s/>/tcSettingsMenu <text:s/></text:p>
          </table:table-cell>
          <table:table-cell/>
          <table:table-cell office:value-type="string" calcext:value-type="string">
            <text:p>tmWorkFromOfficeTimes</text:p>
          </table:table-cell>
          <table:table-cell office:value-type="string" calcext:value-type="string">
            <text:p>scSetOfficeTimes</text:p>
          </table:table-cell>
          <table:table-cell office:value-type="string" calcext:value-type="string">
            <text:p>scnSettingsOfficeTimes</text:p>
          </table:table-cell>
          <table:table-cell table:formula="of:=[.M11]&amp;&quot;, &quot;&amp;[.L12]" office:value-type="string" office:string-value="scnHome, scnMain, scnOverruleToday, scnOverruleTomorrow, scnOverruleMultiple, scnOverruleMultipleSchedule, scnSettingsMain, scnSettingsWeekSchedule, scnSettingsDaySchedule, scnSettingsHomeTimes, scnSettingsOfficeTimes" calcext:value-type="string">
            <text:p>scnHome, scnMain, scnOverruleToday, scnOverruleTomorrow, scnOverruleMultiple, scnOverruleMultipleSchedule, scnSettingsMain, scnSettingsWeekSchedule, scnSettingsDaySchedule, scnSettingsHomeTimes, scnSettingsOfficeTime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ExitMenu</text:p>
          </table:table-cell>
          <table:table-cell table:style-name="ce79" office:value-type="string" calcext:value-type="string">
            <text:p>cmdMenuHome</text:p>
          </table:table-cell>
          <table:table-cell office:value-type="string" calcext:value-type="string">
            <text:p>Home menu</text:p>
          </table:table-cell>
          <table:table-cell table:number-columns-repeated="4"/>
          <table:table-cell office:value-type="string" calcext:value-type="string">
            <text:p>tmWeekendTimes</text:p>
          </table:table-cell>
          <table:table-cell office:value-type="string" calcext:value-type="string">
            <text:p>scSetWeekendTimes</text:p>
          </table:table-cell>
          <table:table-cell office:value-type="string" calcext:value-type="string">
            <text:p>scnSettingsWeekendTimes</text:p>
          </table:table-cell>
          <table:table-cell table:formula="of:=[.M12]&amp;&quot;, &quot;&amp;[.L13]" office:value-type="string" office:string-value="scnHome, scnMain, scnOverruleToday, scnOverruleTomorrow, scnOverruleMultiple, scnOverruleMultipleSchedule, scnSettingsMain, scnSettingsWeekSchedule, scnSettingsDaySchedule, scnSettingsHomeTimes, scnSettingsOfficeTimes, scnSettingsWeekendTimes" calcext:value-type="string">
            <text:p>scnHome, scnMain, scnOverruleToday, scnOverruleTomorrow, scnOverruleMultiple, scnOverruleMultipleSchedule, scnSettingsMain, scnSettingsWeekSchedule, scnSettingsDaySchedule, scnSettingsHomeTimes, scnSettingsOfficeTimes, scnSettingsWeekendTimes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79"/>
          <table:table-cell table:number-columns-repeated="5"/>
          <table:table-cell office:value-type="string" calcext:value-type="string">
            <text:p>tmTemperatureSettings</text:p>
          </table:table-cell>
          <table:table-cell office:value-type="string" calcext:value-type="string">
            <text:p>scTemperatureSettings</text:p>
          </table:table-cell>
          <table:table-cell office:value-type="string" calcext:value-type="string">
            <text:p>scnSettingsTemperature</text:p>
          </table:table-cell>
          <table:table-cell table:formula="of:=[.M13]&amp;&quot;, &quot;&amp;[.L14]" office:value-type="string" office:string-value="scnHome, scnMain, scnOverruleToday, scnOverruleTomorrow, scnOverruleMultiple, scnOverruleMultipleSchedule, scnSettingsMain, scnSettingsWeekSchedule, scnSettingsDaySchedule, scnSettingsHomeTimes, scnSettingsOfficeTimes, scnSettingsWeekendTimes, scnSettingsTemperature" calcext:value-type="string">
            <text:p>scnHome, scnMain, scnOverruleToday, scnOverruleTomorrow, scnOverruleMultiple, scnOverruleMultipleSchedule, scnSettingsMain, scnSettingsWeekSchedule, scnSettingsDaySchedule, scnSettingsHomeTimes, scnSettingsOfficeTimes, scnSettingsWeekendTimes, scnSettingsTemperatur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WorkFromHome</text:p>
          </table:table-cell>
          <table:table-cell table:style-name="ce79" office:value-type="string" calcext:value-type="string">
            <text:p>cmdToday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tcOverruleToday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<text:s/>/tcOverruleTodayWorkFromHome <text:s/></text:p>
          </table:table-cell>
          <table:table-cell/>
          <table:table-cell office:value-type="string" calcext:value-type="string">
            <text:p>tmSensorOffset</text:p>
          </table:table-cell>
          <table:table-cell office:value-type="string" calcext:value-type="string">
            <text:p>scAdjustSensorOffset</text:p>
          </table:table-cell>
          <table:table-cell office:value-type="string" calcext:value-type="string">
            <text:p>scnSettingsSensorOffset</text:p>
          </table:table-cell>
          <table:table-cell table:formula="of:=[.M14]&amp;&quot;, &quot;&amp;[.L15]" office:value-type="string" office:string-value="scnHome, scnMain, scnOverruleToday, scnOverruleTomorrow, scnOverruleMultiple, scnOverruleMultipleSchedule, scnSettingsMain, scnSettingsWeekSchedule, scnSettingsDaySchedule, scnSettingsHomeTimes, scnSettingsOfficeTimes, scnSettingsWeekendTimes, scnSettingsTemperature, scnSettingsSensorOffset" calcext:value-type="string">
            <text:p>scnHome, scnMain, scnOverruleToday, scnOverruleTomorrow, scnOverruleMultiple, scnOverruleMultipleSchedule, scnSettingsMain, scnSettingsWeekSchedule, scnSettingsDaySchedule, scnSettingsHomeTimes, scnSettingsOfficeTimes, scnSettingsWeekendTimes, scnSettingsTemperature, scnSettingsSensorOffse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WorkAtOffice</text:p>
          </table:table-cell>
          <table:table-cell table:style-name="ce79" office:value-type="string" calcext:value-type="string">
            <text:p>cmdTodayWorkAtOffice</text:p>
          </table:table-cell>
          <table:table-cell office:value-type="string" calcext:value-type="string">
            <text:p>Work at office</text:p>
          </table:table-cell>
          <table:table-cell office:value-type="string" calcext:value-type="string">
            <text:p>tcOverruleTodayWorkFrom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<text:s/>/tcOverruleTodayWorkFromOffic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Weekend</text:p>
          </table:table-cell>
          <table:table-cell table:style-name="ce79" office:value-type="string" calcext:value-type="string">
            <text:p>cmdToday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tcOverruleToday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<text:s/>/tcOverruleTodayWeekend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AllDayAway</text:p>
          </table:table-cell>
          <table:table-cell table:style-name="ce79" office:value-type="string" calcext:value-type="string">
            <text:p>cmdTodayAll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tcOverruleTo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<text:s/>/tcOverruleTodayAway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Automatic</text:p>
          </table:table-cell>
          <table:table-cell table:style-name="ce79" office:value-type="string" calcext:value-type="string">
            <text:p>cmdToday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tcOverruleToday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<text:s/>/tcOverruleTodayAutomatic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BackToMainMenu</text:p>
          </table:table-cell>
          <table:table-cell table:style-name="ce79" office:value-type="string" calcext:value-type="string">
            <text:p>cmdMenu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tcMainMenu</text:p>
          </table:table-cell>
          <table:table-cell office:value-type="string" calcext:value-type="string">
            <text:p>Back to main menu</text:p>
          </table:table-cell>
          <table:table-cell office:value-type="string" calcext:value-type="string">
            <text:p><text:s/>/tcMainMenu <text:s/>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79"/>
          <table:table-cell table:number-columns-repeated="16373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WorkFromHome</text:p>
          </table:table-cell>
          <table:table-cell table:style-name="ce79" office:value-type="string" calcext:value-type="string">
            <text:p>cmdTomorrow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tcOverruleTomorrow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<text:s/>/tcOverruleTomorrowWorkFromHom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WorkAtOffice</text:p>
          </table:table-cell>
          <table:table-cell table:style-name="ce79" office:value-type="string" calcext:value-type="string">
            <text:p>cmdTomorrowWorkAt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tcOverruleTomorrowWorkFrom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<text:s/>/tcOverruleTomorrowWorkFromOffic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Weekend</text:p>
          </table:table-cell>
          <table:table-cell table:style-name="ce79" office:value-type="string" calcext:value-type="string">
            <text:p>cmdTomorrow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tcOverruleTomorrow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<text:s/>/tcOverruleTomorrowWeekend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AllDayAway</text:p>
          </table:table-cell>
          <table:table-cell table:style-name="ce79" office:value-type="string" calcext:value-type="string">
            <text:p>cmdTomorrowAll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tcOverruleTomorrow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<text:s/>/tcOverruleTomorrowAway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Automatic</text:p>
          </table:table-cell>
          <table:table-cell table:style-name="ce79" office:value-type="string" calcext:value-type="string">
            <text:p>cmdTomorrow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tcOverruleTomorrow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<text:s/>/tcOverruleTomorrowAutomatic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BackToMainMenu</text:p>
          </table:table-cell>
          <table:table-cell table:style-name="ce79" office:value-type="string" calcext:value-type="string">
            <text:p>cmdMenuMain</text:p>
          </table:table-cell>
          <table:table-cell office:value-type="string" calcext:value-type="string">
            <text:p>Main menu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79"/>
          <table:table-cell table:number-columns-repeated="16373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MoreDays</text:p>
          </table:table-cell>
          <table:table-cell table:style-name="ce79" office:value-type="string" calcext:value-type="string">
            <text:p>cmdMultipleMoreDays</text:p>
          </table:table-cell>
          <table:table-cell office:value-type="string" calcext:value-type="string">
            <text:p>More days</text:p>
          </table:table-cell>
          <table:table-cell office:value-type="string" calcext:value-type="string">
            <text:p>tcOverruleMultipleMoreDays</text:p>
          </table:table-cell>
          <table:table-cell office:value-type="string" calcext:value-type="string">
            <text:p>..days</text:p>
          </table:table-cell>
          <table:table-cell office:value-type="string" calcext:value-type="string">
            <text:p><text:s/>/tcOverruleMultipleMoreDays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FewerDays</text:p>
          </table:table-cell>
          <table:table-cell table:style-name="ce79" office:value-type="string" calcext:value-type="string">
            <text:p>cmdMultipleFewerDays</text:p>
          </table:table-cell>
          <table:table-cell office:value-type="string" calcext:value-type="string">
            <text:p>Fewer days</text:p>
          </table:table-cell>
          <table:table-cell office:value-type="string" calcext:value-type="string">
            <text:p>tcOverruleMultipleLessDays</text:p>
          </table:table-cell>
          <table:table-cell office:value-type="string" calcext:value-type="string">
            <text:p>..days</text:p>
          </table:table-cell>
          <table:table-cell office:value-type="string" calcext:value-type="string">
            <text:p><text:s/>/tcOverruleMultipleLessDays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SetDaySchedule</text:p>
          </table:table-cell>
          <table:table-cell table:style-name="ce79" office:value-type="string" calcext:value-type="string">
            <text:p>cmdMultipleDaySchedule</text:p>
          </table:table-cell>
          <table:table-cell office:value-type="string" calcext:value-type="string">
            <text:p>Set day schedul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ResetToAutomatic</text:p>
          </table:table-cell>
          <table:table-cell table:style-name="ce79" office:value-type="string" calcext:value-type="string">
            <text:p>cmdMultipleAutomatic</text:p>
          </table:table-cell>
          <table:table-cell office:value-type="string" calcext:value-type="string">
            <text:p>Switch off multipl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BackToMainMenu</text:p>
          </table:table-cell>
          <table:table-cell table:style-name="ce79" office:value-type="string" calcext:value-type="string">
            <text:p>cmdMenuMain</text:p>
          </table:table-cell>
          <table:table-cell office:value-type="string" calcext:value-type="string">
            <text:p>Main menu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79"/>
          <table:table-cell table:number-columns-repeated="16373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WorkFromHome</text:p>
          </table:table-cell>
          <table:table-cell table:style-name="ce79" office:value-type="string" calcext:value-type="string">
            <text:p>cmdMultiple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tcOverruleMultiple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<text:s/>/tcOverruleMultipleWorkFromHom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WorkAtOffice</text:p>
          </table:table-cell>
          <table:table-cell table:style-name="ce79" table:formula="of:=&quot;cmdMultiple&quot;&amp;MID([.C36];3;255)" office:value-type="string" office:string-value="cmdMultipleWorkAtOffice" calcext:value-type="string">
            <text:p>cmdMultipleWorkAt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tcOverruleMultipleWorkFrom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<text:s/>/tcOverruleMultipleWorkFromOffic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Weekend</text:p>
          </table:table-cell>
          <table:table-cell table:style-name="ce79" table:formula="of:=&quot;cmdMultiple&quot;&amp;MID([.C37];3;255)" office:value-type="string" office:string-value="cmdMultipleWeekend" calcext:value-type="string">
            <text:p>cmdMultiple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tcOverruleMultiple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<text:s/>/tcOverruleMultipleWeekend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AllDayAway</text:p>
          </table:table-cell>
          <table:table-cell table:style-name="ce79" table:formula="of:=&quot;cmdMultiple&quot;&amp;MID([.C38];3;255)" office:value-type="string" office:string-value="cmdMultipleAllDayAway" calcext:value-type="string">
            <text:p>cmdMultipleAll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tcOverruleMultiple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<text:s/>/tcOverruleMultipleAway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Automatic</text:p>
          </table:table-cell>
          <table:table-cell table:style-name="ce79" table:formula="of:=&quot;cmdMultiple&quot;&amp;MID([.C39];3;255)" office:value-type="string" office:string-value="cmdMultipleAutomatic" calcext:value-type="string">
            <text:p>cmdMultiple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tcOverruleMultiple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<text:s/>/tcOverruleMultipleAutomatic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BackToPreviousMenu</text:p>
          </table:table-cell>
          <table:table-cell table:style-name="ce79"/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SetWeekSchedule</text:p>
          </table:table-cell>
          <table:table-cell office:value-type="string" calcext:value-type="string">
            <text:p>cmdMenuWeekSchedule</text:p>
          </table:table-cell>
          <table:table-cell office:value-type="string" calcext:value-type="string">
            <text:p>Set weekly schedule</text:p>
          </table:table-cell>
          <table:table-cell office:value-type="string" calcext:value-type="string">
            <text:p>tcWeeklyScheduleMenu</text:p>
          </table:table-cell>
          <table:table-cell office:value-type="string" calcext:value-type="string">
            <text:p>Weekly schedule</text:p>
          </table:table-cell>
          <table:table-cell office:value-type="string" calcext:value-type="string">
            <text:p><text:s/>/tcWeeklySchedule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WorkFromHomeTimes</text:p>
          </table:table-cell>
          <table:table-cell office:value-type="string" calcext:value-type="string">
            <text:p>cmdMenu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tcWorkFromHomeTimesMenu</text:p>
          </table:table-cell>
          <table:table-cell office:value-type="string" calcext:value-type="string">
            <text:p>Home times</text:p>
          </table:table-cell>
          <table:table-cell office:value-type="string" calcext:value-type="string">
            <text:p><text:s/>/tcWorkFromHomeTimes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WorkFromOfficeTimes</text:p>
          </table:table-cell>
          <table:table-cell office:value-type="string" calcext:value-type="string">
            <text:p>cmdMenu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tcWorkFromOfficeTimesMenu</text:p>
          </table:table-cell>
          <table:table-cell office:value-type="string" calcext:value-type="string">
            <text:p>Office times</text:p>
          </table:table-cell>
          <table:table-cell office:value-type="string" calcext:value-type="string">
            <text:p><text:s/>/tcWorkFromOfficeTimes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SetWeekendTimes</text:p>
          </table:table-cell>
          <table:table-cell office:value-type="string" calcext:value-type="string">
            <text:p>cmdMenu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tcWeekendTimesMenu</text:p>
          </table:table-cell>
          <table:table-cell office:value-type="string" calcext:value-type="string">
            <text:p>Weekend times</text:p>
          </table:table-cell>
          <table:table-cell office:value-type="string" calcext:value-type="string">
            <text:p><text:s/>/tcWeekendTimes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SetTemperatures</text:p>
          </table:table-cell>
          <table:table-cell office:value-type="string" calcext:value-type="string">
            <text:p>cmdMenuTemperature</text:p>
          </table:table-cell>
          <table:table-cell office:value-type="string" calcext:value-type="string">
            <text:p>Set temperatures</text:p>
          </table:table-cell>
          <table:table-cell office:value-type="string" calcext:value-type="string">
            <text:p>tcTemperatureMenu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<text:s/>/tcTemperature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SetSensorOffset</text:p>
          </table:table-cell>
          <table:table-cell office:value-type="string" calcext:value-type="string">
            <text:p>cmdMenuSensorOffset</text:p>
          </table:table-cell>
          <table:table-cell office:value-type="string" calcext:value-type="string">
            <text:p>Adjust sensor offset</text:p>
          </table:table-cell>
          <table:table-cell office:value-type="string" calcext:value-type="string">
            <text:p>tcSensorOffsetMenu</text:p>
          </table:table-cell>
          <table:table-cell office:value-type="string" calcext:value-type="string">
            <text:p>Sensor offset</text:p>
          </table:table-cell>
          <table:table-cell office:value-type="string" calcext:value-type="string">
            <text:p><text:s/>/tcSensorOffsetMenu <text:s/>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cmdReportBoiler</text:p>
          </table:table-cell>
          <table:table-cell office:value-type="string" calcext:value-type="string">
            <text:p>Report boiler</text:p>
          </table:table-cell>
          <table:table-cell office:value-type="string" calcext:value-type="string">
            <text:p>tcSettingsLogdata</text:p>
          </table:table-cell>
          <table:table-cell office:value-type="string" calcext:value-type="string">
            <text:p>Logdata</text:p>
          </table:table-cell>
          <table:table-cell office:value-type="string" calcext:value-type="string">
            <text:p><text:s/>/tcSettingsLogdata <text:s/>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79" office:value-type="string" calcext:value-type="string">
            <text:p>cmdReportTiming</text:p>
          </table:table-cell>
          <table:table-cell office:value-type="string" calcext:value-type="string">
            <text:p>Report timing</text:p>
          </table:table-cell>
          <table:table-cell office:value-type="string" calcext:value-type="string">
            <text:p>tcTimingReport</text:p>
          </table:table-cell>
          <table:table-cell office:value-type="string" calcext:value-type="string">
            <text:p>Timing report</text:p>
          </table:table-cell>
          <table:table-cell office:value-type="string" calcext:value-type="string">
            <text:p><text:s/>/tcTimingReport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BackToMainMenu</text:p>
          </table:table-cell>
          <table:table-cell table:style-name="ce79" office:value-type="string" calcext:value-type="string">
            <text:p>cmdMenuMain</text:p>
          </table:table-cell>
          <table:table-cell table:number-columns-repeated="16373"/>
        </table:table-row>
        <table:table-row table:style-name="ro1" table:number-rows-repeated="2">
          <table:table-cell table:number-columns-repeated="16377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Monday</text:p>
          </table:table-cell>
          <table:table-cell table:formula="of:=&quot;cmd&quot;&amp;MID([.C53];3;255)" office:value-type="string" office:string-value="cmdMonday" calcext:value-type="string">
            <text:p>cmdMo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cMondayScheduleMen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s/>/tcMon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Tuesday</text:p>
          </table:table-cell>
          <table:table-cell table:formula="of:=&quot;cmd&quot;&amp;MID([.C54];3;255)" office:value-type="string" office:string-value="cmdTuesday" calcext:value-type="string">
            <text:p>cmdTues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tcTuesdayScheduleMenu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s/>/tcTues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Wednesday</text:p>
          </table:table-cell>
          <table:table-cell table:formula="of:=&quot;cmd&quot;&amp;MID([.C55];3;255)" office:value-type="string" office:string-value="cmdWednesday" calcext:value-type="string">
            <text:p>cmdWedn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cWednesdayScheduleMenu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s/>/tcWednes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Thursday</text:p>
          </table:table-cell>
          <table:table-cell table:formula="of:=&quot;cmd&quot;&amp;MID([.C56];3;255)" office:value-type="string" office:string-value="cmdThursday" calcext:value-type="string">
            <text:p>cmdThur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tcThursdayScheduleMen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s/>/tcThurs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Friday</text:p>
          </table:table-cell>
          <table:table-cell table:formula="of:=&quot;cmd&quot;&amp;MID([.C57];3;255)" office:value-type="string" office:string-value="cmdFriday" calcext:value-type="string">
            <text:p>cmdFri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tcFridayScheduleMen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s/>/tcFri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Saturday</text:p>
          </table:table-cell>
          <table:table-cell table:formula="of:=&quot;cmd&quot;&amp;MID([.C58];3;255)" office:value-type="string" office:string-value="cmdSaturday" calcext:value-type="string">
            <text:p>cmdSatur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tcSaturdayScheduleMenu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s/>/tcSatur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Sunday</text:p>
          </table:table-cell>
          <table:table-cell table:formula="of:=&quot;cmd&quot;&amp;MID([.C59];3;255)" office:value-type="string" office:string-value="cmdSunday" calcext:value-type="string">
            <text:p>cmdSun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cSundayScheduleMenu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s/>/tcSun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BackToSettingsMenu</text:p>
          </table:table-cell>
          <table:table-cell table:style-name="ce79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WorkFromHome</text:p>
          </table:table-cell>
          <table:table-cell table:formula="of:=&quot;cmd&quot;&amp;MID([.C62];3;255)" office:value-type="string" office:string-value="cmdWorkFromHome" calcext:value-type="string">
            <text:p>cmd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tc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<text:s/>/tcWorkFromHom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WorkAtOffice</text:p>
          </table:table-cell>
          <table:table-cell table:formula="of:=&quot;cmd&quot;&amp;MID([.C63];3;255)" office:value-type="string" office:string-value="cmdWorkAtOffice" calcext:value-type="string">
            <text:p>cmdWorkAt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tcWorkFrom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<text:s/>/tcWorkFromOffic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Weekend</text:p>
          </table:table-cell>
          <table:table-cell table:formula="of:=&quot;cmd&quot;&amp;MID([.C64];3;255)" office:value-type="string" office:string-value="cmdWeekend" calcext:value-type="string">
            <text:p>cmdWeekend</text:p>
          </table:table-cell>
          <table:table-cell office:value-type="string" calcext:value-type="string">
            <text:p>Weekend day</text:p>
          </table:table-cell>
          <table:table-cell office:value-type="string" calcext:value-type="string">
            <text:p>tcWeekend</text:p>
          </table:table-cell>
          <table:table-cell office:value-type="string" calcext:value-type="string">
            <text:p>Weekend day</text:p>
          </table:table-cell>
          <table:table-cell office:value-type="string" calcext:value-type="string">
            <text:p><text:s/>/tcWeekend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AllDayAway</text:p>
          </table:table-cell>
          <table:table-cell table:formula="of:=&quot;cmd&quot;&amp;MID([.C65];3;255)" office:value-type="string" office:string-value="cmdAllDayAway" calcext:value-type="string">
            <text:p>cmdAll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tc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<text:s/>/tcAway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BackToWeekSchedule</text:p>
          </table:table-cell>
          <table:table-cell office:value-type="string" calcext:value-type="string">
            <text:p>cmdMenuWeekSchedule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WakeUpLater</text:p>
          </table:table-cell>
          <table:table-cell table:formula="of:=&quot;cmdHome&quot;&amp;MID([.C68];3;255)" office:value-type="string" office:string-value="cmdHomeWakeUpLater" calcext:value-type="string">
            <text:p>cmdHomeWakeUpLater</text:p>
          </table:table-cell>
          <table:table-cell office:value-type="string" calcext:value-type="string">
            <text:p>Wake up later</text:p>
          </table:table-cell>
          <table:table-cell office:value-type="string" calcext:value-type="string">
            <text:p>tcWorkFromHomeWakeUpLater</text:p>
          </table:table-cell>
          <table:table-cell office:value-type="string" calcext:value-type="string">
            <text:p>A: Wake up +</text:p>
          </table:table-cell>
          <table:table-cell office:value-type="string" calcext:value-type="string">
            <text:p><text:s/>/tcWorkFromHomeWakeU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WakeUpEarlier</text:p>
          </table:table-cell>
          <table:table-cell table:formula="of:=&quot;cmdHome&quot;&amp;MID([.C69];3;255)" office:value-type="string" office:string-value="cmdHomeWakeUpEarlier" calcext:value-type="string">
            <text:p>cmdHomeWakeUpEarlier</text:p>
          </table:table-cell>
          <table:table-cell office:value-type="string" calcext:value-type="string">
            <text:p>Wake up earlier</text:p>
          </table:table-cell>
          <table:table-cell office:value-type="string" calcext:value-type="string">
            <text:p>tcWorkFromHomeWakeUpEarlier</text:p>
          </table:table-cell>
          <table:table-cell office:value-type="string" calcext:value-type="string">
            <text:p>A: Wake up -</text:p>
          </table:table-cell>
          <table:table-cell office:value-type="string" calcext:value-type="string">
            <text:p><text:s/>/tcWorkFromHomeWakeU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GoToSleepLater</text:p>
          </table:table-cell>
          <table:table-cell table:formula="of:=&quot;cmdHome&quot;&amp;MID([.C70];3;255)" office:value-type="string" office:string-value="cmdHomeGoToSleepLater" calcext:value-type="string">
            <text:p>cmdHomeGoToSleepLater</text:p>
          </table:table-cell>
          <table:table-cell office:value-type="string" calcext:value-type="string">
            <text:p>Go to sleep later</text:p>
          </table:table-cell>
          <table:table-cell office:value-type="string" calcext:value-type="string">
            <text:p>tcWorkFromHomeSleepLater</text:p>
          </table:table-cell>
          <table:table-cell office:value-type="string" calcext:value-type="string">
            <text:p>B: Sleep +</text:p>
          </table:table-cell>
          <table:table-cell office:value-type="string" calcext:value-type="string">
            <text:p><text:s/>/tcWorkFromHomeSlee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GoToSleepEarlier</text:p>
          </table:table-cell>
          <table:table-cell table:formula="of:=&quot;cmdHome&quot;&amp;MID([.C71];3;255)" office:value-type="string" office:string-value="cmdHomeGoToSleepEarlier" calcext:value-type="string">
            <text:p>cmdHomeGoToSleepEarlier</text:p>
          </table:table-cell>
          <table:table-cell office:value-type="string" calcext:value-type="string">
            <text:p>Go to sleep earlier</text:p>
          </table:table-cell>
          <table:table-cell office:value-type="string" calcext:value-type="string">
            <text:p>tcWorkFromHomeSleepEarlier</text:p>
          </table:table-cell>
          <table:table-cell office:value-type="string" calcext:value-type="string">
            <text:p>B: Sleep -</text:p>
          </table:table-cell>
          <table:table-cell office:value-type="string" calcext:value-type="string">
            <text:p><text:s/>/tcWorkFromHomeSlee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BackToSettingsMenu</text:p>
          </table:table-cell>
          <table:table-cell table:style-name="ce79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WakeUpLater</text:p>
          </table:table-cell>
          <table:table-cell table:formula="of:=&quot;cmdOffice&quot;&amp;MID([.C74];3;255)" office:value-type="string" office:string-value="cmdOfficeWakeUpLater" calcext:value-type="string">
            <text:p>cmdOfficeWakeUpLater</text:p>
          </table:table-cell>
          <table:table-cell office:value-type="string" calcext:value-type="string">
            <text:p>Wake up later</text:p>
          </table:table-cell>
          <table:table-cell office:value-type="string" calcext:value-type="string">
            <text:p>tcWorkFromOfficeWakeUpLater</text:p>
          </table:table-cell>
          <table:table-cell office:value-type="string" calcext:value-type="string">
            <text:p>A: Wake up +</text:p>
          </table:table-cell>
          <table:table-cell office:value-type="string" calcext:value-type="string">
            <text:p><text:s/>/tcWorkFromOfficeWakeU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WakeUpEarlier</text:p>
          </table:table-cell>
          <table:table-cell table:formula="of:=&quot;cmdOffice&quot;&amp;MID([.C75];3;255)" office:value-type="string" office:string-value="cmdOfficeWakeUpEarlier" calcext:value-type="string">
            <text:p>cmdOfficeWakeUpEarlier</text:p>
          </table:table-cell>
          <table:table-cell office:value-type="string" calcext:value-type="string">
            <text:p>Wake up earlier</text:p>
          </table:table-cell>
          <table:table-cell office:value-type="string" calcext:value-type="string">
            <text:p>tcWorkFromOfficeWakeUpEarlier</text:p>
          </table:table-cell>
          <table:table-cell office:value-type="string" calcext:value-type="string">
            <text:p>A: Wake up -</text:p>
          </table:table-cell>
          <table:table-cell office:value-type="string" calcext:value-type="string">
            <text:p><text:s/>/tcWorkFromOfficeWakeU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LeaveLater</text:p>
          </table:table-cell>
          <table:table-cell table:formula="of:=&quot;cmdOffice&quot;&amp;MID([.C76];3;255)" office:value-type="string" office:string-value="cmdOfficeLeaveLater" calcext:value-type="string">
            <text:p>cmdOfficeLeaveLater</text:p>
          </table:table-cell>
          <table:table-cell office:value-type="string" calcext:value-type="string">
            <text:p>Leave later</text:p>
          </table:table-cell>
          <table:table-cell office:value-type="string" calcext:value-type="string">
            <text:p>tcWorkFromOfficeGoOutLater</text:p>
          </table:table-cell>
          <table:table-cell office:value-type="string" calcext:value-type="string">
            <text:p>B: Go out +</text:p>
          </table:table-cell>
          <table:table-cell office:value-type="string" calcext:value-type="string">
            <text:p><text:s/>/tcWorkFromOfficeGoOut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LeaveEarlier</text:p>
          </table:table-cell>
          <table:table-cell table:formula="of:=&quot;cmdOffice&quot;&amp;MID([.C77];3;255)" office:value-type="string" office:string-value="cmdOfficeLeaveEarlier" calcext:value-type="string">
            <text:p>cmdOfficeLeaveEarlier</text:p>
          </table:table-cell>
          <table:table-cell office:value-type="string" calcext:value-type="string">
            <text:p>Leave earlier</text:p>
          </table:table-cell>
          <table:table-cell office:value-type="string" calcext:value-type="string">
            <text:p>tcWorkFromOfficeGoOutEarlier</text:p>
          </table:table-cell>
          <table:table-cell office:value-type="string" calcext:value-type="string">
            <text:p>B: Go out -</text:p>
          </table:table-cell>
          <table:table-cell office:value-type="string" calcext:value-type="string">
            <text:p><text:s/>/tcWorkFromOfficeGoOut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ComeHomeLater</text:p>
          </table:table-cell>
          <table:table-cell table:formula="of:=&quot;cmdOffice&quot;&amp;MID([.C78];3;255)" office:value-type="string" office:string-value="cmdOfficeComeHomeLater" calcext:value-type="string">
            <text:p>cmdOfficeComeHomeLater</text:p>
          </table:table-cell>
          <table:table-cell office:value-type="string" calcext:value-type="string">
            <text:p>Come in later</text:p>
          </table:table-cell>
          <table:table-cell office:value-type="string" calcext:value-type="string">
            <text:p>tcWorkFromOfficeComeInLater</text:p>
          </table:table-cell>
          <table:table-cell office:value-type="string" calcext:value-type="string">
            <text:p>C: Come in +</text:p>
          </table:table-cell>
          <table:table-cell office:value-type="string" calcext:value-type="string">
            <text:p><text:s/>/tcWorkFromOfficeComeIn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ComeHomeEarlier</text:p>
          </table:table-cell>
          <table:table-cell table:formula="of:=&quot;cmdOffice&quot;&amp;MID([.C79];3;255)" office:value-type="string" office:string-value="cmdOfficeComeHomeEarlier" calcext:value-type="string">
            <text:p>cmdOfficeComeHomeEarlier</text:p>
          </table:table-cell>
          <table:table-cell office:value-type="string" calcext:value-type="string">
            <text:p>Come in earlier</text:p>
          </table:table-cell>
          <table:table-cell office:value-type="string" calcext:value-type="string">
            <text:p>tcWorkFromOfficeComeInEarlier</text:p>
          </table:table-cell>
          <table:table-cell office:value-type="string" calcext:value-type="string">
            <text:p>C: Come in -</text:p>
          </table:table-cell>
          <table:table-cell office:value-type="string" calcext:value-type="string">
            <text:p><text:s/>/tcWorkFromOfficeComeIn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GoToSleepLater</text:p>
          </table:table-cell>
          <table:table-cell table:formula="of:=&quot;cmdOffice&quot;&amp;MID([.C80];3;255)" office:value-type="string" office:string-value="cmdOfficeGoToSleepLater" calcext:value-type="string">
            <text:p>cmdOfficeGoToSleepLater</text:p>
          </table:table-cell>
          <table:table-cell office:value-type="string" calcext:value-type="string">
            <text:p>Go to sleep later</text:p>
          </table:table-cell>
          <table:table-cell office:value-type="string" calcext:value-type="string">
            <text:p>tcWorkFromOfficeSleepLater</text:p>
          </table:table-cell>
          <table:table-cell office:value-type="string" calcext:value-type="string">
            <text:p>D: Sleep +</text:p>
          </table:table-cell>
          <table:table-cell office:value-type="string" calcext:value-type="string">
            <text:p><text:s/>/tcWorkFromOfficeSlee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GoToSleepEarlier</text:p>
          </table:table-cell>
          <table:table-cell table:formula="of:=&quot;cmdOffice&quot;&amp;MID([.C81];3;255)" office:value-type="string" office:string-value="cmdOfficeGoToSleepEarlier" calcext:value-type="string">
            <text:p>cmdOfficeGoToSleepEarlier</text:p>
          </table:table-cell>
          <table:table-cell office:value-type="string" calcext:value-type="string">
            <text:p>Go to sleep earlier</text:p>
          </table:table-cell>
          <table:table-cell office:value-type="string" calcext:value-type="string">
            <text:p>tcWorkFromOfficeSleepEarlier</text:p>
          </table:table-cell>
          <table:table-cell office:value-type="string" calcext:value-type="string">
            <text:p>D: Sleep -</text:p>
          </table:table-cell>
          <table:table-cell office:value-type="string" calcext:value-type="string">
            <text:p><text:s/>/tcWorkFromOfficeSlee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BackToSettingsMenu</text:p>
          </table:table-cell>
          <table:table-cell table:style-name="ce79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WakeUpLater</text:p>
          </table:table-cell>
          <table:table-cell table:formula="of:=&quot;cmdWeekend&quot;&amp;MID([.C84];3;255)" office:value-type="string" office:string-value="cmdWeekendWakeUpLater" calcext:value-type="string">
            <text:p>cmdWeekendWakeUpLater</text:p>
          </table:table-cell>
          <table:table-cell office:value-type="string" calcext:value-type="string">
            <text:p>Wake up later</text:p>
          </table:table-cell>
          <table:table-cell office:value-type="string" calcext:value-type="string">
            <text:p>tcWeekendWakeUpLater</text:p>
          </table:table-cell>
          <table:table-cell office:value-type="string" calcext:value-type="string">
            <text:p>A: Wake up +</text:p>
          </table:table-cell>
          <table:table-cell office:value-type="string" calcext:value-type="string">
            <text:p><text:s/>/tcWeekendWakeU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WakeUpEarlier</text:p>
          </table:table-cell>
          <table:table-cell table:formula="of:=&quot;cmdWeekend&quot;&amp;MID([.C85];3;255)" office:value-type="string" office:string-value="cmdWeekendWakeUpEarlier" calcext:value-type="string">
            <text:p>cmdWeekendWakeUpEarlier</text:p>
          </table:table-cell>
          <table:table-cell office:value-type="string" calcext:value-type="string">
            <text:p>Wake up earlier</text:p>
          </table:table-cell>
          <table:table-cell office:value-type="string" calcext:value-type="string">
            <text:p>tcWeekendWakeUpEarlier</text:p>
          </table:table-cell>
          <table:table-cell office:value-type="string" calcext:value-type="string">
            <text:p>A: Wake up -</text:p>
          </table:table-cell>
          <table:table-cell office:value-type="string" calcext:value-type="string">
            <text:p><text:s/>/tcWeekendWakeU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GoToSleepLater</text:p>
          </table:table-cell>
          <table:table-cell table:formula="of:=&quot;cmdWeekend&quot;&amp;MID([.C86];3;255)" office:value-type="string" office:string-value="cmdWeekendGoToSleepLater" calcext:value-type="string">
            <text:p>cmdWeekendGoToSleepLater</text:p>
          </table:table-cell>
          <table:table-cell office:value-type="string" calcext:value-type="string">
            <text:p>Go to sleep later</text:p>
          </table:table-cell>
          <table:table-cell office:value-type="string" calcext:value-type="string">
            <text:p>tcWeekendSleepLater</text:p>
          </table:table-cell>
          <table:table-cell office:value-type="string" calcext:value-type="string">
            <text:p>B: Sleep +</text:p>
          </table:table-cell>
          <table:table-cell office:value-type="string" calcext:value-type="string">
            <text:p><text:s/>/tcWeekendSlee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GoToSleepEarlier</text:p>
          </table:table-cell>
          <table:table-cell table:formula="of:=&quot;cmdWeekend&quot;&amp;MID([.C87];3;255)" office:value-type="string" office:string-value="cmdWeekendGoToSleepEarlier" calcext:value-type="string">
            <text:p>cmdWeekendGoToSleepEarlier</text:p>
          </table:table-cell>
          <table:table-cell office:value-type="string" calcext:value-type="string">
            <text:p>Go to sleep earlier</text:p>
          </table:table-cell>
          <table:table-cell office:value-type="string" calcext:value-type="string">
            <text:p>tcWeekendSleepEarlier</text:p>
          </table:table-cell>
          <table:table-cell office:value-type="string" calcext:value-type="string">
            <text:p>B: Sleep -</text:p>
          </table:table-cell>
          <table:table-cell office:value-type="string" calcext:value-type="string">
            <text:p><text:s/>/tcWeekendSlee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BackToSettingsMenu</text:p>
          </table:table-cell>
          <table:table-cell table:style-name="ce79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HighTemperatureUp</text:p>
          </table:table-cell>
          <table:table-cell table:formula="of:=&quot;cmd&quot;&amp;MID([.C90];3;255)" office:value-type="string" office:string-value="cmdHighTemperatureUp" calcext:value-type="string">
            <text:p>cmdHighTemperatureUp</text:p>
          </table:table-cell>
          <table:table-cell office:value-type="string" calcext:value-type="string">
            <text:p>High temp up</text:p>
          </table:table-cell>
          <table:table-cell office:value-type="string" calcext:value-type="string">
            <text:p>tcHighTempHigher</text:p>
          </table:table-cell>
          <table:table-cell office:value-type="string" calcext:value-type="string">
            <text:p>High temp ..°C</text:p>
          </table:table-cell>
          <table:table-cell office:value-type="string" calcext:value-type="string">
            <text:p><text:s/>/tcHighTempHigh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HighTemperatureDown</text:p>
          </table:table-cell>
          <table:table-cell table:formula="of:=&quot;cmd&quot;&amp;MID([.C91];3;255)" office:value-type="string" office:string-value="cmdHighTemperatureDown" calcext:value-type="string">
            <text:p>cmdHighTemperatureDown</text:p>
          </table:table-cell>
          <table:table-cell office:value-type="string" calcext:value-type="string">
            <text:p>High temp down</text:p>
          </table:table-cell>
          <table:table-cell office:value-type="string" calcext:value-type="string">
            <text:p>tcHighTempLower</text:p>
          </table:table-cell>
          <table:table-cell office:value-type="string" calcext:value-type="string">
            <text:p>High temp ..°C</text:p>
          </table:table-cell>
          <table:table-cell office:value-type="string" calcext:value-type="string">
            <text:p><text:s/>/tcHighTempLow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LowTemperatureUp</text:p>
          </table:table-cell>
          <table:table-cell table:formula="of:=&quot;cmd&quot;&amp;MID([.C92];3;255)" office:value-type="string" office:string-value="cmdLowTemperatureUp" calcext:value-type="string">
            <text:p>cmdLowTemperatureUp</text:p>
          </table:table-cell>
          <table:table-cell office:value-type="string" calcext:value-type="string">
            <text:p>Low temp up</text:p>
          </table:table-cell>
          <table:table-cell office:value-type="string" calcext:value-type="string">
            <text:p>tcLowTempHigher</text:p>
          </table:table-cell>
          <table:table-cell office:value-type="string" calcext:value-type="string">
            <text:p>Low temp ..°C</text:p>
          </table:table-cell>
          <table:table-cell office:value-type="string" calcext:value-type="string">
            <text:p><text:s/>/tcLowTempHigh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LowTemperatureDown</text:p>
          </table:table-cell>
          <table:table-cell table:formula="of:=&quot;cmd&quot;&amp;MID([.C93];3;255)" office:value-type="string" office:string-value="cmdLowTemperatureDown" calcext:value-type="string">
            <text:p>cmdLowTemperatureDown</text:p>
          </table:table-cell>
          <table:table-cell office:value-type="string" calcext:value-type="string">
            <text:p>Low temp down</text:p>
          </table:table-cell>
          <table:table-cell office:value-type="string" calcext:value-type="string">
            <text:p>tcLowTempLower</text:p>
          </table:table-cell>
          <table:table-cell office:value-type="string" calcext:value-type="string">
            <text:p>Low temp ..°C</text:p>
          </table:table-cell>
          <table:table-cell office:value-type="string" calcext:value-type="string">
            <text:p><text:s/>/tcLowTempLow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BackToSettingsMenu</text:p>
          </table:table-cell>
          <table:table-cell table:style-name="ce79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Adjust sensor offset</text:p>
          </table:table-cell>
          <table:table-cell office:value-type="string" calcext:value-type="string">
            <text:p>mnIncreaseOffset</text:p>
          </table:table-cell>
          <table:table-cell office:value-type="string" calcext:value-type="string">
            <text:p>cmdSensorOffsetUp</text:p>
          </table:table-cell>
          <table:table-cell office:value-type="string" calcext:value-type="string">
            <text:p>Offset up</text:p>
          </table:table-cell>
          <table:table-cell office:value-type="string" calcext:value-type="string">
            <text:p>tcOffsetHigher</text:p>
          </table:table-cell>
          <table:table-cell office:value-type="string" calcext:value-type="string">
            <text:p>Offset up</text:p>
          </table:table-cell>
          <table:table-cell office:value-type="string" calcext:value-type="string">
            <text:p><text:s/>/tcOffsetHigh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Adjust sensor offset</text:p>
          </table:table-cell>
          <table:table-cell office:value-type="string" calcext:value-type="string">
            <text:p>mnReduceOffset</text:p>
          </table:table-cell>
          <table:table-cell office:value-type="string" calcext:value-type="string">
            <text:p>cmdSensorOffsetDown</text:p>
          </table:table-cell>
          <table:table-cell office:value-type="string" calcext:value-type="string">
            <text:p>Offset down</text:p>
          </table:table-cell>
          <table:table-cell office:value-type="string" calcext:value-type="string">
            <text:p>tcOffsetLower</text:p>
          </table:table-cell>
          <table:table-cell office:value-type="string" calcext:value-type="string">
            <text:p>Offset down</text:p>
          </table:table-cell>
          <table:table-cell office:value-type="string" calcext:value-type="string">
            <text:p><text:s/>/tcOffsetLow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Adjust sensor offset</text:p>
          </table:table-cell>
          <table:table-cell office:value-type="string" calcext:value-type="string">
            <text:p>mnBackToSettingsMenu</text:p>
          </table:table-cell>
          <table:table-cell table:style-name="ce79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table:number-columns-repeated="3"/>
          <table:table-cell table:style-name="ce80" office:value-type="string" calcext:value-type="string">
            <text:p>cmdCommandNotRecognized </text:p>
          </table:table-cell>
          <table:table-cell/>
          <table:table-cell table:style-name="ce80" office:value-type="string" calcext:value-type="string">
            <text:p>tcCommandNotRecognized </text:p>
          </table:table-cell>
          <table:table-cell table:number-columns-repeated="16371"/>
        </table:table-row>
        <table:table-row table:style-name="ro1" table:number-rows-repeated="1048475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DataStructure" table:style-name="ta2">
        <table:table-column table:style-name="co12" table:default-cell-style-name="ce82"/>
        <table:table-column table:style-name="co13" table:default-cell-style-name="ce84"/>
        <table:table-column table:style-name="co14" table:default-cell-style-name="ce84"/>
        <table:table-column table:style-name="co15" table:default-cell-style-name="ce84"/>
        <table:table-column table:style-name="co16" table:default-cell-style-name="ce96"/>
        <table:table-column table:style-name="co17" table:default-cell-style-name="ce84"/>
        <table:table-column table:style-name="co18" table:default-cell-style-name="ce96"/>
        <table:table-column table:style-name="co14" table:default-cell-style-name="ce96"/>
        <table:table-column table:style-name="co19" table:default-cell-style-name="ce96"/>
        <table:table-column table:style-name="co20" table:default-cell-style-name="ce84"/>
        <table:table-column table:style-name="co21" table:default-cell-style-name="ce96"/>
        <table:table-column table:style-name="co22" table:default-cell-style-name="ce96"/>
        <table:table-column table:style-name="co23" table:default-cell-style-name="ce82"/>
        <table:table-column table:style-name="co24" table:number-columns-repeated="1012" table:default-cell-style-name="ce82"/>
        <table:table-column table:style-name="co25" table:default-cell-style-name="ce82"/>
        <table:table-column table:style-name="co8" table:number-columns-repeated="15354" table:default-cell-style-name="Default"/>
        <table:table-row table:style-name="ro1">
          <table:table-cell table:style-name="ce81"/>
          <table:table-cell table:style-name="ce83" office:value-type="string" calcext:value-type="string">
            <text:p>Buttons</text:p>
          </table:table-cell>
          <table:table-cell table:style-name="ce83" office:value-type="string" calcext:value-type="string">
            <text:p>Menu</text:p>
          </table:table-cell>
          <table:table-cell table:style-name="ce83" office:value-type="string" calcext:value-type="string">
            <text:p>Display</text:p>
          </table:table-cell>
          <table:table-cell table:style-name="ce95" office:value-type="string" calcext:value-type="string">
            <text:p>Telegram</text:p>
          </table:table-cell>
          <table:table-cell table:style-name="ce83" office:value-type="string" calcext:value-type="string">
            <text:p>Controller</text:p>
          </table:table-cell>
          <table:table-cell table:style-name="ce95" office:value-type="string" calcext:value-type="string">
            <text:p>Thermometer</text:p>
          </table:table-cell>
          <table:table-cell table:style-name="ce95" office:value-type="string" calcext:value-type="string">
            <text:p>Boiler</text:p>
          </table:table-cell>
          <table:table-cell table:style-name="ce95" office:value-type="string" calcext:value-type="string">
            <text:p>Backlight</text:p>
          </table:table-cell>
          <table:table-cell table:style-name="ce83" office:value-type="string" calcext:value-type="string">
            <text:p>Config</text:p>
          </table:table-cell>
          <table:table-cell table:style-name="ce95" office:value-type="string" calcext:value-type="string">
            <text:p>Wifi</text:p>
          </table:table-cell>
          <table:table-cell table:style-name="ce95" office:value-type="string" calcext:value-type="string">
            <text:p>Time</text:p>
          </table:table-cell>
          <table:table-cell table:style-name="ce81" table:number-columns-repeated="1014"/>
          <table:table-cell table:style-name="ce78" table:number-columns-repeated="15354"/>
        </table:table-row>
        <table:table-row table:style-name="ro1">
          <table:table-cell office:value-type="string" calcext:value-type="string">
            <text:p><text:s text:c="4"/>LogBusyTime logBusyTime;</text:p>
          </table:table-cell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/r</text:p>
          </table:table-cell>
          <table:table-cell table:number-columns-repeated="4" office:value-type="string" calcext:value-type="string">
            <text:p>T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volatile bool btnUpTouched <text:s text:c="4"/>= false;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r</text:p>
          </table:table-cell>
          <table:table-cell table:style-name="ce85" table:number-columns-repeated="9"/>
          <table:table-cell table:style-name="ce98" office:value-type="string" calcext:value-type="string">
            <text:p>Events queu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volatile bool btnSelectTouched = false;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r</text:p>
          </table:table-cell>
          <table:table-cell table:style-name="ce85" table:number-columns-repeated="9"/>
          <table:table-cell table:style-name="ce98"/>
          <table:table-cell table:number-columns-repeated="16367"/>
        </table:table-row>
        <table:table-row table:style-name="ro1">
          <table:table-cell office:value-type="string" calcext:value-type="string">
            <text:p>volatile bool btnDownTouched <text:s text:c="2"/>= false;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r</text:p>
          </table:table-cell>
          <table:table-cell table:style-name="ce85" table:number-columns-repeated="9"/>
          <table:table-cell table:style-name="ce98"/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2"/>keyboardEnabed <text:s text:c="2"/>= true;</text:p>
          </table:table-cell>
          <table:table-cell table:style-name="ce86" office:value-type="string" calcext:value-type="string">
            <text:p>r</text:p>
          </table:table-cell>
          <table:table-cell table:style-name="ce86"/>
          <table:table-cell table:style-name="ce86" office:value-type="string" calcext:value-type="string">
            <text:p>T</text:p>
          </table:table-cell>
          <table:table-cell table:style-name="ce86" office:value-type="string" calcext:value-type="string">
            <text:p>T?</text:p>
          </table:table-cell>
          <table:table-cell table:style-name="ce86"/>
          <table:table-cell table:number-columns-repeated="6" table:style-name="ce86" office:value-type="string" calcext:value-type="string">
            <text:p>T?</text:p>
          </table:table-cell>
          <table:table-cell table:style-name="ce99" office:value-type="string" calcext:value-type="string">
            <text:p>Two pointer functions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various controller commands</text:p>
          </table:table-cell>
          <table:table-cell table:style-name="ce87"/>
          <table:table-cell table:style-name="ce87" office:value-type="string" calcext:value-type="string">
            <text:p>T</text:p>
          </table:table-cell>
          <table:table-cell table:style-name="ce87"/>
          <table:table-cell table:style-name="ce87" office:value-type="string" calcext:value-type="string">
            <text:p>T</text:p>
          </table:table-cell>
          <table:table-cell table:style-name="ce87" office:value-type="string" calcext:value-type="string">
            <text:p>r</text:p>
          </table:table-cell>
          <table:table-cell table:style-name="ce87" table:number-columns-repeated="6"/>
          <table:table-cell table:style-name="ce100" office:value-type="string" calcext:value-type="string">
            <text:p>Events queue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float overrideSetpoint = 21.0;</text:p>
          </table:table-cell>
          <table:table-cell table:style-name="ce88" table:number-columns-repeated="4"/>
          <table:table-cell table:style-name="ce88" office:value-type="string" calcext:value-type="string">
            <text:p>T</text:p>
          </table:table-cell>
          <table:table-cell table:style-name="ce88" table:number-columns-repeated="6"/>
          <table:table-cell table:style-name="ce101" office:value-type="string" calcext:value-type="string">
            <text:p>Internal variable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timeValue_t workFromHomeWakeUp = { <text:s/>6, 45 }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 office:value-type="string" calcext:value-type="string">
            <text:p>Struct, protected by mutex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FromHomeSleep <text:s/>= { 21, 30 }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AtOfficeWakeUp = { <text:s/>6, 45 }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AtOfficeGoOut <text:s/>= { <text:s/>8, 00 }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AtOfficeComeIn = { 17, 00 }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AtOfficeSleep <text:s/>= { 21, 30 }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eekendWakeUp <text:s text:c="5"/>= { <text:s/>9, 00 }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eekendSleep <text:s text:c="6"/>= { 22, 30 }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ayType_t regularWeek[7] 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highTemp = 21.0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lowTemp <text:s/>= 10.0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ayType_t overrideToday <text:s text:c="4"/>= dtAuto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ayType_t overrideTomorrow <text:s/>= dtAuto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ayType_t overrideMultiple <text:s/>= dtAuto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int overrideMultipleCount <text:s text:c="2"/>= 3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bool overrideTempNow = false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setpointReason_t reasonForSetpoint;</text:p>
          </table:table-cell>
          <table:table-cell table:style-name="ce89" table:number-columns-repeated="3"/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temperatureSetpoint = 21.0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P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I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D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ierr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derivative;</text:p>
          </table:table-cell>
          <table:table-cell table:style-name="ce89" table:number-columns-repeated="2"/>
          <table:table-cell table:number-columns-repeated="2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temperatureSensorOffset;</text:p>
          </table:table-cell>
          <table:table-cell table:style-name="ce89"/>
          <table:table-cell table:number-columns-repeated="3" table:style-name="ce89" office:value-type="string" calcext:value-type="string">
            <text:p>r</text:p>
          </table:table-cell>
          <table:table-cell table:style-name="ce89" office:value-type="string" calcext:value-type="string">
            <text:p>T</text:p>
          </table:table-cell>
          <table:table-cell table:style-name="ce89" office:value-type="string" calcext:value-type="string">
            <text:p>r</text:p>
          </table:table-cell>
          <table:table-cell table:style-name="ce89" table:number-columns-repeated="5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String&gt; <text:s/>dpDate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String&gt; <text:s/>dpTime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String&gt; <text:s/>dpTemperatureSetpoint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bool&gt; <text:s text:c="3"/>dpOverrideTempNow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String&gt; <text:s/>dpMeasuredTemperature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FlameIcon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ShowerIcon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WifiIcon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BoilerConnIcon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WeekProgramIcons[7]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int showSubMenuLines=0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char subMenuLine1[MAX_LENGTH_SUBMENU]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char subMenuLine2[MAX_LENGTH_SUBMENU];</text:p>
          </table:table-cell>
          <table:table-cell table:style-name="ce89" table:number-columns-repeated="2"/>
          <table:table-cell table:style-name="ce89" office:value-type="string" calcext:value-type="string">
            <text:p>r</text:p>
          </table:table-cell>
          <table:table-cell table:style-name="ce89"/>
          <table:table-cell table:style-name="ce89" office:value-type="string" calcext:value-type="string">
            <text:p>T</text:p>
          </table:table-cell>
          <table:table-cell table:style-name="ce89" table:number-columns-repeated="6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requestedDomesticHotWaterSetpoint = 55.0;</text:p>
          </table:table-cell>
          <table:table-cell table:style-name="ce89" table:number-columns-repeated="4"/>
          <table:table-cell table:style-name="ce89" office:value-type="string" calcext:value-type="string">
            <text:p>T</text:p>
          </table:table-cell>
          <table:table-cell table:style-name="ce89"/>
          <table:table-cell table:style-name="ce89" office:value-type="string" calcext:value-type="string">
            <text:p>r</text:p>
          </table:table-cell>
          <table:table-cell table:style-name="ce89" table:number-columns-repeated="4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requestedBoilerTemperature;</text:p>
          </table:table-cell>
          <table:table-cell table:style-name="ce89" table:number-columns-repeated="4"/>
          <table:table-cell table:style-name="ce89" office:value-type="string" calcext:value-type="string">
            <text:p>T</text:p>
          </table:table-cell>
          <table:table-cell table:style-name="ce89"/>
          <table:table-cell table:style-name="ce89" office:value-type="string" calcext:value-type="string">
            <text:p>r</text:p>
          </table:table-cell>
          <table:table-cell table:style-name="ce89" table:number-columns-repeated="4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float boilerPercentage;</text:p>
          </table:table-cell>
          <table:table-cell table:style-name="ce89" table:number-columns-repeated="4"/>
          <table:table-cell table:style-name="ce89" office:value-type="string" calcext:value-type="string">
            <text:p>T</text:p>
          </table:table-cell>
          <table:table-cell table:style-name="ce89"/>
          <table:table-cell table:style-name="ce89" office:value-type="string" calcext:value-type="string">
            <text:p>r</text:p>
          </table:table-cell>
          <table:table-cell table:style-name="ce89" table:number-columns-repeated="4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bool enableCentralHeating = true;</text:p>
          </table:table-cell>
          <table:table-cell table:style-name="ce89" table:number-columns-repeated="4"/>
          <table:table-cell table:style-name="ce89" office:value-type="string" calcext:value-type="string">
            <text:p>T</text:p>
          </table:table-cell>
          <table:table-cell table:style-name="ce89"/>
          <table:table-cell table:style-name="ce89" office:value-type="string" calcext:value-type="string">
            <text:p>r</text:p>
          </table:table-cell>
          <table:table-cell table:style-name="ce89" table:number-columns-repeated="4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bool enableHotWater = true;</text:p>
          </table:table-cell>
          <table:table-cell table:style-name="ce89" table:number-columns-repeated="4"/>
          <table:table-cell table:style-name="ce89" office:value-type="string" calcext:value-type="string">
            <text:p>T</text:p>
          </table:table-cell>
          <table:table-cell table:style-name="ce89"/>
          <table:table-cell table:style-name="ce89" office:value-type="string" calcext:value-type="string">
            <text:p>r</text:p>
          </table:table-cell>
          <table:table-cell table:style-name="ce89" table:number-columns-repeated="4"/>
          <table:table-cell table:style-name="ce102"/>
          <table:table-cell table:number-columns-repeated="16367"/>
        </table:table-row>
        <table:table-row table:style-name="ro1">
          <table:table-cell office:value-type="string" calcext:value-type="string">
            <text:p><text:s text:c="4"/>bool enableCooling = false;</text:p>
          </table:table-cell>
          <table:table-cell table:style-name="ce89" table:number-columns-repeated="4"/>
          <table:table-cell table:style-name="ce89" office:value-type="string" calcext:value-type="string">
            <text:p>T</text:p>
          </table:table-cell>
          <table:table-cell table:style-name="ce89"/>
          <table:table-cell table:style-name="ce89" office:value-type="string" calcext:value-type="string">
            <text:p>r</text:p>
          </table:table-cell>
          <table:table-cell table:style-name="ce89" table:number-columns-repeated="4"/>
          <table:table-cell table:style-name="ce102"/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bool roomTemperatureStatusOK;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5"/>
          <table:table-cell table:style-name="ce103" office:value-type="string" calcext:value-type="string">
            <text:p>Thermometer sends temperature to controller via queu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float measuredTemperature;</text:p>
          </table:table-cell>
          <table:table-cell table:style-name="ce90"/>
          <table:table-cell table:number-columns-repeated="4" table:style-name="ce90" office:value-type="string" calcext:value-type="string">
            <text:p>r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5"/>
          <table:table-cell table:style-name="ce103"/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bool boilerOnline <text:s text:c="8"/>= false;</text:p>
          </table:table-cell>
          <table:table-cell table:style-name="ce87" table:number-columns-repeated="2"/>
          <table:table-cell table:number-columns-repeated="2" table:style-name="ce87" office:value-type="string" calcext:value-type="string">
            <text:p>r</text:p>
          </table:table-cell>
          <table:table-cell table:style-name="ce87" table:number-columns-repeated="2"/>
          <table:table-cell table:style-name="ce87" office:value-type="string" calcext:value-type="string">
            <text:p>T</text:p>
          </table:table-cell>
          <table:table-cell table:style-name="ce87" table:number-columns-repeated="4"/>
          <table:table-cell table:style-name="ce100" office:value-type="string" calcext:value-type="string">
            <text:p>Struct protected by mutex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bool centralHeatingActive = false;</text:p>
          </table:table-cell>
          <table:table-cell table:style-name="ce87" table:number-columns-repeated="2"/>
          <table:table-cell table:number-columns-repeated="2" table:style-name="ce87" office:value-type="string" calcext:value-type="string">
            <text:p>r</text:p>
          </table:table-cell>
          <table:table-cell table:style-name="ce87" table:number-columns-repeated="2"/>
          <table:table-cell table:style-name="ce87" office:value-type="string" calcext:value-type="string">
            <text:p>T</text:p>
          </table:table-cell>
          <table:table-cell table:style-name="ce87" table:number-columns-repeated="4"/>
          <table:table-cell table:style-name="ce100"/>
          <table:table-cell table:number-columns-repeated="16367"/>
        </table:table-row>
        <table:table-row table:style-name="ro1">
          <table:table-cell office:value-type="string" calcext:value-type="string">
            <text:p><text:s text:c="4"/>bool hotWaterActive <text:s text:c="6"/>= false;</text:p>
          </table:table-cell>
          <table:table-cell table:style-name="ce87" table:number-columns-repeated="2"/>
          <table:table-cell table:number-columns-repeated="2" table:style-name="ce87" office:value-type="string" calcext:value-type="string">
            <text:p>r</text:p>
          </table:table-cell>
          <table:table-cell table:style-name="ce87" table:number-columns-repeated="2"/>
          <table:table-cell table:style-name="ce87" office:value-type="string" calcext:value-type="string">
            <text:p>T</text:p>
          </table:table-cell>
          <table:table-cell table:style-name="ce87" table:number-columns-repeated="4"/>
          <table:table-cell table:style-name="ce100"/>
          <table:table-cell table:number-columns-repeated="16367"/>
        </table:table-row>
        <table:table-row table:style-name="ro1">
          <table:table-cell office:value-type="string" calcext:value-type="string">
            <text:p><text:s text:c="4"/>bool flameOn <text:s text:c="13"/>= false;</text:p>
          </table:table-cell>
          <table:table-cell table:style-name="ce87" table:number-columns-repeated="2"/>
          <table:table-cell table:number-columns-repeated="2" table:style-name="ce87" office:value-type="string" calcext:value-type="string">
            <text:p>r</text:p>
          </table:table-cell>
          <table:table-cell table:style-name="ce87" table:number-columns-repeated="2"/>
          <table:table-cell table:style-name="ce87" office:value-type="string" calcext:value-type="string">
            <text:p>T</text:p>
          </table:table-cell>
          <table:table-cell table:style-name="ce87" table:number-columns-repeated="4"/>
          <table:table-cell table:style-name="ce100"/>
          <table:table-cell table:number-columns-repeated="16367"/>
        </table:table-row>
        <table:table-row table:style-name="ro1">
          <table:table-cell office:value-type="string" calcext:value-type="string">
            <text:p><text:s text:c="4"/>float actualBoilerTemperature;</text:p>
          </table:table-cell>
          <table:table-cell table:style-name="ce87" table:number-columns-repeated="2"/>
          <table:table-cell table:number-columns-repeated="2" table:style-name="ce87" office:value-type="string" calcext:value-type="string">
            <text:p>r</text:p>
          </table:table-cell>
          <table:table-cell table:style-name="ce87" table:number-columns-repeated="2"/>
          <table:table-cell table:style-name="ce87" office:value-type="string" calcext:value-type="string">
            <text:p>T</text:p>
          </table:table-cell>
          <table:table-cell table:style-name="ce87" table:number-columns-repeated="4"/>
          <table:table-cell table:style-name="ce100"/>
          <table:table-cell table:number-columns-repeated="16367"/>
        </table:table-row>
        <table:table-row table:style-name="ro1">
          <table:table-cell office:value-type="string" calcext:value-type="string">
            <text:p><text:s text:c="4"/>float actualDomesticHotWaterTemperature;</text:p>
          </table:table-cell>
          <table:table-cell table:style-name="ce87" table:number-columns-repeated="2"/>
          <table:table-cell table:number-columns-repeated="2" table:style-name="ce87" office:value-type="string" calcext:value-type="string">
            <text:p>r</text:p>
          </table:table-cell>
          <table:table-cell table:style-name="ce87" table:number-columns-repeated="2"/>
          <table:table-cell table:style-name="ce87" office:value-type="string" calcext:value-type="string">
            <text:p>T</text:p>
          </table:table-cell>
          <table:table-cell table:style-name="ce87" table:number-columns-repeated="4"/>
          <table:table-cell table:style-name="ce100"/>
          <table:table-cell table:number-columns-repeated="16367"/>
        </table:table-row>
        <table:table-row table:style-name="ro1">
          <table:table-cell office:value-type="string" calcext:value-type="string">
            <text:p><text:s text:c="4"/>String responseFromBoiler="Not started yet";</text:p>
          </table:table-cell>
          <table:table-cell table:style-name="ce87" table:number-columns-repeated="2"/>
          <table:table-cell table:number-columns-repeated="2" table:style-name="ce87" office:value-type="string" calcext:value-type="string">
            <text:p>r</text:p>
          </table:table-cell>
          <table:table-cell table:style-name="ce87" table:number-columns-repeated="2"/>
          <table:table-cell table:style-name="ce87" office:value-type="string" calcext:value-type="string">
            <text:p>T</text:p>
          </table:table-cell>
          <table:table-cell table:style-name="ce87" table:number-columns-repeated="4"/>
          <table:table-cell table:style-name="ce100"/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bool backLightOn=true; </text:p>
          </table:table-cell>
          <table:table-cell table:style-name="ce91" table:number-columns-repeated="2"/>
          <table:table-cell table:number-columns-repeated="2" table:style-name="ce91" office:value-type="string" calcext:value-type="string">
            <text:p>r</text:p>
          </table:table-cell>
          <table:table-cell table:style-name="ce91" table:number-columns-repeated="3"/>
          <table:table-cell table:style-name="ce91" office:value-type="string" calcext:value-type="string">
            <text:p>T</text:p>
          </table:table-cell>
          <table:table-cell table:style-name="ce91" table:number-columns-repeated="3"/>
          <table:table-cell table:style-name="ce104" office:value-type="string" calcext:value-type="string">
            <text:p>Boolean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// Time stat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 text:c="4"/>bool timeSynched <text:s text:c="9"/>= false;</text:p>
          </table:table-cell>
          <table:table-cell table:style-name="ce92" table:number-columns-repeated="4"/>
          <table:table-cell table:style-name="ce92" office:value-type="string" calcext:value-type="string">
            <text:p>r</text:p>
          </table:table-cell>
          <table:table-cell table:style-name="ce92" table:number-columns-repeated="5"/>
          <table:table-cell table:style-name="ce92" office:value-type="string" calcext:value-type="string">
            <text:p>T</text:p>
          </table:table-cell>
          <table:table-cell table:style-name="ce105" office:value-type="string" calcext:value-type="string">
            <text:p>Boolean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list&lt;tAccessPoint&gt; AccessPoints;</text:p>
          </table:table-cell>
          <table:table-cell table:style-name="ce93" table:number-columns-repeated="8"/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r</text:p>
          </table:table-cell>
          <table:table-cell table:style-name="ce93"/>
          <table:table-cell table:style-name="ce106" office:value-type="string" calcext:value-type="string">
            <text:p>Struct protected by mutex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String botName;</text:p>
          </table:table-cell>
          <table:table-cell table:style-name="ce93" table:number-columns-repeated="3"/>
          <table:table-cell table:style-name="ce93" office:value-type="string" calcext:value-type="string">
            <text:p>r</text:p>
          </table:table-cell>
          <table:table-cell table:style-name="ce93" table:number-columns-repeated="4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106"/>
          <table:table-cell table:number-columns-repeated="16367"/>
        </table:table-row>
        <table:table-row table:style-name="ro1">
          <table:table-cell office:value-type="string" calcext:value-type="string">
            <text:p><text:s text:c="4"/>String botUserName;</text:p>
          </table:table-cell>
          <table:table-cell table:style-name="ce93" table:number-columns-repeated="3"/>
          <table:table-cell table:style-name="ce93" office:value-type="string" calcext:value-type="string">
            <text:p>r</text:p>
          </table:table-cell>
          <table:table-cell table:style-name="ce93" table:number-columns-repeated="4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106"/>
          <table:table-cell table:number-columns-repeated="16367"/>
        </table:table-row>
        <table:table-row table:style-name="ro1">
          <table:table-cell office:value-type="string" calcext:value-type="string">
            <text:p><text:s text:c="4"/>String botToken;</text:p>
          </table:table-cell>
          <table:table-cell table:style-name="ce93" table:number-columns-repeated="3"/>
          <table:table-cell table:style-name="ce93" office:value-type="string" calcext:value-type="string">
            <text:p>r</text:p>
          </table:table-cell>
          <table:table-cell table:style-name="ce93" table:number-columns-repeated="4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106"/>
          <table:table-cell table:number-columns-repeated="16367"/>
        </table:table-row>
        <table:table-row table:style-name="ro1">
          <table:table-cell office:value-type="string" calcext:value-type="string">
            <text:p><text:s text:c="4"/>String botChatID;</text:p>
          </table:table-cell>
          <table:table-cell table:style-name="ce93" table:number-columns-repeated="3"/>
          <table:table-cell table:style-name="ce93" office:value-type="string" calcext:value-type="string">
            <text:p>r</text:p>
          </table:table-cell>
          <table:table-cell table:style-name="ce93" table:number-columns-repeated="4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106"/>
          <table:table-cell table:number-columns-repeated="1636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 text:c="4"/>char timezone[64]="Europe/Amsterdam";</text:p>
          </table:table-cell>
          <table:table-cell table:style-name="ce93" table:number-columns-repeated="9"/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r</text:p>
          </table:table-cell>
          <table:table-cell table:style-name="ce106" office:value-type="string" calcext:value-type="string">
            <text:p>Struct protected by mutex</text:p>
          </table:table-cell>
          <table:table-cell table:number-columns-repeated="16367"/>
        </table:table-row>
        <table:table-row table:style-name="ro1">
          <table:table-cell table:style-name="Default" table:number-columns-repeated="4"/>
          <table:table-cell table:style-name="ce97"/>
          <table:table-cell table:style-name="Default"/>
          <table:table-cell table:style-name="ce97" table:number-columns-repeated="3"/>
          <table:table-cell table:style-name="Default"/>
          <table:table-cell table:style-name="ce97" table:number-columns-repeated="2"/>
          <table:table-cell table:style-name="Default" table:number-columns-repeated="1014"/>
          <table:table-cell table:number-columns-repeated="15354"/>
        </table:table-row>
        <table:table-row table:style-name="ro1">
          <table:table-cell office:value-type="string" calcext:value-type="string">
            <text:p><text:s text:c="4"/>bool locationKnown=false; <text:s text:c="11"/></text:p>
          </table:table-cell>
          <table:table-cell table:style-name="ce91" table:number-columns-repeated="10"/>
          <table:table-cell table:style-name="ce91" office:value-type="string" calcext:value-type="string">
            <text:p>T</text:p>
          </table:table-cell>
          <table:table-cell table:style-name="ce104" office:value-type="string" calcext:value-type="string">
            <text:p>Internal variable Tim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int <text:s/>timeZoneOffset=3600;</text:p>
          </table:table-cell>
          <table:table-cell table:style-name="ce91" table:number-columns-repeated="10"/>
          <table:table-cell table:style-name="ce91" office:value-type="string" calcext:value-type="string">
            <text:p>T</text:p>
          </table:table-cell>
          <table:table-cell table:style-name="ce104"/>
          <table:table-cell table:number-columns-repeated="16367"/>
        </table:table-row>
        <table:table-row table:style-name="ro1">
          <table:table-cell office:value-type="string" calcext:value-type="string">
            <text:p><text:s text:c="4"/>int <text:s/>timeDSToffset=0;</text:p>
          </table:table-cell>
          <table:table-cell table:style-name="ce91" table:number-columns-repeated="10"/>
          <table:table-cell table:style-name="ce91" office:value-type="string" calcext:value-type="string">
            <text:p>T</text:p>
          </table:table-cell>
          <table:table-cell table:style-name="ce104"/>
          <table:table-cell table:number-columns-repeated="16367"/>
        </table:table-row>
        <table:table-row table:style-name="ro1">
          <table:table-cell table:style-name="Default" table:number-columns-repeated="4"/>
          <table:table-cell table:style-name="ce97"/>
          <table:table-cell table:style-name="Default"/>
          <table:table-cell table:style-name="ce97" table:number-columns-repeated="3"/>
          <table:table-cell table:style-name="Default"/>
          <table:table-cell table:style-name="ce97" table:number-columns-repeated="2"/>
          <table:table-cell table:style-name="Default" table:number-columns-repeated="1014"/>
          <table:table-cell table:number-columns-repeated="15354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16379"/>
        </table:table-row>
        <table:table-row table:style-name="ro1" table:number-rows-repeated="13">
          <table:table-cell table:style-name="Default"/>
          <table:table-cell table:style-name="ce94" table:number-columns-repeated="2"/>
          <table:table-cell table:style-name="Default"/>
          <table:table-cell table:style-name="ce97"/>
          <table:table-cell table:style-name="Default"/>
          <table:table-cell table:style-name="ce97" table:number-columns-repeated="3"/>
          <table:table-cell table:style-name="Default"/>
          <table:table-cell table:style-name="ce97" table:number-columns-repeated="2"/>
          <table:table-cell table:style-name="Default" table:number-columns-repeated="1014"/>
          <table:table-cell table:number-columns-repeated="15354"/>
        </table:table-row>
        <table:table-row table:style-name="ro1" table:number-rows-repeated="104847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Telegram" table:style-name="ta2">
        <table:table-column table:style-name="co65" table:default-cell-style-name="ce38"/>
        <table:table-column table:style-name="co66" table:number-columns-repeated="6" table:default-cell-style-name="ce109"/>
        <table:table-column table:style-name="co67" table:default-cell-style-name="ce38"/>
        <table:table-column table:style-name="co68" table:default-cell-style-name="ce38"/>
        <table:table-column table:style-name="co69" table:default-cell-style-name="ce38"/>
        <table:table-column table:style-name="co70" table:default-cell-style-name="ce38"/>
        <table:table-column table:style-name="co67" table:default-cell-style-name="ce38"/>
        <table:table-column table:style-name="co71" table:default-cell-style-name="ce38"/>
        <table:table-column table:style-name="co72" table:default-cell-style-name="ce38"/>
        <table:table-column table:style-name="co73" table:default-cell-style-name="ce38"/>
        <table:table-column table:style-name="co74" table:number-columns-repeated="5" table:default-cell-style-name="ce38"/>
        <table:table-column table:style-name="co75" table:default-cell-style-name="ce38"/>
        <table:table-column table:style-name="co37" table:default-cell-style-name="ce38"/>
        <table:table-column table:style-name="co67" table:number-columns-repeated="1002" table:default-cell-style-name="ce38"/>
        <table:table-row table:style-name="ro2">
          <table:table-cell table:style-name="ce3"/>
          <table:table-cell table:style-name="ce15" table:number-columns-repeated="6"/>
          <table:table-cell table:style-name="ce3"/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Default label</text:p>
          </table:table-cell>
          <table:table-cell table:style-name="ce3" table:number-columns-repeated="7"/>
          <table:table-cell table:style-name="ce3" office:value-type="string" calcext:value-type="string">
            <text:p>Menus</text:p>
          </table:table-cell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All commands</text:p>
          </table:table-cell>
          <table:table-cell office:value-type="string" calcext:value-type="string">
            <text:p><text:s/></text:p>
          </table:table-cell>
          <table:table-cell table:style-name="ce3" table:number-columns-repeated="1002"/>
        </table:table-row>
        <table:table-row table:style-name="ro2">
          <table:table-cell table:number-columns-repeated="21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 table:number-columns-repeated="21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0"/>
          <table:table-cell table:style-name="ce82" table:number-columns-repeated="4"/>
          <table:table-cell table:number-columns-repeated="4"/>
          <table:table-cell table:formula="of:=&quot;enum tgMenu { &quot;" office:value-type="string" office:string-value="enum tgMenu { " calcext:value-type="string">
            <text:p>enum tgMenu { </text:p>
          </table:table-cell>
          <table:table-cell/>
          <table:table-cell table:formula="of:=&quot;enum tgCommand { tcCommandNotRecognized&quot;" office:value-type="string" office:string-value="enum tgCommand { tcCommandNotRecognized" calcext:value-type="string">
            <text:p>enum tgCommand { tcCommandNotRecognized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29" office:value-type="string" calcext:value-type="string" table:number-columns-spanned="3" table:number-rows-spanned="1">
            <text:p>20°C</text:p>
          </table:table-cell>
          <table:covered-table-cell/>
          <table:covered-table-cell table:style-name="Default"/>
          <table:table-cell table:style-name="ce59" office:value-type="string" calcext:value-type="string" table:number-columns-spanned="3" table:number-rows-spanned="1">
            <text:p>21°C</text:p>
          </table:table-cell>
          <table:covered-table-cell table:style-name="Default"/>
          <table:covered-table-cell/>
          <table:table-cell/>
          <table:table-cell office:value-type="string" calcext:value-type="string">
            <text:p>scnMain</text:p>
          </table:table-cell>
          <table:table-cell office:value-type="string" calcext:value-type="string">
            <text:p>cmdSetpointLower</text:p>
          </table:table-cell>
          <table:table-cell table:style-name="ce52" office:value-type="string" calcext:value-type="string">
            <text:p>xxx°C</text:p>
          </table:table-cell>
          <table:table-cell table:style-name="ce52"/>
          <table:table-cell table:style-name="ce80" table:formula="of:=&quot;result+= &quot;&amp;CHAR(34)&amp;&quot;[&quot;&amp;CHAR(34)&amp;&quot;+ btnInline(&quot;&amp;[.J5]&amp;&quot;) + &quot;&amp;CHAR(34)&amp;&quot;],&quot;&amp;CHAR(34)&amp;&quot;;&quot;" office:value-type="string" office:string-value="result+= &quot;[&quot;+ btnInline(cmdSetpointLower) + &quot;],&quot;;" calcext:value-type="string">
            <text:p>result+= "["+ btnInline(cmdSetpointLower) + "],";</text:p>
          </table:table-cell>
          <table:table-cell table:style-name="ce52"/>
          <table:table-cell table:formula="of:=&quot;void Data::&quot;&amp;LOWER(MID([.J5];3;1))&amp;MID([.J5];4;255)&amp;&quot;() {&quot;" office:value-type="string" office:string-value="void Data::dSetpointLower() {" calcext:value-type="string">
            <text:p>void Data::dSetpointLower() {</text:p>
          </table:table-cell>
          <table:table-cell table:formula="of:=IF(ISTEXT([.O5]);[.O5]&amp;&quot; };&quot;;&quot;&quot;)" office:value-type="string" office:string-value="void Data::dSetpointLower() { };" calcext:value-type="string">
            <text:p>void Data::dSetpointLower() { };</text:p>
          </table:table-cell>
          <table:table-cell table:formula="of:=IF(ISTEXT([.O5]);&quot;void &quot;&amp;LOWER(MID([.J5];3;1))&amp;MID([.J5];4;255)&amp;&quot;();&quot;;&quot;&quot;)" office:value-type="string" office:string-value="void dSetpointLower();" calcext:value-type="string">
            <text:p>void dSetpointLower();</text:p>
          </table:table-cell>
          <table:table-cell table:formula="of:=IF(ISTEXT([.O5]);SUBSTITUTE([.Q5];&quot;void &quot;;&quot;      data.&quot;);&quot;&quot;)" office:value-type="string" office:string-value="      data.dSetpointLower();" calcext:value-type="string">
            <text:p><text:s text:c="6"/>data.dSetpointLower();</text:p>
          </table:table-cell>
          <table:table-cell table:formula="of:=[.S4]&amp;IF(ISTEXT([.I5]);[.I5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5]&amp;&quot;, { &quot;&amp;CHAR(34)&amp;[.K5]&amp;CHAR(34)&amp;&quot;, &quot;&amp;CHAR(34)&amp;&quot;/&quot;&amp;[.J5]&amp;CHAR(34)&amp;&quot; } },&quot;" office:value-type="string" office:string-value="  { cmdSetpointLower, { &quot;xxx°C&quot;, &quot;/cmdSetpointLower&quot; } }," calcext:value-type="string">
            <text:p><text:s text:c="2"/>{ cmdSetpointLower, { "xxx°C", "/cmdSetpointLower" } },</text:p>
          </table:table-cell>
          <table:table-cell table:formula="of:=[.U4]&amp;IF(ISTEXT([.J5]);&quot;, &quot;&amp;[.J5];&quot;&quot;)" office:value-type="string" office:string-value="enum tgCommand { tcCommandNotRecognized, cmdSetpointLower" calcext:value-type="string">
            <text:p>enum tgCommand { tcCommandNotRecognized, cmdSetpointLow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Auto</text:p>
          </table:table-cell>
          <table:covered-table-cell/>
          <table:table-cell table:style-name="ce18" office:value-type="string" calcext:value-type="string" table:number-columns-spanned="2" table:number-rows-spanned="1">
            <text:p>Go away</text:p>
          </table:table-cell>
          <table:covered-table-cell table:style-name="ce20"/>
          <table:table-cell table:style-name="ce22" office:value-type="string" calcext:value-type="string" table:number-columns-spanned="2" table:number-rows-spanned="1">
            <text:p>Off</text:p>
          </table:table-cell>
          <table:covered-table-cell/>
          <table:table-cell table:number-columns-repeated="2"/>
          <table:table-cell office:value-type="string" calcext:value-type="string">
            <text:p>cmdSetpointAuto</text:p>
          </table:table-cell>
          <table:table-cell office:value-type="string" calcext:value-type="string">
            <text:p>Auto</text:p>
          </table:table-cell>
          <table:table-cell/>
          <table:table-cell table:style-name="ce80" table:formula="of:=&quot;result+= &quot;&amp;CHAR(34)&amp;&quot;[&quot;&amp;CHAR(34)&amp;&quot;+ btnInline(&quot;&amp;[.J6]&amp;&quot;) + &quot;&amp;CHAR(34)&amp;&quot;],&quot;&amp;CHAR(34)&amp;&quot;;&quot;" office:value-type="string" office:string-value="result+= &quot;[&quot;+ btnInline(cmdSetpointAuto) + &quot;],&quot;;" calcext:value-type="string">
            <text:p>result+= "["+ btnInline(cmdSetpointAuto) + "],";</text:p>
          </table:table-cell>
          <table:table-cell/>
          <table:table-cell table:formula="of:=&quot;void Data::&quot;&amp;LOWER(MID([.J6];3;1))&amp;MID([.J6];4;255)&amp;&quot;() {&quot;" office:value-type="string" office:string-value="void Data::dSetpointAuto() {" calcext:value-type="string">
            <text:p>void Data::dSetpointAuto() {</text:p>
          </table:table-cell>
          <table:table-cell table:formula="of:=IF(ISTEXT([.O6]);[.O6]&amp;&quot; };&quot;;&quot;&quot;)" office:value-type="string" office:string-value="void Data::dSetpointAuto() { };" calcext:value-type="string">
            <text:p>void Data::dSetpointAuto() { };</text:p>
          </table:table-cell>
          <table:table-cell table:formula="of:=IF(ISTEXT([.O6]);&quot;void &quot;&amp;LOWER(MID([.J6];3;1))&amp;MID([.J6];4;255)&amp;&quot;();&quot;;&quot;&quot;)" office:value-type="string" office:string-value="void dSetpointAuto();" calcext:value-type="string">
            <text:p>void dSetpointAuto();</text:p>
          </table:table-cell>
          <table:table-cell table:formula="of:=IF(ISTEXT([.O6]);SUBSTITUTE([.Q6];&quot;void &quot;;&quot;      data.&quot;);&quot;&quot;)" office:value-type="string" office:string-value="      data.dSetpointAuto();" calcext:value-type="string">
            <text:p><text:s text:c="6"/>data.dSetpointAuto();</text:p>
          </table:table-cell>
          <table:table-cell table:formula="of:=[.S5]&amp;IF(ISTEXT([.I6]);[.I6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6]&amp;&quot;, { &quot;&amp;CHAR(34)&amp;[.K6]&amp;CHAR(34)&amp;&quot;, &quot;&amp;CHAR(34)&amp;&quot;/&quot;&amp;[.J6]&amp;CHAR(34)&amp;&quot; } },&quot;" office:value-type="string" office:string-value="  { cmdSetpointAuto, { &quot;Auto&quot;, &quot;/cmdSetpointAuto&quot; } }," calcext:value-type="string">
            <text:p><text:s text:c="2"/>{ cmdSetpointAuto, { "Auto", "/cmdSetpointAuto" } },</text:p>
          </table:table-cell>
          <table:table-cell table:formula="of:=[.U5]&amp;IF(ISTEXT([.J6]);&quot;, &quot;&amp;[.J6];&quot;&quot;)" office:value-type="string" office:string-value="enum tgCommand { tcCommandNotRecognized, cmdSetpointLower, cmdSetpointAuto" calcext:value-type="string">
            <text:p>enum tgCommand { tcCommandNotRecognized, cmdSetpointLower, cmdSetpointAuto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0" office:value-type="string" calcext:value-type="string" table:number-columns-spanned="6" table:number-rows-spanned="1">
            <text:p>Overrule today</text:p>
          </table:table-cell>
          <table:covered-table-cell/>
          <table:covered-table-cell table:number-columns-repeated="4" table:style-name="Default"/>
          <table:table-cell table:number-columns-repeated="2"/>
          <table:table-cell office:value-type="string" calcext:value-type="string">
            <text:p>cmdSetpointHigher</text:p>
          </table:table-cell>
          <table:table-cell table:style-name="ce52" office:value-type="string" calcext:value-type="string">
            <text:p>xxx°C</text:p>
          </table:table-cell>
          <table:table-cell table:style-name="ce52"/>
          <table:table-cell table:style-name="ce80" table:formula="of:=&quot;result+= &quot;&amp;CHAR(34)&amp;&quot;[&quot;&amp;CHAR(34)&amp;&quot;+ btnInline(&quot;&amp;[.J7]&amp;&quot;) + &quot;&amp;CHAR(34)&amp;&quot;],&quot;&amp;CHAR(34)&amp;&quot;;&quot;" office:value-type="string" office:string-value="result+= &quot;[&quot;+ btnInline(cmdSetpointHigher) + &quot;],&quot;;" calcext:value-type="string">
            <text:p>result+= "["+ btnInline(cmdSetpointHigher) + "],";</text:p>
          </table:table-cell>
          <table:table-cell table:style-name="ce52"/>
          <table:table-cell table:formula="of:=&quot;void Data::&quot;&amp;LOWER(MID([.J7];3;1))&amp;MID([.J7];4;255)&amp;&quot;() {&quot;" office:value-type="string" office:string-value="void Data::dSetpointHigher() {" calcext:value-type="string">
            <text:p>void Data::dSetpointHigher() {</text:p>
          </table:table-cell>
          <table:table-cell table:formula="of:=IF(ISTEXT([.O7]);[.O7]&amp;&quot; };&quot;;&quot;&quot;)" office:value-type="string" office:string-value="void Data::dSetpointHigher() { };" calcext:value-type="string">
            <text:p>void Data::dSetpointHigher() { };</text:p>
          </table:table-cell>
          <table:table-cell table:formula="of:=IF(ISTEXT([.O7]);&quot;void &quot;&amp;LOWER(MID([.J7];3;1))&amp;MID([.J7];4;255)&amp;&quot;();&quot;;&quot;&quot;)" office:value-type="string" office:string-value="void dSetpointHigher();" calcext:value-type="string">
            <text:p>void dSetpointHigher();</text:p>
          </table:table-cell>
          <table:table-cell table:formula="of:=IF(ISTEXT([.O7]);SUBSTITUTE([.Q7];&quot;void &quot;;&quot;      data.&quot;);&quot;&quot;)" office:value-type="string" office:string-value="      data.dSetpointHigher();" calcext:value-type="string">
            <text:p><text:s text:c="6"/>data.dSetpointHigher();</text:p>
          </table:table-cell>
          <table:table-cell table:formula="of:=[.S6]&amp;IF(ISTEXT([.I7]);[.I7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7]&amp;&quot;, { &quot;&amp;CHAR(34)&amp;[.K7]&amp;CHAR(34)&amp;&quot;, &quot;&amp;CHAR(34)&amp;&quot;/&quot;&amp;[.J7]&amp;CHAR(34)&amp;&quot; } },&quot;" office:value-type="string" office:string-value="  { cmdSetpointHigher, { &quot;xxx°C&quot;, &quot;/cmdSetpointHigher&quot; } }," calcext:value-type="string">
            <text:p><text:s text:c="2"/>{ cmdSetpointHigher, { "xxx°C", "/cmdSetpointHigher" } },</text:p>
          </table:table-cell>
          <table:table-cell table:formula="of:=[.U6]&amp;IF(ISTEXT([.J7]);&quot;, &quot;&amp;[.J7];&quot;&quot;)" office:value-type="string" office:string-value="enum tgCommand { tcCommandNotRecognized, cmdSetpointLower, cmdSetpointAuto, cmdSetpointHigher" calcext:value-type="string">
            <text:p>enum tgCommand { tcCommandNotRecognized, cmdSetpointLower, cmdSetpointAuto, cmdSetpointHigh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0" office:value-type="string" calcext:value-type="string" table:number-columns-spanned="6" table:number-rows-spanned="1">
            <text:p>Overrule tomorrow</text:p>
          </table:table-cell>
          <table:covered-table-cell/>
          <table:covered-table-cell table:number-columns-repeated="4" table:style-name="Default"/>
          <table:table-cell table:number-columns-repeated="2"/>
          <table:table-cell table:style-name="ce82" office:value-type="string" calcext:value-type="string">
            <text:p>cmdGoAway</text:p>
          </table:table-cell>
          <table:table-cell table:style-name="ce82" office:value-type="string" calcext:value-type="string">
            <text:p>Go out</text:p>
          </table:table-cell>
          <table:table-cell table:style-name="ce82"/>
          <table:table-cell table:style-name="ce80" table:formula="of:=&quot;result+= &quot;&amp;CHAR(34)&amp;&quot;[&quot;&amp;CHAR(34)&amp;&quot;+ btnInline(&quot;&amp;[.J8]&amp;&quot;) + &quot;&amp;CHAR(34)&amp;&quot;],&quot;&amp;CHAR(34)&amp;&quot;;&quot;" office:value-type="string" office:string-value="result+= &quot;[&quot;+ btnInline(cmdGoAway) + &quot;],&quot;;" calcext:value-type="string">
            <text:p>result+= "["+ btnInline(cmdGoAway) + "],";</text:p>
          </table:table-cell>
          <table:table-cell table:style-name="ce82"/>
          <table:table-cell table:formula="of:=&quot;void Data::&quot;&amp;LOWER(MID([.J8];3;1))&amp;MID([.J8];4;255)&amp;&quot;() {&quot;" office:value-type="string" office:string-value="void Data::dGoAway() {" calcext:value-type="string">
            <text:p>void Data::dGoAway() {</text:p>
          </table:table-cell>
          <table:table-cell table:formula="of:=IF(ISTEXT([.O8]);[.O8]&amp;&quot; };&quot;;&quot;&quot;)" office:value-type="string" office:string-value="void Data::dGoAway() { };" calcext:value-type="string">
            <text:p>void Data::dGoAway() { };</text:p>
          </table:table-cell>
          <table:table-cell table:formula="of:=IF(ISTEXT([.O8]);&quot;void &quot;&amp;LOWER(MID([.J8];3;1))&amp;MID([.J8];4;255)&amp;&quot;();&quot;;&quot;&quot;)" office:value-type="string" office:string-value="void dGoAway();" calcext:value-type="string">
            <text:p>void dGoAway();</text:p>
          </table:table-cell>
          <table:table-cell table:formula="of:=IF(ISTEXT([.O8]);SUBSTITUTE([.Q8];&quot;void &quot;;&quot;      data.&quot;);&quot;&quot;)" office:value-type="string" office:string-value="      data.dGoAway();" calcext:value-type="string">
            <text:p><text:s text:c="6"/>data.dGoAway();</text:p>
          </table:table-cell>
          <table:table-cell table:formula="of:=[.S7]&amp;IF(ISTEXT([.I8]);[.I8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8]&amp;&quot;, { &quot;&amp;CHAR(34)&amp;[.K8]&amp;CHAR(34)&amp;&quot;, &quot;&amp;CHAR(34)&amp;&quot;/&quot;&amp;[.J8]&amp;CHAR(34)&amp;&quot; } },&quot;" office:value-type="string" office:string-value="  { cmdGoAway, { &quot;Go out&quot;, &quot;/cmdGoAway&quot; } }," calcext:value-type="string">
            <text:p><text:s text:c="2"/>{ cmdGoAway, { "Go out", "/cmdGoAway" } },</text:p>
          </table:table-cell>
          <table:table-cell table:formula="of:=[.U7]&amp;IF(ISTEXT([.J8]);&quot;, &quot;&amp;[.J8];&quot;&quot;)" office:value-type="string" office:string-value="enum tgCommand { tcCommandNotRecognized, cmdSetpointLower, cmdSetpointAuto, cmdSetpointHigher, cmdGoAway" calcext:value-type="string">
            <text:p>enum tgCommand { tcCommandNotRecognized, cmdSetpointLower, cmdSetpointAuto, cmdSetpointHigher, cmdGo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1" office:value-type="string" calcext:value-type="string" table:number-columns-spanned="6" table:number-rows-spanned="1">
            <text:p>Overrule multiple days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Menu</text:p>
          </table:table-cell>
          <table:table-cell office:value-type="string" calcext:value-type="string">
            <text:p>Overrule today</text:p>
          </table:table-cell>
          <table:table-cell/>
          <table:table-cell table:style-name="ce80" table:formula="of:=&quot;result+= &quot;&amp;CHAR(34)&amp;&quot;[&quot;&amp;CHAR(34)&amp;&quot;+ btnInline(&quot;&amp;[.J9]&amp;&quot;) + &quot;&amp;CHAR(34)&amp;&quot;],&quot;&amp;CHAR(34)&amp;&quot;;&quot;" office:value-type="string" office:string-value="result+= &quot;[&quot;+ btnInline(cmdOverruleTodayMenu) + &quot;],&quot;;" calcext:value-type="string">
            <text:p>result+= "["+ btnInline(cmdOverruleTodayMenu) + "],";</text:p>
          </table:table-cell>
          <table:table-cell table:number-columns-repeated="2"/>
          <table:table-cell table:formula="of:=IF(ISTEXT([.O9]);[.O9]&amp;&quot; };&quot;;&quot;&quot;)">
            <text:p/>
          </table:table-cell>
          <table:table-cell table:formula="of:=IF(ISTEXT([.O9]);&quot;void &quot;&amp;LOWER(MID([.J9];3;1))&amp;MID([.J9];4;255)&amp;&quot;();&quot;;&quot;&quot;)">
            <text:p/>
          </table:table-cell>
          <table:table-cell table:formula="of:=IF(ISTEXT([.O9]);SUBSTITUTE([.Q9];&quot;void &quot;;&quot;      data.&quot;);&quot;&quot;)">
            <text:p/>
          </table:table-cell>
          <table:table-cell table:formula="of:=[.S8]&amp;IF(ISTEXT([.I9]);[.I9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9]&amp;&quot;, { &quot;&amp;CHAR(34)&amp;[.K9]&amp;CHAR(34)&amp;&quot;, &quot;&amp;CHAR(34)&amp;&quot;/&quot;&amp;[.J9]&amp;CHAR(34)&amp;&quot; } },&quot;" office:value-type="string" office:string-value="  { cmdOverruleTodayMenu, { &quot;Overrule today&quot;, &quot;/cmdOverruleTodayMenu&quot; } }," calcext:value-type="string">
            <text:p><text:s text:c="2"/>{ cmdOverruleTodayMenu, { "Overrule today", "/cmdOverruleTodayMenu" } },</text:p>
          </table:table-cell>
          <table:table-cell table:formula="of:=[.U8]&amp;IF(ISTEXT([.J9]);&quot;, &quot;&amp;[.J9];&quot;&quot;)" office:value-type="string" office:string-value="enum tgCommand { tcCommandNotRecognized, cmdSetpointLower, cmdSetpointAuto, cmdSetpointHigher, cmdGoAway, cmdOverruleTodayMenu" calcext:value-type="string">
            <text:p>enum tgCommand { tcCommandNotRecognized, cmdSetpointLower, cmdSetpointAuto, cmdSetpointHigher, cmdGoAway, cmdOverruleToday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109"/>
          <table:table-cell table:style-name="ce115" office:value-type="string" calcext:value-type="string" table:number-columns-spanned="3" table:number-rows-spanned="1">
            <text:p>Settings</text:p>
          </table:table-cell>
          <table:covered-table-cell table:number-columns-repeated="2"/>
          <table:table-cell table:style-name="ce46" office:value-type="string" calcext:value-type="string" table:number-columns-spanned="3" table:number-rows-spanned="1">
            <text:p>Update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OverruleTomorrowMenu</text:p>
          </table:table-cell>
          <table:table-cell office:value-type="string" calcext:value-type="string">
            <text:p>Overrule tomorrow</text:p>
          </table:table-cell>
          <table:table-cell/>
          <table:table-cell table:style-name="ce80" table:formula="of:=&quot;result+= &quot;&amp;CHAR(34)&amp;&quot;[&quot;&amp;CHAR(34)&amp;&quot;+ btnInline(&quot;&amp;[.J10]&amp;&quot;) + &quot;&amp;CHAR(34)&amp;&quot;],&quot;&amp;CHAR(34)&amp;&quot;;&quot;" office:value-type="string" office:string-value="result+= &quot;[&quot;+ btnInline(cmdOverruleTomorrowMenu) + &quot;],&quot;;" calcext:value-type="string">
            <text:p>result+= "["+ btnInline(cmdOverruleTomorrowMenu) + "],";</text:p>
          </table:table-cell>
          <table:table-cell table:number-columns-repeated="2"/>
          <table:table-cell table:formula="of:=IF(ISTEXT([.O10]);[.O10]&amp;&quot; };&quot;;&quot;&quot;)">
            <text:p/>
          </table:table-cell>
          <table:table-cell table:formula="of:=IF(ISTEXT([.O10]);&quot;void &quot;&amp;LOWER(MID([.J10];3;1))&amp;MID([.J10];4;255)&amp;&quot;();&quot;;&quot;&quot;)">
            <text:p/>
          </table:table-cell>
          <table:table-cell table:formula="of:=IF(ISTEXT([.O10]);SUBSTITUTE([.Q10];&quot;void &quot;;&quot;      data.&quot;);&quot;&quot;)">
            <text:p/>
          </table:table-cell>
          <table:table-cell table:formula="of:=[.S9]&amp;IF(ISTEXT([.I10]);[.I10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10]&amp;&quot;, { &quot;&amp;CHAR(34)&amp;[.K10]&amp;CHAR(34)&amp;&quot;, &quot;&amp;CHAR(34)&amp;&quot;/&quot;&amp;[.J10]&amp;CHAR(34)&amp;&quot; } },&quot;" office:value-type="string" office:string-value="  { cmdOverruleTomorrowMenu, { &quot;Overrule tomorrow&quot;, &quot;/cmdOverruleTomorrowMenu&quot; } }," calcext:value-type="string">
            <text:p><text:s text:c="2"/>{ cmdOverruleTomorrowMenu, { "Overrule tomorrow", "/cmdOverruleTomorrowMenu" } },</text:p>
          </table:table-cell>
          <table:table-cell table:formula="of:=[.U9]&amp;IF(ISTEXT([.J10]);&quot;, &quot;&amp;[.J10];&quot;&quot;)" office:value-type="string" office:string-value="enum tgCommand { tcCommandNotRecognized, cmdSetpointLower, cmdSetpointAuto, cmdSetpointHigher, cmdGoAway, cmdOverruleTodayMenu, cmdOverruleTomorrowMenu" calcext:value-type="string">
            <text:p>enum tgCommand { tcCommandNotRecognized, cmdSetpointLower, cmdSetpointAuto, cmdSetpointHigher, cmdGoAway, cmdOverruleTodayMenu, cmdOverruleTomorrow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109"/>
          <table:table-cell table:number-columns-repeated="8"/>
          <table:table-cell office:value-type="string" calcext:value-type="string">
            <text:p>cmdOverruleMultipleMenu</text:p>
          </table:table-cell>
          <table:table-cell office:value-type="string" calcext:value-type="string">
            <text:p>Overrule multiple days</text:p>
          </table:table-cell>
          <table:table-cell/>
          <table:table-cell table:style-name="ce80" table:formula="of:=&quot;result+= &quot;&amp;CHAR(34)&amp;&quot;[&quot;&amp;CHAR(34)&amp;&quot;+ btnInline(&quot;&amp;[.J11]&amp;&quot;) + &quot;&amp;CHAR(34)&amp;&quot;],&quot;&amp;CHAR(34)&amp;&quot;;&quot;" office:value-type="string" office:string-value="result+= &quot;[&quot;+ btnInline(cmdOverruleMultipleMenu) + &quot;],&quot;;" calcext:value-type="string">
            <text:p>result+= "["+ btnInline(cmdOverruleMultipleMenu) + "],";</text:p>
          </table:table-cell>
          <table:table-cell table:number-columns-repeated="2"/>
          <table:table-cell table:formula="of:=IF(ISTEXT([.O11]);[.O11]&amp;&quot; };&quot;;&quot;&quot;)">
            <text:p/>
          </table:table-cell>
          <table:table-cell table:formula="of:=IF(ISTEXT([.O11]);&quot;void &quot;&amp;LOWER(MID([.J11];3;1))&amp;MID([.J11];4;255)&amp;&quot;();&quot;;&quot;&quot;)">
            <text:p/>
          </table:table-cell>
          <table:table-cell table:formula="of:=IF(ISTEXT([.O11]);SUBSTITUTE([.Q11];&quot;void &quot;;&quot;      data.&quot;);&quot;&quot;)">
            <text:p/>
          </table:table-cell>
          <table:table-cell table:formula="of:=[.S10]&amp;IF(ISTEXT([.I11]);[.I11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11]&amp;&quot;, { &quot;&amp;CHAR(34)&amp;[.K11]&amp;CHAR(34)&amp;&quot;, &quot;&amp;CHAR(34)&amp;&quot;/&quot;&amp;[.J11]&amp;CHAR(34)&amp;&quot; } },&quot;" office:value-type="string" office:string-value="  { cmdOverruleMultipleMenu, { &quot;Overrule multiple days&quot;, &quot;/cmdOverruleMultipleMenu&quot; } }," calcext:value-type="string">
            <text:p><text:s text:c="2"/>{ cmdOverruleMultipleMenu, { "Overrule multiple days", "/cmdOverruleMultipleMenu" } },</text:p>
          </table:table-cell>
          <table:table-cell table:formula="of:=[.U10]&amp;IF(ISTEXT([.J11]);&quot;, &quot;&amp;[.J11];&quot;&quot;)" office:value-type="string" office:string-value="enum tgCommand { tcCommandNotRecognized, cmdSetpointLower, cmdSetpointAuto, cmdSetpointHigher, cmdGoAway, cmdOverruleTodayMenu, cmdOverruleTomorrowMenu, cmdOverruleMultipleMenu" calcext:value-type="string">
            <text:p>enum tgCommand { tcCommandNotRecognized, cmdSetpointLower, cmdSetpointAuto, cmdSetpointHigher, cmdGoAway, cmdOverruleTodayMenu, cmdOverruleTomorrowMenu, cmdOverruleMultip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109"/>
          <table:table-cell table:number-columns-repeated="8"/>
          <table:table-cell office:value-type="string" calcext:value-type="string">
            <text:p>cmdSettingsMenu</text:p>
          </table:table-cell>
          <table:table-cell office:value-type="string" calcext:value-type="string">
            <text:p>Settings</text:p>
          </table:table-cell>
          <table:table-cell/>
          <table:table-cell table:style-name="ce80" table:formula="of:=&quot;result+= &quot;&amp;CHAR(34)&amp;&quot;[&quot;&amp;CHAR(34)&amp;&quot;+ btnInline(&quot;&amp;[.J12]&amp;&quot;) + &quot;&amp;CHAR(34)&amp;&quot;],&quot;&amp;CHAR(34)&amp;&quot;;&quot;" office:value-type="string" office:string-value="result+= &quot;[&quot;+ btnInline(cmdSettingsMenu) + &quot;],&quot;;" calcext:value-type="string">
            <text:p>result+= "["+ btnInline(cmdSettingsMenu) + "],";</text:p>
          </table:table-cell>
          <table:table-cell table:style-name="ce80"/>
          <table:table-cell/>
          <table:table-cell table:formula="of:=IF(ISTEXT([.O12]);[.O12]&amp;&quot; };&quot;;&quot;&quot;)">
            <text:p/>
          </table:table-cell>
          <table:table-cell table:formula="of:=IF(ISTEXT([.O12]);&quot;void &quot;&amp;LOWER(MID([.J12];3;1))&amp;MID([.J12];4;255)&amp;&quot;();&quot;;&quot;&quot;)">
            <text:p/>
          </table:table-cell>
          <table:table-cell table:formula="of:=IF(ISTEXT([.O12]);SUBSTITUTE([.Q12];&quot;void &quot;;&quot;      data.&quot;);&quot;&quot;)">
            <text:p/>
          </table:table-cell>
          <table:table-cell table:formula="of:=[.S11]&amp;IF(ISTEXT([.I12]);[.I12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12]&amp;&quot;, { &quot;&amp;CHAR(34)&amp;[.K12]&amp;CHAR(34)&amp;&quot;, &quot;&amp;CHAR(34)&amp;&quot;/&quot;&amp;[.J12]&amp;CHAR(34)&amp;&quot; } },&quot;" office:value-type="string" office:string-value="  { cmdSettingsMenu, { &quot;Settings&quot;, &quot;/cmdSettingsMenu&quot; } }," calcext:value-type="string">
            <text:p><text:s text:c="2"/>{ cmdSettingsMenu, { "Settings", "/cmdSettingsMenu" } },</text:p>
          </table:table-cell>
          <table:table-cell table:formula="of:=[.U11]&amp;IF(ISTEXT([.J12]);&quot;, &quot;&amp;[.J12];&quot;&quot;)" office:value-type="string" office:string-value="enum tgCommand { tcCommandNotRecognized, cmdSetpointLower, cmdSetpointAuto, cmdSetpointHigher, cmdGoAway, cmdOverruleTodayMenu, cmdOverruleTomorrowMenu, cmdOverruleMultipleMenu, cmdSettingsMenu" calcext:value-type="string">
            <text:p>enum tgCommand { tcCommandNotRecognized, cmdSetpointLower, cmdSetpointAuto, cmdSetpointHigher, cmdGoAway, cmdOverruleTodayMenu, cmdOverruleTomorrowMenu, cmdOverruleMultipleMenu, cmdSettings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109"/>
          <table:table-cell table:number-columns-repeated="8"/>
          <table:table-cell table:style-name="ce80" office:value-type="string" calcext:value-type="string">
            <text:p>cmdUpdateStatus </text:p>
          </table:table-cell>
          <table:table-cell office:value-type="string" calcext:value-type="string">
            <text:p>Status</text:p>
          </table:table-cell>
          <table:table-cell/>
          <table:table-cell table:style-name="ce80" table:formula="of:=&quot;result+= &quot;&amp;CHAR(34)&amp;&quot;[&quot;&amp;CHAR(34)&amp;&quot;+ btnInline(&quot;&amp;[.J13]&amp;&quot;) + &quot;&amp;CHAR(34)&amp;&quot;],&quot;&amp;CHAR(34)&amp;&quot;;&quot;" office:value-type="string" office:string-value="result+= &quot;[&quot;+ btnInline(cmdUpdateStatus ) + &quot;],&quot;;" calcext:value-type="string">
            <text:p>result+= "["+ btnInline(cmdUpdateStatus ) + "],";</text:p>
          </table:table-cell>
          <table:table-cell/>
          <table:table-cell table:formula="of:=&quot;void Data::&quot;&amp;LOWER(MID([.J13];3;1))&amp;MID([.J13];4;255)&amp;&quot;() {&quot;" office:value-type="string" office:string-value="void Data::dUpdateStatus () {" calcext:value-type="string">
            <text:p>void Data::dUpdateStatus () {</text:p>
          </table:table-cell>
          <table:table-cell table:formula="of:=IF(ISTEXT([.O13]);[.O13]&amp;&quot; };&quot;;&quot;&quot;)" office:value-type="string" office:string-value="void Data::dUpdateStatus () { };" calcext:value-type="string">
            <text:p>void Data::dUpdateStatus () { };</text:p>
          </table:table-cell>
          <table:table-cell table:formula="of:=IF(ISTEXT([.O13]);&quot;void &quot;&amp;LOWER(MID([.J13];3;1))&amp;MID([.J13];4;255)&amp;&quot;();&quot;;&quot;&quot;)" office:value-type="string" office:string-value="void dUpdateStatus ();" calcext:value-type="string">
            <text:p>void dUpdateStatus ();</text:p>
          </table:table-cell>
          <table:table-cell table:formula="of:=IF(ISTEXT([.O13]);SUBSTITUTE([.Q13];&quot;void &quot;;&quot;      data.&quot;);&quot;&quot;)" office:value-type="string" office:string-value="      data.dUpdateStatus ();" calcext:value-type="string">
            <text:p><text:s text:c="6"/>data.dUpdateStatus ();</text:p>
          </table:table-cell>
          <table:table-cell table:formula="of:=[.S12]&amp;IF(ISTEXT([.I13]);[.I13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13]&amp;&quot;, { &quot;&amp;CHAR(34)&amp;[.K13]&amp;CHAR(34)&amp;&quot;, &quot;&amp;CHAR(34)&amp;&quot;/&quot;&amp;[.J13]&amp;CHAR(34)&amp;&quot; } },&quot;" office:value-type="string" office:string-value="  { cmdUpdateStatus , { &quot;Status&quot;, &quot;/cmdUpdateStatus &quot; } }," calcext:value-type="string">
            <text:p><text:s text:c="2"/>{ cmdUpdateStatus , { "Status", "/cmdUpdateStatus " } },</text:p>
          </table:table-cell>
          <table:table-cell table:formula="of:=[.U12]&amp;IF(ISTEXT([.J13]);&quot;, &quot;&amp;[.J13];&quot;&quot;)" office:value-type="string" office:string-value="enum tgCommand { tcCommandNotRecognized, cmdSetpointLower, cmdSetpointAuto, cmdSetpointHigher, cmdGoAway, cmdOverruleTodayMenu, cmdOverruleTomorrowMenu, cmdOverruleMultipleMenu, cmdSettingsMenu, cmdUpdateStatus " calcext:value-type="string">
            <text:p>enum tgCommand { tcCommandNotRecognized, cmdSetpointLower, cmdSetpointAuto, cmdSetpointHigher, cmdGoAway, cmdOverruleTodayMenu, cmdOverruleTomorrowMenu, cmdOverruleMultipleMenu, cmdSettingsMenu, cmdUpdateStatus 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109"/>
          <table:table-cell table:number-columns-repeated="14"/>
          <table:table-cell table:formula="of:=IF(ISTEXT([.O14]);[.O14]&amp;&quot; };&quot;;&quot;&quot;)">
            <text:p/>
          </table:table-cell>
          <table:table-cell table:formula="of:=IF(ISTEXT([.O14]);&quot;void &quot;&amp;LOWER(MID([.J14];3;1))&amp;MID([.J14];4;255)&amp;&quot;();&quot;;&quot;&quot;)">
            <text:p/>
          </table:table-cell>
          <table:table-cell table:formula="of:=IF(ISTEXT([.O14]);SUBSTITUTE([.Q14];&quot;void &quot;;&quot;      data.&quot;);&quot;&quot;)">
            <text:p/>
          </table:table-cell>
          <table:table-cell table:formula="of:=[.S13]&amp;IF(ISTEXT([.I14]);[.I14]&amp;&quot;, &quot;;&quot;&quot;)" office:value-type="string" office:string-value="enum tgMenu { scnMain, " calcext:value-type="string">
            <text:p>enum tgMenu { scnMain, </text:p>
          </table:table-cell>
          <table:table-cell/>
          <table:table-cell table:formula="of:=[.U13]&amp;IF(ISTEXT([.J14]);&quot;, &quot;&amp;[.J14];&quot;&quot;)" office:value-type="string" office:string-value="enum tgCommand { tcCommandNotRecognized, cmdSetpointLower, cmdSetpointAuto, cmdSetpointHigher, cmdGoAway, cmdOverruleTodayMenu, cmdOverruleTomorrowMenu, cmdOverruleMultipleMenu, cmdSettingsMenu, cmdUpdateStatus " calcext:value-type="string">
            <text:p>enum tgCommand { tcCommandNotRecognized, cmdSetpointLower, cmdSetpointAuto, cmdSetpointHigher, cmdGoAway, cmdOverruleTodayMenu, cmdOverruleTomorrowMenu, cmdOverruleMultipleMenu, cmdSettingsMenu, cmdUpdateStatus 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Work from home</text:p>
          </table:table-cell>
          <table:covered-table-cell table:number-columns-repeated="5"/>
          <table:table-cell/>
          <table:table-cell office:value-type="string" calcext:value-type="string">
            <text:p>scnOverruleToday</text:p>
          </table:table-cell>
          <table:table-cell office:value-type="string" calcext:value-type="string">
            <text:p>cmdOverruleTodayWorkFromHome</text:p>
          </table:table-cell>
          <table:table-cell office:value-type="string" calcext:value-type="string">
            <text:p>Work from home</text:p>
          </table:table-cell>
          <table:table-cell/>
          <table:table-cell table:style-name="ce80" table:formula="of:=&quot;result+= &quot;&amp;CHAR(34)&amp;&quot;[&quot;&amp;CHAR(34)&amp;&quot;+ btnInline(&quot;&amp;[.J15]&amp;&quot;) + &quot;&amp;CHAR(34)&amp;&quot;],&quot;&amp;CHAR(34)&amp;&quot;;&quot;" office:value-type="string" office:string-value="result+= &quot;[&quot;+ btnInline(cmdOverruleTodayWorkFromHome) + &quot;],&quot;;" calcext:value-type="string">
            <text:p>result+= "["+ btnInline(cmdOverruleTodayWorkFromHome) + "],";</text:p>
          </table:table-cell>
          <table:table-cell table:style-name="ce80"/>
          <table:table-cell table:formula="of:=&quot;void Data::&quot;&amp;LOWER(MID([.J15];3;1))&amp;MID([.J15];4;255)&amp;&quot;() {&quot;" office:value-type="string" office:string-value="void Data::dOverruleTodayWorkFromHome() {" calcext:value-type="string">
            <text:p>void Data::dOverruleTodayWorkFromHome() {</text:p>
          </table:table-cell>
          <table:table-cell table:formula="of:=IF(ISTEXT([.O15]);[.O15]&amp;&quot; };&quot;;&quot;&quot;)" office:value-type="string" office:string-value="void Data::dOverruleTodayWorkFromHome() { };" calcext:value-type="string">
            <text:p>void Data::dOverruleTodayWorkFromHome() { };</text:p>
          </table:table-cell>
          <table:table-cell table:formula="of:=IF(ISTEXT([.O15]);&quot;void &quot;&amp;LOWER(MID([.J15];3;1))&amp;MID([.J15];4;255)&amp;&quot;();&quot;;&quot;&quot;)" office:value-type="string" office:string-value="void dOverruleTodayWorkFromHome();" calcext:value-type="string">
            <text:p>void dOverruleTodayWorkFromHome();</text:p>
          </table:table-cell>
          <table:table-cell table:formula="of:=IF(ISTEXT([.O15]);SUBSTITUTE([.Q15];&quot;void &quot;;&quot;      data.&quot;);&quot;&quot;)" office:value-type="string" office:string-value="      data.dOverruleTodayWorkFromHome();" calcext:value-type="string">
            <text:p><text:s text:c="6"/>data.dOverruleTodayWorkFromHome();</text:p>
          </table:table-cell>
          <table:table-cell table:formula="of:=[.S14]&amp;IF(ISTEXT([.I15]);[.I15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5]&amp;&quot;, { &quot;&amp;CHAR(34)&amp;[.K15]&amp;CHAR(34)&amp;&quot;, &quot;&amp;CHAR(34)&amp;&quot;/&quot;&amp;[.J15]&amp;CHAR(34)&amp;&quot; } },&quot;" office:value-type="string" office:string-value="  { cmdOverruleTodayWorkFromHome, { &quot;Work from home&quot;, &quot;/cmdOverruleTodayWorkFromHome&quot; } }," calcext:value-type="string">
            <text:p><text:s text:c="2"/>{ cmdOverruleTodayWorkFromHome, { "Work from home", "/cmdOverruleTodayWorkFromHome" } },</text:p>
          </table:table-cell>
          <table:table-cell table:formula="of:=[.U14]&amp;IF(ISTEXT([.J15]);&quot;, &quot;&amp;[.J1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Work from offic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WorkFromOffice</text:p>
          </table:table-cell>
          <table:table-cell office:value-type="string" calcext:value-type="string">
            <text:p>Work from office</text:p>
          </table:table-cell>
          <table:table-cell/>
          <table:table-cell table:style-name="ce80" table:formula="of:=&quot;result+= &quot;&amp;CHAR(34)&amp;&quot;[&quot;&amp;CHAR(34)&amp;&quot;+ btnInline(&quot;&amp;[.J16]&amp;&quot;) + &quot;&amp;CHAR(34)&amp;&quot;],&quot;&amp;CHAR(34)&amp;&quot;;&quot;" office:value-type="string" office:string-value="result+= &quot;[&quot;+ btnInline(cmdOverruleTodayWorkFromOffice) + &quot;],&quot;;" calcext:value-type="string">
            <text:p>result+= "["+ btnInline(cmdOverruleTodayWorkFromOffice) + "],";</text:p>
          </table:table-cell>
          <table:table-cell table:style-name="ce80"/>
          <table:table-cell table:formula="of:=&quot;void Data::&quot;&amp;LOWER(MID([.J16];3;1))&amp;MID([.J16];4;255)&amp;&quot;() {&quot;" office:value-type="string" office:string-value="void Data::dOverruleTodayWorkFromOffice() {" calcext:value-type="string">
            <text:p>void Data::dOverruleTodayWorkFromOffice() {</text:p>
          </table:table-cell>
          <table:table-cell table:formula="of:=IF(ISTEXT([.O16]);[.O16]&amp;&quot; };&quot;;&quot;&quot;)" office:value-type="string" office:string-value="void Data::dOverruleTodayWorkFromOffice() { };" calcext:value-type="string">
            <text:p>void Data::dOverruleTodayWorkFromOffice() { };</text:p>
          </table:table-cell>
          <table:table-cell table:formula="of:=IF(ISTEXT([.O16]);&quot;void &quot;&amp;LOWER(MID([.J16];3;1))&amp;MID([.J16];4;255)&amp;&quot;();&quot;;&quot;&quot;)" office:value-type="string" office:string-value="void dOverruleTodayWorkFromOffice();" calcext:value-type="string">
            <text:p>void dOverruleTodayWorkFromOffice();</text:p>
          </table:table-cell>
          <table:table-cell table:formula="of:=IF(ISTEXT([.O16]);SUBSTITUTE([.Q16];&quot;void &quot;;&quot;      data.&quot;);&quot;&quot;)" office:value-type="string" office:string-value="      data.dOverruleTodayWorkFromOffice();" calcext:value-type="string">
            <text:p><text:s text:c="6"/>data.dOverruleTodayWorkFromOffice();</text:p>
          </table:table-cell>
          <table:table-cell table:formula="of:=[.S15]&amp;IF(ISTEXT([.I16]);[.I16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6]&amp;&quot;, { &quot;&amp;CHAR(34)&amp;[.K16]&amp;CHAR(34)&amp;&quot;, &quot;&amp;CHAR(34)&amp;&quot;/&quot;&amp;[.J16]&amp;CHAR(34)&amp;&quot; } },&quot;" office:value-type="string" office:string-value="  { cmdOverruleTodayWorkFromOffice, { &quot;Work from office&quot;, &quot;/cmdOverruleTodayWorkFromOffice&quot; } }," calcext:value-type="string">
            <text:p><text:s text:c="2"/>{ cmdOverruleTodayWorkFromOffice, { "Work from office", "/cmdOverruleTodayWorkFromOffice" } },</text:p>
          </table:table-cell>
          <table:table-cell table:formula="of:=[.U15]&amp;IF(ISTEXT([.J16]);&quot;, &quot;&amp;[.J1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</text:p>
          </table:table-cell>
          <table:table-cell office:value-type="string" calcext:value-type="string">
            <text:p><text:s/></text:p>
          </table:table-cell>
          <table:table-cell table:number-columns-repeated="30"/>
          <table:table-cell office:value-type="string" calcext:value-type="string">
            <text:p>Icon</text:p>
          </table:table-cell>
          <table:table-cell table:number-columns-repeated="16"/>
          <table:table-cell office:value-type="string" calcext:value-type="string">
            <text:p>Command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selected</text:p>
          </table:table-cell>
          <table:table-cell table:number-columns-repeated="95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Weekend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Weekend</text:p>
          </table:table-cell>
          <table:table-cell office:value-type="string" calcext:value-type="string">
            <text:p>Weekend</text:p>
          </table:table-cell>
          <table:table-cell/>
          <table:table-cell table:style-name="ce80" table:formula="of:=&quot;result+= &quot;&amp;CHAR(34)&amp;&quot;[&quot;&amp;CHAR(34)&amp;&quot;+ btnInline(&quot;&amp;[.J17]&amp;&quot;) + &quot;&amp;CHAR(34)&amp;&quot;],&quot;&amp;CHAR(34)&amp;&quot;;&quot;" office:value-type="string" office:string-value="result+= &quot;[&quot;+ btnInline(cmdOverruleTodayWeekend) + &quot;],&quot;;" calcext:value-type="string">
            <text:p>result+= "["+ btnInline(cmdOverruleTodayWeekend) + "],";</text:p>
          </table:table-cell>
          <table:table-cell table:style-name="ce80"/>
          <table:table-cell table:formula="of:=&quot;void Data::&quot;&amp;LOWER(MID([.J17];3;1))&amp;MID([.J17];4;255)&amp;&quot;() {&quot;" office:value-type="string" office:string-value="void Data::dOverruleTodayWeekend() {" calcext:value-type="string">
            <text:p>void Data::dOverruleTodayWeekend() {</text:p>
          </table:table-cell>
          <table:table-cell table:formula="of:=IF(ISTEXT([.O17]);[.O17]&amp;&quot; };&quot;;&quot;&quot;)" office:value-type="string" office:string-value="void Data::dOverruleTodayWeekend() { };" calcext:value-type="string">
            <text:p>void Data::dOverruleTodayWeekend() { };</text:p>
          </table:table-cell>
          <table:table-cell table:formula="of:=IF(ISTEXT([.O17]);&quot;void &quot;&amp;LOWER(MID([.J17];3;1))&amp;MID([.J17];4;255)&amp;&quot;();&quot;;&quot;&quot;)" office:value-type="string" office:string-value="void dOverruleTodayWeekend();" calcext:value-type="string">
            <text:p>void dOverruleTodayWeekend();</text:p>
          </table:table-cell>
          <table:table-cell table:formula="of:=IF(ISTEXT([.O17]);SUBSTITUTE([.Q17];&quot;void &quot;;&quot;      data.&quot;);&quot;&quot;)" office:value-type="string" office:string-value="      data.dOverruleTodayWeekend();" calcext:value-type="string">
            <text:p><text:s text:c="6"/>data.dOverruleTodayWeekend();</text:p>
          </table:table-cell>
          <table:table-cell table:formula="of:=[.S16]&amp;IF(ISTEXT([.I17]);[.I17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7]&amp;&quot;, { &quot;&amp;CHAR(34)&amp;[.K17]&amp;CHAR(34)&amp;&quot;, &quot;&amp;CHAR(34)&amp;&quot;/&quot;&amp;[.J17]&amp;CHAR(34)&amp;&quot; } },&quot;" office:value-type="string" office:string-value="  { cmdOverruleTodayWeekend, { &quot;Weekend&quot;, &quot;/cmdOverruleTodayWeekend&quot; } }," calcext:value-type="string">
            <text:p><text:s text:c="2"/>{ cmdOverruleTodayWeekend, { "Weekend", "/cmdOverruleTodayWeekend" } },</text:p>
          </table:table-cell>
          <table:table-cell table:formula="of:=[.U16]&amp;IF(ISTEXT([.J17]);&quot;, &quot;&amp;[.J1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</text:p>
          </table:table-cell>
          <table:table-cell office:value-type="string" calcext:value-type="string">
            <text:p><text:s/></text:p>
          </table:table-cell>
          <table:table-cell table:number-columns-repeated="27"/>
          <table:table-cell office:value-type="string" calcext:value-type="string">
            <text:p>iconNone</text:p>
          </table:table-cell>
          <table:table-cell table:number-columns-repeated="12"/>
          <table:table-cell office:value-type="string" calcext:value-type="string">
            <text:p>cmMainMenu</text:p>
          </table:table-cell>
          <table:table-cell table:number-columns-repeated="17"/>
          <table:table-cell office:value-type="string" calcext:value-type="string">
            <text:p>}</text:p>
          </table:table-cell>
          <table:table-cell table:number-columns-repeated="943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All day away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Away</text:p>
          </table:table-cell>
          <table:table-cell office:value-type="string" calcext:value-type="string">
            <text:p>All day away</text:p>
          </table:table-cell>
          <table:table-cell/>
          <table:table-cell table:style-name="ce80" table:formula="of:=&quot;result+= &quot;&amp;CHAR(34)&amp;&quot;[&quot;&amp;CHAR(34)&amp;&quot;+ btnInline(&quot;&amp;[.J18]&amp;&quot;) + &quot;&amp;CHAR(34)&amp;&quot;],&quot;&amp;CHAR(34)&amp;&quot;;&quot;" office:value-type="string" office:string-value="result+= &quot;[&quot;+ btnInline(cmdOverruleTodayAway) + &quot;],&quot;;" calcext:value-type="string">
            <text:p>result+= "["+ btnInline(cmdOverruleTodayAway) + "],";</text:p>
          </table:table-cell>
          <table:table-cell table:style-name="ce80"/>
          <table:table-cell table:formula="of:=&quot;void Data::&quot;&amp;LOWER(MID([.J18];3;1))&amp;MID([.J18];4;255)&amp;&quot;() {&quot;" office:value-type="string" office:string-value="void Data::dOverruleTodayAway() {" calcext:value-type="string">
            <text:p>void Data::dOverruleTodayAway() {</text:p>
          </table:table-cell>
          <table:table-cell table:formula="of:=IF(ISTEXT([.O18]);[.O18]&amp;&quot; };&quot;;&quot;&quot;)" office:value-type="string" office:string-value="void Data::dOverruleTodayAway() { };" calcext:value-type="string">
            <text:p>void Data::dOverruleTodayAway() { };</text:p>
          </table:table-cell>
          <table:table-cell table:formula="of:=IF(ISTEXT([.O18]);&quot;void &quot;&amp;LOWER(MID([.J18];3;1))&amp;MID([.J18];4;255)&amp;&quot;();&quot;;&quot;&quot;)" office:value-type="string" office:string-value="void dOverruleTodayAway();" calcext:value-type="string">
            <text:p>void dOverruleTodayAway();</text:p>
          </table:table-cell>
          <table:table-cell table:formula="of:=IF(ISTEXT([.O18]);SUBSTITUTE([.Q18];&quot;void &quot;;&quot;      data.&quot;);&quot;&quot;)" office:value-type="string" office:string-value="      data.dOverruleTodayAway();" calcext:value-type="string">
            <text:p><text:s text:c="6"/>data.dOverruleTodayAway();</text:p>
          </table:table-cell>
          <table:table-cell table:formula="of:=[.S17]&amp;IF(ISTEXT([.I18]);[.I18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8]&amp;&quot;, { &quot;&amp;CHAR(34)&amp;[.K18]&amp;CHAR(34)&amp;&quot;, &quot;&amp;CHAR(34)&amp;&quot;/&quot;&amp;[.J18]&amp;CHAR(34)&amp;&quot; } },&quot;" office:value-type="string" office:string-value="  { cmdOverruleTodayAway, { &quot;All day away&quot;, &quot;/cmdOverruleTodayAway&quot; } }," calcext:value-type="string">
            <text:p><text:s text:c="2"/>{ cmdOverruleTodayAway, { "All day away", "/cmdOverruleTodayAway" } },</text:p>
          </table:table-cell>
          <table:table-cell table:formula="of:=[.U17]&amp;IF(ISTEXT([.J18]);&quot;, &quot;&amp;[.J1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to automatic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Automatic</text:p>
          </table:table-cell>
          <table:table-cell office:value-type="string" calcext:value-type="string">
            <text:p>Automatic</text:p>
          </table:table-cell>
          <table:table-cell/>
          <table:table-cell table:style-name="ce80" table:formula="of:=&quot;result+= &quot;&amp;CHAR(34)&amp;&quot;[&quot;&amp;CHAR(34)&amp;&quot;+ btnInline(&quot;&amp;[.J19]&amp;&quot;) + &quot;&amp;CHAR(34)&amp;&quot;],&quot;&amp;CHAR(34)&amp;&quot;;&quot;" office:value-type="string" office:string-value="result+= &quot;[&quot;+ btnInline(cmdOverruleTodayAutomatic) + &quot;],&quot;;" calcext:value-type="string">
            <text:p>result+= "["+ btnInline(cmdOverruleTodayAutomatic) + "],";</text:p>
          </table:table-cell>
          <table:table-cell table:style-name="ce80"/>
          <table:table-cell table:formula="of:=&quot;void Data::&quot;&amp;LOWER(MID([.J19];3;1))&amp;MID([.J19];4;255)&amp;&quot;() {&quot;" office:value-type="string" office:string-value="void Data::dOverruleTodayAutomatic() {" calcext:value-type="string">
            <text:p>void Data::dOverruleTodayAutomatic() {</text:p>
          </table:table-cell>
          <table:table-cell table:formula="of:=IF(ISTEXT([.O19]);[.O19]&amp;&quot; };&quot;;&quot;&quot;)" office:value-type="string" office:string-value="void Data::dOverruleTodayAutomatic() { };" calcext:value-type="string">
            <text:p>void Data::dOverruleTodayAutomatic() { };</text:p>
          </table:table-cell>
          <table:table-cell table:formula="of:=IF(ISTEXT([.O19]);&quot;void &quot;&amp;LOWER(MID([.J19];3;1))&amp;MID([.J19];4;255)&amp;&quot;();&quot;;&quot;&quot;)" office:value-type="string" office:string-value="void dOverruleTodayAutomatic();" calcext:value-type="string">
            <text:p>void dOverruleTodayAutomatic();</text:p>
          </table:table-cell>
          <table:table-cell table:formula="of:=IF(ISTEXT([.O19]);SUBSTITUTE([.Q19];&quot;void &quot;;&quot;      data.&quot;);&quot;&quot;)" office:value-type="string" office:string-value="      data.dOverruleTodayAutomatic();" calcext:value-type="string">
            <text:p><text:s text:c="6"/>data.dOverruleTodayAutomatic();</text:p>
          </table:table-cell>
          <table:table-cell table:formula="of:=[.S18]&amp;IF(ISTEXT([.I19]);[.I19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9]&amp;&quot;, { &quot;&amp;CHAR(34)&amp;[.K19]&amp;CHAR(34)&amp;&quot;, &quot;&amp;CHAR(34)&amp;&quot;/&quot;&amp;[.J19]&amp;CHAR(34)&amp;&quot; } },&quot;" office:value-type="string" office:string-value="  { cmdOverruleTodayAutomatic, { &quot;Automatic&quot;, &quot;/cmdOverruleTodayAutomatic&quot; } }," calcext:value-type="string">
            <text:p><text:s text:c="2"/>{ cmdOverruleTodayAutomatic, { "Automatic", "/cmdOverruleTodayAutomatic" } },</text:p>
          </table:table-cell>
          <table:table-cell table:formula="of:=[.U18]&amp;IF(ISTEXT([.J19]);&quot;, &quot;&amp;[.J1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MenuMain</text:p>
          </table:table-cell>
          <table:table-cell office:value-type="string" calcext:value-type="string">
            <text:p>Back to main menu</text:p>
          </table:table-cell>
          <table:table-cell/>
          <table:table-cell table:style-name="ce80" table:formula="of:=&quot;result+= &quot;&amp;CHAR(34)&amp;&quot;[&quot;&amp;CHAR(34)&amp;&quot;+ btnInline(&quot;&amp;[.J20]&amp;&quot;) + &quot;&amp;CHAR(34)&amp;&quot;],&quot;&amp;CHAR(34)&amp;&quot;;&quot;" office:value-type="string" office:string-value="result+= &quot;[&quot;+ btnInline(cmdMenuMain) + &quot;],&quot;;" calcext:value-type="string">
            <text:p>result+= "["+ btnInline(cmdMenuMain) + "],";</text:p>
          </table:table-cell>
          <table:table-cell table:style-name="ce80"/>
          <table:table-cell/>
          <table:table-cell table:formula="of:=IF(ISTEXT([.O20]);[.O20]&amp;&quot; };&quot;;&quot;&quot;)">
            <text:p/>
          </table:table-cell>
          <table:table-cell table:formula="of:=IF(ISTEXT([.O20]);&quot;void &quot;&amp;LOWER(MID([.J20];3;1))&amp;MID([.J20];4;255)&amp;&quot;();&quot;;&quot;&quot;)">
            <text:p/>
          </table:table-cell>
          <table:table-cell table:formula="of:=IF(ISTEXT([.O20]);SUBSTITUTE([.Q20];&quot;void &quot;;&quot;      data.&quot;);&quot;&quot;)">
            <text:p/>
          </table:table-cell>
          <table:table-cell table:formula="of:=[.S19]&amp;IF(ISTEXT([.I20]);[.I20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20]&amp;&quot;, { &quot;&amp;CHAR(34)&amp;[.K20]&amp;CHAR(34)&amp;&quot;, &quot;&amp;CHAR(34)&amp;&quot;/&quot;&amp;[.J20]&amp;CHAR(34)&amp;&quot; } },&quot;" office:value-type="string" office:string-value="  { cmdMenuMain, { &quot;Back to main menu&quot;, &quot;/cmdMenuMain&quot; } }," calcext:value-type="string">
            <text:p><text:s text:c="2"/>{ cmdMenuMain, { "Back to main menu", "/cmdMenuMain" } },</text:p>
          </table:table-cell>
          <table:table-cell table:formula="of:=[.U19]&amp;IF(ISTEXT([.J20]);&quot;, &quot;&amp;[.J2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21]);[.O21]&amp;&quot; };&quot;;&quot;&quot;)">
            <text:p/>
          </table:table-cell>
          <table:table-cell table:formula="of:=IF(ISTEXT([.O21]);&quot;void &quot;&amp;LOWER(MID([.J21];3;1))&amp;MID([.J21];4;255)&amp;&quot;();&quot;;&quot;&quot;)">
            <text:p/>
          </table:table-cell>
          <table:table-cell table:formula="of:=IF(ISTEXT([.O21]);SUBSTITUTE([.Q21];&quot;void &quot;;&quot;      data.&quot;);&quot;&quot;)">
            <text:p/>
          </table:table-cell>
          <table:table-cell table:formula="of:=[.S20]&amp;IF(ISTEXT([.I21]);[.I21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/>
          <table:table-cell table:formula="of:=[.U20]&amp;IF(ISTEXT([.J21]);&quot;, &quot;&amp;[.J2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8"/>
          <table:table-cell office:value-type="string" calcext:value-type="string">
            <text:p>scnOverruleTomorrow</text:p>
          </table:table-cell>
          <table:table-cell table:formula="of:=SUBSTITUTE([.J15];&quot;Today&quot;;&quot;Tomorrow&quot;)" office:value-type="string" office:string-value="cmdOverruleTomorrowWorkFromHome" calcext:value-type="string">
            <text:p>cmdOverruleTomorrowWorkFromHome</text:p>
          </table:table-cell>
          <table:table-cell table:formula="of:=[.K15]" office:value-type="string" office:string-value="Work from home" calcext:value-type="string">
            <text:p>Work from home</text:p>
          </table:table-cell>
          <table:table-cell/>
          <table:table-cell table:style-name="ce80" table:formula="of:=&quot;result+= &quot;&amp;CHAR(34)&amp;&quot;[&quot;&amp;CHAR(34)&amp;&quot;+ btnInline(&quot;&amp;[.J22]&amp;&quot;) + &quot;&amp;CHAR(34)&amp;&quot;],&quot;&amp;CHAR(34)&amp;&quot;;&quot;" office:value-type="string" office:string-value="result+= &quot;[&quot;+ btnInline(cmdOverruleTomorrowWorkFromHome) + &quot;],&quot;;" calcext:value-type="string">
            <text:p>result+= "["+ btnInline(cmdOverruleTomorrowWorkFromHome) + "],";</text:p>
          </table:table-cell>
          <table:table-cell table:style-name="ce80"/>
          <table:table-cell table:formula="of:=&quot;void Data::&quot;&amp;LOWER(MID([.J22];3;1))&amp;MID([.J22];4;255)&amp;&quot;() {&quot;" office:value-type="string" office:string-value="void Data::dOverruleTomorrowWorkFromHome() {" calcext:value-type="string">
            <text:p>void Data::dOverruleTomorrowWorkFromHome() {</text:p>
          </table:table-cell>
          <table:table-cell table:formula="of:=IF(ISTEXT([.O22]);[.O22]&amp;&quot; };&quot;;&quot;&quot;)" office:value-type="string" office:string-value="void Data::dOverruleTomorrowWorkFromHome() { };" calcext:value-type="string">
            <text:p>void Data::dOverruleTomorrowWorkFromHome() { };</text:p>
          </table:table-cell>
          <table:table-cell table:formula="of:=IF(ISTEXT([.O22]);&quot;void &quot;&amp;LOWER(MID([.J22];3;1))&amp;MID([.J22];4;255)&amp;&quot;();&quot;;&quot;&quot;)" office:value-type="string" office:string-value="void dOverruleTomorrowWorkFromHome();" calcext:value-type="string">
            <text:p>void dOverruleTomorrowWorkFromHome();</text:p>
          </table:table-cell>
          <table:table-cell table:formula="of:=IF(ISTEXT([.O22]);SUBSTITUTE([.Q22];&quot;void &quot;;&quot;      data.&quot;);&quot;&quot;)" office:value-type="string" office:string-value="      data.dOverruleTomorrowWorkFromHome();" calcext:value-type="string">
            <text:p><text:s text:c="6"/>data.dOverruleTomorrowWorkFromHome();</text:p>
          </table:table-cell>
          <table:table-cell table:formula="of:=[.S21]&amp;IF(ISTEXT([.I22]);[.I22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2]&amp;&quot;, { &quot;&amp;CHAR(34)&amp;[.K22]&amp;CHAR(34)&amp;&quot;, &quot;&amp;CHAR(34)&amp;&quot;/&quot;&amp;[.J22]&amp;CHAR(34)&amp;&quot; } },&quot;" office:value-type="string" office:string-value="  { cmdOverruleTomorrowWorkFromHome, { &quot;Work from home&quot;, &quot;/cmdOverruleTomorrowWorkFromHome&quot; } }," calcext:value-type="string">
            <text:p><text:s text:c="2"/>{ cmdOverruleTomorrowWorkFromHome, { "Work from home", "/cmdOverruleTomorrowWorkFromHome" } },</text:p>
          </table:table-cell>
          <table:table-cell table:formula="of:=[.U21]&amp;IF(ISTEXT([.J22]);&quot;, &quot;&amp;[.J2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table:formula="of:=SUBSTITUTE([.J16];&quot;Today&quot;;&quot;Tomorrow&quot;)" office:value-type="string" office:string-value="cmdOverruleTomorrowWorkFromOffice" calcext:value-type="string">
            <text:p>cmdOverruleTomorrowWorkFromOffice</text:p>
          </table:table-cell>
          <table:table-cell table:formula="of:=[.K16]" office:value-type="string" office:string-value="Work from office" calcext:value-type="string">
            <text:p>Work from office</text:p>
          </table:table-cell>
          <table:table-cell/>
          <table:table-cell table:style-name="ce80" table:formula="of:=&quot;result+= &quot;&amp;CHAR(34)&amp;&quot;[&quot;&amp;CHAR(34)&amp;&quot;+ btnInline(&quot;&amp;[.J23]&amp;&quot;) + &quot;&amp;CHAR(34)&amp;&quot;],&quot;&amp;CHAR(34)&amp;&quot;;&quot;" office:value-type="string" office:string-value="result+= &quot;[&quot;+ btnInline(cmdOverruleTomorrowWorkFromOffice) + &quot;],&quot;;" calcext:value-type="string">
            <text:p>result+= "["+ btnInline(cmdOverruleTomorrowWorkFromOffice) + "],";</text:p>
          </table:table-cell>
          <table:table-cell table:style-name="ce80"/>
          <table:table-cell table:formula="of:=&quot;void Data::&quot;&amp;LOWER(MID([.J23];3;1))&amp;MID([.J23];4;255)&amp;&quot;() {&quot;" office:value-type="string" office:string-value="void Data::dOverruleTomorrowWorkFromOffice() {" calcext:value-type="string">
            <text:p>void Data::dOverruleTomorrowWorkFromOffice() {</text:p>
          </table:table-cell>
          <table:table-cell table:formula="of:=IF(ISTEXT([.O23]);[.O23]&amp;&quot; };&quot;;&quot;&quot;)" office:value-type="string" office:string-value="void Data::dOverruleTomorrowWorkFromOffice() { };" calcext:value-type="string">
            <text:p>void Data::dOverruleTomorrowWorkFromOffice() { };</text:p>
          </table:table-cell>
          <table:table-cell table:formula="of:=IF(ISTEXT([.O23]);&quot;void &quot;&amp;LOWER(MID([.J23];3;1))&amp;MID([.J23];4;255)&amp;&quot;();&quot;;&quot;&quot;)" office:value-type="string" office:string-value="void dOverruleTomorrowWorkFromOffice();" calcext:value-type="string">
            <text:p>void dOverruleTomorrowWorkFromOffice();</text:p>
          </table:table-cell>
          <table:table-cell table:formula="of:=IF(ISTEXT([.O23]);SUBSTITUTE([.Q23];&quot;void &quot;;&quot;      data.&quot;);&quot;&quot;)" office:value-type="string" office:string-value="      data.dOverruleTomorrowWorkFromOffice();" calcext:value-type="string">
            <text:p><text:s text:c="6"/>data.dOverruleTomorrowWorkFromOffice();</text:p>
          </table:table-cell>
          <table:table-cell table:formula="of:=[.S22]&amp;IF(ISTEXT([.I23]);[.I23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3]&amp;&quot;, { &quot;&amp;CHAR(34)&amp;[.K23]&amp;CHAR(34)&amp;&quot;, &quot;&amp;CHAR(34)&amp;&quot;/&quot;&amp;[.J23]&amp;CHAR(34)&amp;&quot; } },&quot;" office:value-type="string" office:string-value="  { cmdOverruleTomorrowWorkFromOffice, { &quot;Work from office&quot;, &quot;/cmdOverruleTomorrowWorkFromOffice&quot; } }," calcext:value-type="string">
            <text:p><text:s text:c="2"/>{ cmdOverruleTomorrowWorkFromOffice, { "Work from office", "/cmdOverruleTomorrowWorkFromOffice" } },</text:p>
          </table:table-cell>
          <table:table-cell table:formula="of:=[.U22]&amp;IF(ISTEXT([.J23]);&quot;, &quot;&amp;[.J2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table:formula="of:=SUBSTITUTE([.J17];&quot;Today&quot;;&quot;Tomorrow&quot;)" office:value-type="string" office:string-value="cmdOverruleTomorrowWeekend" calcext:value-type="string">
            <text:p>cmdOverruleTomorrowWeekend</text:p>
          </table:table-cell>
          <table:table-cell table:formula="of:=[.K17]" office:value-type="string" office:string-value="Weekend" calcext:value-type="string">
            <text:p>Weekend</text:p>
          </table:table-cell>
          <table:table-cell/>
          <table:table-cell table:style-name="ce80" table:formula="of:=&quot;result+= &quot;&amp;CHAR(34)&amp;&quot;[&quot;&amp;CHAR(34)&amp;&quot;+ btnInline(&quot;&amp;[.J24]&amp;&quot;) + &quot;&amp;CHAR(34)&amp;&quot;],&quot;&amp;CHAR(34)&amp;&quot;;&quot;" office:value-type="string" office:string-value="result+= &quot;[&quot;+ btnInline(cmdOverruleTomorrowWeekend) + &quot;],&quot;;" calcext:value-type="string">
            <text:p>result+= "["+ btnInline(cmdOverruleTomorrowWeekend) + "],";</text:p>
          </table:table-cell>
          <table:table-cell table:style-name="ce80"/>
          <table:table-cell table:formula="of:=&quot;void Data::&quot;&amp;LOWER(MID([.J24];3;1))&amp;MID([.J24];4;255)&amp;&quot;() {&quot;" office:value-type="string" office:string-value="void Data::dOverruleTomorrowWeekend() {" calcext:value-type="string">
            <text:p>void Data::dOverruleTomorrowWeekend() {</text:p>
          </table:table-cell>
          <table:table-cell table:formula="of:=IF(ISTEXT([.O24]);[.O24]&amp;&quot; };&quot;;&quot;&quot;)" office:value-type="string" office:string-value="void Data::dOverruleTomorrowWeekend() { };" calcext:value-type="string">
            <text:p>void Data::dOverruleTomorrowWeekend() { };</text:p>
          </table:table-cell>
          <table:table-cell table:formula="of:=IF(ISTEXT([.O24]);&quot;void &quot;&amp;LOWER(MID([.J24];3;1))&amp;MID([.J24];4;255)&amp;&quot;();&quot;;&quot;&quot;)" office:value-type="string" office:string-value="void dOverruleTomorrowWeekend();" calcext:value-type="string">
            <text:p>void dOverruleTomorrowWeekend();</text:p>
          </table:table-cell>
          <table:table-cell table:formula="of:=IF(ISTEXT([.O24]);SUBSTITUTE([.Q24];&quot;void &quot;;&quot;      data.&quot;);&quot;&quot;)" office:value-type="string" office:string-value="      data.dOverruleTomorrowWeekend();" calcext:value-type="string">
            <text:p><text:s text:c="6"/>data.dOverruleTomorrowWeekend();</text:p>
          </table:table-cell>
          <table:table-cell table:formula="of:=[.S23]&amp;IF(ISTEXT([.I24]);[.I24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4]&amp;&quot;, { &quot;&amp;CHAR(34)&amp;[.K24]&amp;CHAR(34)&amp;&quot;, &quot;&amp;CHAR(34)&amp;&quot;/&quot;&amp;[.J24]&amp;CHAR(34)&amp;&quot; } },&quot;" office:value-type="string" office:string-value="  { cmdOverruleTomorrowWeekend, { &quot;Weekend&quot;, &quot;/cmdOverruleTomorrowWeekend&quot; } }," calcext:value-type="string">
            <text:p><text:s text:c="2"/>{ cmdOverruleTomorrowWeekend, { "Weekend", "/cmdOverruleTomorrowWeekend" } },</text:p>
          </table:table-cell>
          <table:table-cell table:formula="of:=[.U23]&amp;IF(ISTEXT([.J24]);&quot;, &quot;&amp;[.J2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table:formula="of:=SUBSTITUTE([.J18];&quot;Today&quot;;&quot;Tomorrow&quot;)" office:value-type="string" office:string-value="cmdOverruleTomorrowAway" calcext:value-type="string">
            <text:p>cmdOverruleTomorrowAway</text:p>
          </table:table-cell>
          <table:table-cell table:formula="of:=[.K18]" office:value-type="string" office:string-value="All day away" calcext:value-type="string">
            <text:p>All day away</text:p>
          </table:table-cell>
          <table:table-cell/>
          <table:table-cell table:style-name="ce80" table:formula="of:=&quot;result+= &quot;&amp;CHAR(34)&amp;&quot;[&quot;&amp;CHAR(34)&amp;&quot;+ btnInline(&quot;&amp;[.J25]&amp;&quot;) + &quot;&amp;CHAR(34)&amp;&quot;],&quot;&amp;CHAR(34)&amp;&quot;;&quot;" office:value-type="string" office:string-value="result+= &quot;[&quot;+ btnInline(cmdOverruleTomorrowAway) + &quot;],&quot;;" calcext:value-type="string">
            <text:p>result+= "["+ btnInline(cmdOverruleTomorrowAway) + "],";</text:p>
          </table:table-cell>
          <table:table-cell table:style-name="ce80"/>
          <table:table-cell table:formula="of:=&quot;void Data::&quot;&amp;LOWER(MID([.J25];3;1))&amp;MID([.J25];4;255)&amp;&quot;() {&quot;" office:value-type="string" office:string-value="void Data::dOverruleTomorrowAway() {" calcext:value-type="string">
            <text:p>void Data::dOverruleTomorrowAway() {</text:p>
          </table:table-cell>
          <table:table-cell table:formula="of:=IF(ISTEXT([.O25]);[.O25]&amp;&quot; };&quot;;&quot;&quot;)" office:value-type="string" office:string-value="void Data::dOverruleTomorrowAway() { };" calcext:value-type="string">
            <text:p>void Data::dOverruleTomorrowAway() { };</text:p>
          </table:table-cell>
          <table:table-cell table:formula="of:=IF(ISTEXT([.O25]);&quot;void &quot;&amp;LOWER(MID([.J25];3;1))&amp;MID([.J25];4;255)&amp;&quot;();&quot;;&quot;&quot;)" office:value-type="string" office:string-value="void dOverruleTomorrowAway();" calcext:value-type="string">
            <text:p>void dOverruleTomorrowAway();</text:p>
          </table:table-cell>
          <table:table-cell table:formula="of:=IF(ISTEXT([.O25]);SUBSTITUTE([.Q25];&quot;void &quot;;&quot;      data.&quot;);&quot;&quot;)" office:value-type="string" office:string-value="      data.dOverruleTomorrowAway();" calcext:value-type="string">
            <text:p><text:s text:c="6"/>data.dOverruleTomorrowAway();</text:p>
          </table:table-cell>
          <table:table-cell table:formula="of:=[.S24]&amp;IF(ISTEXT([.I25]);[.I25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5]&amp;&quot;, { &quot;&amp;CHAR(34)&amp;[.K25]&amp;CHAR(34)&amp;&quot;, &quot;&amp;CHAR(34)&amp;&quot;/&quot;&amp;[.J25]&amp;CHAR(34)&amp;&quot; } },&quot;" office:value-type="string" office:string-value="  { cmdOverruleTomorrowAway, { &quot;All day away&quot;, &quot;/cmdOverruleTomorrowAway&quot; } }," calcext:value-type="string">
            <text:p><text:s text:c="2"/>{ cmdOverruleTomorrowAway, { "All day away", "/cmdOverruleTomorrowAway" } },</text:p>
          </table:table-cell>
          <table:table-cell table:formula="of:=[.U24]&amp;IF(ISTEXT([.J25]);&quot;, &quot;&amp;[.J2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table:formula="of:=SUBSTITUTE([.J19];&quot;Today&quot;;&quot;Tomorrow&quot;)" office:value-type="string" office:string-value="cmdOverruleTomorrowAutomatic" calcext:value-type="string">
            <text:p>cmdOverruleTomorrowAutomatic</text:p>
          </table:table-cell>
          <table:table-cell table:formula="of:=[.K19]" office:value-type="string" office:string-value="Automatic" calcext:value-type="string">
            <text:p>Automatic</text:p>
          </table:table-cell>
          <table:table-cell/>
          <table:table-cell table:style-name="ce80" table:formula="of:=&quot;result+= &quot;&amp;CHAR(34)&amp;&quot;[&quot;&amp;CHAR(34)&amp;&quot;+ btnInline(&quot;&amp;[.J26]&amp;&quot;) + &quot;&amp;CHAR(34)&amp;&quot;],&quot;&amp;CHAR(34)&amp;&quot;;&quot;" office:value-type="string" office:string-value="result+= &quot;[&quot;+ btnInline(cmdOverruleTomorrowAutomatic) + &quot;],&quot;;" calcext:value-type="string">
            <text:p>result+= "["+ btnInline(cmdOverruleTomorrowAutomatic) + "],";</text:p>
          </table:table-cell>
          <table:table-cell table:style-name="ce80"/>
          <table:table-cell table:formula="of:=&quot;void Data::&quot;&amp;LOWER(MID([.J26];3;1))&amp;MID([.J26];4;255)&amp;&quot;() {&quot;" office:value-type="string" office:string-value="void Data::dOverruleTomorrowAutomatic() {" calcext:value-type="string">
            <text:p>void Data::dOverruleTomorrowAutomatic() {</text:p>
          </table:table-cell>
          <table:table-cell table:formula="of:=IF(ISTEXT([.O26]);[.O26]&amp;&quot; };&quot;;&quot;&quot;)" office:value-type="string" office:string-value="void Data::dOverruleTomorrowAutomatic() { };" calcext:value-type="string">
            <text:p>void Data::dOverruleTomorrowAutomatic() { };</text:p>
          </table:table-cell>
          <table:table-cell table:formula="of:=IF(ISTEXT([.O26]);&quot;void &quot;&amp;LOWER(MID([.J26];3;1))&amp;MID([.J26];4;255)&amp;&quot;();&quot;;&quot;&quot;)" office:value-type="string" office:string-value="void dOverruleTomorrowAutomatic();" calcext:value-type="string">
            <text:p>void dOverruleTomorrowAutomatic();</text:p>
          </table:table-cell>
          <table:table-cell table:formula="of:=IF(ISTEXT([.O26]);SUBSTITUTE([.Q26];&quot;void &quot;;&quot;      data.&quot;);&quot;&quot;)" office:value-type="string" office:string-value="      data.dOverruleTomorrowAutomatic();" calcext:value-type="string">
            <text:p><text:s text:c="6"/>data.dOverruleTomorrowAutomatic();</text:p>
          </table:table-cell>
          <table:table-cell table:formula="of:=[.S25]&amp;IF(ISTEXT([.I26]);[.I26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6]&amp;&quot;, { &quot;&amp;CHAR(34)&amp;[.K26]&amp;CHAR(34)&amp;&quot;, &quot;&amp;CHAR(34)&amp;&quot;/&quot;&amp;[.J26]&amp;CHAR(34)&amp;&quot; } },&quot;" office:value-type="string" office:string-value="  { cmdOverruleTomorrowAutomatic, { &quot;Automatic&quot;, &quot;/cmdOverruleTomorrowAutomatic&quot; } }," calcext:value-type="string">
            <text:p><text:s text:c="2"/>{ cmdOverruleTomorrowAutomatic, { "Automatic", "/cmdOverruleTomorrowAutomatic" } },</text:p>
          </table:table-cell>
          <table:table-cell table:formula="of:=[.U25]&amp;IF(ISTEXT([.J26]);&quot;, &quot;&amp;[.J2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27]);[.O27]&amp;&quot; };&quot;;&quot;&quot;)">
            <text:p/>
          </table:table-cell>
          <table:table-cell table:formula="of:=IF(ISTEXT([.O27]);&quot;void &quot;&amp;LOWER(MID([.J27];3;1))&amp;MID([.J27];4;255)&amp;&quot;();&quot;;&quot;&quot;)">
            <text:p/>
          </table:table-cell>
          <table:table-cell table:formula="of:=IF(ISTEXT([.O27]);SUBSTITUTE([.Q27];&quot;void &quot;;&quot;      data.&quot;);&quot;&quot;)">
            <text:p/>
          </table:table-cell>
          <table:table-cell table:formula="of:=[.S26]&amp;IF(ISTEXT([.I27]);[.I27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/>
          <table:table-cell table:formula="of:=[.U26]&amp;IF(ISTEXT([.J27]);&quot;, &quot;&amp;[.J2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7" office:value-type="string" calcext:value-type="string" table:number-columns-spanned="6" table:number-rows-spanned="1">
            <text:p>Work from home</text:p>
          </table:table-cell>
          <table:covered-table-cell table:number-columns-repeated="5"/>
          <table:table-cell/>
          <table:table-cell office:value-type="string" calcext:value-type="string">
            <text:p>scnOverruleMultiple</text:p>
          </table:table-cell>
          <table:table-cell table:formula="of:=SUBSTITUTE([.J22];&quot;Tomorrow&quot;; &quot;Multiple&quot;)" office:value-type="string" office:string-value="cmdOverruleMultipleWorkFromHome" calcext:value-type="string">
            <text:p>cmdOverruleMultipleWorkFromHome</text:p>
          </table:table-cell>
          <table:table-cell table:formula="of:=[.K22]" office:value-type="string" office:string-value="Work from home" calcext:value-type="string">
            <text:p>Work from home</text:p>
          </table:table-cell>
          <table:table-cell/>
          <table:table-cell table:style-name="ce80" table:formula="of:=&quot;result+= &quot;&amp;CHAR(34)&amp;&quot;[&quot;&amp;CHAR(34)&amp;&quot;+ btnInline(&quot;&amp;[.J28]&amp;&quot;) + &quot;&amp;CHAR(34)&amp;&quot;],&quot;&amp;CHAR(34)&amp;&quot;;&quot;" office:value-type="string" office:string-value="result+= &quot;[&quot;+ btnInline(cmdOverruleMultipleWorkFromHome) + &quot;],&quot;;" calcext:value-type="string">
            <text:p>result+= "["+ btnInline(cmdOverruleMultipleWorkFromHome) + "],";</text:p>
          </table:table-cell>
          <table:table-cell table:style-name="ce80"/>
          <table:table-cell table:formula="of:=&quot;void Data::&quot;&amp;LOWER(MID([.J28];3;1))&amp;MID([.J28];4;255)&amp;&quot;() {&quot;" office:value-type="string" office:string-value="void Data::dOverruleMultipleWorkFromHome() {" calcext:value-type="string">
            <text:p>void Data::dOverruleMultipleWorkFromHome() {</text:p>
          </table:table-cell>
          <table:table-cell table:formula="of:=IF(ISTEXT([.O28]);[.O28]&amp;&quot; };&quot;;&quot;&quot;)" office:value-type="string" office:string-value="void Data::dOverruleMultipleWorkFromHome() { };" calcext:value-type="string">
            <text:p>void Data::dOverruleMultipleWorkFromHome() { };</text:p>
          </table:table-cell>
          <table:table-cell table:formula="of:=IF(ISTEXT([.O28]);&quot;void &quot;&amp;LOWER(MID([.J28];3;1))&amp;MID([.J28];4;255)&amp;&quot;();&quot;;&quot;&quot;)" office:value-type="string" office:string-value="void dOverruleMultipleWorkFromHome();" calcext:value-type="string">
            <text:p>void dOverruleMultipleWorkFromHome();</text:p>
          </table:table-cell>
          <table:table-cell table:formula="of:=IF(ISTEXT([.O28]);SUBSTITUTE([.Q28];&quot;void &quot;;&quot;      data.&quot;);&quot;&quot;)" office:value-type="string" office:string-value="      data.dOverruleMultipleWorkFromHome();" calcext:value-type="string">
            <text:p><text:s text:c="6"/>data.dOverruleMultipleWorkFromHome();</text:p>
          </table:table-cell>
          <table:table-cell table:formula="of:=[.S27]&amp;IF(ISTEXT([.I28]);[.I28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28]&amp;&quot;, { &quot;&amp;CHAR(34)&amp;[.K28]&amp;CHAR(34)&amp;&quot;, &quot;&amp;CHAR(34)&amp;&quot;/&quot;&amp;[.J28]&amp;CHAR(34)&amp;&quot; } },&quot;" office:value-type="string" office:string-value="  { cmdOverruleMultipleWorkFromHome, { &quot;Work from home&quot;, &quot;/cmdOverruleMultipleWorkFromHome&quot; } }," calcext:value-type="string">
            <text:p><text:s text:c="2"/>{ cmdOverruleMultipleWorkFromHome, { "Work from home", "/cmdOverruleMultipleWorkFromHome" } },</text:p>
          </table:table-cell>
          <table:table-cell table:formula="of:=[.U27]&amp;IF(ISTEXT([.J28]);&quot;, &quot;&amp;[.J2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7" office:value-type="string" calcext:value-type="string" table:number-columns-spanned="6" table:number-rows-spanned="1">
            <text:p>Work from office</text:p>
          </table:table-cell>
          <table:covered-table-cell table:number-columns-repeated="5"/>
          <table:table-cell table:number-columns-repeated="2"/>
          <table:table-cell table:formula="of:=SUBSTITUTE([.J23];&quot;Tomorrow&quot;; &quot;Multiple&quot;)" office:value-type="string" office:string-value="cmdOverruleMultipleWorkFromOffice" calcext:value-type="string">
            <text:p>cmdOverruleMultipleWorkFromOffice</text:p>
          </table:table-cell>
          <table:table-cell table:formula="of:=[.K23]" office:value-type="string" office:string-value="Work from office" calcext:value-type="string">
            <text:p>Work from office</text:p>
          </table:table-cell>
          <table:table-cell/>
          <table:table-cell table:style-name="ce80" table:formula="of:=&quot;result+= &quot;&amp;CHAR(34)&amp;&quot;[&quot;&amp;CHAR(34)&amp;&quot;+ btnInline(&quot;&amp;[.J29]&amp;&quot;) + &quot;&amp;CHAR(34)&amp;&quot;],&quot;&amp;CHAR(34)&amp;&quot;;&quot;" office:value-type="string" office:string-value="result+= &quot;[&quot;+ btnInline(cmdOverruleMultipleWorkFromOffice) + &quot;],&quot;;" calcext:value-type="string">
            <text:p>result+= "["+ btnInline(cmdOverruleMultipleWorkFromOffice) + "],";</text:p>
          </table:table-cell>
          <table:table-cell table:style-name="ce80"/>
          <table:table-cell table:formula="of:=&quot;void Data::&quot;&amp;LOWER(MID([.J29];3;1))&amp;MID([.J29];4;255)&amp;&quot;() {&quot;" office:value-type="string" office:string-value="void Data::dOverruleMultipleWorkFromOffice() {" calcext:value-type="string">
            <text:p>void Data::dOverruleMultipleWorkFromOffice() {</text:p>
          </table:table-cell>
          <table:table-cell table:formula="of:=IF(ISTEXT([.O29]);[.O29]&amp;&quot; };&quot;;&quot;&quot;)" office:value-type="string" office:string-value="void Data::dOverruleMultipleWorkFromOffice() { };" calcext:value-type="string">
            <text:p>void Data::dOverruleMultipleWorkFromOffice() { };</text:p>
          </table:table-cell>
          <table:table-cell table:formula="of:=IF(ISTEXT([.O29]);&quot;void &quot;&amp;LOWER(MID([.J29];3;1))&amp;MID([.J29];4;255)&amp;&quot;();&quot;;&quot;&quot;)" office:value-type="string" office:string-value="void dOverruleMultipleWorkFromOffice();" calcext:value-type="string">
            <text:p>void dOverruleMultipleWorkFromOffice();</text:p>
          </table:table-cell>
          <table:table-cell table:formula="of:=IF(ISTEXT([.O29]);SUBSTITUTE([.Q29];&quot;void &quot;;&quot;      data.&quot;);&quot;&quot;)" office:value-type="string" office:string-value="      data.dOverruleMultipleWorkFromOffice();" calcext:value-type="string">
            <text:p><text:s text:c="6"/>data.dOverruleMultipleWorkFromOffice();</text:p>
          </table:table-cell>
          <table:table-cell table:formula="of:=[.S28]&amp;IF(ISTEXT([.I29]);[.I29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29]&amp;&quot;, { &quot;&amp;CHAR(34)&amp;[.K29]&amp;CHAR(34)&amp;&quot;, &quot;&amp;CHAR(34)&amp;&quot;/&quot;&amp;[.J29]&amp;CHAR(34)&amp;&quot; } },&quot;" office:value-type="string" office:string-value="  { cmdOverruleMultipleWorkFromOffice, { &quot;Work from office&quot;, &quot;/cmdOverruleMultipleWorkFromOffice&quot; } }," calcext:value-type="string">
            <text:p><text:s text:c="2"/>{ cmdOverruleMultipleWorkFromOffice, { "Work from office", "/cmdOverruleMultipleWorkFromOffice" } },</text:p>
          </table:table-cell>
          <table:table-cell table:formula="of:=[.U28]&amp;IF(ISTEXT([.J29]);&quot;, &quot;&amp;[.J2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7" office:value-type="string" calcext:value-type="string" table:number-columns-spanned="6" table:number-rows-spanned="1">
            <text:p>Weekend</text:p>
          </table:table-cell>
          <table:covered-table-cell table:number-columns-repeated="5"/>
          <table:table-cell table:number-columns-repeated="2"/>
          <table:table-cell table:formula="of:=SUBSTITUTE([.J24];&quot;Tomorrow&quot;; &quot;Multiple&quot;)" office:value-type="string" office:string-value="cmdOverruleMultipleWeekend" calcext:value-type="string">
            <text:p>cmdOverruleMultipleWeekend</text:p>
          </table:table-cell>
          <table:table-cell table:formula="of:=[.K24]" office:value-type="string" office:string-value="Weekend" calcext:value-type="string">
            <text:p>Weekend</text:p>
          </table:table-cell>
          <table:table-cell/>
          <table:table-cell table:style-name="ce80" table:formula="of:=&quot;result+= &quot;&amp;CHAR(34)&amp;&quot;[&quot;&amp;CHAR(34)&amp;&quot;+ btnInline(&quot;&amp;[.J30]&amp;&quot;) + &quot;&amp;CHAR(34)&amp;&quot;],&quot;&amp;CHAR(34)&amp;&quot;;&quot;" office:value-type="string" office:string-value="result+= &quot;[&quot;+ btnInline(cmdOverruleMultipleWeekend) + &quot;],&quot;;" calcext:value-type="string">
            <text:p>result+= "["+ btnInline(cmdOverruleMultipleWeekend) + "],";</text:p>
          </table:table-cell>
          <table:table-cell table:style-name="ce80"/>
          <table:table-cell table:formula="of:=&quot;void Data::&quot;&amp;LOWER(MID([.J30];3;1))&amp;MID([.J30];4;255)&amp;&quot;() {&quot;" office:value-type="string" office:string-value="void Data::dOverruleMultipleWeekend() {" calcext:value-type="string">
            <text:p>void Data::dOverruleMultipleWeekend() {</text:p>
          </table:table-cell>
          <table:table-cell table:formula="of:=IF(ISTEXT([.O30]);[.O30]&amp;&quot; };&quot;;&quot;&quot;)" office:value-type="string" office:string-value="void Data::dOverruleMultipleWeekend() { };" calcext:value-type="string">
            <text:p>void Data::dOverruleMultipleWeekend() { };</text:p>
          </table:table-cell>
          <table:table-cell table:formula="of:=IF(ISTEXT([.O30]);&quot;void &quot;&amp;LOWER(MID([.J30];3;1))&amp;MID([.J30];4;255)&amp;&quot;();&quot;;&quot;&quot;)" office:value-type="string" office:string-value="void dOverruleMultipleWeekend();" calcext:value-type="string">
            <text:p>void dOverruleMultipleWeekend();</text:p>
          </table:table-cell>
          <table:table-cell table:formula="of:=IF(ISTEXT([.O30]);SUBSTITUTE([.Q30];&quot;void &quot;;&quot;      data.&quot;);&quot;&quot;)" office:value-type="string" office:string-value="      data.dOverruleMultipleWeekend();" calcext:value-type="string">
            <text:p><text:s text:c="6"/>data.dOverruleMultipleWeekend();</text:p>
          </table:table-cell>
          <table:table-cell table:formula="of:=[.S29]&amp;IF(ISTEXT([.I30]);[.I30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0]&amp;&quot;, { &quot;&amp;CHAR(34)&amp;[.K30]&amp;CHAR(34)&amp;&quot;, &quot;&amp;CHAR(34)&amp;&quot;/&quot;&amp;[.J30]&amp;CHAR(34)&amp;&quot; } },&quot;" office:value-type="string" office:string-value="  { cmdOverruleMultipleWeekend, { &quot;Weekend&quot;, &quot;/cmdOverruleMultipleWeekend&quot; } }," calcext:value-type="string">
            <text:p><text:s text:c="2"/>{ cmdOverruleMultipleWeekend, { "Weekend", "/cmdOverruleMultipleWeekend" } },</text:p>
          </table:table-cell>
          <table:table-cell table:formula="of:=[.U29]&amp;IF(ISTEXT([.J30]);&quot;, &quot;&amp;[.J3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7" office:value-type="string" calcext:value-type="string" table:number-columns-spanned="6" table:number-rows-spanned="1">
            <text:p>All day away</text:p>
          </table:table-cell>
          <table:covered-table-cell table:number-columns-repeated="5"/>
          <table:table-cell table:number-columns-repeated="2"/>
          <table:table-cell table:formula="of:=SUBSTITUTE([.J25];&quot;Tomorrow&quot;; &quot;Multiple&quot;)" office:value-type="string" office:string-value="cmdOverruleMultipleAway" calcext:value-type="string">
            <text:p>cmdOverruleMultipleAway</text:p>
          </table:table-cell>
          <table:table-cell table:formula="of:=[.K25]" office:value-type="string" office:string-value="All day away" calcext:value-type="string">
            <text:p>All day away</text:p>
          </table:table-cell>
          <table:table-cell/>
          <table:table-cell table:style-name="ce80" table:formula="of:=&quot;result+= &quot;&amp;CHAR(34)&amp;&quot;[&quot;&amp;CHAR(34)&amp;&quot;+ btnInline(&quot;&amp;[.J31]&amp;&quot;) + &quot;&amp;CHAR(34)&amp;&quot;],&quot;&amp;CHAR(34)&amp;&quot;;&quot;" office:value-type="string" office:string-value="result+= &quot;[&quot;+ btnInline(cmdOverruleMultipleAway) + &quot;],&quot;;" calcext:value-type="string">
            <text:p>result+= "["+ btnInline(cmdOverruleMultipleAway) + "],";</text:p>
          </table:table-cell>
          <table:table-cell table:style-name="ce80"/>
          <table:table-cell table:formula="of:=&quot;void Data::&quot;&amp;LOWER(MID([.J31];3;1))&amp;MID([.J31];4;255)&amp;&quot;() {&quot;" office:value-type="string" office:string-value="void Data::dOverruleMultipleAway() {" calcext:value-type="string">
            <text:p>void Data::dOverruleMultipleAway() {</text:p>
          </table:table-cell>
          <table:table-cell table:formula="of:=IF(ISTEXT([.O31]);[.O31]&amp;&quot; };&quot;;&quot;&quot;)" office:value-type="string" office:string-value="void Data::dOverruleMultipleAway() { };" calcext:value-type="string">
            <text:p>void Data::dOverruleMultipleAway() { };</text:p>
          </table:table-cell>
          <table:table-cell table:formula="of:=IF(ISTEXT([.O31]);&quot;void &quot;&amp;LOWER(MID([.J31];3;1))&amp;MID([.J31];4;255)&amp;&quot;();&quot;;&quot;&quot;)" office:value-type="string" office:string-value="void dOverruleMultipleAway();" calcext:value-type="string">
            <text:p>void dOverruleMultipleAway();</text:p>
          </table:table-cell>
          <table:table-cell table:formula="of:=IF(ISTEXT([.O31]);SUBSTITUTE([.Q31];&quot;void &quot;;&quot;      data.&quot;);&quot;&quot;)" office:value-type="string" office:string-value="      data.dOverruleMultipleAway();" calcext:value-type="string">
            <text:p><text:s text:c="6"/>data.dOverruleMultipleAway();</text:p>
          </table:table-cell>
          <table:table-cell table:formula="of:=[.S30]&amp;IF(ISTEXT([.I31]);[.I31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1]&amp;&quot;, { &quot;&amp;CHAR(34)&amp;[.K31]&amp;CHAR(34)&amp;&quot;, &quot;&amp;CHAR(34)&amp;&quot;/&quot;&amp;[.J31]&amp;CHAR(34)&amp;&quot; } },&quot;" office:value-type="string" office:string-value="  { cmdOverruleMultipleAway, { &quot;All day away&quot;, &quot;/cmdOverruleMultipleAway&quot; } }," calcext:value-type="string">
            <text:p><text:s text:c="2"/>{ cmdOverruleMultipleAway, { "All day away", "/cmdOverruleMultipleAway" } },</text:p>
          </table:table-cell>
          <table:table-cell table:formula="of:=[.U30]&amp;IF(ISTEXT([.J31]);&quot;, &quot;&amp;[.J3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7" office:value-type="string" calcext:value-type="string" table:number-columns-spanned="2" table:number-rows-spanned="1">
            <text:p>2 days</text:p>
          </table:table-cell>
          <table:covered-table-cell/>
          <table:table-cell table:style-name="ce117" office:value-type="string" calcext:value-type="string" table:number-columns-spanned="2" table:number-rows-spanned="1">
            <text:p>Auto</text:p>
          </table:table-cell>
          <table:covered-table-cell/>
          <table:table-cell table:style-name="ce117" office:value-type="string" calcext:value-type="string" table:number-columns-spanned="2" table:number-rows-spanned="1">
            <text:p>4 days</text:p>
          </table:table-cell>
          <table:covered-table-cell/>
          <table:table-cell table:number-columns-repeated="2"/>
          <table:table-cell table:formula="of:=SUBSTITUTE([.J26];&quot;Tomorrow&quot;; &quot;Multiple&quot;)" office:value-type="string" office:string-value="cmdOverruleMultipleAutomatic" calcext:value-type="string">
            <text:p>cmdOverruleMultipleAutomatic</text:p>
          </table:table-cell>
          <table:table-cell table:formula="of:=[.K26]" office:value-type="string" office:string-value="Automatic" calcext:value-type="string">
            <text:p>Automatic</text:p>
          </table:table-cell>
          <table:table-cell/>
          <table:table-cell table:style-name="ce80" table:formula="of:=&quot;result+= &quot;&amp;CHAR(34)&amp;&quot;[&quot;&amp;CHAR(34)&amp;&quot;+ btnInline(&quot;&amp;[.J32]&amp;&quot;) + &quot;&amp;CHAR(34)&amp;&quot;],&quot;&amp;CHAR(34)&amp;&quot;;&quot;" office:value-type="string" office:string-value="result+= &quot;[&quot;+ btnInline(cmdOverruleMultipleAutomatic) + &quot;],&quot;;" calcext:value-type="string">
            <text:p>result+= "["+ btnInline(cmdOverruleMultipleAutomatic) + "],";</text:p>
          </table:table-cell>
          <table:table-cell table:style-name="ce80"/>
          <table:table-cell table:formula="of:=&quot;void Data::&quot;&amp;LOWER(MID([.J32];3;1))&amp;MID([.J32];4;255)&amp;&quot;() {&quot;" office:value-type="string" office:string-value="void Data::dOverruleMultipleAutomatic() {" calcext:value-type="string">
            <text:p>void Data::dOverruleMultipleAutomatic() {</text:p>
          </table:table-cell>
          <table:table-cell table:formula="of:=IF(ISTEXT([.O32]);[.O32]&amp;&quot; };&quot;;&quot;&quot;)" office:value-type="string" office:string-value="void Data::dOverruleMultipleAutomatic() { };" calcext:value-type="string">
            <text:p>void Data::dOverruleMultipleAutomatic() { };</text:p>
          </table:table-cell>
          <table:table-cell table:formula="of:=IF(ISTEXT([.O32]);&quot;void &quot;&amp;LOWER(MID([.J32];3;1))&amp;MID([.J32];4;255)&amp;&quot;();&quot;;&quot;&quot;)" office:value-type="string" office:string-value="void dOverruleMultipleAutomatic();" calcext:value-type="string">
            <text:p>void dOverruleMultipleAutomatic();</text:p>
          </table:table-cell>
          <table:table-cell table:formula="of:=IF(ISTEXT([.O32]);SUBSTITUTE([.Q32];&quot;void &quot;;&quot;      data.&quot;);&quot;&quot;)" office:value-type="string" office:string-value="      data.dOverruleMultipleAutomatic();" calcext:value-type="string">
            <text:p><text:s text:c="6"/>data.dOverruleMultipleAutomatic();</text:p>
          </table:table-cell>
          <table:table-cell table:formula="of:=[.S31]&amp;IF(ISTEXT([.I32]);[.I32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2]&amp;&quot;, { &quot;&amp;CHAR(34)&amp;[.K32]&amp;CHAR(34)&amp;&quot;, &quot;&amp;CHAR(34)&amp;&quot;/&quot;&amp;[.J32]&amp;CHAR(34)&amp;&quot; } },&quot;" office:value-type="string" office:string-value="  { cmdOverruleMultipleAutomatic, { &quot;Automatic&quot;, &quot;/cmdOverruleMultipleAutomatic&quot; } }," calcext:value-type="string">
            <text:p><text:s text:c="2"/>{ cmdOverruleMultipleAutomatic, { "Automatic", "/cmdOverruleMultipleAutomatic" } },</text:p>
          </table:table-cell>
          <table:table-cell table:formula="of:=[.U31]&amp;IF(ISTEXT([.J32]);&quot;, &quot;&amp;[.J3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7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 table:number-columns-repeated="2"/>
          <table:table-cell table:style-name="ce80" office:value-type="string" calcext:value-type="string">
            <text:p>cmdOverruleMultipleFewerDays </text:p>
          </table:table-cell>
          <table:table-cell table:style-name="ce52" office:value-type="string" calcext:value-type="string">
            <text:p>..days</text:p>
          </table:table-cell>
          <table:table-cell table:style-name="ce52"/>
          <table:table-cell table:style-name="ce80" table:formula="of:=&quot;result+= &quot;&amp;CHAR(34)&amp;&quot;[&quot;&amp;CHAR(34)&amp;&quot;+ btnInline(&quot;&amp;[.J33]&amp;&quot;) + &quot;&amp;CHAR(34)&amp;&quot;],&quot;&amp;CHAR(34)&amp;&quot;;&quot;" office:value-type="string" office:string-value="result+= &quot;[&quot;+ btnInline(cmdOverruleMultipleFewerDays ) + &quot;],&quot;;" calcext:value-type="string">
            <text:p>result+= "["+ btnInline(cmdOverruleMultipleFewerDays ) + "],";</text:p>
          </table:table-cell>
          <table:table-cell table:style-name="ce80" table:formula="of:=&quot;commands[&quot;&amp;[.J33]&amp;&quot;].label = temperature(data.overrideTemp-0.5);&quot;" office:value-type="string" office:string-value="commands[cmdOverruleMultipleFewerDays ].label = temperature(data.overrideTemp-0.5);" calcext:value-type="string">
            <text:p>commands[cmdOverruleMultipleFewerDays ].label = temperature(data.overrideTemp-0.5);</text:p>
          </table:table-cell>
          <table:table-cell table:formula="of:=&quot;void Data::&quot;&amp;LOWER(MID([.J33];3;1))&amp;MID([.J33];4;255)&amp;&quot;() {&quot;" office:value-type="string" office:string-value="void Data::dOverruleMultipleFewerDays () {" calcext:value-type="string">
            <text:p>void Data::dOverruleMultipleFewerDays () {</text:p>
          </table:table-cell>
          <table:table-cell table:formula="of:=IF(ISTEXT([.O33]);[.O33]&amp;&quot; };&quot;;&quot;&quot;)" office:value-type="string" office:string-value="void Data::dOverruleMultipleFewerDays () { };" calcext:value-type="string">
            <text:p>void Data::dOverruleMultipleFewerDays () { };</text:p>
          </table:table-cell>
          <table:table-cell table:formula="of:=IF(ISTEXT([.O33]);&quot;void &quot;&amp;LOWER(MID([.J33];3;1))&amp;MID([.J33];4;255)&amp;&quot;();&quot;;&quot;&quot;)" office:value-type="string" office:string-value="void dOverruleMultipleFewerDays ();" calcext:value-type="string">
            <text:p>void dOverruleMultipleFewerDays ();</text:p>
          </table:table-cell>
          <table:table-cell table:formula="of:=IF(ISTEXT([.O33]);SUBSTITUTE([.Q33];&quot;void &quot;;&quot;      data.&quot;);&quot;&quot;)" office:value-type="string" office:string-value="      data.dOverruleMultipleFewerDays ();" calcext:value-type="string">
            <text:p><text:s text:c="6"/>data.dOverruleMultipleFewerDays ();</text:p>
          </table:table-cell>
          <table:table-cell table:formula="of:=[.S32]&amp;IF(ISTEXT([.I33]);[.I33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3]&amp;&quot;, { &quot;&amp;CHAR(34)&amp;[.K33]&amp;CHAR(34)&amp;&quot;, &quot;&amp;CHAR(34)&amp;&quot;/&quot;&amp;[.J33]&amp;CHAR(34)&amp;&quot; } },&quot;" office:value-type="string" office:string-value="  { cmdOverruleMultipleFewerDays , { &quot;..days&quot;, &quot;/cmdOverruleMultipleFewerDays &quot; } }," calcext:value-type="string">
            <text:p><text:s text:c="2"/>{ cmdOverruleMultipleFewerDays , { "..days", "/cmdOverruleMultipleFewerDays " } },</text:p>
          </table:table-cell>
          <table:table-cell table:formula="of:=[.U32]&amp;IF(ISTEXT([.J33]);&quot;, &quot;&amp;[.J3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3" table:number-columns-repeated="6"/>
          <table:table-cell table:number-columns-repeated="2"/>
          <table:table-cell office:value-type="string" calcext:value-type="string">
            <text:p>cmdOverruleMultipleMoreDays</text:p>
          </table:table-cell>
          <table:table-cell table:style-name="ce52" office:value-type="string" calcext:value-type="string">
            <text:p>..days</text:p>
          </table:table-cell>
          <table:table-cell table:style-name="ce52"/>
          <table:table-cell table:style-name="ce80" table:formula="of:=&quot;result+= &quot;&amp;CHAR(34)&amp;&quot;[&quot;&amp;CHAR(34)&amp;&quot;+ btnInline(&quot;&amp;[.J34]&amp;&quot;) + &quot;&amp;CHAR(34)&amp;&quot;],&quot;&amp;CHAR(34)&amp;&quot;;&quot;" office:value-type="string" office:string-value="result+= &quot;[&quot;+ btnInline(cmdOverruleMultipleMoreDays) + &quot;],&quot;;" calcext:value-type="string">
            <text:p>result+= "["+ btnInline(cmdOverruleMultipleMoreDays) + "],";</text:p>
          </table:table-cell>
          <table:table-cell table:style-name="ce80" table:formula="of:=&quot;commands[&quot;&amp;[.J34]&amp;&quot;].label = temperature(data.overrideTemp-0.5);&quot;" office:value-type="string" office:string-value="commands[cmdOverruleMultipleMoreDays].label = temperature(data.overrideTemp-0.5);" calcext:value-type="string">
            <text:p>commands[cmdOverruleMultipleMoreDays].label = temperature(data.overrideTemp-0.5);</text:p>
          </table:table-cell>
          <table:table-cell table:formula="of:=&quot;void Data::&quot;&amp;LOWER(MID([.J34];3;1))&amp;MID([.J34];4;255)&amp;&quot;() {&quot;" office:value-type="string" office:string-value="void Data::dOverruleMultipleMoreDays() {" calcext:value-type="string">
            <text:p>void Data::dOverruleMultipleMoreDays() {</text:p>
          </table:table-cell>
          <table:table-cell table:formula="of:=IF(ISTEXT([.O34]);[.O34]&amp;&quot; };&quot;;&quot;&quot;)" office:value-type="string" office:string-value="void Data::dOverruleMultipleMoreDays() { };" calcext:value-type="string">
            <text:p>void Data::dOverruleMultipleMoreDays() { };</text:p>
          </table:table-cell>
          <table:table-cell table:formula="of:=IF(ISTEXT([.O34]);&quot;void &quot;&amp;LOWER(MID([.J34];3;1))&amp;MID([.J34];4;255)&amp;&quot;();&quot;;&quot;&quot;)" office:value-type="string" office:string-value="void dOverruleMultipleMoreDays();" calcext:value-type="string">
            <text:p>void dOverruleMultipleMoreDays();</text:p>
          </table:table-cell>
          <table:table-cell table:formula="of:=IF(ISTEXT([.O34]);SUBSTITUTE([.Q34];&quot;void &quot;;&quot;      data.&quot;);&quot;&quot;)" office:value-type="string" office:string-value="      data.dOverruleMultipleMoreDays();" calcext:value-type="string">
            <text:p><text:s text:c="6"/>data.dOverruleMultipleMoreDays();</text:p>
          </table:table-cell>
          <table:table-cell table:formula="of:=[.S33]&amp;IF(ISTEXT([.I34]);[.I34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4]&amp;&quot;, { &quot;&amp;CHAR(34)&amp;[.K34]&amp;CHAR(34)&amp;&quot;, &quot;&amp;CHAR(34)&amp;&quot;/&quot;&amp;[.J34]&amp;CHAR(34)&amp;&quot; } },&quot;" office:value-type="string" office:string-value="  { cmdOverruleMultipleMoreDays, { &quot;..days&quot;, &quot;/cmdOverruleMultipleMoreDays&quot; } }," calcext:value-type="string">
            <text:p><text:s text:c="2"/>{ cmdOverruleMultipleMoreDays, { "..days", "/cmdOverruleMultipleMoreDays" } },</text:p>
          </table:table-cell>
          <table:table-cell table:formula="of:=[.U33]&amp;IF(ISTEXT([.J34]);&quot;, &quot;&amp;[.J3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35]);[.O35]&amp;&quot; };&quot;;&quot;&quot;)">
            <text:p/>
          </table:table-cell>
          <table:table-cell table:formula="of:=IF(ISTEXT([.O35]);&quot;void &quot;&amp;LOWER(MID([.J35];3;1))&amp;MID([.J35];4;255)&amp;&quot;();&quot;;&quot;&quot;)">
            <text:p/>
          </table:table-cell>
          <table:table-cell table:formula="of:=IF(ISTEXT([.O35]);SUBSTITUTE([.Q35];&quot;void &quot;;&quot;      data.&quot;);&quot;&quot;)">
            <text:p/>
          </table:table-cell>
          <table:table-cell table:formula="of:=[.S34]&amp;IF(ISTEXT([.I35]);[.I35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/>
          <table:table-cell table:formula="of:=[.U34]&amp;IF(ISTEXT([.J35]);&quot;, &quot;&amp;[.J3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5" table:formula="of:=[.K36]" office:value-type="string" office:string-value="Weekly schedule" calcext:value-type="string" table:number-columns-spanned="3" table:number-rows-spanned="1">
            <text:p>Weekly schedule</text:p>
          </table:table-cell>
          <table:covered-table-cell table:number-columns-repeated="2"/>
          <table:table-cell table:style-name="ce115" table:formula="of:=[.K37]" office:value-type="string" office:string-value="Home times" calcext:value-type="string" table:number-columns-spanned="3" table:number-rows-spanned="1">
            <text:p>Home times</text:p>
          </table:table-cell>
          <table:covered-table-cell table:number-columns-repeated="2"/>
          <table:table-cell/>
          <table:table-cell office:value-type="string" calcext:value-type="string">
            <text:p>scnSettingsMain</text:p>
          </table:table-cell>
          <table:table-cell office:value-type="string" calcext:value-type="string">
            <text:p>cmdWeeklyScheduleMenu</text:p>
          </table:table-cell>
          <table:table-cell office:value-type="string" calcext:value-type="string">
            <text:p>Weekly schedule</text:p>
          </table:table-cell>
          <table:table-cell/>
          <table:table-cell table:style-name="ce80" table:formula="of:=&quot;result+= &quot;&amp;CHAR(34)&amp;&quot;[&quot;&amp;CHAR(34)&amp;&quot;+ btnInline(&quot;&amp;[.J36]&amp;&quot;) + &quot;&amp;CHAR(34)&amp;&quot;],&quot;&amp;CHAR(34)&amp;&quot;;&quot;" office:value-type="string" office:string-value="result+= &quot;[&quot;+ btnInline(cmdWeeklyScheduleMenu) + &quot;],&quot;;" calcext:value-type="string">
            <text:p>result+= "["+ btnInline(cmdWeeklyScheduleMenu) + "],";</text:p>
          </table:table-cell>
          <table:table-cell table:style-name="ce80"/>
          <table:table-cell/>
          <table:table-cell table:formula="of:=IF(ISTEXT([.O36]);[.O36]&amp;&quot; };&quot;;&quot;&quot;)">
            <text:p/>
          </table:table-cell>
          <table:table-cell table:formula="of:=IF(ISTEXT([.O36]);&quot;void &quot;&amp;LOWER(MID([.J36];3;1))&amp;MID([.J36];4;255)&amp;&quot;();&quot;;&quot;&quot;)">
            <text:p/>
          </table:table-cell>
          <table:table-cell table:formula="of:=IF(ISTEXT([.O36]);SUBSTITUTE([.Q36];&quot;void &quot;;&quot;      data.&quot;);&quot;&quot;)">
            <text:p/>
          </table:table-cell>
          <table:table-cell table:formula="of:=[.S35]&amp;IF(ISTEXT([.I36]);[.I36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36]&amp;&quot;, { &quot;&amp;CHAR(34)&amp;[.K36]&amp;CHAR(34)&amp;&quot;, &quot;&amp;CHAR(34)&amp;&quot;/&quot;&amp;[.J36]&amp;CHAR(34)&amp;&quot; } },&quot;" office:value-type="string" office:string-value="  { cmdWeeklyScheduleMenu, { &quot;Weekly schedule&quot;, &quot;/cmdWeeklyScheduleMenu&quot; } }," calcext:value-type="string">
            <text:p><text:s text:c="2"/>{ cmdWeeklyScheduleMenu, { "Weekly schedule", "/cmdWeeklyScheduleMenu" } },</text:p>
          </table:table-cell>
          <table:table-cell table:formula="of:=[.U35]&amp;IF(ISTEXT([.J36]);&quot;, &quot;&amp;[.J3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5" table:formula="of:=[.K38]" office:value-type="string" office:string-value="Office times" calcext:value-type="string" table:number-columns-spanned="3" table:number-rows-spanned="1">
            <text:p>Office times</text:p>
          </table:table-cell>
          <table:covered-table-cell table:number-columns-repeated="2"/>
          <table:table-cell table:style-name="ce115" table:formula="of:=[.K39]" office:value-type="string" office:string-value="Weekend times" calcext:value-type="string" table:number-columns-spanned="3" table:number-rows-spanned="1">
            <text:p>Weekend times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WorkFromHomeTimesMenu</text:p>
          </table:table-cell>
          <table:table-cell office:value-type="string" calcext:value-type="string">
            <text:p>Home times</text:p>
          </table:table-cell>
          <table:table-cell/>
          <table:table-cell table:style-name="ce80" table:formula="of:=&quot;result+= &quot;&amp;CHAR(34)&amp;&quot;[&quot;&amp;CHAR(34)&amp;&quot;+ btnInline(&quot;&amp;[.J37]&amp;&quot;) + &quot;&amp;CHAR(34)&amp;&quot;],&quot;&amp;CHAR(34)&amp;&quot;;&quot;" office:value-type="string" office:string-value="result+= &quot;[&quot;+ btnInline(cmdWorkFromHomeTimesMenu) + &quot;],&quot;;" calcext:value-type="string">
            <text:p>result+= "["+ btnInline(cmdWorkFromHomeTimesMenu) + "],";</text:p>
          </table:table-cell>
          <table:table-cell table:style-name="ce80"/>
          <table:table-cell/>
          <table:table-cell table:formula="of:=IF(ISTEXT([.O37]);[.O37]&amp;&quot; };&quot;;&quot;&quot;)">
            <text:p/>
          </table:table-cell>
          <table:table-cell table:formula="of:=IF(ISTEXT([.O37]);&quot;void &quot;&amp;LOWER(MID([.J37];3;1))&amp;MID([.J37];4;255)&amp;&quot;();&quot;;&quot;&quot;)">
            <text:p/>
          </table:table-cell>
          <table:table-cell table:formula="of:=IF(ISTEXT([.O37]);SUBSTITUTE([.Q37];&quot;void &quot;;&quot;      data.&quot;);&quot;&quot;)">
            <text:p/>
          </table:table-cell>
          <table:table-cell table:formula="of:=[.S36]&amp;IF(ISTEXT([.I37]);[.I37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37]&amp;&quot;, { &quot;&amp;CHAR(34)&amp;[.K37]&amp;CHAR(34)&amp;&quot;, &quot;&amp;CHAR(34)&amp;&quot;/&quot;&amp;[.J37]&amp;CHAR(34)&amp;&quot; } },&quot;" office:value-type="string" office:string-value="  { cmdWorkFromHomeTimesMenu, { &quot;Home times&quot;, &quot;/cmdWorkFromHomeTimesMenu&quot; } }," calcext:value-type="string">
            <text:p><text:s text:c="2"/>{ cmdWorkFromHomeTimesMenu, { "Home times", "/cmdWorkFromHomeTimesMenu" } },</text:p>
          </table:table-cell>
          <table:table-cell table:formula="of:=[.U36]&amp;IF(ISTEXT([.J37]);&quot;, &quot;&amp;[.J3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5" table:formula="of:=[.K40]" office:value-type="string" office:string-value="Temperatures" calcext:value-type="string" table:number-columns-spanned="3" table:number-rows-spanned="1">
            <text:p>Temperatures</text:p>
          </table:table-cell>
          <table:covered-table-cell table:number-columns-repeated="2"/>
          <table:table-cell table:style-name="ce115" table:formula="of:=[.K41]" office:value-type="string" office:string-value="Sensor offset" calcext:value-type="string" table:number-columns-spanned="3" table:number-rows-spanned="1">
            <text:p>Sensor offset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WorkFromOfficeTimesMenu</text:p>
          </table:table-cell>
          <table:table-cell office:value-type="string" calcext:value-type="string">
            <text:p>Office times</text:p>
          </table:table-cell>
          <table:table-cell/>
          <table:table-cell table:style-name="ce80" table:formula="of:=&quot;result+= &quot;&amp;CHAR(34)&amp;&quot;[&quot;&amp;CHAR(34)&amp;&quot;+ btnInline(&quot;&amp;[.J38]&amp;&quot;) + &quot;&amp;CHAR(34)&amp;&quot;],&quot;&amp;CHAR(34)&amp;&quot;;&quot;" office:value-type="string" office:string-value="result+= &quot;[&quot;+ btnInline(cmdWorkFromOfficeTimesMenu) + &quot;],&quot;;" calcext:value-type="string">
            <text:p>result+= "["+ btnInline(cmdWorkFromOfficeTimesMenu) + "],";</text:p>
          </table:table-cell>
          <table:table-cell table:style-name="ce80"/>
          <table:table-cell/>
          <table:table-cell table:formula="of:=IF(ISTEXT([.O38]);[.O38]&amp;&quot; };&quot;;&quot;&quot;)">
            <text:p/>
          </table:table-cell>
          <table:table-cell table:formula="of:=IF(ISTEXT([.O38]);&quot;void &quot;&amp;LOWER(MID([.J38];3;1))&amp;MID([.J38];4;255)&amp;&quot;();&quot;;&quot;&quot;)">
            <text:p/>
          </table:table-cell>
          <table:table-cell table:formula="of:=IF(ISTEXT([.O38]);SUBSTITUTE([.Q38];&quot;void &quot;;&quot;      data.&quot;);&quot;&quot;)">
            <text:p/>
          </table:table-cell>
          <table:table-cell table:formula="of:=[.S37]&amp;IF(ISTEXT([.I38]);[.I38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38]&amp;&quot;, { &quot;&amp;CHAR(34)&amp;[.K38]&amp;CHAR(34)&amp;&quot;, &quot;&amp;CHAR(34)&amp;&quot;/&quot;&amp;[.J38]&amp;CHAR(34)&amp;&quot; } },&quot;" office:value-type="string" office:string-value="  { cmdWorkFromOfficeTimesMenu, { &quot;Office times&quot;, &quot;/cmdWorkFromOfficeTimesMenu&quot; } }," calcext:value-type="string">
            <text:p><text:s text:c="2"/>{ cmdWorkFromOfficeTimesMenu, { "Office times", "/cmdWorkFromOfficeTimesMenu" } },</text:p>
          </table:table-cell>
          <table:table-cell table:formula="of:=[.U37]&amp;IF(ISTEXT([.J38]);&quot;, &quot;&amp;[.J3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5" table:formula="of:=[.K43]" office:value-type="string" office:string-value="Timing report" calcext:value-type="string" table:number-columns-spanned="3" table:number-rows-spanned="1">
            <text:p>Timing report</text:p>
          </table:table-cell>
          <table:covered-table-cell table:number-columns-repeated="2"/>
          <table:table-cell table:style-name="ce115" table:formula="of:=[.K42]" office:value-type="string" office:string-value="Logdata" calcext:value-type="string" table:number-columns-spanned="3" table:number-rows-spanned="1">
            <text:p>Logdata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WeekendTimesMenu</text:p>
          </table:table-cell>
          <table:table-cell office:value-type="string" calcext:value-type="string">
            <text:p>Weekend times</text:p>
          </table:table-cell>
          <table:table-cell/>
          <table:table-cell table:style-name="ce80" table:formula="of:=&quot;result+= &quot;&amp;CHAR(34)&amp;&quot;[&quot;&amp;CHAR(34)&amp;&quot;+ btnInline(&quot;&amp;[.J39]&amp;&quot;) + &quot;&amp;CHAR(34)&amp;&quot;],&quot;&amp;CHAR(34)&amp;&quot;;&quot;" office:value-type="string" office:string-value="result+= &quot;[&quot;+ btnInline(cmdWeekendTimesMenu) + &quot;],&quot;;" calcext:value-type="string">
            <text:p>result+= "["+ btnInline(cmdWeekendTimesMenu) + "],";</text:p>
          </table:table-cell>
          <table:table-cell table:style-name="ce80"/>
          <table:table-cell/>
          <table:table-cell table:formula="of:=IF(ISTEXT([.O39]);[.O39]&amp;&quot; };&quot;;&quot;&quot;)">
            <text:p/>
          </table:table-cell>
          <table:table-cell table:formula="of:=IF(ISTEXT([.O39]);&quot;void &quot;&amp;LOWER(MID([.J39];3;1))&amp;MID([.J39];4;255)&amp;&quot;();&quot;;&quot;&quot;)">
            <text:p/>
          </table:table-cell>
          <table:table-cell table:formula="of:=IF(ISTEXT([.O39]);SUBSTITUTE([.Q39];&quot;void &quot;;&quot;      data.&quot;);&quot;&quot;)">
            <text:p/>
          </table:table-cell>
          <table:table-cell table:formula="of:=[.S38]&amp;IF(ISTEXT([.I39]);[.I39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39]&amp;&quot;, { &quot;&amp;CHAR(34)&amp;[.K39]&amp;CHAR(34)&amp;&quot;, &quot;&amp;CHAR(34)&amp;&quot;/&quot;&amp;[.J39]&amp;CHAR(34)&amp;&quot; } },&quot;" office:value-type="string" office:string-value="  { cmdWeekendTimesMenu, { &quot;Weekend times&quot;, &quot;/cmdWeekendTimesMenu&quot; } }," calcext:value-type="string">
            <text:p><text:s text:c="2"/>{ cmdWeekendTimesMenu, { "Weekend times", "/cmdWeekendTimesMenu" } },</text:p>
          </table:table-cell>
          <table:table-cell table:formula="of:=[.U38]&amp;IF(ISTEXT([.J39]);&quot;, &quot;&amp;[.J3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5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TemperatureMenu</text:p>
          </table:table-cell>
          <table:table-cell office:value-type="string" calcext:value-type="string">
            <text:p>Temperatures</text:p>
          </table:table-cell>
          <table:table-cell/>
          <table:table-cell table:style-name="ce80" table:formula="of:=&quot;result+= &quot;&amp;CHAR(34)&amp;&quot;[&quot;&amp;CHAR(34)&amp;&quot;+ btnInline(&quot;&amp;[.J40]&amp;&quot;) + &quot;&amp;CHAR(34)&amp;&quot;],&quot;&amp;CHAR(34)&amp;&quot;;&quot;" office:value-type="string" office:string-value="result+= &quot;[&quot;+ btnInline(cmdTemperatureMenu) + &quot;],&quot;;" calcext:value-type="string">
            <text:p>result+= "["+ btnInline(cmdTemperatureMenu) + "],";</text:p>
          </table:table-cell>
          <table:table-cell table:style-name="ce80"/>
          <table:table-cell/>
          <table:table-cell table:formula="of:=IF(ISTEXT([.O40]);[.O40]&amp;&quot; };&quot;;&quot;&quot;)">
            <text:p/>
          </table:table-cell>
          <table:table-cell table:formula="of:=IF(ISTEXT([.O40]);&quot;void &quot;&amp;LOWER(MID([.J40];3;1))&amp;MID([.J40];4;255)&amp;&quot;();&quot;;&quot;&quot;)">
            <text:p/>
          </table:table-cell>
          <table:table-cell table:formula="of:=IF(ISTEXT([.O40]);SUBSTITUTE([.Q40];&quot;void &quot;;&quot;      data.&quot;);&quot;&quot;)">
            <text:p/>
          </table:table-cell>
          <table:table-cell table:formula="of:=[.S39]&amp;IF(ISTEXT([.I40]);[.I40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0]&amp;&quot;, { &quot;&amp;CHAR(34)&amp;[.K40]&amp;CHAR(34)&amp;&quot;, &quot;&amp;CHAR(34)&amp;&quot;/&quot;&amp;[.J40]&amp;CHAR(34)&amp;&quot; } },&quot;" office:value-type="string" office:string-value="  { cmdTemperatureMenu, { &quot;Temperatures&quot;, &quot;/cmdTemperatureMenu&quot; } }," calcext:value-type="string">
            <text:p><text:s text:c="2"/>{ cmdTemperatureMenu, { "Temperatures", "/cmdTemperatureMenu" } },</text:p>
          </table:table-cell>
          <table:table-cell table:formula="of:=[.U39]&amp;IF(ISTEXT([.J40]);&quot;, &quot;&amp;[.J4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3"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cmdSensorOffsetMenu</text:p>
          </table:table-cell>
          <table:table-cell office:value-type="string" calcext:value-type="string">
            <text:p>Sensor offset</text:p>
          </table:table-cell>
          <table:table-cell/>
          <table:table-cell table:style-name="ce80" table:formula="of:=&quot;result+= &quot;&amp;CHAR(34)&amp;&quot;[&quot;&amp;CHAR(34)&amp;&quot;+ btnInline(&quot;&amp;[.J41]&amp;&quot;) + &quot;&amp;CHAR(34)&amp;&quot;],&quot;&amp;CHAR(34)&amp;&quot;;&quot;" office:value-type="string" office:string-value="result+= &quot;[&quot;+ btnInline(cmdSensorOffsetMenu) + &quot;],&quot;;" calcext:value-type="string">
            <text:p>result+= "["+ btnInline(cmdSensorOffsetMenu) + "],";</text:p>
          </table:table-cell>
          <table:table-cell table:style-name="ce80"/>
          <table:table-cell/>
          <table:table-cell table:formula="of:=IF(ISTEXT([.O41]);[.O41]&amp;&quot; };&quot;;&quot;&quot;)">
            <text:p/>
          </table:table-cell>
          <table:table-cell table:formula="of:=IF(ISTEXT([.O41]);&quot;void &quot;&amp;LOWER(MID([.J41];3;1))&amp;MID([.J41];4;255)&amp;&quot;();&quot;;&quot;&quot;)">
            <text:p/>
          </table:table-cell>
          <table:table-cell table:formula="of:=IF(ISTEXT([.O41]);SUBSTITUTE([.Q41];&quot;void &quot;;&quot;      data.&quot;);&quot;&quot;)">
            <text:p/>
          </table:table-cell>
          <table:table-cell table:formula="of:=[.S40]&amp;IF(ISTEXT([.I41]);[.I41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1]&amp;&quot;, { &quot;&amp;CHAR(34)&amp;[.K41]&amp;CHAR(34)&amp;&quot;, &quot;&amp;CHAR(34)&amp;&quot;/&quot;&amp;[.J41]&amp;CHAR(34)&amp;&quot; } },&quot;" office:value-type="string" office:string-value="  { cmdSensorOffsetMenu, { &quot;Sensor offset&quot;, &quot;/cmdSensorOffsetMenu&quot; } }," calcext:value-type="string">
            <text:p><text:s text:c="2"/>{ cmdSensorOffsetMenu, { "Sensor offset", "/cmdSensorOffsetMenu" } },</text:p>
          </table:table-cell>
          <table:table-cell table:formula="of:=[.U40]&amp;IF(ISTEXT([.J41]);&quot;, &quot;&amp;[.J4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cmdSettingsLogdata</text:p>
          </table:table-cell>
          <table:table-cell office:value-type="string" calcext:value-type="string">
            <text:p>Logdata</text:p>
          </table:table-cell>
          <table:table-cell/>
          <table:table-cell table:style-name="ce80" table:formula="of:=&quot;result+= &quot;&amp;CHAR(34)&amp;&quot;[&quot;&amp;CHAR(34)&amp;&quot;+ btnInline(&quot;&amp;[.J42]&amp;&quot;) + &quot;&amp;CHAR(34)&amp;&quot;],&quot;&amp;CHAR(34)&amp;&quot;;&quot;" office:value-type="string" office:string-value="result+= &quot;[&quot;+ btnInline(cmdSettingsLogdata) + &quot;],&quot;;" calcext:value-type="string">
            <text:p>result+= "["+ btnInline(cmdSettingsLogdata) + "],";</text:p>
          </table:table-cell>
          <table:table-cell table:style-name="ce80"/>
          <table:table-cell/>
          <table:table-cell table:formula="of:=IF(ISTEXT([.O42]);[.O42]&amp;&quot; };&quot;;&quot;&quot;)">
            <text:p/>
          </table:table-cell>
          <table:table-cell table:formula="of:=IF(ISTEXT([.O42]);&quot;void &quot;&amp;LOWER(MID([.J42];3;1))&amp;MID([.J42];4;255)&amp;&quot;();&quot;;&quot;&quot;)">
            <text:p/>
          </table:table-cell>
          <table:table-cell table:formula="of:=IF(ISTEXT([.O42]);SUBSTITUTE([.Q42];&quot;void &quot;;&quot;      data.&quot;);&quot;&quot;)">
            <text:p/>
          </table:table-cell>
          <table:table-cell table:formula="of:=[.S41]&amp;IF(ISTEXT([.I42]);[.I42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2]&amp;&quot;, { &quot;&amp;CHAR(34)&amp;[.K42]&amp;CHAR(34)&amp;&quot;, &quot;&amp;CHAR(34)&amp;&quot;/&quot;&amp;[.J42]&amp;CHAR(34)&amp;&quot; } },&quot;" office:value-type="string" office:string-value="  { cmdSettingsLogdata, { &quot;Logdata&quot;, &quot;/cmdSettingsLogdata&quot; } }," calcext:value-type="string">
            <text:p><text:s text:c="2"/>{ cmdSettingsLogdata, { "Logdata", "/cmdSettingsLogdata" } },</text:p>
          </table:table-cell>
          <table:table-cell table:formula="of:=[.U41]&amp;IF(ISTEXT([.J42]);&quot;, &quot;&amp;[.J4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cmdTimingReport</text:p>
          </table:table-cell>
          <table:table-cell office:value-type="string" calcext:value-type="string">
            <text:p>Timing report</text:p>
          </table:table-cell>
          <table:table-cell/>
          <table:table-cell table:style-name="ce80" table:formula="of:=&quot;result+= &quot;&amp;CHAR(34)&amp;&quot;[&quot;&amp;CHAR(34)&amp;&quot;+ btnInline(&quot;&amp;[.J43]&amp;&quot;) + &quot;&amp;CHAR(34)&amp;&quot;],&quot;&amp;CHAR(34)&amp;&quot;;&quot;" office:value-type="string" office:string-value="result+= &quot;[&quot;+ btnInline(cmdTimingReport) + &quot;],&quot;;" calcext:value-type="string">
            <text:p>result+= "["+ btnInline(cmdTimingReport) + "],";</text:p>
          </table:table-cell>
          <table:table-cell table:style-name="ce80"/>
          <table:table-cell/>
          <table:table-cell table:formula="of:=IF(ISTEXT([.O43]);[.O43]&amp;&quot; };&quot;;&quot;&quot;)">
            <text:p/>
          </table:table-cell>
          <table:table-cell table:formula="of:=IF(ISTEXT([.O43]);&quot;void &quot;&amp;LOWER(MID([.J43];3;1))&amp;MID([.J43];4;255)&amp;&quot;();&quot;;&quot;&quot;)">
            <text:p/>
          </table:table-cell>
          <table:table-cell table:formula="of:=IF(ISTEXT([.O43]);SUBSTITUTE([.Q43];&quot;void &quot;;&quot;      data.&quot;);&quot;&quot;)">
            <text:p/>
          </table:table-cell>
          <table:table-cell table:formula="of:=[.S42]&amp;IF(ISTEXT([.I43]);[.I43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3]&amp;&quot;, { &quot;&amp;CHAR(34)&amp;[.K43]&amp;CHAR(34)&amp;&quot;, &quot;&amp;CHAR(34)&amp;&quot;/&quot;&amp;[.J43]&amp;CHAR(34)&amp;&quot; } },&quot;" office:value-type="string" office:string-value="  { cmdTimingReport, { &quot;Timing report&quot;, &quot;/cmdTimingReport&quot; } }," calcext:value-type="string">
            <text:p><text:s text:c="2"/>{ cmdTimingReport, { "Timing report", "/cmdTimingReport" } },</text:p>
          </table:table-cell>
          <table:table-cell table:formula="of:=[.U42]&amp;IF(ISTEXT([.J43]);&quot;, &quot;&amp;[.J4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 table:number-columns-repeated="4"/>
          <table:table-cell table:style-name="ce80" table:formula="of:=&quot;result+= &quot;&amp;CHAR(34)&amp;&quot;[&quot;&amp;CHAR(34)&amp;&quot;+ btnInline(&quot;&amp;[.J44]&amp;&quot;) + &quot;&amp;CHAR(34)&amp;&quot;],&quot;&amp;CHAR(34)&amp;&quot;;&quot;" office:value-type="string" office:string-value="result+= &quot;[&quot;+ btnInline() + &quot;],&quot;;" calcext:value-type="string">
            <text:p>result+= "["+ btnInline() + "],";</text:p>
          </table:table-cell>
          <table:table-cell table:style-name="ce80"/>
          <table:table-cell/>
          <table:table-cell table:formula="of:=IF(ISTEXT([.O44]);[.O44]&amp;&quot; };&quot;;&quot;&quot;)">
            <text:p/>
          </table:table-cell>
          <table:table-cell table:formula="of:=IF(ISTEXT([.O44]);&quot;void &quot;&amp;LOWER(MID([.J44];3;1))&amp;MID([.J44];4;255)&amp;&quot;();&quot;;&quot;&quot;)">
            <text:p/>
          </table:table-cell>
          <table:table-cell table:formula="of:=IF(ISTEXT([.O44]);SUBSTITUTE([.Q44];&quot;void &quot;;&quot;      data.&quot;);&quot;&quot;)">
            <text:p/>
          </table:table-cell>
          <table:table-cell table:formula="of:=[.S43]&amp;IF(ISTEXT([.I44]);[.I44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4]&amp;&quot;, { &quot;&amp;CHAR(34)&amp;[.K44]&amp;CHAR(34)&amp;&quot;, &quot;&amp;CHAR(34)&amp;&quot;/&quot;&amp;[.J44]&amp;CHAR(34)&amp;&quot; } },&quot;" office:value-type="string" office:string-value="  { , { &quot;&quot;, &quot;/&quot; } }," calcext:value-type="string">
            <text:p><text:s text:c="2"/>{ , { "", "/" } },</text:p>
          </table:table-cell>
          <table:table-cell table:formula="of:=[.U43]&amp;IF(ISTEXT([.J44]);&quot;, &quot;&amp;[.J4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/>
          <table:table-cell table:style-name="ce115" table:formula="of:=[.K45]" office:value-type="string" office:string-value="Offset down" calcext:value-type="string" table:number-columns-spanned="3" table:number-rows-spanned="1">
            <text:p>Offset down</text:p>
          </table:table-cell>
          <table:covered-table-cell table:number-columns-repeated="2"/>
          <table:table-cell table:style-name="ce115" table:formula="of:=[.K46]" office:value-type="string" office:string-value="Offset up" calcext:value-type="string" table:number-columns-spanned="3" table:number-rows-spanned="1">
            <text:p>Offset up</text:p>
          </table:table-cell>
          <table:covered-table-cell table:number-columns-repeated="2"/>
          <table:table-cell/>
          <table:table-cell table:style-name="Default" office:value-type="string" calcext:value-type="string">
            <text:p>scnSensorOffset</text:p>
          </table:table-cell>
          <table:table-cell table:style-name="Default" office:value-type="string" calcext:value-type="string">
            <text:p>cmdOffsetLower</text:p>
          </table:table-cell>
          <table:table-cell table:style-name="Default" office:value-type="string" calcext:value-type="string">
            <text:p>Offset down</text:p>
          </table:table-cell>
          <table:table-cell table:style-name="Default"/>
          <table:table-cell table:style-name="ce80" table:formula="of:=&quot;result+= &quot;&amp;CHAR(34)&amp;&quot;[&quot;&amp;CHAR(34)&amp;&quot;+ btnInline(&quot;&amp;[.J45]&amp;&quot;) + &quot;&amp;CHAR(34)&amp;&quot;],&quot;&amp;CHAR(34)&amp;&quot;;&quot;" office:value-type="string" office:string-value="result+= &quot;[&quot;+ btnInline(cmdOffsetLower) + &quot;],&quot;;" calcext:value-type="string">
            <text:p>result+= "["+ btnInline(cmdOffsetLower) + "],";</text:p>
          </table:table-cell>
          <table:table-cell table:style-name="ce80"/>
          <table:table-cell/>
          <table:table-cell table:formula="of:=IF(ISTEXT([.O45]);[.O45]&amp;&quot; };&quot;;&quot;&quot;)">
            <text:p/>
          </table:table-cell>
          <table:table-cell table:formula="of:=IF(ISTEXT([.O45]);&quot;void &quot;&amp;LOWER(MID([.J45];3;1))&amp;MID([.J45];4;255)&amp;&quot;();&quot;;&quot;&quot;)">
            <text:p/>
          </table:table-cell>
          <table:table-cell table:formula="of:=IF(ISTEXT([.O45]);SUBSTITUTE([.Q45];&quot;void &quot;;&quot;      data.&quot;);&quot;&quot;)">
            <text:p/>
          </table:table-cell>
          <table:table-cell table:formula="of:=[.S44]&amp;IF(ISTEXT([.I45]);[.I45]&amp;&quot;, &quot;;&quot;&quot;)" office:value-type="string" office:string-value="enum tgMenu { scnMain, scnOverruleToday, scnOverruleTomorrow, scnOverruleMultiple, scnSettingsMain, scnSensorOffset, " calcext:value-type="string">
            <text:p>enum tgMenu { scnMain, scnOverruleToday, scnOverruleTomorrow, scnOverruleMultiple, scnSettingsMain, scnSensorOffset, </text:p>
          </table:table-cell>
          <table:table-cell table:formula="of:=&quot;  { &quot;&amp;[.J45]&amp;&quot;, { &quot;&amp;CHAR(34)&amp;[.K45]&amp;CHAR(34)&amp;&quot;, &quot;&amp;CHAR(34)&amp;&quot;/&quot;&amp;[.J45]&amp;CHAR(34)&amp;&quot; } },&quot;" office:value-type="string" office:string-value="  { cmdOffsetLower, { &quot;Offset down&quot;, &quot;/cmdOffsetLower&quot; } }," calcext:value-type="string">
            <text:p><text:s text:c="2"/>{ cmdOffsetLower, { "Offset down", "/cmdOffsetLower" } },</text:p>
          </table:table-cell>
          <table:table-cell table:formula="of:=[.U44]&amp;IF(ISTEXT([.J45]);&quot;, &quot;&amp;[.J4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/>
          <table:table-cell table:style-name="ce115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/>
          <table:table-cell table:style-name="Default"/>
          <table:table-cell table:style-name="Default" office:value-type="string" calcext:value-type="string">
            <text:p>cmdOffsetHigher</text:p>
          </table:table-cell>
          <table:table-cell table:style-name="Default" office:value-type="string" calcext:value-type="string">
            <text:p>Offset up</text:p>
          </table:table-cell>
          <table:table-cell table:style-name="Default"/>
          <table:table-cell table:style-name="ce80" table:formula="of:=&quot;result+= &quot;&amp;CHAR(34)&amp;&quot;[&quot;&amp;CHAR(34)&amp;&quot;+ btnInline(&quot;&amp;[.J46]&amp;&quot;) + &quot;&amp;CHAR(34)&amp;&quot;],&quot;&amp;CHAR(34)&amp;&quot;;&quot;" office:value-type="string" office:string-value="result+= &quot;[&quot;+ btnInline(cmdOffsetHigher) + &quot;],&quot;;" calcext:value-type="string">
            <text:p>result+= "["+ btnInline(cmdOffsetHigher) + "],";</text:p>
          </table:table-cell>
          <table:table-cell table:style-name="ce80"/>
          <table:table-cell/>
          <table:table-cell table:formula="of:=IF(ISTEXT([.O46]);[.O46]&amp;&quot; };&quot;;&quot;&quot;)">
            <text:p/>
          </table:table-cell>
          <table:table-cell table:formula="of:=IF(ISTEXT([.O46]);&quot;void &quot;&amp;LOWER(MID([.J46];3;1))&amp;MID([.J46];4;255)&amp;&quot;();&quot;;&quot;&quot;)">
            <text:p/>
          </table:table-cell>
          <table:table-cell table:formula="of:=IF(ISTEXT([.O46]);SUBSTITUTE([.Q46];&quot;void &quot;;&quot;      data.&quot;);&quot;&quot;)">
            <text:p/>
          </table:table-cell>
          <table:table-cell table:formula="of:=[.S45]&amp;IF(ISTEXT([.I46]);[.I46]&amp;&quot;, &quot;;&quot;&quot;)" office:value-type="string" office:string-value="enum tgMenu { scnMain, scnOverruleToday, scnOverruleTomorrow, scnOverruleMultiple, scnSettingsMain, scnSensorOffset, " calcext:value-type="string">
            <text:p>enum tgMenu { scnMain, scnOverruleToday, scnOverruleTomorrow, scnOverruleMultiple, scnSettingsMain, scnSensorOffset, </text:p>
          </table:table-cell>
          <table:table-cell table:formula="of:=&quot;  { &quot;&amp;[.J46]&amp;&quot;, { &quot;&amp;CHAR(34)&amp;[.K46]&amp;CHAR(34)&amp;&quot;, &quot;&amp;CHAR(34)&amp;&quot;/&quot;&amp;[.J46]&amp;CHAR(34)&amp;&quot; } },&quot;" office:value-type="string" office:string-value="  { cmdOffsetHigher, { &quot;Offset up&quot;, &quot;/cmdOffsetHigher&quot; } }," calcext:value-type="string">
            <text:p><text:s text:c="2"/>{ cmdOffsetHigher, { "Offset up", "/cmdOffsetHigher" } },</text:p>
          </table:table-cell>
          <table:table-cell table:formula="of:=[.U45]&amp;IF(ISTEXT([.J46]);&quot;, &quot;&amp;[.J4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 table:number-columns-repeated="4"/>
          <table:table-cell table:style-name="ce80" table:formula="of:=&quot;result+= &quot;&amp;CHAR(34)&amp;&quot;[&quot;&amp;CHAR(34)&amp;&quot;+ btnInline(&quot;&amp;[.J47]&amp;&quot;) + &quot;&amp;CHAR(34)&amp;&quot;],&quot;&amp;CHAR(34)&amp;&quot;;&quot;" office:value-type="string" office:string-value="result+= &quot;[&quot;+ btnInline() + &quot;],&quot;;" calcext:value-type="string">
            <text:p>result+= "["+ btnInline() + "],";</text:p>
          </table:table-cell>
          <table:table-cell table:style-name="ce80"/>
          <table:table-cell/>
          <table:table-cell table:formula="of:=IF(ISTEXT([.O47]);[.O47]&amp;&quot; };&quot;;&quot;&quot;)">
            <text:p/>
          </table:table-cell>
          <table:table-cell table:formula="of:=IF(ISTEXT([.O47]);&quot;void &quot;&amp;LOWER(MID([.J47];3;1))&amp;MID([.J47];4;255)&amp;&quot;();&quot;;&quot;&quot;)">
            <text:p/>
          </table:table-cell>
          <table:table-cell table:formula="of:=IF(ISTEXT([.O47]);SUBSTITUTE([.Q47];&quot;void &quot;;&quot;      data.&quot;);&quot;&quot;)">
            <text:p/>
          </table:table-cell>
          <table:table-cell table:formula="of:=[.S46]&amp;IF(ISTEXT([.I47]);[.I47]&amp;&quot;, &quot;;&quot;&quot;)" office:value-type="string" office:string-value="enum tgMenu { scnMain, scnOverruleToday, scnOverruleTomorrow, scnOverruleMultiple, scnSettingsMain, scnSensorOffset, " calcext:value-type="string">
            <text:p>enum tgMenu { scnMain, scnOverruleToday, scnOverruleTomorrow, scnOverruleMultiple, scnSettingsMain, scnSensorOffset, </text:p>
          </table:table-cell>
          <table:table-cell table:formula="of:=&quot;  { &quot;&amp;[.J47]&amp;&quot;, { &quot;&amp;CHAR(34)&amp;[.K47]&amp;CHAR(34)&amp;&quot;, &quot;&amp;CHAR(34)&amp;&quot;/&quot;&amp;[.J47]&amp;CHAR(34)&amp;&quot; } },&quot;" office:value-type="string" office:string-value="  { , { &quot;&quot;, &quot;/&quot; } }," calcext:value-type="string">
            <text:p><text:s text:c="2"/>{ , { "", "/" } },</text:p>
          </table:table-cell>
          <table:table-cell table:formula="of:=[.U46]&amp;IF(ISTEXT([.J47]);&quot;, &quot;&amp;[.J4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8"/>
          <table:table-cell office:value-type="string" calcext:value-type="string">
            <text:p>scnSettingsWeekSchedule</text:p>
          </table:table-cell>
          <table:table-cell office:value-type="string" calcext:value-type="string">
            <text:p>cmdMondayScheduleMenu</text:p>
          </table:table-cell>
          <table:table-cell table:style-name="Default" office:value-type="string" calcext:value-type="string">
            <text:p>Monday</text:p>
          </table:table-cell>
          <table:table-cell table:style-name="Default"/>
          <table:table-cell table:style-name="ce80" table:formula="of:=&quot;result+= &quot;&amp;CHAR(34)&amp;&quot;[&quot;&amp;CHAR(34)&amp;&quot;+ btnInline(&quot;&amp;[.J48]&amp;&quot;) + &quot;&amp;CHAR(34)&amp;&quot;],&quot;&amp;CHAR(34)&amp;&quot;;&quot;" office:value-type="string" office:string-value="result+= &quot;[&quot;+ btnInline(cmdMondayScheduleMenu) + &quot;],&quot;;" calcext:value-type="string">
            <text:p>result+= "["+ btnInline(cmdMondayScheduleMenu) + "],";</text:p>
          </table:table-cell>
          <table:table-cell table:style-name="ce80"/>
          <table:table-cell/>
          <table:table-cell table:formula="of:=IF(ISTEXT([.O48]);[.O48]&amp;&quot; };&quot;;&quot;&quot;)">
            <text:p/>
          </table:table-cell>
          <table:table-cell table:formula="of:=IF(ISTEXT([.O48]);&quot;void &quot;&amp;LOWER(MID([.J48];3;1))&amp;MID([.J48];4;255)&amp;&quot;();&quot;;&quot;&quot;)">
            <text:p/>
          </table:table-cell>
          <table:table-cell table:formula="of:=IF(ISTEXT([.O48]);SUBSTITUTE([.Q48];&quot;void &quot;;&quot;      data.&quot;);&quot;&quot;)">
            <text:p/>
          </table:table-cell>
          <table:table-cell table:formula="of:=[.S47]&amp;IF(ISTEXT([.I48]);[.I48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48]&amp;&quot;, { &quot;&amp;CHAR(34)&amp;[.K48]&amp;CHAR(34)&amp;&quot;, &quot;&amp;CHAR(34)&amp;&quot;/&quot;&amp;[.J48]&amp;CHAR(34)&amp;&quot; } },&quot;" office:value-type="string" office:string-value="  { cmdMondayScheduleMenu, { &quot;Monday&quot;, &quot;/cmdMondayScheduleMenu&quot; } }," calcext:value-type="string">
            <text:p><text:s text:c="2"/>{ cmdMondayScheduleMenu, { "Monday", "/cmdMondayScheduleMenu" } },</text:p>
          </table:table-cell>
          <table:table-cell table:formula="of:=[.U47]&amp;IF(ISTEXT([.J48]);&quot;, &quot;&amp;[.J4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Mon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TuesdayScheduleMenu</text:p>
          </table:table-cell>
          <table:table-cell office:value-type="string" calcext:value-type="string">
            <text:p>Tuesday</text:p>
          </table:table-cell>
          <table:table-cell/>
          <table:table-cell table:style-name="ce80" table:formula="of:=&quot;result+= &quot;&amp;CHAR(34)&amp;&quot;[&quot;&amp;CHAR(34)&amp;&quot;+ btnInline(&quot;&amp;[.J49]&amp;&quot;) + &quot;&amp;CHAR(34)&amp;&quot;],&quot;&amp;CHAR(34)&amp;&quot;;&quot;" office:value-type="string" office:string-value="result+= &quot;[&quot;+ btnInline(cmdTuesdayScheduleMenu) + &quot;],&quot;;" calcext:value-type="string">
            <text:p>result+= "["+ btnInline(cmdTuesdayScheduleMenu) + "],";</text:p>
          </table:table-cell>
          <table:table-cell table:style-name="ce80"/>
          <table:table-cell/>
          <table:table-cell table:formula="of:=IF(ISTEXT([.O49]);[.O49]&amp;&quot; };&quot;;&quot;&quot;)">
            <text:p/>
          </table:table-cell>
          <table:table-cell table:formula="of:=IF(ISTEXT([.O49]);&quot;void &quot;&amp;LOWER(MID([.J49];3;1))&amp;MID([.J49];4;255)&amp;&quot;();&quot;;&quot;&quot;)">
            <text:p/>
          </table:table-cell>
          <table:table-cell table:formula="of:=IF(ISTEXT([.O49]);SUBSTITUTE([.Q49];&quot;void &quot;;&quot;      data.&quot;);&quot;&quot;)">
            <text:p/>
          </table:table-cell>
          <table:table-cell table:formula="of:=[.S48]&amp;IF(ISTEXT([.I49]);[.I49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49]&amp;&quot;, { &quot;&amp;CHAR(34)&amp;[.K49]&amp;CHAR(34)&amp;&quot;, &quot;&amp;CHAR(34)&amp;&quot;/&quot;&amp;[.J49]&amp;CHAR(34)&amp;&quot; } },&quot;" office:value-type="string" office:string-value="  { cmdTuesdayScheduleMenu, { &quot;Tuesday&quot;, &quot;/cmdTuesdayScheduleMenu&quot; } }," calcext:value-type="string">
            <text:p><text:s text:c="2"/>{ cmdTuesdayScheduleMenu, { "Tuesday", "/cmdTuesdayScheduleMenu" } },</text:p>
          </table:table-cell>
          <table:table-cell table:formula="of:=[.U48]&amp;IF(ISTEXT([.J49]);&quot;, &quot;&amp;[.J4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Tues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WednesdayScheduleMenu</text:p>
          </table:table-cell>
          <table:table-cell office:value-type="string" calcext:value-type="string">
            <text:p>Wednesday</text:p>
          </table:table-cell>
          <table:table-cell/>
          <table:table-cell table:style-name="ce80" table:formula="of:=&quot;result+= &quot;&amp;CHAR(34)&amp;&quot;[&quot;&amp;CHAR(34)&amp;&quot;+ btnInline(&quot;&amp;[.J50]&amp;&quot;) + &quot;&amp;CHAR(34)&amp;&quot;],&quot;&amp;CHAR(34)&amp;&quot;;&quot;" office:value-type="string" office:string-value="result+= &quot;[&quot;+ btnInline(cmdWednesdayScheduleMenu) + &quot;],&quot;;" calcext:value-type="string">
            <text:p>result+= "["+ btnInline(cmdWednesdayScheduleMenu) + "],";</text:p>
          </table:table-cell>
          <table:table-cell table:style-name="ce80"/>
          <table:table-cell/>
          <table:table-cell table:formula="of:=IF(ISTEXT([.O50]);[.O50]&amp;&quot; };&quot;;&quot;&quot;)">
            <text:p/>
          </table:table-cell>
          <table:table-cell table:formula="of:=IF(ISTEXT([.O50]);&quot;void &quot;&amp;LOWER(MID([.J50];3;1))&amp;MID([.J50];4;255)&amp;&quot;();&quot;;&quot;&quot;)">
            <text:p/>
          </table:table-cell>
          <table:table-cell table:formula="of:=IF(ISTEXT([.O50]);SUBSTITUTE([.Q50];&quot;void &quot;;&quot;      data.&quot;);&quot;&quot;)">
            <text:p/>
          </table:table-cell>
          <table:table-cell table:formula="of:=[.S49]&amp;IF(ISTEXT([.I50]);[.I50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0]&amp;&quot;, { &quot;&amp;CHAR(34)&amp;[.K50]&amp;CHAR(34)&amp;&quot;, &quot;&amp;CHAR(34)&amp;&quot;/&quot;&amp;[.J50]&amp;CHAR(34)&amp;&quot; } },&quot;" office:value-type="string" office:string-value="  { cmdWednesdayScheduleMenu, { &quot;Wednesday&quot;, &quot;/cmdWednesdayScheduleMenu&quot; } }," calcext:value-type="string">
            <text:p><text:s text:c="2"/>{ cmdWednesdayScheduleMenu, { "Wednesday", "/cmdWednesdayScheduleMenu" } },</text:p>
          </table:table-cell>
          <table:table-cell table:formula="of:=[.U49]&amp;IF(ISTEXT([.J50]);&quot;, &quot;&amp;[.J5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Wednes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ThursdayScheduleMenu</text:p>
          </table:table-cell>
          <table:table-cell office:value-type="string" calcext:value-type="string">
            <text:p>Thursday</text:p>
          </table:table-cell>
          <table:table-cell/>
          <table:table-cell table:style-name="ce80" table:formula="of:=&quot;result+= &quot;&amp;CHAR(34)&amp;&quot;[&quot;&amp;CHAR(34)&amp;&quot;+ btnInline(&quot;&amp;[.J51]&amp;&quot;) + &quot;&amp;CHAR(34)&amp;&quot;],&quot;&amp;CHAR(34)&amp;&quot;;&quot;" office:value-type="string" office:string-value="result+= &quot;[&quot;+ btnInline(cmdThursdayScheduleMenu) + &quot;],&quot;;" calcext:value-type="string">
            <text:p>result+= "["+ btnInline(cmdThursdayScheduleMenu) + "],";</text:p>
          </table:table-cell>
          <table:table-cell table:style-name="ce80"/>
          <table:table-cell/>
          <table:table-cell table:formula="of:=IF(ISTEXT([.O51]);[.O51]&amp;&quot; };&quot;;&quot;&quot;)">
            <text:p/>
          </table:table-cell>
          <table:table-cell table:formula="of:=IF(ISTEXT([.O51]);&quot;void &quot;&amp;LOWER(MID([.J51];3;1))&amp;MID([.J51];4;255)&amp;&quot;();&quot;;&quot;&quot;)">
            <text:p/>
          </table:table-cell>
          <table:table-cell table:formula="of:=IF(ISTEXT([.O51]);SUBSTITUTE([.Q51];&quot;void &quot;;&quot;      data.&quot;);&quot;&quot;)">
            <text:p/>
          </table:table-cell>
          <table:table-cell table:formula="of:=[.S50]&amp;IF(ISTEXT([.I51]);[.I51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1]&amp;&quot;, { &quot;&amp;CHAR(34)&amp;[.K51]&amp;CHAR(34)&amp;&quot;, &quot;&amp;CHAR(34)&amp;&quot;/&quot;&amp;[.J51]&amp;CHAR(34)&amp;&quot; } },&quot;" office:value-type="string" office:string-value="  { cmdThursdayScheduleMenu, { &quot;Thursday&quot;, &quot;/cmdThursdayScheduleMenu&quot; } }," calcext:value-type="string">
            <text:p><text:s text:c="2"/>{ cmdThursdayScheduleMenu, { "Thursday", "/cmdThursdayScheduleMenu" } },</text:p>
          </table:table-cell>
          <table:table-cell table:formula="of:=[.U50]&amp;IF(ISTEXT([.J51]);&quot;, &quot;&amp;[.J5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Thurs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FridayScheduleMenu</text:p>
          </table:table-cell>
          <table:table-cell office:value-type="string" calcext:value-type="string">
            <text:p>Friday</text:p>
          </table:table-cell>
          <table:table-cell/>
          <table:table-cell table:style-name="ce80" table:formula="of:=&quot;result+= &quot;&amp;CHAR(34)&amp;&quot;[&quot;&amp;CHAR(34)&amp;&quot;+ btnInline(&quot;&amp;[.J52]&amp;&quot;) + &quot;&amp;CHAR(34)&amp;&quot;],&quot;&amp;CHAR(34)&amp;&quot;;&quot;" office:value-type="string" office:string-value="result+= &quot;[&quot;+ btnInline(cmdFridayScheduleMenu) + &quot;],&quot;;" calcext:value-type="string">
            <text:p>result+= "["+ btnInline(cmdFridayScheduleMenu) + "],";</text:p>
          </table:table-cell>
          <table:table-cell table:style-name="ce80"/>
          <table:table-cell/>
          <table:table-cell table:formula="of:=IF(ISTEXT([.O52]);[.O52]&amp;&quot; };&quot;;&quot;&quot;)">
            <text:p/>
          </table:table-cell>
          <table:table-cell table:formula="of:=IF(ISTEXT([.O52]);&quot;void &quot;&amp;LOWER(MID([.J52];3;1))&amp;MID([.J52];4;255)&amp;&quot;();&quot;;&quot;&quot;)">
            <text:p/>
          </table:table-cell>
          <table:table-cell table:formula="of:=IF(ISTEXT([.O52]);SUBSTITUTE([.Q52];&quot;void &quot;;&quot;      data.&quot;);&quot;&quot;)">
            <text:p/>
          </table:table-cell>
          <table:table-cell table:formula="of:=[.S51]&amp;IF(ISTEXT([.I52]);[.I52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2]&amp;&quot;, { &quot;&amp;CHAR(34)&amp;[.K52]&amp;CHAR(34)&amp;&quot;, &quot;&amp;CHAR(34)&amp;&quot;/&quot;&amp;[.J52]&amp;CHAR(34)&amp;&quot; } },&quot;" office:value-type="string" office:string-value="  { cmdFridayScheduleMenu, { &quot;Friday&quot;, &quot;/cmdFridayScheduleMenu&quot; } }," calcext:value-type="string">
            <text:p><text:s text:c="2"/>{ cmdFridayScheduleMenu, { "Friday", "/cmdFridayScheduleMenu" } },</text:p>
          </table:table-cell>
          <table:table-cell table:formula="of:=[.U51]&amp;IF(ISTEXT([.J52]);&quot;, &quot;&amp;[.J5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Fri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SaturdayScheduleMenu</text:p>
          </table:table-cell>
          <table:table-cell office:value-type="string" calcext:value-type="string">
            <text:p>Saturday</text:p>
          </table:table-cell>
          <table:table-cell/>
          <table:table-cell table:style-name="ce80" table:formula="of:=&quot;result+= &quot;&amp;CHAR(34)&amp;&quot;[&quot;&amp;CHAR(34)&amp;&quot;+ btnInline(&quot;&amp;[.J53]&amp;&quot;) + &quot;&amp;CHAR(34)&amp;&quot;],&quot;&amp;CHAR(34)&amp;&quot;;&quot;" office:value-type="string" office:string-value="result+= &quot;[&quot;+ btnInline(cmdSaturdayScheduleMenu) + &quot;],&quot;;" calcext:value-type="string">
            <text:p>result+= "["+ btnInline(cmdSaturdayScheduleMenu) + "],";</text:p>
          </table:table-cell>
          <table:table-cell table:style-name="ce80"/>
          <table:table-cell/>
          <table:table-cell table:formula="of:=IF(ISTEXT([.O53]);[.O53]&amp;&quot; };&quot;;&quot;&quot;)">
            <text:p/>
          </table:table-cell>
          <table:table-cell table:formula="of:=IF(ISTEXT([.O53]);&quot;void &quot;&amp;LOWER(MID([.J53];3;1))&amp;MID([.J53];4;255)&amp;&quot;();&quot;;&quot;&quot;)">
            <text:p/>
          </table:table-cell>
          <table:table-cell table:formula="of:=IF(ISTEXT([.O53]);SUBSTITUTE([.Q53];&quot;void &quot;;&quot;      data.&quot;);&quot;&quot;)">
            <text:p/>
          </table:table-cell>
          <table:table-cell table:formula="of:=[.S52]&amp;IF(ISTEXT([.I53]);[.I53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3]&amp;&quot;, { &quot;&amp;CHAR(34)&amp;[.K53]&amp;CHAR(34)&amp;&quot;, &quot;&amp;CHAR(34)&amp;&quot;/&quot;&amp;[.J53]&amp;CHAR(34)&amp;&quot; } },&quot;" office:value-type="string" office:string-value="  { cmdSaturdayScheduleMenu, { &quot;Saturday&quot;, &quot;/cmdSaturdayScheduleMenu&quot; } }," calcext:value-type="string">
            <text:p><text:s text:c="2"/>{ cmdSaturdayScheduleMenu, { "Saturday", "/cmdSaturdayScheduleMenu" } },</text:p>
          </table:table-cell>
          <table:table-cell table:formula="of:=[.U52]&amp;IF(ISTEXT([.J53]);&quot;, &quot;&amp;[.J5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Satur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SundayScheduleMenu</text:p>
          </table:table-cell>
          <table:table-cell office:value-type="string" calcext:value-type="string">
            <text:p>Sunday</text:p>
          </table:table-cell>
          <table:table-cell/>
          <table:table-cell table:style-name="ce80" table:formula="of:=&quot;result+= &quot;&amp;CHAR(34)&amp;&quot;[&quot;&amp;CHAR(34)&amp;&quot;+ btnInline(&quot;&amp;[.J54]&amp;&quot;) + &quot;&amp;CHAR(34)&amp;&quot;],&quot;&amp;CHAR(34)&amp;&quot;;&quot;" office:value-type="string" office:string-value="result+= &quot;[&quot;+ btnInline(cmdSundayScheduleMenu) + &quot;],&quot;;" calcext:value-type="string">
            <text:p>result+= "["+ btnInline(cmdSundayScheduleMenu) + "],";</text:p>
          </table:table-cell>
          <table:table-cell table:style-name="ce80"/>
          <table:table-cell/>
          <table:table-cell table:formula="of:=IF(ISTEXT([.O54]);[.O54]&amp;&quot; };&quot;;&quot;&quot;)">
            <text:p/>
          </table:table-cell>
          <table:table-cell table:formula="of:=IF(ISTEXT([.O54]);&quot;void &quot;&amp;LOWER(MID([.J54];3;1))&amp;MID([.J54];4;255)&amp;&quot;();&quot;;&quot;&quot;)">
            <text:p/>
          </table:table-cell>
          <table:table-cell table:formula="of:=IF(ISTEXT([.O54]);SUBSTITUTE([.Q54];&quot;void &quot;;&quot;      data.&quot;);&quot;&quot;)">
            <text:p/>
          </table:table-cell>
          <table:table-cell table:formula="of:=[.S53]&amp;IF(ISTEXT([.I54]);[.I54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4]&amp;&quot;, { &quot;&amp;CHAR(34)&amp;[.K54]&amp;CHAR(34)&amp;&quot;, &quot;&amp;CHAR(34)&amp;&quot;/&quot;&amp;[.J54]&amp;CHAR(34)&amp;&quot; } },&quot;" office:value-type="string" office:string-value="  { cmdSundayScheduleMenu, { &quot;Sunday&quot;, &quot;/cmdSundayScheduleMenu&quot; } }," calcext:value-type="string">
            <text:p><text:s text:c="2"/>{ cmdSundayScheduleMenu, { "Sunday", "/cmdSundayScheduleMenu" } },</text:p>
          </table:table-cell>
          <table:table-cell table:formula="of:=[.U53]&amp;IF(ISTEXT([.J54]);&quot;, &quot;&amp;[.J5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Sunday schedule</text:p>
          </table:table-cell>
          <table:covered-table-cell table:number-columns-repeated="5"/>
          <table:table-cell table:number-columns-repeated="8"/>
          <table:table-cell table:formula="of:=IF(ISTEXT([.O55]);[.O55]&amp;&quot; };&quot;;&quot;&quot;)">
            <text:p/>
          </table:table-cell>
          <table:table-cell table:formula="of:=IF(ISTEXT([.O55]);&quot;void &quot;&amp;LOWER(MID([.J55];3;1))&amp;MID([.J55];4;255)&amp;&quot;();&quot;;&quot;&quot;)">
            <text:p/>
          </table:table-cell>
          <table:table-cell table:formula="of:=IF(ISTEXT([.O55]);SUBSTITUTE([.Q55];&quot;void &quot;;&quot;      data.&quot;);&quot;&quot;)">
            <text:p/>
          </table:table-cell>
          <table:table-cell table:formula="of:=[.S54]&amp;IF(ISTEXT([.I55]);[.I55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/>
          <table:table-cell table:formula="of:=[.U54]&amp;IF(ISTEXT([.J55]);&quot;, &quot;&amp;[.J5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Back to settings menu</text:p>
          </table:table-cell>
          <table:covered-table-cell table:number-columns-repeated="5"/>
          <table:table-cell/>
          <table:table-cell office:value-type="string" calcext:value-type="string">
            <text:p>scnDaySchedule</text:p>
          </table:table-cell>
          <table:table-cell office:value-type="string" calcext:value-type="string">
            <text:p>cmdWorkFromHome</text:p>
          </table:table-cell>
          <table:table-cell office:value-type="string" calcext:value-type="string">
            <text:p>Work from home</text:p>
          </table:table-cell>
          <table:table-cell/>
          <table:table-cell table:style-name="ce80" table:formula="of:=&quot;result+= &quot;&amp;CHAR(34)&amp;&quot;[&quot;&amp;CHAR(34)&amp;&quot;+ btnInline(&quot;&amp;[.J56]&amp;&quot;) + &quot;&amp;CHAR(34)&amp;&quot;],&quot;&amp;CHAR(34)&amp;&quot;;&quot;" office:value-type="string" office:string-value="result+= &quot;[&quot;+ btnInline(cmdWorkFromHome) + &quot;],&quot;;" calcext:value-type="string">
            <text:p>result+= "["+ btnInline(cmdWorkFromHome) + "],";</text:p>
          </table:table-cell>
          <table:table-cell table:style-name="ce80"/>
          <table:table-cell/>
          <table:table-cell table:formula="of:=IF(ISTEXT([.O56]);[.O56]&amp;&quot; };&quot;;&quot;&quot;)">
            <text:p/>
          </table:table-cell>
          <table:table-cell table:formula="of:=IF(ISTEXT([.O56]);&quot;void &quot;&amp;LOWER(MID([.J56];3;1))&amp;MID([.J56];4;255)&amp;&quot;();&quot;;&quot;&quot;)">
            <text:p/>
          </table:table-cell>
          <table:table-cell table:formula="of:=IF(ISTEXT([.O56]);SUBSTITUTE([.Q56];&quot;void &quot;;&quot;      data.&quot;);&quot;&quot;)">
            <text:p/>
          </table:table-cell>
          <table:table-cell table:formula="of:=[.S55]&amp;IF(ISTEXT([.I56]);[.I56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 table:formula="of:=&quot;  { &quot;&amp;[.J56]&amp;&quot;, { &quot;&amp;CHAR(34)&amp;[.K56]&amp;CHAR(34)&amp;&quot;, &quot;&amp;CHAR(34)&amp;&quot;/&quot;&amp;[.J56]&amp;CHAR(34)&amp;&quot; } },&quot;" office:value-type="string" office:string-value="  { cmdWorkFromHome, { &quot;Work from home&quot;, &quot;/cmdWorkFromHome&quot; } }," calcext:value-type="string">
            <text:p><text:s text:c="2"/>{ cmdWorkFromHome, { "Work from home", "/cmdWorkFromHome" } },</text:p>
          </table:table-cell>
          <table:table-cell table:formula="of:=[.U55]&amp;IF(ISTEXT([.J56]);&quot;, &quot;&amp;[.J5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cmdWorkFromOffice</text:p>
          </table:table-cell>
          <table:table-cell office:value-type="string" calcext:value-type="string">
            <text:p>Work from office</text:p>
          </table:table-cell>
          <table:table-cell/>
          <table:table-cell table:style-name="ce80" table:formula="of:=&quot;result+= &quot;&amp;CHAR(34)&amp;&quot;[&quot;&amp;CHAR(34)&amp;&quot;+ btnInline(&quot;&amp;[.J57]&amp;&quot;) + &quot;&amp;CHAR(34)&amp;&quot;],&quot;&amp;CHAR(34)&amp;&quot;;&quot;" office:value-type="string" office:string-value="result+= &quot;[&quot;+ btnInline(cmdWorkFromOffice) + &quot;],&quot;;" calcext:value-type="string">
            <text:p>result+= "["+ btnInline(cmdWorkFromOffice) + "],";</text:p>
          </table:table-cell>
          <table:table-cell table:style-name="ce80"/>
          <table:table-cell/>
          <table:table-cell table:formula="of:=IF(ISTEXT([.O57]);[.O57]&amp;&quot; };&quot;;&quot;&quot;)">
            <text:p/>
          </table:table-cell>
          <table:table-cell table:formula="of:=IF(ISTEXT([.O57]);&quot;void &quot;&amp;LOWER(MID([.J57];3;1))&amp;MID([.J57];4;255)&amp;&quot;();&quot;;&quot;&quot;)">
            <text:p/>
          </table:table-cell>
          <table:table-cell table:formula="of:=IF(ISTEXT([.O57]);SUBSTITUTE([.Q57];&quot;void &quot;;&quot;      data.&quot;);&quot;&quot;)">
            <text:p/>
          </table:table-cell>
          <table:table-cell table:formula="of:=[.S56]&amp;IF(ISTEXT([.I57]);[.I57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 table:formula="of:=&quot;  { &quot;&amp;[.J57]&amp;&quot;, { &quot;&amp;CHAR(34)&amp;[.K57]&amp;CHAR(34)&amp;&quot;, &quot;&amp;CHAR(34)&amp;&quot;/&quot;&amp;[.J57]&amp;CHAR(34)&amp;&quot; } },&quot;" office:value-type="string" office:string-value="  { cmdWorkFromOffice, { &quot;Work from office&quot;, &quot;/cmdWorkFromOffice&quot; } }," calcext:value-type="string">
            <text:p><text:s text:c="2"/>{ cmdWorkFromOffice, { "Work from office", "/cmdWorkFromOffice" } },</text:p>
          </table:table-cell>
          <table:table-cell table:formula="of:=[.U56]&amp;IF(ISTEXT([.J57]);&quot;, &quot;&amp;[.J5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Work from home</text:p>
          </table:table-cell>
          <table:covered-table-cell table:number-columns-repeated="5" table:style-name="ce50"/>
          <table:table-cell table:number-columns-repeated="2"/>
          <table:table-cell office:value-type="string" calcext:value-type="string">
            <text:p>cmdWeekend</text:p>
          </table:table-cell>
          <table:table-cell office:value-type="string" calcext:value-type="string">
            <text:p>Weekend day</text:p>
          </table:table-cell>
          <table:table-cell/>
          <table:table-cell table:style-name="ce80" table:formula="of:=&quot;result+= &quot;&amp;CHAR(34)&amp;&quot;[&quot;&amp;CHAR(34)&amp;&quot;+ btnInline(&quot;&amp;[.J58]&amp;&quot;) + &quot;&amp;CHAR(34)&amp;&quot;],&quot;&amp;CHAR(34)&amp;&quot;;&quot;" office:value-type="string" office:string-value="result+= &quot;[&quot;+ btnInline(cmdWeekend) + &quot;],&quot;;" calcext:value-type="string">
            <text:p>result+= "["+ btnInline(cmdWeekend) + "],";</text:p>
          </table:table-cell>
          <table:table-cell table:style-name="ce80"/>
          <table:table-cell/>
          <table:table-cell table:formula="of:=IF(ISTEXT([.O58]);[.O58]&amp;&quot; };&quot;;&quot;&quot;)">
            <text:p/>
          </table:table-cell>
          <table:table-cell table:formula="of:=IF(ISTEXT([.O58]);&quot;void &quot;&amp;LOWER(MID([.J58];3;1))&amp;MID([.J58];4;255)&amp;&quot;();&quot;;&quot;&quot;)">
            <text:p/>
          </table:table-cell>
          <table:table-cell table:formula="of:=IF(ISTEXT([.O58]);SUBSTITUTE([.Q58];&quot;void &quot;;&quot;      data.&quot;);&quot;&quot;)">
            <text:p/>
          </table:table-cell>
          <table:table-cell table:formula="of:=[.S57]&amp;IF(ISTEXT([.I58]);[.I58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 table:formula="of:=&quot;  { &quot;&amp;[.J58]&amp;&quot;, { &quot;&amp;CHAR(34)&amp;[.K58]&amp;CHAR(34)&amp;&quot;, &quot;&amp;CHAR(34)&amp;&quot;/&quot;&amp;[.J58]&amp;CHAR(34)&amp;&quot; } },&quot;" office:value-type="string" office:string-value="  { cmdWeekend, { &quot;Weekend day&quot;, &quot;/cmdWeekend&quot; } }," calcext:value-type="string">
            <text:p><text:s text:c="2"/>{ cmdWeekend, { "Weekend day", "/cmdWeekend" } },</text:p>
          </table:table-cell>
          <table:table-cell table:formula="of:=[.U57]&amp;IF(ISTEXT([.J58]);&quot;, &quot;&amp;[.J5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Work from office</text:p>
          </table:table-cell>
          <table:covered-table-cell table:number-columns-repeated="5" table:style-name="ce50"/>
          <table:table-cell table:number-columns-repeated="2"/>
          <table:table-cell office:value-type="string" calcext:value-type="string">
            <text:p>cmdAway</text:p>
          </table:table-cell>
          <table:table-cell office:value-type="string" calcext:value-type="string">
            <text:p>All day away</text:p>
          </table:table-cell>
          <table:table-cell/>
          <table:table-cell table:style-name="ce80" table:formula="of:=&quot;result+= &quot;&amp;CHAR(34)&amp;&quot;[&quot;&amp;CHAR(34)&amp;&quot;+ btnInline(&quot;&amp;[.J59]&amp;&quot;) + &quot;&amp;CHAR(34)&amp;&quot;],&quot;&amp;CHAR(34)&amp;&quot;;&quot;" office:value-type="string" office:string-value="result+= &quot;[&quot;+ btnInline(cmdAway) + &quot;],&quot;;" calcext:value-type="string">
            <text:p>result+= "["+ btnInline(cmdAway) + "],";</text:p>
          </table:table-cell>
          <table:table-cell table:style-name="ce80"/>
          <table:table-cell/>
          <table:table-cell table:formula="of:=IF(ISTEXT([.O59]);[.O59]&amp;&quot; };&quot;;&quot;&quot;)">
            <text:p/>
          </table:table-cell>
          <table:table-cell table:formula="of:=IF(ISTEXT([.O59]);&quot;void &quot;&amp;LOWER(MID([.J59];3;1))&amp;MID([.J59];4;255)&amp;&quot;();&quot;;&quot;&quot;)">
            <text:p/>
          </table:table-cell>
          <table:table-cell table:formula="of:=IF(ISTEXT([.O59]);SUBSTITUTE([.Q59];&quot;void &quot;;&quot;      data.&quot;);&quot;&quot;)">
            <text:p/>
          </table:table-cell>
          <table:table-cell table:formula="of:=[.S58]&amp;IF(ISTEXT([.I59]);[.I59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 table:formula="of:=&quot;  { &quot;&amp;[.J59]&amp;&quot;, { &quot;&amp;CHAR(34)&amp;[.K59]&amp;CHAR(34)&amp;&quot;, &quot;&amp;CHAR(34)&amp;&quot;/&quot;&amp;[.J59]&amp;CHAR(34)&amp;&quot; } },&quot;" office:value-type="string" office:string-value="  { cmdAway, { &quot;All day away&quot;, &quot;/cmdAway&quot; } }," calcext:value-type="string">
            <text:p><text:s text:c="2"/>{ cmdAway, { "All day away", "/cmdAway" } },</text:p>
          </table:table-cell>
          <table:table-cell table:formula="of:=[.U58]&amp;IF(ISTEXT([.J59]);&quot;, &quot;&amp;[.J5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Weekend day</text:p>
          </table:table-cell>
          <table:covered-table-cell table:number-columns-repeated="5" table:style-name="ce50"/>
          <table:table-cell table:number-columns-repeated="8"/>
          <table:table-cell table:formula="of:=IF(ISTEXT([.O60]);[.O60]&amp;&quot; };&quot;;&quot;&quot;)">
            <text:p/>
          </table:table-cell>
          <table:table-cell table:formula="of:=IF(ISTEXT([.O60]);&quot;void &quot;&amp;LOWER(MID([.J60];3;1))&amp;MID([.J60];4;255)&amp;&quot;();&quot;;&quot;&quot;)">
            <text:p/>
          </table:table-cell>
          <table:table-cell table:formula="of:=IF(ISTEXT([.O60]);SUBSTITUTE([.Q60];&quot;void &quot;;&quot;      data.&quot;);&quot;&quot;)">
            <text:p/>
          </table:table-cell>
          <table:table-cell table:formula="of:=[.S59]&amp;IF(ISTEXT([.I60]);[.I60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/>
          <table:table-cell table:formula="of:=[.U59]&amp;IF(ISTEXT([.J60]);&quot;, &quot;&amp;[.J6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All day away</text:p>
          </table:table-cell>
          <table:covered-table-cell table:number-columns-repeated="5" table:style-name="ce50"/>
          <table:table-cell/>
          <table:table-cell office:value-type="string" calcext:value-type="string">
            <text:p>scnWorkFromHomeTimes</text:p>
          </table:table-cell>
          <table:table-cell office:value-type="string" calcext:value-type="string">
            <text:p>cmdWorkFromHomeWakeUpEarlier</text:p>
          </table:table-cell>
          <table:table-cell table:formula="of:=[.B64]" office:value-type="string" office:string-value="A: Wake up -" calcext:value-type="string">
            <text:p>A: Wake up -</text:p>
          </table:table-cell>
          <table:table-cell/>
          <table:table-cell table:style-name="ce80" table:formula="of:=&quot;result+= &quot;&amp;CHAR(34)&amp;&quot;[&quot;&amp;CHAR(34)&amp;&quot;+ btnInline(&quot;&amp;[.J61]&amp;&quot;) + &quot;&amp;CHAR(34)&amp;&quot;],&quot;&amp;CHAR(34)&amp;&quot;;&quot;" office:value-type="string" office:string-value="result+= &quot;[&quot;+ btnInline(cmdWorkFromHomeWakeUpEarlier) + &quot;],&quot;;" calcext:value-type="string">
            <text:p>result+= "["+ btnInline(cmdWorkFromHomeWakeUpEarlier) + "],";</text:p>
          </table:table-cell>
          <table:table-cell table:style-name="ce80"/>
          <table:table-cell table:formula="of:=&quot;void Data::&quot;&amp;LOWER(MID([.J61];3;1))&amp;MID([.J61];4;255)&amp;&quot;() {&quot;" office:value-type="string" office:string-value="void Data::dWorkFromHomeWakeUpEarlier() {" calcext:value-type="string">
            <text:p>void Data::dWorkFromHomeWakeUpEarlier() {</text:p>
          </table:table-cell>
          <table:table-cell table:formula="of:=IF(ISTEXT([.O61]);[.O61]&amp;&quot; };&quot;;&quot;&quot;)" office:value-type="string" office:string-value="void Data::dWorkFromHomeWakeUpEarlier() { };" calcext:value-type="string">
            <text:p>void Data::dWorkFromHomeWakeUpEarlier() { };</text:p>
          </table:table-cell>
          <table:table-cell table:formula="of:=IF(ISTEXT([.O61]);&quot;void &quot;&amp;LOWER(MID([.J61];3;1))&amp;MID([.J61];4;255)&amp;&quot;();&quot;;&quot;&quot;)" office:value-type="string" office:string-value="void dWorkFromHomeWakeUpEarlier();" calcext:value-type="string">
            <text:p>void dWorkFromHomeWakeUpEarlier();</text:p>
          </table:table-cell>
          <table:table-cell table:formula="of:=IF(ISTEXT([.O61]);SUBSTITUTE([.Q61];&quot;void &quot;;&quot;      data.&quot;);&quot;&quot;)" office:value-type="string" office:string-value="      data.dWorkFromHomeWakeUpEarlier();" calcext:value-type="string">
            <text:p><text:s text:c="6"/>data.dWorkFromHomeWakeUpEarlier();</text:p>
          </table:table-cell>
          <table:table-cell table:formula="of:=[.S60]&amp;IF(ISTEXT([.I61]);[.I61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 table:formula="of:=&quot;  { &quot;&amp;[.J61]&amp;&quot;, { &quot;&amp;CHAR(34)&amp;[.K61]&amp;CHAR(34)&amp;&quot;, &quot;&amp;CHAR(34)&amp;&quot;/&quot;&amp;[.J61]&amp;CHAR(34)&amp;&quot; } },&quot;" office:value-type="string" office:string-value="  { cmdWorkFromHomeWakeUpEarlier, { &quot;A: Wake up -&quot;, &quot;/cmdWorkFromHomeWakeUpEarlier&quot; } }," calcext:value-type="string">
            <text:p><text:s text:c="2"/>{ cmdWorkFromHomeWakeUpEarlier, { "A: Wake up -", "/cmdWorkFromHomeWakeUpEarlier" } },</text:p>
          </table:table-cell>
          <table:table-cell table:formula="of:=[.U60]&amp;IF(ISTEXT([.J61]);&quot;, &quot;&amp;[.J6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Back to settings menu</text:p>
          </table:table-cell>
          <table:covered-table-cell table:number-columns-repeated="5" table:style-name="ce50"/>
          <table:table-cell table:number-columns-repeated="2"/>
          <table:table-cell table:formula="of:=SUBSTITUTE([.J61];&quot;Earlier&quot;;&quot;Later&quot;)" office:value-type="string" office:string-value="cmdWorkFromHomeWakeUpLater" calcext:value-type="string">
            <text:p>cmdWorkFromHomeWakeUpLater</text:p>
          </table:table-cell>
          <table:table-cell table:formula="of:=[.E64]" office:value-type="string" office:string-value="A: Wake up +" calcext:value-type="string">
            <text:p>A: Wake up +</text:p>
          </table:table-cell>
          <table:table-cell/>
          <table:table-cell table:style-name="ce80" table:formula="of:=&quot;result+= &quot;&amp;CHAR(34)&amp;&quot;[&quot;&amp;CHAR(34)&amp;&quot;+ btnInline(&quot;&amp;[.J62]&amp;&quot;) + &quot;&amp;CHAR(34)&amp;&quot;],&quot;&amp;CHAR(34)&amp;&quot;;&quot;" office:value-type="string" office:string-value="result+= &quot;[&quot;+ btnInline(cmdWorkFromHomeWakeUpLater) + &quot;],&quot;;" calcext:value-type="string">
            <text:p>result+= "["+ btnInline(cmdWorkFromHomeWakeUpLater) + "],";</text:p>
          </table:table-cell>
          <table:table-cell table:style-name="ce80"/>
          <table:table-cell table:formula="of:=&quot;void Data::&quot;&amp;LOWER(MID([.J62];3;1))&amp;MID([.J62];4;255)&amp;&quot;() {&quot;" office:value-type="string" office:string-value="void Data::dWorkFromHomeWakeUpLater() {" calcext:value-type="string">
            <text:p>void Data::dWorkFromHomeWakeUpLater() {</text:p>
          </table:table-cell>
          <table:table-cell table:formula="of:=IF(ISTEXT([.O62]);[.O62]&amp;&quot; };&quot;;&quot;&quot;)" office:value-type="string" office:string-value="void Data::dWorkFromHomeWakeUpLater() { };" calcext:value-type="string">
            <text:p>void Data::dWorkFromHomeWakeUpLater() { };</text:p>
          </table:table-cell>
          <table:table-cell table:formula="of:=IF(ISTEXT([.O62]);&quot;void &quot;&amp;LOWER(MID([.J62];3;1))&amp;MID([.J62];4;255)&amp;&quot;();&quot;;&quot;&quot;)" office:value-type="string" office:string-value="void dWorkFromHomeWakeUpLater();" calcext:value-type="string">
            <text:p>void dWorkFromHomeWakeUpLater();</text:p>
          </table:table-cell>
          <table:table-cell table:formula="of:=IF(ISTEXT([.O62]);SUBSTITUTE([.Q62];&quot;void &quot;;&quot;      data.&quot;);&quot;&quot;)" office:value-type="string" office:string-value="      data.dWorkFromHomeWakeUpLater();" calcext:value-type="string">
            <text:p><text:s text:c="6"/>data.dWorkFromHomeWakeUpLater();</text:p>
          </table:table-cell>
          <table:table-cell table:formula="of:=[.S61]&amp;IF(ISTEXT([.I62]);[.I62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 table:formula="of:=&quot;  { &quot;&amp;[.J62]&amp;&quot;, { &quot;&amp;CHAR(34)&amp;[.K62]&amp;CHAR(34)&amp;&quot;, &quot;&amp;CHAR(34)&amp;&quot;/&quot;&amp;[.J62]&amp;CHAR(34)&amp;&quot; } },&quot;" office:value-type="string" office:string-value="  { cmdWorkFromHomeWakeUpLater, { &quot;A: Wake up +&quot;, &quot;/cmdWorkFromHomeWakeUpLater&quot; } }," calcext:value-type="string">
            <text:p><text:s text:c="2"/>{ cmdWorkFromHomeWakeUpLater, { "A: Wake up +", "/cmdWorkFromHomeWakeUpLater" } },</text:p>
          </table:table-cell>
          <table:table-cell table:formula="of:=[.U61]&amp;IF(ISTEXT([.J62]);&quot;, &quot;&amp;[.J6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cmdWorkFromHomeSleepEarlier</text:p>
          </table:table-cell>
          <table:table-cell table:formula="of:=[.B65]" office:value-type="string" office:string-value="B: Sleep -" calcext:value-type="string">
            <text:p>B: Sleep -</text:p>
          </table:table-cell>
          <table:table-cell/>
          <table:table-cell table:style-name="ce80" table:formula="of:=&quot;result+= &quot;&amp;CHAR(34)&amp;&quot;[&quot;&amp;CHAR(34)&amp;&quot;+ btnInline(&quot;&amp;[.J63]&amp;&quot;) + &quot;&amp;CHAR(34)&amp;&quot;],&quot;&amp;CHAR(34)&amp;&quot;;&quot;" office:value-type="string" office:string-value="result+= &quot;[&quot;+ btnInline(cmdWorkFromHomeSleepEarlier) + &quot;],&quot;;" calcext:value-type="string">
            <text:p>result+= "["+ btnInline(cmdWorkFromHomeSleepEarlier) + "],";</text:p>
          </table:table-cell>
          <table:table-cell table:style-name="ce80"/>
          <table:table-cell table:formula="of:=&quot;void Data::&quot;&amp;LOWER(MID([.J63];3;1))&amp;MID([.J63];4;255)&amp;&quot;() {&quot;" office:value-type="string" office:string-value="void Data::dWorkFromHomeSleepEarlier() {" calcext:value-type="string">
            <text:p>void Data::dWorkFromHomeSleepEarlier() {</text:p>
          </table:table-cell>
          <table:table-cell table:formula="of:=IF(ISTEXT([.O63]);[.O63]&amp;&quot; };&quot;;&quot;&quot;)" office:value-type="string" office:string-value="void Data::dWorkFromHomeSleepEarlier() { };" calcext:value-type="string">
            <text:p>void Data::dWorkFromHomeSleepEarlier() { };</text:p>
          </table:table-cell>
          <table:table-cell table:formula="of:=IF(ISTEXT([.O63]);&quot;void &quot;&amp;LOWER(MID([.J63];3;1))&amp;MID([.J63];4;255)&amp;&quot;();&quot;;&quot;&quot;)" office:value-type="string" office:string-value="void dWorkFromHomeSleepEarlier();" calcext:value-type="string">
            <text:p>void dWorkFromHomeSleepEarlier();</text:p>
          </table:table-cell>
          <table:table-cell table:formula="of:=IF(ISTEXT([.O63]);SUBSTITUTE([.Q63];&quot;void &quot;;&quot;      data.&quot;);&quot;&quot;)" office:value-type="string" office:string-value="      data.dWorkFromHomeSleepEarlier();" calcext:value-type="string">
            <text:p><text:s text:c="6"/>data.dWorkFromHomeSleepEarlier();</text:p>
          </table:table-cell>
          <table:table-cell table:formula="of:=[.S62]&amp;IF(ISTEXT([.I63]);[.I63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 table:formula="of:=&quot;  { &quot;&amp;[.J63]&amp;&quot;, { &quot;&amp;CHAR(34)&amp;[.K63]&amp;CHAR(34)&amp;&quot;, &quot;&amp;CHAR(34)&amp;&quot;/&quot;&amp;[.J63]&amp;CHAR(34)&amp;&quot; } },&quot;" office:value-type="string" office:string-value="  { cmdWorkFromHomeSleepEarlier, { &quot;B: Sleep -&quot;, &quot;/cmdWorkFromHomeSleepEarlier&quot; } }," calcext:value-type="string">
            <text:p><text:s text:c="2"/>{ cmdWorkFromHomeSleepEarlier, { "B: Sleep -", "/cmdWorkFromHomeSleepEarlier" } },</text:p>
          </table:table-cell>
          <table:table-cell table:formula="of:=[.U62]&amp;IF(ISTEXT([.J63]);&quot;, &quot;&amp;[.J6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20" office:value-type="string" calcext:value-type="string" table:number-columns-spanned="3" table:number-rows-spanned="1">
            <text:p>A: Wake up -</text:p>
          </table:table-cell>
          <table:covered-table-cell table:number-columns-repeated="2" table:style-name="ce120"/>
          <table:table-cell table:style-name="ce120" table:formula="of:=SUBSTITUTE([.B64];&quot;-&quot;;&quot;+&quot;)" office:value-type="string" office:string-value="A: Wake up +" calcext:value-type="string" table:number-columns-spanned="3" table:number-rows-spanned="1">
            <text:p>A: Wake up +</text:p>
          </table:table-cell>
          <table:covered-table-cell table:number-columns-repeated="2" table:style-name="ce120"/>
          <table:table-cell table:number-columns-repeated="2"/>
          <table:table-cell table:formula="of:=SUBSTITUTE([.J63];&quot;Earlier&quot;;&quot;Later&quot;)" office:value-type="string" office:string-value="cmdWorkFromHomeSleepLater" calcext:value-type="string">
            <text:p>cmdWorkFromHomeSleepLater</text:p>
          </table:table-cell>
          <table:table-cell table:formula="of:=[.E65]" office:value-type="string" office:string-value="B: Sleep +" calcext:value-type="string">
            <text:p>B: Sleep +</text:p>
          </table:table-cell>
          <table:table-cell/>
          <table:table-cell table:style-name="ce80" table:formula="of:=&quot;result+= &quot;&amp;CHAR(34)&amp;&quot;[&quot;&amp;CHAR(34)&amp;&quot;+ btnInline(&quot;&amp;[.J64]&amp;&quot;) + &quot;&amp;CHAR(34)&amp;&quot;],&quot;&amp;CHAR(34)&amp;&quot;;&quot;" office:value-type="string" office:string-value="result+= &quot;[&quot;+ btnInline(cmdWorkFromHomeSleepLater) + &quot;],&quot;;" calcext:value-type="string">
            <text:p>result+= "["+ btnInline(cmdWorkFromHomeSleepLater) + "],";</text:p>
          </table:table-cell>
          <table:table-cell table:style-name="ce80"/>
          <table:table-cell table:formula="of:=&quot;void Data::&quot;&amp;LOWER(MID([.J64];3;1))&amp;MID([.J64];4;255)&amp;&quot;() {&quot;" office:value-type="string" office:string-value="void Data::dWorkFromHomeSleepLater() {" calcext:value-type="string">
            <text:p>void Data::dWorkFromHomeSleepLater() {</text:p>
          </table:table-cell>
          <table:table-cell table:formula="of:=IF(ISTEXT([.O64]);[.O64]&amp;&quot; };&quot;;&quot;&quot;)" office:value-type="string" office:string-value="void Data::dWorkFromHomeSleepLater() { };" calcext:value-type="string">
            <text:p>void Data::dWorkFromHomeSleepLater() { };</text:p>
          </table:table-cell>
          <table:table-cell table:formula="of:=IF(ISTEXT([.O64]);&quot;void &quot;&amp;LOWER(MID([.J64];3;1))&amp;MID([.J64];4;255)&amp;&quot;();&quot;;&quot;&quot;)" office:value-type="string" office:string-value="void dWorkFromHomeSleepLater();" calcext:value-type="string">
            <text:p>void dWorkFromHomeSleepLater();</text:p>
          </table:table-cell>
          <table:table-cell table:formula="of:=IF(ISTEXT([.O64]);SUBSTITUTE([.Q64];&quot;void &quot;;&quot;      data.&quot;);&quot;&quot;)" office:value-type="string" office:string-value="      data.dWorkFromHomeSleepLater();" calcext:value-type="string">
            <text:p><text:s text:c="6"/>data.dWorkFromHomeSleepLater();</text:p>
          </table:table-cell>
          <table:table-cell table:formula="of:=[.S63]&amp;IF(ISTEXT([.I64]);[.I64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 table:formula="of:=&quot;  { &quot;&amp;[.J64]&amp;&quot;, { &quot;&amp;CHAR(34)&amp;[.K64]&amp;CHAR(34)&amp;&quot;, &quot;&amp;CHAR(34)&amp;&quot;/&quot;&amp;[.J64]&amp;CHAR(34)&amp;&quot; } },&quot;" office:value-type="string" office:string-value="  { cmdWorkFromHomeSleepLater, { &quot;B: Sleep +&quot;, &quot;/cmdWorkFromHomeSleepLater&quot; } }," calcext:value-type="string">
            <text:p><text:s text:c="2"/>{ cmdWorkFromHomeSleepLater, { "B: Sleep +", "/cmdWorkFromHomeSleepLater" } },</text:p>
          </table:table-cell>
          <table:table-cell table:formula="of:=[.U63]&amp;IF(ISTEXT([.J64]);&quot;, &quot;&amp;[.J6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20" office:value-type="string" calcext:value-type="string" table:number-columns-spanned="3" table:number-rows-spanned="1">
            <text:p>B: Sleep -</text:p>
          </table:table-cell>
          <table:covered-table-cell table:number-columns-repeated="2" table:style-name="ce120"/>
          <table:table-cell table:style-name="ce120" table:formula="of:=SUBSTITUTE([.B65];&quot;-&quot;;&quot;+&quot;)" office:value-type="string" office:string-value="B: Sleep +" calcext:value-type="string" table:number-columns-spanned="3" table:number-rows-spanned="1">
            <text:p>B: Sleep +</text:p>
          </table:table-cell>
          <table:covered-table-cell table:number-columns-repeated="2" table:style-name="ce120"/>
          <table:table-cell table:number-columns-repeated="8"/>
          <table:table-cell table:formula="of:=IF(ISTEXT([.O65]);[.O65]&amp;&quot; };&quot;;&quot;&quot;)">
            <text:p/>
          </table:table-cell>
          <table:table-cell table:formula="of:=IF(ISTEXT([.O65]);&quot;void &quot;&amp;LOWER(MID([.J65];3;1))&amp;MID([.J65];4;255)&amp;&quot;();&quot;;&quot;&quot;)">
            <text:p/>
          </table:table-cell>
          <table:table-cell table:formula="of:=IF(ISTEXT([.O65]);SUBSTITUTE([.Q65];&quot;void &quot;;&quot;      data.&quot;);&quot;&quot;)">
            <text:p/>
          </table:table-cell>
          <table:table-cell table:formula="of:=[.S64]&amp;IF(ISTEXT([.I65]);[.I65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/>
          <table:table-cell table:formula="of:=[.U64]&amp;IF(ISTEXT([.J65]);&quot;, &quot;&amp;[.J6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/>
          <table:table-cell office:value-type="string" calcext:value-type="string">
            <text:p>scnWorkFromOfficeTimes</text:p>
          </table:table-cell>
          <table:table-cell office:value-type="string" calcext:value-type="string">
            <text:p>cmdWorkFromOfficeWakeUpEarlier</text:p>
          </table:table-cell>
          <table:table-cell table:formula="of:=[.B67]" office:value-type="string" office:string-value="A: Wake up -" calcext:value-type="string">
            <text:p>A: Wake up -</text:p>
          </table:table-cell>
          <table:table-cell/>
          <table:table-cell table:style-name="ce80" table:formula="of:=&quot;result+= &quot;&amp;CHAR(34)&amp;&quot;[&quot;&amp;CHAR(34)&amp;&quot;+ btnInline(&quot;&amp;[.J66]&amp;&quot;) + &quot;&amp;CHAR(34)&amp;&quot;],&quot;&amp;CHAR(34)&amp;&quot;;&quot;" office:value-type="string" office:string-value="result+= &quot;[&quot;+ btnInline(cmdWorkFromOfficeWakeUpEarlier) + &quot;],&quot;;" calcext:value-type="string">
            <text:p>result+= "["+ btnInline(cmdWorkFromOfficeWakeUpEarlier) + "],";</text:p>
          </table:table-cell>
          <table:table-cell table:style-name="ce80"/>
          <table:table-cell table:formula="of:=&quot;void Data::&quot;&amp;LOWER(MID([.J66];3;1))&amp;MID([.J66];4;255)&amp;&quot;() {&quot;" office:value-type="string" office:string-value="void Data::dWorkFromOfficeWakeUpEarlier() {" calcext:value-type="string">
            <text:p>void Data::dWorkFromOfficeWakeUpEarlier() {</text:p>
          </table:table-cell>
          <table:table-cell table:formula="of:=IF(ISTEXT([.O66]);[.O66]&amp;&quot; };&quot;;&quot;&quot;)" office:value-type="string" office:string-value="void Data::dWorkFromOfficeWakeUpEarlier() { };" calcext:value-type="string">
            <text:p>void Data::dWorkFromOfficeWakeUpEarlier() { };</text:p>
          </table:table-cell>
          <table:table-cell table:formula="of:=IF(ISTEXT([.O66]);&quot;void &quot;&amp;LOWER(MID([.J66];3;1))&amp;MID([.J66];4;255)&amp;&quot;();&quot;;&quot;&quot;)" office:value-type="string" office:string-value="void dWorkFromOfficeWakeUpEarlier();" calcext:value-type="string">
            <text:p>void dWorkFromOfficeWakeUpEarlier();</text:p>
          </table:table-cell>
          <table:table-cell table:formula="of:=IF(ISTEXT([.O66]);SUBSTITUTE([.Q66];&quot;void &quot;;&quot;      data.&quot;);&quot;&quot;)" office:value-type="string" office:string-value="      data.dWorkFromOfficeWakeUpEarlier();" calcext:value-type="string">
            <text:p><text:s text:c="6"/>data.dWorkFromOfficeWakeUpEarlier();</text:p>
          </table:table-cell>
          <table:table-cell table:formula="of:=[.S65]&amp;IF(ISTEXT([.I66]);[.I66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66]&amp;&quot;, { &quot;&amp;CHAR(34)&amp;[.K66]&amp;CHAR(34)&amp;&quot;, &quot;&amp;CHAR(34)&amp;&quot;/&quot;&amp;[.J66]&amp;CHAR(34)&amp;&quot; } },&quot;" office:value-type="string" office:string-value="  { cmdWorkFromOfficeWakeUpEarlier, { &quot;A: Wake up -&quot;, &quot;/cmdWorkFromOfficeWakeUpEarlier&quot; } }," calcext:value-type="string">
            <text:p><text:s text:c="2"/>{ cmdWorkFromOfficeWakeUpEarlier, { "A: Wake up -", "/cmdWorkFromOfficeWakeUpEarlier" } },</text:p>
          </table:table-cell>
          <table:table-cell table:formula="of:=[.U65]&amp;IF(ISTEXT([.J66]);&quot;, &quot;&amp;[.J6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20" office:value-type="string" calcext:value-type="string" table:number-columns-spanned="3" table:number-rows-spanned="1">
            <text:p>A: Wake up -</text:p>
          </table:table-cell>
          <table:covered-table-cell table:number-columns-repeated="2" table:style-name="ce120"/>
          <table:table-cell table:style-name="ce120" table:formula="of:=SUBSTITUTE([.B67];&quot;-&quot;;&quot;+&quot;)" office:value-type="string" office:string-value="A: Wake up +" calcext:value-type="string" table:number-columns-spanned="3" table:number-rows-spanned="1">
            <text:p>A: Wake up +</text:p>
          </table:table-cell>
          <table:covered-table-cell table:number-columns-repeated="2" table:style-name="ce120"/>
          <table:table-cell table:number-columns-repeated="2"/>
          <table:table-cell office:value-type="string" calcext:value-type="string">
            <text:p>cmdWorkFromOfficeWakeUpLater</text:p>
          </table:table-cell>
          <table:table-cell table:formula="of:=[.E67]" office:value-type="string" office:string-value="A: Wake up +" calcext:value-type="string">
            <text:p>A: Wake up +</text:p>
          </table:table-cell>
          <table:table-cell/>
          <table:table-cell table:style-name="ce80" table:formula="of:=&quot;result+= &quot;&amp;CHAR(34)&amp;&quot;[&quot;&amp;CHAR(34)&amp;&quot;+ btnInline(&quot;&amp;[.J67]&amp;&quot;) + &quot;&amp;CHAR(34)&amp;&quot;],&quot;&amp;CHAR(34)&amp;&quot;;&quot;" office:value-type="string" office:string-value="result+= &quot;[&quot;+ btnInline(cmdWorkFromOfficeWakeUpLater) + &quot;],&quot;;" calcext:value-type="string">
            <text:p>result+= "["+ btnInline(cmdWorkFromOfficeWakeUpLater) + "],";</text:p>
          </table:table-cell>
          <table:table-cell table:style-name="ce80"/>
          <table:table-cell table:formula="of:=&quot;void Data::&quot;&amp;LOWER(MID([.J67];3;1))&amp;MID([.J67];4;255)&amp;&quot;() {&quot;" office:value-type="string" office:string-value="void Data::dWorkFromOfficeWakeUpLater() {" calcext:value-type="string">
            <text:p>void Data::dWorkFromOfficeWakeUpLater() {</text:p>
          </table:table-cell>
          <table:table-cell table:formula="of:=IF(ISTEXT([.O67]);[.O67]&amp;&quot; };&quot;;&quot;&quot;)" office:value-type="string" office:string-value="void Data::dWorkFromOfficeWakeUpLater() { };" calcext:value-type="string">
            <text:p>void Data::dWorkFromOfficeWakeUpLater() { };</text:p>
          </table:table-cell>
          <table:table-cell table:formula="of:=IF(ISTEXT([.O67]);&quot;void &quot;&amp;LOWER(MID([.J67];3;1))&amp;MID([.J67];4;255)&amp;&quot;();&quot;;&quot;&quot;)" office:value-type="string" office:string-value="void dWorkFromOfficeWakeUpLater();" calcext:value-type="string">
            <text:p>void dWorkFromOfficeWakeUpLater();</text:p>
          </table:table-cell>
          <table:table-cell table:formula="of:=IF(ISTEXT([.O67]);SUBSTITUTE([.Q67];&quot;void &quot;;&quot;      data.&quot;);&quot;&quot;)" office:value-type="string" office:string-value="      data.dWorkFromOfficeWakeUpLater();" calcext:value-type="string">
            <text:p><text:s text:c="6"/>data.dWorkFromOfficeWakeUpLater();</text:p>
          </table:table-cell>
          <table:table-cell table:formula="of:=[.S66]&amp;IF(ISTEXT([.I67]);[.I67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67]&amp;&quot;, { &quot;&amp;CHAR(34)&amp;[.K67]&amp;CHAR(34)&amp;&quot;, &quot;&amp;CHAR(34)&amp;&quot;/&quot;&amp;[.J67]&amp;CHAR(34)&amp;&quot; } },&quot;" office:value-type="string" office:string-value="  { cmdWorkFromOfficeWakeUpLater, { &quot;A: Wake up +&quot;, &quot;/cmdWorkFromOfficeWakeUpLater&quot; } }," calcext:value-type="string">
            <text:p><text:s text:c="2"/>{ cmdWorkFromOfficeWakeUpLater, { "A: Wake up +", "/cmdWorkFromOfficeWakeUpLater" } },</text:p>
          </table:table-cell>
          <table:table-cell table:formula="of:=[.U66]&amp;IF(ISTEXT([.J67]);&quot;, &quot;&amp;[.J6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20" office:value-type="string" calcext:value-type="string" table:number-columns-spanned="3" table:number-rows-spanned="1">
            <text:p>B: Go out -</text:p>
          </table:table-cell>
          <table:covered-table-cell table:number-columns-repeated="2" table:style-name="ce120"/>
          <table:table-cell table:style-name="ce120" table:formula="of:=SUBSTITUTE([.B68];&quot;-&quot;;&quot;+&quot;)" office:value-type="string" office:string-value="B: Go out +" calcext:value-type="string" table:number-columns-spanned="3" table:number-rows-spanned="1">
            <text:p>B: Go out +</text:p>
          </table:table-cell>
          <table:covered-table-cell table:number-columns-repeated="2" table:style-name="ce120"/>
          <table:table-cell table:number-columns-repeated="2"/>
          <table:table-cell office:value-type="string" calcext:value-type="string">
            <text:p>cmdWorkFromOfficeGoOutEarlier</text:p>
          </table:table-cell>
          <table:table-cell table:formula="of:=[.B68]" office:value-type="string" office:string-value="B: Go out -" calcext:value-type="string">
            <text:p>B: Go out -</text:p>
          </table:table-cell>
          <table:table-cell/>
          <table:table-cell table:style-name="ce80" table:formula="of:=&quot;result+= &quot;&amp;CHAR(34)&amp;&quot;[&quot;&amp;CHAR(34)&amp;&quot;+ btnInline(&quot;&amp;[.J68]&amp;&quot;) + &quot;&amp;CHAR(34)&amp;&quot;],&quot;&amp;CHAR(34)&amp;&quot;;&quot;" office:value-type="string" office:string-value="result+= &quot;[&quot;+ btnInline(cmdWorkFromOfficeGoOutEarlier) + &quot;],&quot;;" calcext:value-type="string">
            <text:p>result+= "["+ btnInline(cmdWorkFromOfficeGoOutEarlier) + "],";</text:p>
          </table:table-cell>
          <table:table-cell table:style-name="ce80"/>
          <table:table-cell table:formula="of:=&quot;void Data::&quot;&amp;LOWER(MID([.J68];3;1))&amp;MID([.J68];4;255)&amp;&quot;() {&quot;" office:value-type="string" office:string-value="void Data::dWorkFromOfficeGoOutEarlier() {" calcext:value-type="string">
            <text:p>void Data::dWorkFromOfficeGoOutEarlier() {</text:p>
          </table:table-cell>
          <table:table-cell table:formula="of:=IF(ISTEXT([.O68]);[.O68]&amp;&quot; };&quot;;&quot;&quot;)" office:value-type="string" office:string-value="void Data::dWorkFromOfficeGoOutEarlier() { };" calcext:value-type="string">
            <text:p>void Data::dWorkFromOfficeGoOutEarlier() { };</text:p>
          </table:table-cell>
          <table:table-cell table:formula="of:=IF(ISTEXT([.O68]);&quot;void &quot;&amp;LOWER(MID([.J68];3;1))&amp;MID([.J68];4;255)&amp;&quot;();&quot;;&quot;&quot;)" office:value-type="string" office:string-value="void dWorkFromOfficeGoOutEarlier();" calcext:value-type="string">
            <text:p>void dWorkFromOfficeGoOutEarlier();</text:p>
          </table:table-cell>
          <table:table-cell table:formula="of:=IF(ISTEXT([.O68]);SUBSTITUTE([.Q68];&quot;void &quot;;&quot;      data.&quot;);&quot;&quot;)" office:value-type="string" office:string-value="      data.dWorkFromOfficeGoOutEarlier();" calcext:value-type="string">
            <text:p><text:s text:c="6"/>data.dWorkFromOfficeGoOutEarlier();</text:p>
          </table:table-cell>
          <table:table-cell table:formula="of:=[.S67]&amp;IF(ISTEXT([.I68]);[.I68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68]&amp;&quot;, { &quot;&amp;CHAR(34)&amp;[.K68]&amp;CHAR(34)&amp;&quot;, &quot;&amp;CHAR(34)&amp;&quot;/&quot;&amp;[.J68]&amp;CHAR(34)&amp;&quot; } },&quot;" office:value-type="string" office:string-value="  { cmdWorkFromOfficeGoOutEarlier, { &quot;B: Go out -&quot;, &quot;/cmdWorkFromOfficeGoOutEarlier&quot; } }," calcext:value-type="string">
            <text:p><text:s text:c="2"/>{ cmdWorkFromOfficeGoOutEarlier, { "B: Go out -", "/cmdWorkFromOfficeGoOutEarlier" } },</text:p>
          </table:table-cell>
          <table:table-cell table:formula="of:=[.U67]&amp;IF(ISTEXT([.J68]);&quot;, &quot;&amp;[.J6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20" office:value-type="string" calcext:value-type="string" table:number-columns-spanned="3" table:number-rows-spanned="1">
            <text:p>C: Come in -</text:p>
          </table:table-cell>
          <table:covered-table-cell table:number-columns-repeated="2" table:style-name="ce120"/>
          <table:table-cell table:style-name="ce120" table:formula="of:=SUBSTITUTE([.B69];&quot;-&quot;;&quot;+&quot;)" office:value-type="string" office:string-value="C: Come in +" calcext:value-type="string" table:number-columns-spanned="3" table:number-rows-spanned="1">
            <text:p>C: Come in +</text:p>
          </table:table-cell>
          <table:covered-table-cell table:number-columns-repeated="2" table:style-name="ce120"/>
          <table:table-cell table:number-columns-repeated="2"/>
          <table:table-cell office:value-type="string" calcext:value-type="string">
            <text:p>cmdWorkFromOfficeGoOutLater</text:p>
          </table:table-cell>
          <table:table-cell table:formula="of:=[.E68]" office:value-type="string" office:string-value="B: Go out +" calcext:value-type="string">
            <text:p>B: Go out +</text:p>
          </table:table-cell>
          <table:table-cell/>
          <table:table-cell table:style-name="ce80" table:formula="of:=&quot;result+= &quot;&amp;CHAR(34)&amp;&quot;[&quot;&amp;CHAR(34)&amp;&quot;+ btnInline(&quot;&amp;[.J69]&amp;&quot;) + &quot;&amp;CHAR(34)&amp;&quot;],&quot;&amp;CHAR(34)&amp;&quot;;&quot;" office:value-type="string" office:string-value="result+= &quot;[&quot;+ btnInline(cmdWorkFromOfficeGoOutLater) + &quot;],&quot;;" calcext:value-type="string">
            <text:p>result+= "["+ btnInline(cmdWorkFromOfficeGoOutLater) + "],";</text:p>
          </table:table-cell>
          <table:table-cell table:style-name="ce80"/>
          <table:table-cell table:formula="of:=&quot;void Data::&quot;&amp;LOWER(MID([.J69];3;1))&amp;MID([.J69];4;255)&amp;&quot;() {&quot;" office:value-type="string" office:string-value="void Data::dWorkFromOfficeGoOutLater() {" calcext:value-type="string">
            <text:p>void Data::dWorkFromOfficeGoOutLater() {</text:p>
          </table:table-cell>
          <table:table-cell table:formula="of:=IF(ISTEXT([.O69]);[.O69]&amp;&quot; };&quot;;&quot;&quot;)" office:value-type="string" office:string-value="void Data::dWorkFromOfficeGoOutLater() { };" calcext:value-type="string">
            <text:p>void Data::dWorkFromOfficeGoOutLater() { };</text:p>
          </table:table-cell>
          <table:table-cell table:formula="of:=IF(ISTEXT([.O69]);&quot;void &quot;&amp;LOWER(MID([.J69];3;1))&amp;MID([.J69];4;255)&amp;&quot;();&quot;;&quot;&quot;)" office:value-type="string" office:string-value="void dWorkFromOfficeGoOutLater();" calcext:value-type="string">
            <text:p>void dWorkFromOfficeGoOutLater();</text:p>
          </table:table-cell>
          <table:table-cell table:formula="of:=IF(ISTEXT([.O69]);SUBSTITUTE([.Q69];&quot;void &quot;;&quot;      data.&quot;);&quot;&quot;)" office:value-type="string" office:string-value="      data.dWorkFromOfficeGoOutLater();" calcext:value-type="string">
            <text:p><text:s text:c="6"/>data.dWorkFromOfficeGoOutLater();</text:p>
          </table:table-cell>
          <table:table-cell table:formula="of:=[.S68]&amp;IF(ISTEXT([.I69]);[.I69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69]&amp;&quot;, { &quot;&amp;CHAR(34)&amp;[.K69]&amp;CHAR(34)&amp;&quot;, &quot;&amp;CHAR(34)&amp;&quot;/&quot;&amp;[.J69]&amp;CHAR(34)&amp;&quot; } },&quot;" office:value-type="string" office:string-value="  { cmdWorkFromOfficeGoOutLater, { &quot;B: Go out +&quot;, &quot;/cmdWorkFromOfficeGoOutLater&quot; } }," calcext:value-type="string">
            <text:p><text:s text:c="2"/>{ cmdWorkFromOfficeGoOutLater, { "B: Go out +", "/cmdWorkFromOfficeGoOutLater" } },</text:p>
          </table:table-cell>
          <table:table-cell table:formula="of:=[.U68]&amp;IF(ISTEXT([.J69]);&quot;, &quot;&amp;[.J6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20" office:value-type="string" calcext:value-type="string" table:number-columns-spanned="3" table:number-rows-spanned="1">
            <text:p>D: Sleep -</text:p>
          </table:table-cell>
          <table:covered-table-cell table:number-columns-repeated="2" table:style-name="ce120"/>
          <table:table-cell table:style-name="ce120" table:formula="of:=SUBSTITUTE([.B70];&quot;-&quot;;&quot;+&quot;)" office:value-type="string" office:string-value="D: Sleep +" calcext:value-type="string" table:number-columns-spanned="3" table:number-rows-spanned="1">
            <text:p>D: Sleep +</text:p>
          </table:table-cell>
          <table:covered-table-cell table:number-columns-repeated="2" table:style-name="ce120"/>
          <table:table-cell table:number-columns-repeated="2"/>
          <table:table-cell office:value-type="string" calcext:value-type="string">
            <text:p>cmdWorkFromOfficeComeInEarlier</text:p>
          </table:table-cell>
          <table:table-cell table:formula="of:=[.B69]" office:value-type="string" office:string-value="C: Come in -" calcext:value-type="string">
            <text:p>C: Come in -</text:p>
          </table:table-cell>
          <table:table-cell/>
          <table:table-cell table:style-name="ce80" table:formula="of:=&quot;result+= &quot;&amp;CHAR(34)&amp;&quot;[&quot;&amp;CHAR(34)&amp;&quot;+ btnInline(&quot;&amp;[.J70]&amp;&quot;) + &quot;&amp;CHAR(34)&amp;&quot;],&quot;&amp;CHAR(34)&amp;&quot;;&quot;" office:value-type="string" office:string-value="result+= &quot;[&quot;+ btnInline(cmdWorkFromOfficeComeInEarlier) + &quot;],&quot;;" calcext:value-type="string">
            <text:p>result+= "["+ btnInline(cmdWorkFromOfficeComeInEarlier) + "],";</text:p>
          </table:table-cell>
          <table:table-cell table:style-name="ce80"/>
          <table:table-cell table:formula="of:=&quot;void Data::&quot;&amp;LOWER(MID([.J70];3;1))&amp;MID([.J70];4;255)&amp;&quot;() {&quot;" office:value-type="string" office:string-value="void Data::dWorkFromOfficeComeInEarlier() {" calcext:value-type="string">
            <text:p>void Data::dWorkFromOfficeComeInEarlier() {</text:p>
          </table:table-cell>
          <table:table-cell table:formula="of:=IF(ISTEXT([.O70]);[.O70]&amp;&quot; };&quot;;&quot;&quot;)" office:value-type="string" office:string-value="void Data::dWorkFromOfficeComeInEarlier() { };" calcext:value-type="string">
            <text:p>void Data::dWorkFromOfficeComeInEarlier() { };</text:p>
          </table:table-cell>
          <table:table-cell table:formula="of:=IF(ISTEXT([.O70]);&quot;void &quot;&amp;LOWER(MID([.J70];3;1))&amp;MID([.J70];4;255)&amp;&quot;();&quot;;&quot;&quot;)" office:value-type="string" office:string-value="void dWorkFromOfficeComeInEarlier();" calcext:value-type="string">
            <text:p>void dWorkFromOfficeComeInEarlier();</text:p>
          </table:table-cell>
          <table:table-cell table:formula="of:=IF(ISTEXT([.O70]);SUBSTITUTE([.Q70];&quot;void &quot;;&quot;      data.&quot;);&quot;&quot;)" office:value-type="string" office:string-value="      data.dWorkFromOfficeComeInEarlier();" calcext:value-type="string">
            <text:p><text:s text:c="6"/>data.dWorkFromOfficeComeInEarlier();</text:p>
          </table:table-cell>
          <table:table-cell table:formula="of:=[.S69]&amp;IF(ISTEXT([.I70]);[.I70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70]&amp;&quot;, { &quot;&amp;CHAR(34)&amp;[.K70]&amp;CHAR(34)&amp;&quot;, &quot;&amp;CHAR(34)&amp;&quot;/&quot;&amp;[.J70]&amp;CHAR(34)&amp;&quot; } },&quot;" office:value-type="string" office:string-value="  { cmdWorkFromOfficeComeInEarlier, { &quot;C: Come in -&quot;, &quot;/cmdWorkFromOfficeComeInEarlier&quot; } }," calcext:value-type="string">
            <text:p><text:s text:c="2"/>{ cmdWorkFromOfficeComeInEarlier, { "C: Come in -", "/cmdWorkFromOfficeComeInEarlier" } },</text:p>
          </table:table-cell>
          <table:table-cell table:formula="of:=[.U69]&amp;IF(ISTEXT([.J70]);&quot;, &quot;&amp;[.J7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cmdWorkFromOfficeComeInLater</text:p>
          </table:table-cell>
          <table:table-cell table:formula="of:=[.E69]" office:value-type="string" office:string-value="C: Come in +" calcext:value-type="string">
            <text:p>C: Come in +</text:p>
          </table:table-cell>
          <table:table-cell/>
          <table:table-cell table:style-name="ce80" table:formula="of:=&quot;result+= &quot;&amp;CHAR(34)&amp;&quot;[&quot;&amp;CHAR(34)&amp;&quot;+ btnInline(&quot;&amp;[.J71]&amp;&quot;) + &quot;&amp;CHAR(34)&amp;&quot;],&quot;&amp;CHAR(34)&amp;&quot;;&quot;" office:value-type="string" office:string-value="result+= &quot;[&quot;+ btnInline(cmdWorkFromOfficeComeInLater) + &quot;],&quot;;" calcext:value-type="string">
            <text:p>result+= "["+ btnInline(cmdWorkFromOfficeComeInLater) + "],";</text:p>
          </table:table-cell>
          <table:table-cell table:style-name="ce80"/>
          <table:table-cell table:formula="of:=&quot;void Data::&quot;&amp;LOWER(MID([.J71];3;1))&amp;MID([.J71];4;255)&amp;&quot;() {&quot;" office:value-type="string" office:string-value="void Data::dWorkFromOfficeComeInLater() {" calcext:value-type="string">
            <text:p>void Data::dWorkFromOfficeComeInLater() {</text:p>
          </table:table-cell>
          <table:table-cell table:formula="of:=IF(ISTEXT([.O71]);[.O71]&amp;&quot; };&quot;;&quot;&quot;)" office:value-type="string" office:string-value="void Data::dWorkFromOfficeComeInLater() { };" calcext:value-type="string">
            <text:p>void Data::dWorkFromOfficeComeInLater() { };</text:p>
          </table:table-cell>
          <table:table-cell table:formula="of:=IF(ISTEXT([.O71]);&quot;void &quot;&amp;LOWER(MID([.J71];3;1))&amp;MID([.J71];4;255)&amp;&quot;();&quot;;&quot;&quot;)" office:value-type="string" office:string-value="void dWorkFromOfficeComeInLater();" calcext:value-type="string">
            <text:p>void dWorkFromOfficeComeInLater();</text:p>
          </table:table-cell>
          <table:table-cell table:formula="of:=IF(ISTEXT([.O71]);SUBSTITUTE([.Q71];&quot;void &quot;;&quot;      data.&quot;);&quot;&quot;)" office:value-type="string" office:string-value="      data.dWorkFromOfficeComeInLater();" calcext:value-type="string">
            <text:p><text:s text:c="6"/>data.dWorkFromOfficeComeInLater();</text:p>
          </table:table-cell>
          <table:table-cell table:formula="of:=[.S70]&amp;IF(ISTEXT([.I71]);[.I71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71]&amp;&quot;, { &quot;&amp;CHAR(34)&amp;[.K71]&amp;CHAR(34)&amp;&quot;, &quot;&amp;CHAR(34)&amp;&quot;/&quot;&amp;[.J71]&amp;CHAR(34)&amp;&quot; } },&quot;" office:value-type="string" office:string-value="  { cmdWorkFromOfficeComeInLater, { &quot;C: Come in +&quot;, &quot;/cmdWorkFromOfficeComeInLater&quot; } }," calcext:value-type="string">
            <text:p><text:s text:c="2"/>{ cmdWorkFromOfficeComeInLater, { "C: Come in +", "/cmdWorkFromOfficeComeInLater" } },</text:p>
          </table:table-cell>
          <table:table-cell table:formula="of:=[.U70]&amp;IF(ISTEXT([.J71]);&quot;, &quot;&amp;[.J7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cmdWorkFromOfficeSleepEarlier</text:p>
          </table:table-cell>
          <table:table-cell table:formula="of:=[.B70]" office:value-type="string" office:string-value="D: Sleep -" calcext:value-type="string">
            <text:p>D: Sleep -</text:p>
          </table:table-cell>
          <table:table-cell/>
          <table:table-cell table:style-name="ce80" table:formula="of:=&quot;result+= &quot;&amp;CHAR(34)&amp;&quot;[&quot;&amp;CHAR(34)&amp;&quot;+ btnInline(&quot;&amp;[.J72]&amp;&quot;) + &quot;&amp;CHAR(34)&amp;&quot;],&quot;&amp;CHAR(34)&amp;&quot;;&quot;" office:value-type="string" office:string-value="result+= &quot;[&quot;+ btnInline(cmdWorkFromOfficeSleepEarlier) + &quot;],&quot;;" calcext:value-type="string">
            <text:p>result+= "["+ btnInline(cmdWorkFromOfficeSleepEarlier) + "],";</text:p>
          </table:table-cell>
          <table:table-cell table:style-name="ce80"/>
          <table:table-cell table:formula="of:=&quot;void Data::&quot;&amp;LOWER(MID([.J72];3;1))&amp;MID([.J72];4;255)&amp;&quot;() {&quot;" office:value-type="string" office:string-value="void Data::dWorkFromOfficeSleepEarlier() {" calcext:value-type="string">
            <text:p>void Data::dWorkFromOfficeSleepEarlier() {</text:p>
          </table:table-cell>
          <table:table-cell table:formula="of:=IF(ISTEXT([.O72]);[.O72]&amp;&quot; };&quot;;&quot;&quot;)" office:value-type="string" office:string-value="void Data::dWorkFromOfficeSleepEarlier() { };" calcext:value-type="string">
            <text:p>void Data::dWorkFromOfficeSleepEarlier() { };</text:p>
          </table:table-cell>
          <table:table-cell table:formula="of:=IF(ISTEXT([.O72]);&quot;void &quot;&amp;LOWER(MID([.J72];3;1))&amp;MID([.J72];4;255)&amp;&quot;();&quot;;&quot;&quot;)" office:value-type="string" office:string-value="void dWorkFromOfficeSleepEarlier();" calcext:value-type="string">
            <text:p>void dWorkFromOfficeSleepEarlier();</text:p>
          </table:table-cell>
          <table:table-cell table:formula="of:=IF(ISTEXT([.O72]);SUBSTITUTE([.Q72];&quot;void &quot;;&quot;      data.&quot;);&quot;&quot;)" office:value-type="string" office:string-value="      data.dWorkFromOfficeSleepEarlier();" calcext:value-type="string">
            <text:p><text:s text:c="6"/>data.dWorkFromOfficeSleepEarlier();</text:p>
          </table:table-cell>
          <table:table-cell table:formula="of:=[.S71]&amp;IF(ISTEXT([.I72]);[.I72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72]&amp;&quot;, { &quot;&amp;CHAR(34)&amp;[.K72]&amp;CHAR(34)&amp;&quot;, &quot;&amp;CHAR(34)&amp;&quot;/&quot;&amp;[.J72]&amp;CHAR(34)&amp;&quot; } },&quot;" office:value-type="string" office:string-value="  { cmdWorkFromOfficeSleepEarlier, { &quot;D: Sleep -&quot;, &quot;/cmdWorkFromOfficeSleepEarlier&quot; } }," calcext:value-type="string">
            <text:p><text:s text:c="2"/>{ cmdWorkFromOfficeSleepEarlier, { "D: Sleep -", "/cmdWorkFromOfficeSleepEarlier" } },</text:p>
          </table:table-cell>
          <table:table-cell table:formula="of:=[.U71]&amp;IF(ISTEXT([.J72]);&quot;, &quot;&amp;[.J7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cmdWorkFromOfficeSleepLater</text:p>
          </table:table-cell>
          <table:table-cell table:formula="of:=[.E70]" office:value-type="string" office:string-value="D: Sleep +" calcext:value-type="string">
            <text:p>D: Sleep +</text:p>
          </table:table-cell>
          <table:table-cell/>
          <table:table-cell table:style-name="ce80" table:formula="of:=&quot;result+= &quot;&amp;CHAR(34)&amp;&quot;[&quot;&amp;CHAR(34)&amp;&quot;+ btnInline(&quot;&amp;[.J73]&amp;&quot;) + &quot;&amp;CHAR(34)&amp;&quot;],&quot;&amp;CHAR(34)&amp;&quot;;&quot;" office:value-type="string" office:string-value="result+= &quot;[&quot;+ btnInline(cmdWorkFromOfficeSleepLater) + &quot;],&quot;;" calcext:value-type="string">
            <text:p>result+= "["+ btnInline(cmdWorkFromOfficeSleepLater) + "],";</text:p>
          </table:table-cell>
          <table:table-cell table:style-name="ce80"/>
          <table:table-cell table:formula="of:=&quot;void Data::&quot;&amp;LOWER(MID([.J73];3;1))&amp;MID([.J73];4;255)&amp;&quot;() {&quot;" office:value-type="string" office:string-value="void Data::dWorkFromOfficeSleepLater() {" calcext:value-type="string">
            <text:p>void Data::dWorkFromOfficeSleepLater() {</text:p>
          </table:table-cell>
          <table:table-cell table:formula="of:=IF(ISTEXT([.O73]);[.O73]&amp;&quot; };&quot;;&quot;&quot;)" office:value-type="string" office:string-value="void Data::dWorkFromOfficeSleepLater() { };" calcext:value-type="string">
            <text:p>void Data::dWorkFromOfficeSleepLater() { };</text:p>
          </table:table-cell>
          <table:table-cell table:formula="of:=IF(ISTEXT([.O73]);&quot;void &quot;&amp;LOWER(MID([.J73];3;1))&amp;MID([.J73];4;255)&amp;&quot;();&quot;;&quot;&quot;)" office:value-type="string" office:string-value="void dWorkFromOfficeSleepLater();" calcext:value-type="string">
            <text:p>void dWorkFromOfficeSleepLater();</text:p>
          </table:table-cell>
          <table:table-cell table:formula="of:=IF(ISTEXT([.O73]);SUBSTITUTE([.Q73];&quot;void &quot;;&quot;      data.&quot;);&quot;&quot;)" office:value-type="string" office:string-value="      data.dWorkFromOfficeSleepLater();" calcext:value-type="string">
            <text:p><text:s text:c="6"/>data.dWorkFromOfficeSleepLater();</text:p>
          </table:table-cell>
          <table:table-cell table:formula="of:=[.S72]&amp;IF(ISTEXT([.I73]);[.I73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73]&amp;&quot;, { &quot;&amp;CHAR(34)&amp;[.K73]&amp;CHAR(34)&amp;&quot;, &quot;&amp;CHAR(34)&amp;&quot;/&quot;&amp;[.J73]&amp;CHAR(34)&amp;&quot; } },&quot;" office:value-type="string" office:string-value="  { cmdWorkFromOfficeSleepLater, { &quot;D: Sleep +&quot;, &quot;/cmdWorkFromOfficeSleepLater&quot; } }," calcext:value-type="string">
            <text:p><text:s text:c="2"/>{ cmdWorkFromOfficeSleepLater, { "D: Sleep +", "/cmdWorkFromOfficeSleepLater" } },</text:p>
          </table:table-cell>
          <table:table-cell table:formula="of:=[.U72]&amp;IF(ISTEXT([.J73]);&quot;, &quot;&amp;[.J7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74]);[.O74]&amp;&quot; };&quot;;&quot;&quot;)">
            <text:p/>
          </table:table-cell>
          <table:table-cell table:formula="of:=IF(ISTEXT([.O74]);&quot;void &quot;&amp;LOWER(MID([.J74];3;1))&amp;MID([.J74];4;255)&amp;&quot;();&quot;;&quot;&quot;)">
            <text:p/>
          </table:table-cell>
          <table:table-cell table:formula="of:=IF(ISTEXT([.O74]);SUBSTITUTE([.Q74];&quot;void &quot;;&quot;      data.&quot;);&quot;&quot;)">
            <text:p/>
          </table:table-cell>
          <table:table-cell table:formula="of:=[.S73]&amp;IF(ISTEXT([.I74]);[.I74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/>
          <table:table-cell table:formula="of:=[.U73]&amp;IF(ISTEXT([.J74]);&quot;, &quot;&amp;[.J7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20" office:value-type="string" calcext:value-type="string" table:number-columns-spanned="3" table:number-rows-spanned="1">
            <text:p>A: Wake up -</text:p>
          </table:table-cell>
          <table:covered-table-cell table:number-columns-repeated="2" table:style-name="ce120"/>
          <table:table-cell table:style-name="ce120" table:formula="of:=SUBSTITUTE([.B75];&quot;-&quot;;&quot;+&quot;)" office:value-type="string" office:string-value="A: Wake up +" calcext:value-type="string" table:number-columns-spanned="3" table:number-rows-spanned="1">
            <text:p>A: Wake up +</text:p>
          </table:table-cell>
          <table:covered-table-cell table:number-columns-repeated="2" table:style-name="ce120"/>
          <table:table-cell/>
          <table:table-cell table:formula="of:=SUBSTITUTE([.I61];&quot;WorkFromHome&quot;;&quot;Weekend&quot;)" office:value-type="string" office:string-value="scnWeekendTimes" calcext:value-type="string">
            <text:p>scnWeekendTimes</text:p>
          </table:table-cell>
          <table:table-cell table:formula="of:=SUBSTITUTE([.J61];&quot;WorkFromHome&quot;;&quot;Weekend&quot;)" office:value-type="string" office:string-value="cmdWeekendWakeUpEarlier" calcext:value-type="string">
            <text:p>cmdWeekendWakeUpEarlier</text:p>
          </table:table-cell>
          <table:table-cell table:formula="of:=[.B75]" office:value-type="string" office:string-value="A: Wake up -" calcext:value-type="string">
            <text:p>A: Wake up -</text:p>
          </table:table-cell>
          <table:table-cell/>
          <table:table-cell table:style-name="ce80" table:formula="of:=&quot;result+= &quot;&amp;CHAR(34)&amp;&quot;[&quot;&amp;CHAR(34)&amp;&quot;+ btnInline(&quot;&amp;[.J75]&amp;&quot;) + &quot;&amp;CHAR(34)&amp;&quot;],&quot;&amp;CHAR(34)&amp;&quot;;&quot;" office:value-type="string" office:string-value="result+= &quot;[&quot;+ btnInline(cmdWeekendWakeUpEarlier) + &quot;],&quot;;" calcext:value-type="string">
            <text:p>result+= "["+ btnInline(cmdWeekendWakeUpEarlier) + "],";</text:p>
          </table:table-cell>
          <table:table-cell table:style-name="ce80"/>
          <table:table-cell table:formula="of:=&quot;void Data::&quot;&amp;LOWER(MID([.J75];3;1))&amp;MID([.J75];4;255)&amp;&quot;() {&quot;" office:value-type="string" office:string-value="void Data::dWeekendWakeUpEarlier() {" calcext:value-type="string">
            <text:p>void Data::dWeekendWakeUpEarlier() {</text:p>
          </table:table-cell>
          <table:table-cell table:formula="of:=IF(ISTEXT([.O75]);[.O75]&amp;&quot; };&quot;;&quot;&quot;)" office:value-type="string" office:string-value="void Data::dWeekendWakeUpEarlier() { };" calcext:value-type="string">
            <text:p>void Data::dWeekendWakeUpEarlier() { };</text:p>
          </table:table-cell>
          <table:table-cell table:formula="of:=IF(ISTEXT([.O75]);&quot;void &quot;&amp;LOWER(MID([.J75];3;1))&amp;MID([.J75];4;255)&amp;&quot;();&quot;;&quot;&quot;)" office:value-type="string" office:string-value="void dWeekendWakeUpEarlier();" calcext:value-type="string">
            <text:p>void dWeekendWakeUpEarlier();</text:p>
          </table:table-cell>
          <table:table-cell table:formula="of:=IF(ISTEXT([.O75]);SUBSTITUTE([.Q75];&quot;void &quot;;&quot;      data.&quot;);&quot;&quot;)" office:value-type="string" office:string-value="      data.dWeekendWakeUpEarlier();" calcext:value-type="string">
            <text:p><text:s text:c="6"/>data.dWeekendWakeUpEarlier();</text:p>
          </table:table-cell>
          <table:table-cell table:formula="of:=[.S74]&amp;IF(ISTEXT([.I75]);[.I75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 table:formula="of:=&quot;  { &quot;&amp;[.J75]&amp;&quot;, { &quot;&amp;CHAR(34)&amp;[.K75]&amp;CHAR(34)&amp;&quot;, &quot;&amp;CHAR(34)&amp;&quot;/&quot;&amp;[.J75]&amp;CHAR(34)&amp;&quot; } },&quot;" office:value-type="string" office:string-value="  { cmdWeekendWakeUpEarlier, { &quot;A: Wake up -&quot;, &quot;/cmdWeekendWakeUpEarlier&quot; } }," calcext:value-type="string">
            <text:p><text:s text:c="2"/>{ cmdWeekendWakeUpEarlier, { "A: Wake up -", "/cmdWeekendWakeUpEarlier" } },</text:p>
          </table:table-cell>
          <table:table-cell table:formula="of:=[.U74]&amp;IF(ISTEXT([.J75]);&quot;, &quot;&amp;[.J7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20" office:value-type="string" calcext:value-type="string" table:number-columns-spanned="3" table:number-rows-spanned="1">
            <text:p>B: Sleep -</text:p>
          </table:table-cell>
          <table:covered-table-cell table:number-columns-repeated="2" table:style-name="ce120"/>
          <table:table-cell table:style-name="ce120" table:formula="of:=SUBSTITUTE([.B76];&quot;-&quot;;&quot;+&quot;)" office:value-type="string" office:string-value="B: Sleep +" calcext:value-type="string" table:number-columns-spanned="3" table:number-rows-spanned="1">
            <text:p>B: Sleep +</text:p>
          </table:table-cell>
          <table:covered-table-cell table:number-columns-repeated="2" table:style-name="ce120"/>
          <table:table-cell table:number-columns-repeated="2"/>
          <table:table-cell table:formula="of:=SUBSTITUTE([.J62];&quot;WorkFromHome&quot;;&quot;Weekend&quot;)" office:value-type="string" office:string-value="cmdWeekendWakeUpLater" calcext:value-type="string">
            <text:p>cmdWeekendWakeUpLater</text:p>
          </table:table-cell>
          <table:table-cell table:formula="of:=[.E75]" office:value-type="string" office:string-value="A: Wake up +" calcext:value-type="string">
            <text:p>A: Wake up +</text:p>
          </table:table-cell>
          <table:table-cell/>
          <table:table-cell table:style-name="ce80" table:formula="of:=&quot;result+= &quot;&amp;CHAR(34)&amp;&quot;[&quot;&amp;CHAR(34)&amp;&quot;+ btnInline(&quot;&amp;[.J76]&amp;&quot;) + &quot;&amp;CHAR(34)&amp;&quot;],&quot;&amp;CHAR(34)&amp;&quot;;&quot;" office:value-type="string" office:string-value="result+= &quot;[&quot;+ btnInline(cmdWeekendWakeUpLater) + &quot;],&quot;;" calcext:value-type="string">
            <text:p>result+= "["+ btnInline(cmdWeekendWakeUpLater) + "],";</text:p>
          </table:table-cell>
          <table:table-cell table:style-name="ce80"/>
          <table:table-cell table:formula="of:=&quot;void Data::&quot;&amp;LOWER(MID([.J76];3;1))&amp;MID([.J76];4;255)&amp;&quot;() {&quot;" office:value-type="string" office:string-value="void Data::dWeekendWakeUpLater() {" calcext:value-type="string">
            <text:p>void Data::dWeekendWakeUpLater() {</text:p>
          </table:table-cell>
          <table:table-cell table:formula="of:=IF(ISTEXT([.O76]);[.O76]&amp;&quot; };&quot;;&quot;&quot;)" office:value-type="string" office:string-value="void Data::dWeekendWakeUpLater() { };" calcext:value-type="string">
            <text:p>void Data::dWeekendWakeUpLater() { };</text:p>
          </table:table-cell>
          <table:table-cell table:formula="of:=IF(ISTEXT([.O76]);&quot;void &quot;&amp;LOWER(MID([.J76];3;1))&amp;MID([.J76];4;255)&amp;&quot;();&quot;;&quot;&quot;)" office:value-type="string" office:string-value="void dWeekendWakeUpLater();" calcext:value-type="string">
            <text:p>void dWeekendWakeUpLater();</text:p>
          </table:table-cell>
          <table:table-cell table:formula="of:=IF(ISTEXT([.O76]);SUBSTITUTE([.Q76];&quot;void &quot;;&quot;      data.&quot;);&quot;&quot;)" office:value-type="string" office:string-value="      data.dWeekendWakeUpLater();" calcext:value-type="string">
            <text:p><text:s text:c="6"/>data.dWeekendWakeUpLater();</text:p>
          </table:table-cell>
          <table:table-cell table:formula="of:=[.S75]&amp;IF(ISTEXT([.I76]);[.I76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 table:formula="of:=&quot;  { &quot;&amp;[.J76]&amp;&quot;, { &quot;&amp;CHAR(34)&amp;[.K76]&amp;CHAR(34)&amp;&quot;, &quot;&amp;CHAR(34)&amp;&quot;/&quot;&amp;[.J76]&amp;CHAR(34)&amp;&quot; } },&quot;" office:value-type="string" office:string-value="  { cmdWeekendWakeUpLater, { &quot;A: Wake up +&quot;, &quot;/cmdWeekendWakeUpLater&quot; } }," calcext:value-type="string">
            <text:p><text:s text:c="2"/>{ cmdWeekendWakeUpLater, { "A: Wake up +", "/cmdWeekendWakeUpLater" } },</text:p>
          </table:table-cell>
          <table:table-cell table:formula="of:=[.U75]&amp;IF(ISTEXT([.J76]);&quot;, &quot;&amp;[.J7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table:formula="of:=SUBSTITUTE([.J63];&quot;WorkFromHome&quot;;&quot;Weekend&quot;)" office:value-type="string" office:string-value="cmdWeekendSleepEarlier" calcext:value-type="string">
            <text:p>cmdWeekendSleepEarlier</text:p>
          </table:table-cell>
          <table:table-cell table:formula="of:=[.B76]" office:value-type="string" office:string-value="B: Sleep -" calcext:value-type="string">
            <text:p>B: Sleep -</text:p>
          </table:table-cell>
          <table:table-cell/>
          <table:table-cell table:style-name="ce80" table:formula="of:=&quot;result+= &quot;&amp;CHAR(34)&amp;&quot;[&quot;&amp;CHAR(34)&amp;&quot;+ btnInline(&quot;&amp;[.J77]&amp;&quot;) + &quot;&amp;CHAR(34)&amp;&quot;],&quot;&amp;CHAR(34)&amp;&quot;;&quot;" office:value-type="string" office:string-value="result+= &quot;[&quot;+ btnInline(cmdWeekendSleepEarlier) + &quot;],&quot;;" calcext:value-type="string">
            <text:p>result+= "["+ btnInline(cmdWeekendSleepEarlier) + "],";</text:p>
          </table:table-cell>
          <table:table-cell table:style-name="ce80"/>
          <table:table-cell table:formula="of:=&quot;void Data::&quot;&amp;LOWER(MID([.J77];3;1))&amp;MID([.J77];4;255)&amp;&quot;() {&quot;" office:value-type="string" office:string-value="void Data::dWeekendSleepEarlier() {" calcext:value-type="string">
            <text:p>void Data::dWeekendSleepEarlier() {</text:p>
          </table:table-cell>
          <table:table-cell table:formula="of:=IF(ISTEXT([.O77]);[.O77]&amp;&quot; };&quot;;&quot;&quot;)" office:value-type="string" office:string-value="void Data::dWeekendSleepEarlier() { };" calcext:value-type="string">
            <text:p>void Data::dWeekendSleepEarlier() { };</text:p>
          </table:table-cell>
          <table:table-cell table:formula="of:=IF(ISTEXT([.O77]);&quot;void &quot;&amp;LOWER(MID([.J77];3;1))&amp;MID([.J77];4;255)&amp;&quot;();&quot;;&quot;&quot;)" office:value-type="string" office:string-value="void dWeekendSleepEarlier();" calcext:value-type="string">
            <text:p>void dWeekendSleepEarlier();</text:p>
          </table:table-cell>
          <table:table-cell table:formula="of:=IF(ISTEXT([.O77]);SUBSTITUTE([.Q77];&quot;void &quot;;&quot;      data.&quot;);&quot;&quot;)" office:value-type="string" office:string-value="      data.dWeekendSleepEarlier();" calcext:value-type="string">
            <text:p><text:s text:c="6"/>data.dWeekendSleepEarlier();</text:p>
          </table:table-cell>
          <table:table-cell table:formula="of:=[.S76]&amp;IF(ISTEXT([.I77]);[.I77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 table:formula="of:=&quot;  { &quot;&amp;[.J77]&amp;&quot;, { &quot;&amp;CHAR(34)&amp;[.K77]&amp;CHAR(34)&amp;&quot;, &quot;&amp;CHAR(34)&amp;&quot;/&quot;&amp;[.J77]&amp;CHAR(34)&amp;&quot; } },&quot;" office:value-type="string" office:string-value="  { cmdWeekendSleepEarlier, { &quot;B: Sleep -&quot;, &quot;/cmdWeekendSleepEarlier&quot; } }," calcext:value-type="string">
            <text:p><text:s text:c="2"/>{ cmdWeekendSleepEarlier, { "B: Sleep -", "/cmdWeekendSleepEarlier" } },</text:p>
          </table:table-cell>
          <table:table-cell table:formula="of:=[.U76]&amp;IF(ISTEXT([.J77]);&quot;, &quot;&amp;[.J7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table:formula="of:=SUBSTITUTE([.J64];&quot;WorkFromHome&quot;;&quot;Weekend&quot;)" office:value-type="string" office:string-value="cmdWeekendSleepLater" calcext:value-type="string">
            <text:p>cmdWeekendSleepLater</text:p>
          </table:table-cell>
          <table:table-cell table:formula="of:=[.E76]" office:value-type="string" office:string-value="B: Sleep +" calcext:value-type="string">
            <text:p>B: Sleep +</text:p>
          </table:table-cell>
          <table:table-cell/>
          <table:table-cell table:style-name="ce80" table:formula="of:=&quot;result+= &quot;&amp;CHAR(34)&amp;&quot;[&quot;&amp;CHAR(34)&amp;&quot;+ btnInline(&quot;&amp;[.J78]&amp;&quot;) + &quot;&amp;CHAR(34)&amp;&quot;],&quot;&amp;CHAR(34)&amp;&quot;;&quot;" office:value-type="string" office:string-value="result+= &quot;[&quot;+ btnInline(cmdWeekendSleepLater) + &quot;],&quot;;" calcext:value-type="string">
            <text:p>result+= "["+ btnInline(cmdWeekendSleepLater) + "],";</text:p>
          </table:table-cell>
          <table:table-cell table:style-name="ce80"/>
          <table:table-cell table:formula="of:=&quot;void Data::&quot;&amp;LOWER(MID([.J78];3;1))&amp;MID([.J78];4;255)&amp;&quot;() {&quot;" office:value-type="string" office:string-value="void Data::dWeekendSleepLater() {" calcext:value-type="string">
            <text:p>void Data::dWeekendSleepLater() {</text:p>
          </table:table-cell>
          <table:table-cell table:formula="of:=IF(ISTEXT([.O78]);[.O78]&amp;&quot; };&quot;;&quot;&quot;)" office:value-type="string" office:string-value="void Data::dWeekendSleepLater() { };" calcext:value-type="string">
            <text:p>void Data::dWeekendSleepLater() { };</text:p>
          </table:table-cell>
          <table:table-cell table:formula="of:=IF(ISTEXT([.O78]);&quot;void &quot;&amp;LOWER(MID([.J78];3;1))&amp;MID([.J78];4;255)&amp;&quot;();&quot;;&quot;&quot;)" office:value-type="string" office:string-value="void dWeekendSleepLater();" calcext:value-type="string">
            <text:p>void dWeekendSleepLater();</text:p>
          </table:table-cell>
          <table:table-cell table:formula="of:=IF(ISTEXT([.O78]);SUBSTITUTE([.Q78];&quot;void &quot;;&quot;      data.&quot;);&quot;&quot;)" office:value-type="string" office:string-value="      data.dWeekendSleepLater();" calcext:value-type="string">
            <text:p><text:s text:c="6"/>data.dWeekendSleepLater();</text:p>
          </table:table-cell>
          <table:table-cell table:formula="of:=[.S77]&amp;IF(ISTEXT([.I78]);[.I78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 table:formula="of:=&quot;  { &quot;&amp;[.J78]&amp;&quot;, { &quot;&amp;CHAR(34)&amp;[.K78]&amp;CHAR(34)&amp;&quot;, &quot;&amp;CHAR(34)&amp;&quot;/&quot;&amp;[.J78]&amp;CHAR(34)&amp;&quot; } },&quot;" office:value-type="string" office:string-value="  { cmdWeekendSleepLater, { &quot;B: Sleep +&quot;, &quot;/cmdWeekendSleepLater&quot; } }," calcext:value-type="string">
            <text:p><text:s text:c="2"/>{ cmdWeekendSleepLater, { "B: Sleep +", "/cmdWeekendSleepLater" } },</text:p>
          </table:table-cell>
          <table:table-cell table:formula="of:=[.U77]&amp;IF(ISTEXT([.J78]);&quot;, &quot;&amp;[.J7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79]);[.O79]&amp;&quot; };&quot;;&quot;&quot;)">
            <text:p/>
          </table:table-cell>
          <table:table-cell table:formula="of:=IF(ISTEXT([.O79]);&quot;void &quot;&amp;LOWER(MID([.J79];3;1))&amp;MID([.J79];4;255)&amp;&quot;();&quot;;&quot;&quot;)">
            <text:p/>
          </table:table-cell>
          <table:table-cell table:formula="of:=IF(ISTEXT([.O79]);SUBSTITUTE([.Q79];&quot;void &quot;;&quot;      data.&quot;);&quot;&quot;)">
            <text:p/>
          </table:table-cell>
          <table:table-cell table:formula="of:=[.S78]&amp;IF(ISTEXT([.I79]);[.I79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/>
          <table:table-cell table:formula="of:=[.U78]&amp;IF(ISTEXT([.J79]);&quot;, &quot;&amp;[.J7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5" office:value-type="string" calcext:value-type="string" table:number-columns-spanned="3" table:number-rows-spanned="1">
            <text:p>High temp 20°C</text:p>
          </table:table-cell>
          <table:covered-table-cell table:number-columns-repeated="2"/>
          <table:table-cell table:style-name="ce115" office:value-type="string" calcext:value-type="string" table:number-columns-spanned="3" table:number-rows-spanned="1">
            <text:p>High temp 21°C</text:p>
          </table:table-cell>
          <table:covered-table-cell table:number-columns-repeated="2"/>
          <table:table-cell/>
          <table:table-cell office:value-type="string" calcext:value-type="string">
            <text:p>scnTemperatureSettings</text:p>
          </table:table-cell>
          <table:table-cell office:value-type="string" calcext:value-type="string">
            <text:p>cmdHighTempLower</text:p>
          </table:table-cell>
          <table:table-cell table:style-name="ce58" office:value-type="string" calcext:value-type="string">
            <text:p>High temp ..°C</text:p>
          </table:table-cell>
          <table:table-cell table:style-name="ce58"/>
          <table:table-cell table:style-name="ce80" table:formula="of:=&quot;result+= &quot;&amp;CHAR(34)&amp;&quot;[&quot;&amp;CHAR(34)&amp;&quot;+ btnInline(&quot;&amp;[.J80]&amp;&quot;) + &quot;&amp;CHAR(34)&amp;&quot;],&quot;&amp;CHAR(34)&amp;&quot;;&quot;" office:value-type="string" office:string-value="result+= &quot;[&quot;+ btnInline(cmdHighTempLower) + &quot;],&quot;;" calcext:value-type="string">
            <text:p>result+= "["+ btnInline(cmdHighTempLower) + "],";</text:p>
          </table:table-cell>
          <table:table-cell table:style-name="ce80" table:formula="of:=&quot;commands[&quot;&amp;[.J80]&amp;&quot;].label = temperature(data.overrideTemp-0.5);&quot;" office:value-type="string" office:string-value="commands[cmdHighTempLower].label = temperature(data.overrideTemp-0.5);" calcext:value-type="string">
            <text:p>commands[cmdHighTempLower].label = temperature(data.overrideTemp-0.5);</text:p>
          </table:table-cell>
          <table:table-cell table:formula="of:=&quot;void Data::&quot;&amp;LOWER(MID([.J80];3;1))&amp;MID([.J80];4;255)&amp;&quot;() {&quot;" office:value-type="string" office:string-value="void Data::dHighTempLower() {" calcext:value-type="string">
            <text:p>void Data::dHighTempLower() {</text:p>
          </table:table-cell>
          <table:table-cell table:formula="of:=IF(ISTEXT([.O80]);[.O80]&amp;&quot; };&quot;;&quot;&quot;)" office:value-type="string" office:string-value="void Data::dHighTempLower() { };" calcext:value-type="string">
            <text:p>void Data::dHighTempLower() { };</text:p>
          </table:table-cell>
          <table:table-cell table:formula="of:=IF(ISTEXT([.O80]);&quot;void &quot;&amp;LOWER(MID([.J80];3;1))&amp;MID([.J80];4;255)&amp;&quot;();&quot;;&quot;&quot;)" office:value-type="string" office:string-value="void dHighTempLower();" calcext:value-type="string">
            <text:p>void dHighTempLower();</text:p>
          </table:table-cell>
          <table:table-cell table:formula="of:=IF(ISTEXT([.O80]);SUBSTITUTE([.Q80];&quot;void &quot;;&quot;      data.&quot;);&quot;&quot;)" office:value-type="string" office:string-value="      data.dHighTempLower();" calcext:value-type="string">
            <text:p><text:s text:c="6"/>data.dHighTempLower();</text:p>
          </table:table-cell>
          <table:table-cell table:formula="of:=[.S79]&amp;IF(ISTEXT([.I80]);[.I80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scnTemperatureSettings, " calcext:value-type="string">
            <text:p>enum tgMenu { scnMain, scnOverruleToday, scnOverruleTomorrow, scnOverruleMultiple, scnSettingsMain, scnSensorOffset, scnSettingsWeekSchedule, scnDaySchedule, scnWorkFromHomeTimes, scnWorkFromOfficeTimes, scnWeekendTimes, scnTemperatureSettings, </text:p>
          </table:table-cell>
          <table:table-cell table:formula="of:=&quot;  { &quot;&amp;[.J80]&amp;&quot;, { &quot;&amp;CHAR(34)&amp;[.K80]&amp;CHAR(34)&amp;&quot;, &quot;&amp;CHAR(34)&amp;&quot;/&quot;&amp;[.J80]&amp;CHAR(34)&amp;&quot; } },&quot;" office:value-type="string" office:string-value="  { cmdHighTempLower, { &quot;High temp ..°C&quot;, &quot;/cmdHighTempLower&quot; } }," calcext:value-type="string">
            <text:p><text:s text:c="2"/>{ cmdHighTempLower, { "High temp ..°C", "/cmdHighTempLower" } },</text:p>
          </table:table-cell>
          <table:table-cell table:formula="of:=[.U79]&amp;IF(ISTEXT([.J80]);&quot;, &quot;&amp;[.J8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5" office:value-type="string" calcext:value-type="string" table:number-columns-spanned="3" table:number-rows-spanned="1">
            <text:p>Low temp 10°C</text:p>
          </table:table-cell>
          <table:covered-table-cell table:number-columns-repeated="2"/>
          <table:table-cell table:style-name="ce115" office:value-type="string" calcext:value-type="string" table:number-columns-spanned="3" table:number-rows-spanned="1">
            <text:p>Low temp 11°C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HighTempHigher</text:p>
          </table:table-cell>
          <table:table-cell table:style-name="ce58" office:value-type="string" calcext:value-type="string">
            <text:p>High temp ..°C</text:p>
          </table:table-cell>
          <table:table-cell table:style-name="ce58"/>
          <table:table-cell table:style-name="ce80" table:formula="of:=&quot;result+= &quot;&amp;CHAR(34)&amp;&quot;[&quot;&amp;CHAR(34)&amp;&quot;+ btnInline(&quot;&amp;[.J81]&amp;&quot;) + &quot;&amp;CHAR(34)&amp;&quot;],&quot;&amp;CHAR(34)&amp;&quot;;&quot;" office:value-type="string" office:string-value="result+= &quot;[&quot;+ btnInline(cmdHighTempHigher) + &quot;],&quot;;" calcext:value-type="string">
            <text:p>result+= "["+ btnInline(cmdHighTempHigher) + "],";</text:p>
          </table:table-cell>
          <table:table-cell table:style-name="ce80" table:formula="of:=&quot;commands[&quot;&amp;[.J81]&amp;&quot;].label = temperature(data.overrideTemp-0.5);&quot;" office:value-type="string" office:string-value="commands[cmdHighTempHigher].label = temperature(data.overrideTemp-0.5);" calcext:value-type="string">
            <text:p>commands[cmdHighTempHigher].label = temperature(data.overrideTemp-0.5);</text:p>
          </table:table-cell>
          <table:table-cell table:formula="of:=&quot;void Data::&quot;&amp;LOWER(MID([.J81];3;1))&amp;MID([.J81];4;255)&amp;&quot;() {&quot;" office:value-type="string" office:string-value="void Data::dHighTempHigher() {" calcext:value-type="string">
            <text:p>void Data::dHighTempHigher() {</text:p>
          </table:table-cell>
          <table:table-cell table:formula="of:=IF(ISTEXT([.O81]);[.O81]&amp;&quot; };&quot;;&quot;&quot;)" office:value-type="string" office:string-value="void Data::dHighTempHigher() { };" calcext:value-type="string">
            <text:p>void Data::dHighTempHigher() { };</text:p>
          </table:table-cell>
          <table:table-cell table:formula="of:=IF(ISTEXT([.O81]);&quot;void &quot;&amp;LOWER(MID([.J81];3;1))&amp;MID([.J81];4;255)&amp;&quot;();&quot;;&quot;&quot;)" office:value-type="string" office:string-value="void dHighTempHigher();" calcext:value-type="string">
            <text:p>void dHighTempHigher();</text:p>
          </table:table-cell>
          <table:table-cell table:formula="of:=IF(ISTEXT([.O81]);SUBSTITUTE([.Q81];&quot;void &quot;;&quot;      data.&quot;);&quot;&quot;)" office:value-type="string" office:string-value="      data.dHighTempHigher();" calcext:value-type="string">
            <text:p><text:s text:c="6"/>data.dHighTempHigher();</text:p>
          </table:table-cell>
          <table:table-cell table:formula="of:=[.S80]&amp;IF(ISTEXT([.I81]);[.I81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scnTemperatureSettings, " calcext:value-type="string">
            <text:p>enum tgMenu { scnMain, scnOverruleToday, scnOverruleTomorrow, scnOverruleMultiple, scnSettingsMain, scnSensorOffset, scnSettingsWeekSchedule, scnDaySchedule, scnWorkFromHomeTimes, scnWorkFromOfficeTimes, scnWeekendTimes, scnTemperatureSettings, </text:p>
          </table:table-cell>
          <table:table-cell table:formula="of:=&quot;  { &quot;&amp;[.J81]&amp;&quot;, { &quot;&amp;CHAR(34)&amp;[.K81]&amp;CHAR(34)&amp;&quot;, &quot;&amp;CHAR(34)&amp;&quot;/&quot;&amp;[.J81]&amp;CHAR(34)&amp;&quot; } },&quot;" office:value-type="string" office:string-value="  { cmdHighTempHigher, { &quot;High temp ..°C&quot;, &quot;/cmdHighTempHigher&quot; } }," calcext:value-type="string">
            <text:p><text:s text:c="2"/>{ cmdHighTempHigher, { "High temp ..°C", "/cmdHighTempHigher" } },</text:p>
          </table:table-cell>
          <table:table-cell table:formula="of:=[.U80]&amp;IF(ISTEXT([.J81]);&quot;, &quot;&amp;[.J8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115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LowTempLower</text:p>
          </table:table-cell>
          <table:table-cell table:style-name="ce58" office:value-type="string" calcext:value-type="string">
            <text:p>Low temp ..°C</text:p>
          </table:table-cell>
          <table:table-cell table:style-name="ce58"/>
          <table:table-cell table:style-name="ce80" table:formula="of:=&quot;result+= &quot;&amp;CHAR(34)&amp;&quot;[&quot;&amp;CHAR(34)&amp;&quot;+ btnInline(&quot;&amp;[.J82]&amp;&quot;) + &quot;&amp;CHAR(34)&amp;&quot;],&quot;&amp;CHAR(34)&amp;&quot;;&quot;" office:value-type="string" office:string-value="result+= &quot;[&quot;+ btnInline(cmdLowTempLower) + &quot;],&quot;;" calcext:value-type="string">
            <text:p>result+= "["+ btnInline(cmdLowTempLower) + "],";</text:p>
          </table:table-cell>
          <table:table-cell table:style-name="ce80" table:formula="of:=&quot;commands[&quot;&amp;[.J82]&amp;&quot;].label = temperature(data.overrideTemp-0.5);&quot;" office:value-type="string" office:string-value="commands[cmdLowTempLower].label = temperature(data.overrideTemp-0.5);" calcext:value-type="string">
            <text:p>commands[cmdLowTempLower].label = temperature(data.overrideTemp-0.5);</text:p>
          </table:table-cell>
          <table:table-cell table:formula="of:=&quot;void Data::&quot;&amp;LOWER(MID([.J82];3;1))&amp;MID([.J82];4;255)&amp;&quot;() {&quot;" office:value-type="string" office:string-value="void Data::dLowTempLower() {" calcext:value-type="string">
            <text:p>void Data::dLowTempLower() {</text:p>
          </table:table-cell>
          <table:table-cell table:formula="of:=IF(ISTEXT([.O82]);[.O82]&amp;&quot; };&quot;;&quot;&quot;)" office:value-type="string" office:string-value="void Data::dLowTempLower() { };" calcext:value-type="string">
            <text:p>void Data::dLowTempLower() { };</text:p>
          </table:table-cell>
          <table:table-cell table:formula="of:=IF(ISTEXT([.O82]);&quot;void &quot;&amp;LOWER(MID([.J82];3;1))&amp;MID([.J82];4;255)&amp;&quot;();&quot;;&quot;&quot;)" office:value-type="string" office:string-value="void dLowTempLower();" calcext:value-type="string">
            <text:p>void dLowTempLower();</text:p>
          </table:table-cell>
          <table:table-cell table:formula="of:=IF(ISTEXT([.O82]);SUBSTITUTE([.Q82];&quot;void &quot;;&quot;      data.&quot;);&quot;&quot;)" office:value-type="string" office:string-value="      data.dLowTempLower();" calcext:value-type="string">
            <text:p><text:s text:c="6"/>data.dLowTempLower();</text:p>
          </table:table-cell>
          <table:table-cell table:formula="of:=[.S81]&amp;IF(ISTEXT([.I82]);[.I82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scnTemperatureSettings, " calcext:value-type="string">
            <text:p>enum tgMenu { scnMain, scnOverruleToday, scnOverruleTomorrow, scnOverruleMultiple, scnSettingsMain, scnSensorOffset, scnSettingsWeekSchedule, scnDaySchedule, scnWorkFromHomeTimes, scnWorkFromOfficeTimes, scnWeekendTimes, scnTemperatureSettings, </text:p>
          </table:table-cell>
          <table:table-cell table:formula="of:=&quot;  { &quot;&amp;[.J82]&amp;&quot;, { &quot;&amp;CHAR(34)&amp;[.K82]&amp;CHAR(34)&amp;&quot;, &quot;&amp;CHAR(34)&amp;&quot;/&quot;&amp;[.J82]&amp;CHAR(34)&amp;&quot; } },&quot;" office:value-type="string" office:string-value="  { cmdLowTempLower, { &quot;Low temp ..°C&quot;, &quot;/cmdLowTempLower&quot; } }," calcext:value-type="string">
            <text:p><text:s text:c="2"/>{ cmdLowTempLower, { "Low temp ..°C", "/cmdLowTempLower" } },</text:p>
          </table:table-cell>
          <table:table-cell table:formula="of:=[.U81]&amp;IF(ISTEXT([.J82]);&quot;, &quot;&amp;[.J8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, cmdLowTempLow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, cmdLowTempLow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cmdLowTempHigher</text:p>
          </table:table-cell>
          <table:table-cell table:style-name="ce58" office:value-type="string" calcext:value-type="string">
            <text:p>Low temp ..°C</text:p>
          </table:table-cell>
          <table:table-cell table:style-name="ce58"/>
          <table:table-cell table:style-name="ce80" table:formula="of:=&quot;result+= &quot;&amp;CHAR(34)&amp;&quot;[&quot;&amp;CHAR(34)&amp;&quot;+ btnInline(&quot;&amp;[.J83]&amp;&quot;) + &quot;&amp;CHAR(34)&amp;&quot;],&quot;&amp;CHAR(34)&amp;&quot;;&quot;" office:value-type="string" office:string-value="result+= &quot;[&quot;+ btnInline(cmdLowTempHigher) + &quot;],&quot;;" calcext:value-type="string">
            <text:p>result+= "["+ btnInline(cmdLowTempHigher) + "],";</text:p>
          </table:table-cell>
          <table:table-cell table:style-name="ce80" table:formula="of:=&quot;commands[&quot;&amp;[.J83]&amp;&quot;].label = temperature(data.overrideTemp-0.5);&quot;" office:value-type="string" office:string-value="commands[cmdLowTempHigher].label = temperature(data.overrideTemp-0.5);" calcext:value-type="string">
            <text:p>commands[cmdLowTempHigher].label = temperature(data.overrideTemp-0.5);</text:p>
          </table:table-cell>
          <table:table-cell table:formula="of:=&quot;void Data::&quot;&amp;LOWER(MID([.J83];3;1))&amp;MID([.J83];4;255)&amp;&quot;() {&quot;" office:value-type="string" office:string-value="void Data::dLowTempHigher() {" calcext:value-type="string">
            <text:p>void Data::dLowTempHigher() {</text:p>
          </table:table-cell>
          <table:table-cell table:formula="of:=IF(ISTEXT([.O83]);[.O83]&amp;&quot; };&quot;;&quot;&quot;)" office:value-type="string" office:string-value="void Data::dLowTempHigher() { };" calcext:value-type="string">
            <text:p>void Data::dLowTempHigher() { };</text:p>
          </table:table-cell>
          <table:table-cell table:formula="of:=IF(ISTEXT([.O83]);&quot;void &quot;&amp;LOWER(MID([.J83];3;1))&amp;MID([.J83];4;255)&amp;&quot;();&quot;;&quot;&quot;)" office:value-type="string" office:string-value="void dLowTempHigher();" calcext:value-type="string">
            <text:p>void dLowTempHigher();</text:p>
          </table:table-cell>
          <table:table-cell table:formula="of:=IF(ISTEXT([.O83]);SUBSTITUTE([.Q83];&quot;void &quot;;&quot;      data.&quot;);&quot;&quot;)" office:value-type="string" office:string-value="      data.dLowTempHigher();" calcext:value-type="string">
            <text:p><text:s text:c="6"/>data.dLowTempHigher();</text:p>
          </table:table-cell>
          <table:table-cell table:formula="of:=[.S82]&amp;IF(ISTEXT([.I83]);[.I83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scnTemperatureSettings, " calcext:value-type="string">
            <text:p>enum tgMenu { scnMain, scnOverruleToday, scnOverruleTomorrow, scnOverruleMultiple, scnSettingsMain, scnSensorOffset, scnSettingsWeekSchedule, scnDaySchedule, scnWorkFromHomeTimes, scnWorkFromOfficeTimes, scnWeekendTimes, scnTemperatureSettings, </text:p>
          </table:table-cell>
          <table:table-cell table:formula="of:=&quot;  { &quot;&amp;[.J83]&amp;&quot;, { &quot;&amp;CHAR(34)&amp;[.K83]&amp;CHAR(34)&amp;&quot;, &quot;&amp;CHAR(34)&amp;&quot;/&quot;&amp;[.J83]&amp;CHAR(34)&amp;&quot; } },&quot;" office:value-type="string" office:string-value="  { cmdLowTempHigher, { &quot;Low temp ..°C&quot;, &quot;/cmdLowTempHigher&quot; } }," calcext:value-type="string">
            <text:p><text:s text:c="2"/>{ cmdLowTempHigher, { "Low temp ..°C", "/cmdLowTempHigher" } },</text:p>
          </table:table-cell>
          <table:table-cell table:formula="of:=[.U82]&amp;IF(ISTEXT([.J83]);&quot;, &quot;&amp;[.J8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, cmdLowTempLower, cmdLowTempHigh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, cmdLowTempLower, cmdLowTempHigh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3" table:number-rows-repeated="104847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legram2" table:style-name="ta1">
        <office:forms form:automatic-focus="false" form:apply-design-mode="false"/>
        <table:table-column table:style-name="co76" table:default-cell-style-name="ce78"/>
        <table:table-column table:style-name="co69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8" table:default-cell-style-name="Default"/>
        <table:table-column table:style-name="co7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cnMa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mdSetpointLower</text:p>
          </table:table-cell>
          <table:table-cell office:value-type="string" calcext:value-type="string">
            <text:p>String(EMOTICON_DOWN_ARROW) + " Cooler"</text:p>
          </table:table-cell>
          <table:table-cell office:value-type="string" calcext:value-type="string">
            <text:p>/cmdSetpointLower</text:p>
          </table:table-cell>
          <table:table-cell/>
          <table:table-cell table:style-name="ce78" office:value-type="string" calcext:value-type="string">
            <text:p><text:s text:c="4"/>case scnMain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etpointAuto</text:p>
          </table:table-cell>
          <table:table-cell office:value-type="string" calcext:value-type="string">
            <text:p>String(EMOTICON_MAGIC_STICK) + " Auto"</text:p>
          </table:table-cell>
          <table:table-cell office:value-type="string" calcext:value-type="string">
            <text:p>/cmdSetpointAuto</text:p>
          </table:table-cell>
          <table:table-cell/>
          <table:table-cell office:value-type="string" calcext:value-type="string">
            <text:p><text:s text:c="6"/>result+= "[[" + btnInline(cmdSetpointLower) + ", " + btnInline(cmdSetpointHigher) <text:s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etpointHigher</text:p>
          </table:table-cell>
          <table:table-cell office:value-type="string" calcext:value-type="string">
            <text:p>String(EMOTICON_UP_ARROW) + " Warmer"</text:p>
          </table:table-cell>
          <table:table-cell office:value-type="string" calcext:value-type="string">
            <text:p>/cmdSetpointHigher</text:p>
          </table:table-cell>
          <table:table-cell/>
          <table:table-cell office:value-type="string" calcext:value-type="string">
            <text:p><text:s text:c="6"/>result+= <text:s/>"[" + btnInline(cmdGoAway) <text:s text:c="7"/>+ ", " + btnInline(cmdSetpointAuto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GoAway</text:p>
          </table:table-cell>
          <table:table-cell office:value-type="string" calcext:value-type="string">
            <text:p>String(EMOTICON_FOOTSTEPS) + " Go out"</text:p>
          </table:table-cell>
          <table:table-cell office:value-type="string" calcext:value-type="string">
            <text:p>/cmdGoAway</text:p>
          </table:table-cell>
          <table:table-cell/>
          <table:table-cell office:value-type="string" calcext:value-type="string">
            <text:p><text:s text:c="6"/>result+= <text:s/>"[" + btnInline(cmdMenuOverruleToday) <text:s text:c="35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OverruleToday</text:p>
          </table:table-cell>
          <table:table-cell office:value-type="string" calcext:value-type="string">
            <text:p>"Overrule today"</text:p>
          </table:table-cell>
          <table:table-cell office:value-type="string" calcext:value-type="string">
            <text:p>/cmdMenuOverruleToday</text:p>
          </table:table-cell>
          <table:table-cell/>
          <table:table-cell office:value-type="string" calcext:value-type="string">
            <text:p><text:s text:c="6"/>result+= <text:s/>"[" + btnInline(cmdMenuOverruleTomorrow) <text:s text:c="32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OverruleTomorrow</text:p>
          </table:table-cell>
          <table:table-cell office:value-type="string" calcext:value-type="string">
            <text:p>"Overrule tomorrow"</text:p>
          </table:table-cell>
          <table:table-cell office:value-type="string" calcext:value-type="string">
            <text:p>/cmdMenuOverruleTomorrow</text:p>
          </table:table-cell>
          <table:table-cell/>
          <table:table-cell office:value-type="string" calcext:value-type="string">
            <text:p><text:s text:c="6"/>result+= <text:s/>"[" + btnInline(cmdMenuOverruleMultipleDays) <text:s text:c="28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OverruleMultipleDays</text:p>
          </table:table-cell>
          <table:table-cell office:value-type="string" calcext:value-type="string">
            <text:p>"Overrule multiple days"</text:p>
          </table:table-cell>
          <table:table-cell office:value-type="string" calcext:value-type="string">
            <text:p>/cmdMenuOverruleMultipleDays</text:p>
          </table:table-cell>
          <table:table-cell/>
          <table:table-cell office:value-type="string" calcext:value-type="string">
            <text:p><text:s text:c="6"/>result+= <text:s/>"[" + btnInline(cmdMenuSettings) <text:s/>+ ", " + btnInline(cmdUpdateStatus) <text:s text:c="3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Settings</text:p>
          </table:table-cell>
          <table:table-cell office:value-type="string" calcext:value-type="string">
            <text:p>String(EMOTICON_GEAR) + " Settings"</text:p>
          </table:table-cell>
          <table:table-cell office:value-type="string" calcext:value-type="string">
            <text:p>/cmdMenuSettings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UpdateStatus</text:p>
          </table:table-cell>
          <table:table-cell office:value-type="string" calcext:value-type="string">
            <text:p>String(EMOTICON_STHETOSCOPE) + " Status"</text:p>
          </table:table-cell>
          <table:table-cell office:value-type="string" calcext:value-type="string">
            <text:p>/cmdUpdate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nOverruleToday</text:p>
          </table:table-cell>
          <table:table-cell table:number-columns-repeated="4"/>
          <table:table-cell table:style-name="ce78" office:value-type="string" calcext:value-type="string">
            <text:p><text:s text:c="4"/>case scnOverruleToday:</text:p>
          </table:table-cell>
          <table:table-cell office:value-type="string" calcext:value-type="string">
            <text:p>cmdMenuOverruleToday</text:p>
          </table:table-cell>
        </table:table-row>
        <table:table-row table:style-name="ro1">
          <table:table-cell/>
          <table:table-cell office:value-type="string" calcext:value-type="string">
            <text:p>cmdOverruleTodayWorkFromHome</text:p>
          </table:table-cell>
          <table:table-cell office:value-type="string" calcext:value-type="string">
            <text:p>String(EMOTICON_HOUSE) + " Work from home"</text:p>
          </table:table-cell>
          <table:table-cell office:value-type="string" calcext:value-type="string">
            <text:p>/cmdOverruleTodayWorkFromHome</text:p>
          </table:table-cell>
          <table:table-cell/>
          <table:table-cell office:value-type="string" calcext:value-type="string">
            <text:p><text:s text:c="6"/>result = "[["+ btnInline(cmdOverruleTodayWorkFromHom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dayWorkAtOffice</text:p>
          </table:table-cell>
          <table:table-cell office:value-type="string" calcext:value-type="string">
            <text:p>String(EMOTICON_OFFICE) + " Work from office"</text:p>
          </table:table-cell>
          <table:table-cell office:value-type="string" calcext:value-type="string">
            <text:p>/cmdOverruleTodayWorkAtOffice</text:p>
          </table:table-cell>
          <table:table-cell/>
          <table:table-cell office:value-type="string" calcext:value-type="string">
            <text:p><text:s text:c="6"/>result+= <text:s/>"["+ btnInline(cmdOverruleTodayWorkAtOffic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dayWeekend</text:p>
          </table:table-cell>
          <table:table-cell office:value-type="string" calcext:value-type="string">
            <text:p>String(EMOTICON_CALENDAR) + " Weekend"</text:p>
          </table:table-cell>
          <table:table-cell office:value-type="string" calcext:value-type="string">
            <text:p>/cmdOverruleTodayWeekend</text:p>
          </table:table-cell>
          <table:table-cell/>
          <table:table-cell office:value-type="string" calcext:value-type="string">
            <text:p><text:s text:c="6"/>result+= <text:s/>"["+ btnInline(cmdOverruleTodayWeekend) <text:s text:c="5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dayAway</text:p>
          </table:table-cell>
          <table:table-cell office:value-type="string" calcext:value-type="string">
            <text:p>String(EMOTICON_ISLAND) + " All day away"</text:p>
          </table:table-cell>
          <table:table-cell office:value-type="string" calcext:value-type="string">
            <text:p>/cmdOverruleTodayAway</text:p>
          </table:table-cell>
          <table:table-cell/>
          <table:table-cell office:value-type="string" calcext:value-type="string">
            <text:p><text:s text:c="6"/>result+= <text:s/>"["+ btnInline(cmdOverruleTodayAway) <text:s text:c="8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dayAutomatic</text:p>
          </table:table-cell>
          <table:table-cell office:value-type="string" calcext:value-type="string">
            <text:p>String(EMOTICON_MAGIC_STICK) + " Automatic"</text:p>
          </table:table-cell>
          <table:table-cell office:value-type="string" calcext:value-type="string">
            <text:p>/cmdOverruleTodayAutomatic</text:p>
          </table:table-cell>
          <table:table-cell/>
          <table:table-cell office:value-type="string" calcext:value-type="string">
            <text:p><text:s text:c="6"/>result+= <text:s/>"["+ btnInline(cmdOverruleTodayAutomatic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Main</text:p>
          </table:table-cell>
          <table:table-cell office:value-type="string" calcext:value-type="string">
            <text:p>"Back to main menu"</text:p>
          </table:table-cell>
          <table:table-cell office:value-type="string" calcext:value-type="string">
            <text:p>/cmdMenuMain</text:p>
          </table:table-cell>
          <table:table-cell/>
          <table:table-cell office:value-type="string" calcext:value-type="string">
            <text:p><text:s text:c="6"/>result+= <text:s/>"["+ btnInline(cmdMenuMain) <text:s text:c="17"/>+ "]]";</text:p>
          </table:table-cell>
          <table:table-cell/>
        </table:table-row>
        <table:table-row table:style-name="ro1">
          <table:table-cell office:value-type="string" calcext:value-type="string">
            <text:p>scnOverruleTomorrow</text:p>
          </table:table-cell>
          <table:table-cell table:number-columns-repeated="4"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WorkFromHome</text:p>
          </table:table-cell>
          <table:table-cell office:value-type="string" calcext:value-type="string">
            <text:p>"Work from home"</text:p>
          </table:table-cell>
          <table:table-cell office:value-type="string" calcext:value-type="string">
            <text:p>/cmdOverruleTomorrowWorkFromHome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WorkAtOffice</text:p>
          </table:table-cell>
          <table:table-cell office:value-type="string" calcext:value-type="string">
            <text:p>"Work from office"</text:p>
          </table:table-cell>
          <table:table-cell office:value-type="string" calcext:value-type="string">
            <text:p>/cmdOverruleTomorrowWorkAtOffice</text:p>
          </table:table-cell>
          <table:table-cell/>
          <table:table-cell table:style-name="ce78" office:value-type="string" calcext:value-type="string">
            <text:p><text:s text:c="4"/>case scnOverruleTomorrow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Weekend</text:p>
          </table:table-cell>
          <table:table-cell office:value-type="string" calcext:value-type="string">
            <text:p>"Weekend"</text:p>
          </table:table-cell>
          <table:table-cell office:value-type="string" calcext:value-type="string">
            <text:p>/cmdOverruleTomorrowWeekend</text:p>
          </table:table-cell>
          <table:table-cell/>
          <table:table-cell office:value-type="string" calcext:value-type="string">
            <text:p><text:s text:c="6"/>result = "[["+ btnInline(cmdOverruleTomorrowWorkFromHom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Away</text:p>
          </table:table-cell>
          <table:table-cell office:value-type="string" calcext:value-type="string">
            <text:p>"All day away"</text:p>
          </table:table-cell>
          <table:table-cell office:value-type="string" calcext:value-type="string">
            <text:p>/cmdOverruleTomorrowAway</text:p>
          </table:table-cell>
          <table:table-cell/>
          <table:table-cell office:value-type="string" calcext:value-type="string">
            <text:p><text:s text:c="6"/>result+= <text:s/>"["+ btnInline(cmdOverruleTomorrowWorkAtOffic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Automatic</text:p>
          </table:table-cell>
          <table:table-cell office:value-type="string" calcext:value-type="string">
            <text:p>"Automatic"</text:p>
          </table:table-cell>
          <table:table-cell office:value-type="string" calcext:value-type="string">
            <text:p>/cmdOverruleTomorrowAutomatic</text:p>
          </table:table-cell>
          <table:table-cell/>
          <table:table-cell office:value-type="string" calcext:value-type="string">
            <text:p><text:s text:c="6"/>result+= <text:s/>"["+ btnInline(cmdOverruleTomorrowWeekend) <text:s text:c="5"/>+ "],";</text:p>
          </table:table-cell>
          <table:table-cell/>
        </table:table-row>
        <table:table-row table:style-name="ro1">
          <table:table-cell office:value-type="string" calcext:value-type="string">
            <text:p>scnOverruleMultiple</text:p>
          </table:table-cell>
          <table:table-cell table:number-columns-repeated="4"/>
          <table:table-cell office:value-type="string" calcext:value-type="string">
            <text:p><text:s text:c="6"/>result+= <text:s/>"["+ btnInline(cmdOverruleTomorrowAway) <text:s text:c="8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WorkFromHome</text:p>
          </table:table-cell>
          <table:table-cell office:value-type="string" calcext:value-type="string">
            <text:p>"Work from home"</text:p>
          </table:table-cell>
          <table:table-cell office:value-type="string" calcext:value-type="string">
            <text:p>/cmdOverruleMultipleWorkFromHome</text:p>
          </table:table-cell>
          <table:table-cell/>
          <table:table-cell office:value-type="string" calcext:value-type="string">
            <text:p><text:s text:c="6"/>result+= <text:s/>"["+ btnInline(cmdOverruleTomorrowAutomatic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WorkAtOffice</text:p>
          </table:table-cell>
          <table:table-cell office:value-type="string" calcext:value-type="string">
            <text:p>"Work from office"</text:p>
          </table:table-cell>
          <table:table-cell office:value-type="string" calcext:value-type="string">
            <text:p>/cmdOverruleMultipleWorkAtOffice</text:p>
          </table:table-cell>
          <table:table-cell/>
          <table:table-cell office:value-type="string" calcext:value-type="string">
            <text:p><text:s text:c="6"/>result+= <text:s/>"["+ btnInline(cmdMenuMain) <text:s text:c="20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Weekend</text:p>
          </table:table-cell>
          <table:table-cell office:value-type="string" calcext:value-type="string">
            <text:p>"Weekend"</text:p>
          </table:table-cell>
          <table:table-cell office:value-type="string" calcext:value-type="string">
            <text:p>/cmdOverruleMultipleWeekend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Away</text:p>
          </table:table-cell>
          <table:table-cell office:value-type="string" calcext:value-type="string">
            <text:p>"All day away"</text:p>
          </table:table-cell>
          <table:table-cell office:value-type="string" calcext:value-type="string">
            <text:p>/cmdOverruleMultipleAway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Automatic</text:p>
          </table:table-cell>
          <table:table-cell office:value-type="string" calcext:value-type="string">
            <text:p>"Automatic"</text:p>
          </table:table-cell>
          <table:table-cell office:value-type="string" calcext:value-type="string">
            <text:p>/cmdOverruleMultipleAutomatic</text:p>
          </table:table-cell>
          <table:table-cell/>
          <table:table-cell table:style-name="ce78" office:value-type="string" calcext:value-type="string">
            <text:p><text:s text:c="4"/>case scnOverruleMultipl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FewerDays</text:p>
          </table:table-cell>
          <table:table-cell office:value-type="string" calcext:value-type="string">
            <text:p>"..days"</text:p>
          </table:table-cell>
          <table:table-cell office:value-type="string" calcext:value-type="string">
            <text:p>/cmdOverruleMultipleFewerDays</text:p>
          </table:table-cell>
          <table:table-cell/>
          <table:table-cell office:value-type="string" calcext:value-type="string">
            <text:p><text:s text:c="6"/>result= "[["+ btnInline(cmdOverruleMultipleWorkFromHom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MoreDays</text:p>
          </table:table-cell>
          <table:table-cell office:value-type="string" calcext:value-type="string">
            <text:p>"..days"</text:p>
          </table:table-cell>
          <table:table-cell office:value-type="string" calcext:value-type="string">
            <text:p>/cmdOverruleMultipleMoreDays</text:p>
          </table:table-cell>
          <table:table-cell/>
          <table:table-cell office:value-type="string" calcext:value-type="string">
            <text:p><text:s text:c="6"/>result+= "["+ btnInline(cmdOverruleMultipleWorkAtOffice) + "],";</text:p>
          </table:table-cell>
          <table:table-cell/>
        </table:table-row>
        <table:table-row table:style-name="ro1">
          <table:table-cell office:value-type="string" calcext:value-type="string">
            <text:p>scnWeekSchedule</text:p>
          </table:table-cell>
          <table:table-cell table:number-columns-repeated="4"/>
          <table:table-cell office:value-type="string" calcext:value-type="string">
            <text:p><text:s text:c="6"/>result+= "["+ btnInline(cmdOverruleMultipleWeekend) <text:s text:c="5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WeekSchedule</text:p>
          </table:table-cell>
          <table:table-cell office:value-type="string" calcext:value-type="string">
            <text:p>"Weekly schedule"</text:p>
          </table:table-cell>
          <table:table-cell office:value-type="string" calcext:value-type="string">
            <text:p>/cmdMenuWeekSchedule</text:p>
          </table:table-cell>
          <table:table-cell/>
          <table:table-cell office:value-type="string" calcext:value-type="string">
            <text:p><text:s text:c="6"/>result+= "["+ btnInline(cmdOverruleMultipleAway) <text:s text:c="8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HomeTimes</text:p>
          </table:table-cell>
          <table:table-cell office:value-type="string" calcext:value-type="string">
            <text:p>"Home times"</text:p>
          </table:table-cell>
          <table:table-cell office:value-type="string" calcext:value-type="string">
            <text:p>/cmdMenuHomeTimes</text:p>
          </table:table-cell>
          <table:table-cell/>
          <table:table-cell office:value-type="string" calcext:value-type="string">
            <text:p><text:s text:c="6"/>result+= "["+ btnInline(cmdOverruleMultipleFewerDays) <text:s text:c="3"/>+ ", " + btnInline(cmdOverruleMultipleAutomatic) + ", " +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OfficeTimes</text:p>
          </table:table-cell>
          <table:table-cell office:value-type="string" calcext:value-type="string">
            <text:p>"Office times"</text:p>
          </table:table-cell>
          <table:table-cell office:value-type="string" calcext:value-type="string">
            <text:p>/cmdMenuOfficeTimes</text:p>
          </table:table-cell>
          <table:table-cell/>
          <table:table-cell office:value-type="string" calcext:value-type="string">
            <text:p><text:s text:c="19"/>btnInline(cmdOverruleMultipleMoreDays) <text:s text:c="5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WeekendTimes</text:p>
          </table:table-cell>
          <table:table-cell office:value-type="string" calcext:value-type="string">
            <text:p>"Weekend times"</text:p>
          </table:table-cell>
          <table:table-cell office:value-type="string" calcext:value-type="string">
            <text:p>/cmdMenuWeekendTimes</text:p>
          </table:table-cell>
          <table:table-cell/>
          <table:table-cell office:value-type="string" calcext:value-type="string">
            <text:p><text:s text:c="6"/>result+= "["+ btnInline(cmdMenuMain) 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Temperature</text:p>
          </table:table-cell>
          <table:table-cell office:value-type="string" calcext:value-type="string">
            <text:p>"Temperatures"</text:p>
          </table:table-cell>
          <table:table-cell office:value-type="string" calcext:value-type="string">
            <text:p>/cmdMenuTemperature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SensorOffset</text:p>
          </table:table-cell>
          <table:table-cell office:value-type="string" calcext:value-type="string">
            <text:p>"Sensor offset"</text:p>
          </table:table-cell>
          <table:table-cell office:value-type="string" calcext:value-type="string">
            <text:p>/cmdMenuSensorOffset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ReportBoiler</text:p>
          </table:table-cell>
          <table:table-cell office:value-type="string" calcext:value-type="string">
            <text:p>"Boiler report"</text:p>
          </table:table-cell>
          <table:table-cell office:value-type="string" calcext:value-type="string">
            <text:p>/cmdReportBoiler</text:p>
          </table:table-cell>
          <table:table-cell/>
          <table:table-cell table:style-name="ce78" office:value-type="string" calcext:value-type="string">
            <text:p><text:s text:c="4"/>case scnSettingsMain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ReportTiming</text:p>
          </table:table-cell>
          <table:table-cell office:value-type="string" calcext:value-type="string">
            <text:p>"Timing report"</text:p>
          </table:table-cell>
          <table:table-cell office:value-type="string" calcext:value-type="string">
            <text:p>/cmdReportTiming</text:p>
          </table:table-cell>
          <table:table-cell/>
          <table:table-cell office:value-type="string" calcext:value-type="string">
            <text:p><text:s text:c="6"/>result= "[["+ btnInline(cmdMenuWeekSchedule) + "," + btnInline(cmdMenuHomeTimes) <text:s text:c="3"/>+ "],";</text:p>
          </table:table-cell>
          <table:table-cell/>
        </table:table-row>
        <table:table-row table:style-name="ro1">
          <table:table-cell office:value-type="string" calcext:value-type="string">
            <text:p>scnSettingsWeekSchedule</text:p>
          </table:table-cell>
          <table:table-cell table:number-columns-repeated="4"/>
          <table:table-cell office:value-type="string" calcext:value-type="string">
            <text:p><text:s text:c="6"/>result+= "["+ btnInline(cmdMenuOfficeTimes) <text:s/>+ "," + btnInline(cmdMenuWeekendTimes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onday</text:p>
          </table:table-cell>
          <table:table-cell office:value-type="string" calcext:value-type="string">
            <text:p>"Monday"</text:p>
          </table:table-cell>
          <table:table-cell office:value-type="string" calcext:value-type="string">
            <text:p>/cmdMonday</text:p>
          </table:table-cell>
          <table:table-cell/>
          <table:table-cell office:value-type="string" calcext:value-type="string">
            <text:p><text:s text:c="6"/>result+= "["+ btnInline(cmdMenuTemperature) <text:s/>+ "," + btnInline(cmdMenuSensorOffset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Tuesday</text:p>
          </table:table-cell>
          <table:table-cell office:value-type="string" calcext:value-type="string">
            <text:p>"Tuesday"</text:p>
          </table:table-cell>
          <table:table-cell office:value-type="string" calcext:value-type="string">
            <text:p>/cmdTuesday</text:p>
          </table:table-cell>
          <table:table-cell/>
          <table:table-cell office:value-type="string" calcext:value-type="string">
            <text:p><text:s text:c="6"/>result+= "["+ btnInline(cmdReportBoiler) <text:s text:c="4"/>+ "," + btnInline(cmdReportTiming) <text:s text:c="4"/>+ "],";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dnesday</text:p>
          </table:table-cell>
          <table:table-cell office:value-type="string" calcext:value-type="string">
            <text:p>"Wednesday"</text:p>
          </table:table-cell>
          <table:table-cell office:value-type="string" calcext:value-type="string">
            <text:p>/cmdWednesday</text:p>
          </table:table-cell>
          <table:table-cell/>
          <table:table-cell office:value-type="string" calcext:value-type="string">
            <text:p><text:s text:c="6"/>result+= "["+ btnInline(cmdMenuMain) <text:s text:c="47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Thursday</text:p>
          </table:table-cell>
          <table:table-cell office:value-type="string" calcext:value-type="string">
            <text:p>"Thursday"</text:p>
          </table:table-cell>
          <table:table-cell office:value-type="string" calcext:value-type="string">
            <text:p>/cmdThursday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Friday</text:p>
          </table:table-cell>
          <table:table-cell office:value-type="string" calcext:value-type="string">
            <text:p>"Friday"</text:p>
          </table:table-cell>
          <table:table-cell office:value-type="string" calcext:value-type="string">
            <text:p>/cmdFriday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aturday</text:p>
          </table:table-cell>
          <table:table-cell office:value-type="string" calcext:value-type="string">
            <text:p>"Saturday"</text:p>
          </table:table-cell>
          <table:table-cell office:value-type="string" calcext:value-type="string">
            <text:p>/cmdSaturday</text:p>
          </table:table-cell>
          <table:table-cell/>
          <table:table-cell table:style-name="ce78" office:value-type="string" calcext:value-type="string">
            <text:p><text:s text:c="4"/>case scnSettingsWeekSchedul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unday</text:p>
          </table:table-cell>
          <table:table-cell office:value-type="string" calcext:value-type="string">
            <text:p>"Sunday"</text:p>
          </table:table-cell>
          <table:table-cell office:value-type="string" calcext:value-type="string">
            <text:p>/cmdSunday</text:p>
          </table:table-cell>
          <table:table-cell/>
          <table:table-cell office:value-type="string" calcext:value-type="string">
            <text:p><text:s text:c="6"/>result= "[["+ btnInline(cmdMonday) <text:s text:c="3"/>+ "," + btnInline(cmdTuesday) <text:s/>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"["+ btnInline(cmdWednesday) + "," + btnInline(cmdThursday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orkFromHome</text:p>
          </table:table-cell>
          <table:table-cell office:value-type="string" calcext:value-type="string">
            <text:p>"Work from home"</text:p>
          </table:table-cell>
          <table:table-cell office:value-type="string" calcext:value-type="string">
            <text:p>/cmdWorkFromHome</text:p>
          </table:table-cell>
          <table:table-cell/>
          <table:table-cell office:value-type="string" calcext:value-type="string">
            <text:p><text:s text:c="6"/>result+= "["+ btnInline(cmdFriday) <text:s text:c="3"/>+ "," + btnInline(cmdSaturday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orkAtOffice</text:p>
          </table:table-cell>
          <table:table-cell office:value-type="string" calcext:value-type="string">
            <text:p>"Work from office"</text:p>
          </table:table-cell>
          <table:table-cell office:value-type="string" calcext:value-type="string">
            <text:p>/cmdWorkAtOffice</text:p>
          </table:table-cell>
          <table:table-cell/>
          <table:table-cell office:value-type="string" calcext:value-type="string">
            <text:p><text:s text:c="6"/>result+= "["+ btnInline(cmdSunday) <text:s text:c="34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</text:p>
          </table:table-cell>
          <table:table-cell office:value-type="string" calcext:value-type="string">
            <text:p>"Weekend day"</text:p>
          </table:table-cell>
          <table:table-cell office:value-type="string" calcext:value-type="string">
            <text:p>/cmdWeekend</text:p>
          </table:table-cell>
          <table:table-cell/>
          <table:table-cell office:value-type="string" calcext:value-type="string">
            <text:p><text:s text:c="6"/>result+= "["+ btnInline(cmdMenuSettings) <text:s text:c="28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AllDayAway</text:p>
          </table:table-cell>
          <table:table-cell office:value-type="string" calcext:value-type="string">
            <text:p>"All day away"</text:p>
          </table:table-cell>
          <table:table-cell office:value-type="string" calcext:value-type="string">
            <text:p>/cmdAllDayAway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omeWakeUpEarlier</text:p>
          </table:table-cell>
          <table:table-cell office:value-type="string" calcext:value-type="string">
            <text:p>"A: Wake up -"</text:p>
          </table:table-cell>
          <table:table-cell office:value-type="string" calcext:value-type="string">
            <text:p>/cmdHomeWakeUpEarlier</text:p>
          </table:table-cell>
          <table:table-cell/>
          <table:table-cell table:style-name="ce78" office:value-type="string" calcext:value-type="string">
            <text:p><text:s text:c="4"/>case scnSettingsDaySchedul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omeWakeUpLater</text:p>
          </table:table-cell>
          <table:table-cell office:value-type="string" calcext:value-type="string">
            <text:p>"A: Wake up +"</text:p>
          </table:table-cell>
          <table:table-cell office:value-type="string" calcext:value-type="string">
            <text:p>/cmdHomeWakeUpLater</text:p>
          </table:table-cell>
          <table:table-cell/>
          <table:table-cell office:value-type="string" calcext:value-type="string">
            <text:p><text:s text:c="6"/>result= "[["+ btnInline(cmdWorkFromHom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omeGoToSleepEarlier</text:p>
          </table:table-cell>
          <table:table-cell office:value-type="string" calcext:value-type="string">
            <text:p>"B: Sleep -"</text:p>
          </table:table-cell>
          <table:table-cell office:value-type="string" calcext:value-type="string">
            <text:p>/cmdHomeGoToSleepEarlier</text:p>
          </table:table-cell>
          <table:table-cell/>
          <table:table-cell office:value-type="string" calcext:value-type="string">
            <text:p><text:s text:c="6"/>result+= "["+ btnInline(cmdWorkAtOffic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omeGoToSleepLater</text:p>
          </table:table-cell>
          <table:table-cell office:value-type="string" calcext:value-type="string">
            <text:p>"B: Sleep +"</text:p>
          </table:table-cell>
          <table:table-cell office:value-type="string" calcext:value-type="string">
            <text:p>/cmdHomeGoToSleepLater</text:p>
          </table:table-cell>
          <table:table-cell/>
          <table:table-cell office:value-type="string" calcext:value-type="string">
            <text:p><text:s text:c="6"/>result+= "["+ btnInline(cmdWeekend) <text:s text:c="5"/>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"["+ btnInline(cmdAllDayAway) <text:s text:c="2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WakeUpEarlier</text:p>
          </table:table-cell>
          <table:table-cell office:value-type="string" calcext:value-type="string">
            <text:p>"A: Wake up -"</text:p>
          </table:table-cell>
          <table:table-cell office:value-type="string" calcext:value-type="string">
            <text:p>/cmdOfficeWakeUpEarlier</text:p>
          </table:table-cell>
          <table:table-cell/>
          <table:table-cell office:value-type="string" calcext:value-type="string">
            <text:p><text:s text:c="6"/>result+= "["+ btnInline(cmdMenuSettings) 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WakeUpLater</text:p>
          </table:table-cell>
          <table:table-cell office:value-type="string" calcext:value-type="string">
            <text:p>"A: Wake up +"</text:p>
          </table:table-cell>
          <table:table-cell office:value-type="string" calcext:value-type="string">
            <text:p>/cmdOfficeWakeUpLater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LeaveEarlier</text:p>
          </table:table-cell>
          <table:table-cell office:value-type="string" calcext:value-type="string">
            <text:p>"B: Go out -"</text:p>
          </table:table-cell>
          <table:table-cell office:value-type="string" calcext:value-type="string">
            <text:p>/cmdOfficeLeaveEarlier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LeaveLater</text:p>
          </table:table-cell>
          <table:table-cell office:value-type="string" calcext:value-type="string">
            <text:p>"B: Go out +"</text:p>
          </table:table-cell>
          <table:table-cell office:value-type="string" calcext:value-type="string">
            <text:p>/cmdOfficeLeaveLater</text:p>
          </table:table-cell>
          <table:table-cell/>
          <table:table-cell table:style-name="ce78" office:value-type="string" calcext:value-type="string">
            <text:p><text:s text:c="4"/>case scnSettingsHome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ComeHomeEarlier</text:p>
          </table:table-cell>
          <table:table-cell office:value-type="string" calcext:value-type="string">
            <text:p>"C: Come in -"</text:p>
          </table:table-cell>
          <table:table-cell office:value-type="string" calcext:value-type="string">
            <text:p>/cmdOfficeComeHomeEarlier</text:p>
          </table:table-cell>
          <table:table-cell/>
          <table:table-cell office:value-type="string" calcext:value-type="string">
            <text:p><text:s text:c="6"/>result= "[["+ btnInline(cmdHomeWakeUpEarlier) <text:s text:c="4"/>+ "," + btnInline(cmdHomeWakeUpLater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ComeHomeLater</text:p>
          </table:table-cell>
          <table:table-cell office:value-type="string" calcext:value-type="string">
            <text:p>"C: Come in +"</text:p>
          </table:table-cell>
          <table:table-cell office:value-type="string" calcext:value-type="string">
            <text:p>/cmdOfficeComeHomeLater</text:p>
          </table:table-cell>
          <table:table-cell/>
          <table:table-cell office:value-type="string" calcext:value-type="string">
            <text:p><text:s text:c="6"/>result+= "["+ btnInline(cmdHomeGoToSleepEarlier) <text:s/>+ "," + btnInline(cmdHomeGoToSleepLater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GoToSleepEarlier</text:p>
          </table:table-cell>
          <table:table-cell office:value-type="string" calcext:value-type="string">
            <text:p>"D: Sleep -"</text:p>
          </table:table-cell>
          <table:table-cell office:value-type="string" calcext:value-type="string">
            <text:p>/cmdOfficeGoToSleepEarlier</text:p>
          </table:table-cell>
          <table:table-cell/>
          <table:table-cell office:value-type="string" calcext:value-type="string">
            <text:p><text:s text:c="6"/>result+= "["+ btnInline(cmdMenuSettings) <text:s text:c="50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GoToSleepLater</text:p>
          </table:table-cell>
          <table:table-cell office:value-type="string" calcext:value-type="string">
            <text:p>"D: Sleep +"</text:p>
          </table:table-cell>
          <table:table-cell office:value-type="string" calcext:value-type="string">
            <text:p>/cmdOfficeGoToSleepLater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WakeUpEarlier</text:p>
          </table:table-cell>
          <table:table-cell office:value-type="string" calcext:value-type="string">
            <text:p>"A: Wake up -"</text:p>
          </table:table-cell>
          <table:table-cell office:value-type="string" calcext:value-type="string">
            <text:p>/cmdWeekendWakeUpEarlier</text:p>
          </table:table-cell>
          <table:table-cell/>
          <table:table-cell table:style-name="ce78" office:value-type="string" calcext:value-type="string">
            <text:p><text:s text:c="4"/>case scnSettingsOffice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WakeUpLater</text:p>
          </table:table-cell>
          <table:table-cell office:value-type="string" calcext:value-type="string">
            <text:p>"A: Wake up +"</text:p>
          </table:table-cell>
          <table:table-cell office:value-type="string" calcext:value-type="string">
            <text:p>/cmdWeekendWakeUpLater</text:p>
          </table:table-cell>
          <table:table-cell/>
          <table:table-cell office:value-type="string" calcext:value-type="string">
            <text:p><text:s text:c="6"/>result= "[["+ btnInline(cmdOfficeWakeUpEarlier) <text:s text:c="4"/>+ "," + btnInline(cmdOfficeWakeUpLater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GoToSleepEarlier</text:p>
          </table:table-cell>
          <table:table-cell office:value-type="string" calcext:value-type="string">
            <text:p>"B: Sleep -"</text:p>
          </table:table-cell>
          <table:table-cell office:value-type="string" calcext:value-type="string">
            <text:p>/cmdWeekendGoToSleepEarlier</text:p>
          </table:table-cell>
          <table:table-cell/>
          <table:table-cell office:value-type="string" calcext:value-type="string">
            <text:p><text:s text:c="6"/>result+= "["+ btnInline(cmdOfficeLeaveEarlier) <text:s text:c="5"/>+ "," + btnInline(cmdOfficeLeaveLater) <text:s text:c="4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GoToSleepLater</text:p>
          </table:table-cell>
          <table:table-cell office:value-type="string" calcext:value-type="string">
            <text:p>"B: Sleep +"</text:p>
          </table:table-cell>
          <table:table-cell office:value-type="string" calcext:value-type="string">
            <text:p>/cmdWeekendGoToSleepLater</text:p>
          </table:table-cell>
          <table:table-cell/>
          <table:table-cell office:value-type="string" calcext:value-type="string">
            <text:p><text:s text:c="6"/>result+= "["+ btnInline(cmdOfficeComeHomeEarlier) <text:s text:c="2"/>+ "," + btnInline(cmdOfficeComeHomeLater) <text:s/>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"["+ btnInline(cmdOfficeGoToSleepEarlier) <text:s/>+ "," + btnInline(cmdOfficeGoToSleepLater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ighTemperatureDown</text:p>
          </table:table-cell>
          <table:table-cell office:value-type="string" calcext:value-type="string">
            <text:p>"High temp ..°C"</text:p>
          </table:table-cell>
          <table:table-cell office:value-type="string" calcext:value-type="string">
            <text:p>/cmdHighTemperatureDown</text:p>
          </table:table-cell>
          <table:table-cell/>
          <table:table-cell office:value-type="string" calcext:value-type="string">
            <text:p><text:s text:c="6"/>result+= "["+ btnInline(cmdMenuSettings) <text:s text:c="54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ighTemperatureUp</text:p>
          </table:table-cell>
          <table:table-cell office:value-type="string" calcext:value-type="string">
            <text:p>"High temp ..°C"</text:p>
          </table:table-cell>
          <table:table-cell office:value-type="string" calcext:value-type="string">
            <text:p>/cmdHighTemperatureUp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LowTemperatureDown</text:p>
          </table:table-cell>
          <table:table-cell office:value-type="string" calcext:value-type="string">
            <text:p>"Low temp ..°C"</text:p>
          </table:table-cell>
          <table:table-cell office:value-type="string" calcext:value-type="string">
            <text:p>/cmdLowTemperatureDown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LowTemperatureUp</text:p>
          </table:table-cell>
          <table:table-cell office:value-type="string" calcext:value-type="string">
            <text:p>"Low temp ..°C"</text:p>
          </table:table-cell>
          <table:table-cell office:value-type="string" calcext:value-type="string">
            <text:p>/cmdLowTemperatureUp</text:p>
          </table:table-cell>
          <table:table-cell/>
          <table:table-cell table:style-name="ce78" office:value-type="string" calcext:value-type="string">
            <text:p><text:s text:c="4"/>case scnSettingsWeekendTime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= "[["+ btnInline(cmdWeekendWakeUpEarlier) <text:s text:c="4"/>+ "," + btnInline(cmdWeekendWakeUpLater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ensorOffsetDown</text:p>
          </table:table-cell>
          <table:table-cell office:value-type="string" calcext:value-type="string">
            <text:p>String(EMOTICON_DOWN_ARROW) + " decrease offset"</text:p>
          </table:table-cell>
          <table:table-cell office:value-type="string" calcext:value-type="string">
            <text:p>/cmdSensorOffsetDown</text:p>
          </table:table-cell>
          <table:table-cell/>
          <table:table-cell office:value-type="string" calcext:value-type="string">
            <text:p><text:s text:c="6"/>result+= "["+ btnInline(cmdWeekendGoToSleepEarlier) <text:s/>+ "," + btnInline(cmdWeekendGoToSleepLater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ensorOffsetUp</text:p>
          </table:table-cell>
          <table:table-cell office:value-type="string" calcext:value-type="string">
            <text:p>String(EMOTICON_UP_ARROW) + " increase offset"</text:p>
          </table:table-cell>
          <table:table-cell office:value-type="string" calcext:value-type="string">
            <text:p>/cmdSensorOffsetUp</text:p>
          </table:table-cell>
          <table:table-cell/>
          <table:table-cell office:value-type="string" calcext:value-type="string">
            <text:p><text:s text:c="6"/>result+= "["+ btnInline(cmdMenuSettings) <text:s text:c="56"/>+ "]]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 table:number-columns-repeated="5"/>
          <table:table-cell table:style-name="ce78" office:value-type="string" calcext:value-type="string">
            <text:p><text:s text:c="4"/>case scnSettingsTemperature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= <text:s/>"[["+ btnInline(cmdHighTemperatureDown) + "," + btnInline(cmdHighTemperatureUp) 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<text:s/>"["+ btnInline(cmdLowTemperatureDown) <text:s/>+ "," + btnInline(cmdLowTemperatureUp) <text:s/>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<text:s/>"["+ btnInline(cmdMenuSettings) <text:s text:c="47"/>+ "]]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 table:number-columns-repeated="5"/>
          <table:table-cell table:style-name="ce78" office:value-type="string" calcext:value-type="string">
            <text:p><text:s text:c="4"/>case scnSettingsSensorOffset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= <text:s/>"[["+ btnInline(cmdSensorOffsetDown) + "," + btnInline(cmdSensorOffsetUp) 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<text:s/>"["+ btnInline(cmdMenuSettings) <text:s text:c="41"/>+ "]]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nuStructure" table:style-name="ta3">
        <table:table-column table:style-name="co42" table:default-cell-style-name="ce133"/>
        <table:table-column table:style-name="co43" table:default-cell-style-name="ce133"/>
        <table:table-column table:style-name="co44" table:default-cell-style-name="ce133"/>
        <table:table-column table:style-name="co45" table:default-cell-style-name="ce133"/>
        <table:table-column table:style-name="co46" table:default-cell-style-name="ce133"/>
        <table:table-column table:style-name="co47" table:default-cell-style-name="ce134"/>
        <table:table-column table:style-name="co48" table:number-columns-repeated="2" table:default-cell-style-name="ce136"/>
        <table:table-column table:style-name="co49" table:number-columns-repeated="2" table:default-cell-style-name="ce138"/>
        <table:table-column table:style-name="co50" table:default-cell-style-name="ce138"/>
        <table:table-column table:style-name="co8" table:default-cell-style-name="ce167"/>
        <table:table-column table:style-name="co51" table:default-cell-style-name="ce169"/>
        <table:table-column table:style-name="co52" table:default-cell-style-name="ce169"/>
        <table:table-column table:style-name="co53" table:default-cell-style-name="ce169"/>
        <table:table-column table:style-name="co54" table:default-cell-style-name="ce169"/>
        <table:table-column table:style-name="co8" table:number-columns-repeated="3" table:default-cell-style-name="ce167"/>
        <table:table-column table:style-name="co55" table:number-columns-repeated="3" table:default-cell-style-name="ce133"/>
        <table:table-column table:style-name="co56" table:default-cell-style-name="ce133"/>
        <table:table-column table:style-name="co55" table:number-columns-repeated="1000" table:default-cell-style-name="ce133"/>
        <table:table-column table:style-name="co25" table:default-cell-style-name="ce133"/>
        <table:table-row table:style-name="ro1">
          <table:table-cell table:style-name="ce131" office:value-type="string" calcext:value-type="string">
            <text:p>Menu</text:p>
          </table:table-cell>
          <table:table-cell table:style-name="ce131" office:value-type="string" calcext:value-type="string">
            <text:p>Label</text:p>
          </table:table-cell>
          <table:table-cell table:style-name="ce131" office:value-type="string" calcext:value-type="string">
            <text:p>Icon</text:p>
          </table:table-cell>
          <table:table-cell table:style-name="ce131" office:value-type="string" calcext:value-type="string">
            <text:p>Command</text:p>
          </table:table-cell>
          <table:table-cell table:style-name="ce131" office:value-type="string" calcext:value-type="string">
            <text:p>Context</text:p>
          </table:table-cell>
          <table:table-cell table:style-name="ce131" office:value-type="string" calcext:value-type="string">
            <text:p>Array</text:p>
          </table:table-cell>
          <table:table-cell table:style-name="ce135" table:formula="of:=MAX([.G2:.G66])" office:value-type="float" office:value="19" calcext:value-type="float">
            <text:p>19</text:p>
          </table:table-cell>
          <table:table-cell table:formula="of:=MAX([.H2:.H66])" office:value-type="float" office:value="22" calcext:value-type="float">
            <text:p>22</text:p>
          </table:table-cell>
          <table:table-cell table:style-name="ce137" table:formula="of:=MAX([.I2:.I66])" office:value-type="float" office:value="19" calcext:value-type="float">
            <text:p>19</text:p>
          </table:table-cell>
          <table:table-cell table:style-name="ce137" table:formula="of:=MAX([.J2:.J66])" office:value-type="float" office:value="26" calcext:value-type="float">
            <text:p>26</text:p>
          </table:table-cell>
          <table:table-cell table:style-name="ce137" table:formula="of:=MAX([.K2:.K66])" office:value-type="float" office:value="9" calcext:value-type="float">
            <text:p>9</text:p>
          </table:table-cell>
          <table:table-cell table:style-name="ce166"/>
          <table:table-cell table:style-name="ce168" office:value-type="string" calcext:value-type="string">
            <text:p>Menu</text:p>
          </table:table-cell>
          <table:table-cell table:style-name="ce168" office:value-type="string" calcext:value-type="string">
            <text:p>Label</text:p>
          </table:table-cell>
          <table:table-cell table:style-name="ce168" office:value-type="string" calcext:value-type="string">
            <text:p>Icon</text:p>
          </table:table-cell>
          <table:table-cell table:style-name="ce168" office:value-type="string" calcext:value-type="string">
            <text:p>Command</text:p>
          </table:table-cell>
          <table:table-cell table:style-name="ce166"/>
          <table:table-cell table:number-columns-repeated="5"/>
          <table:table-cell table:style-name="ce131"/>
          <table:table-cell table:number-columns-repeated="1001"/>
        </table:table-row>
        <table:table-row table:style-name="ro1">
          <table:table-cell table:style-name="ce131" office:value-type="string" calcext:value-type="string">
            <text:p>HomeScree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conNone</text:p>
          </table:table-cell>
          <table:table-cell office:value-type="string" calcext:value-type="string">
            <text:p>MainMenu</text:p>
          </table:table-cell>
          <table:table-cell office:value-type="string" calcext:value-type="string">
            <text:p>None</text:p>
          </table:table-cell>
          <table:table-cell table:formula="of:=&quot;  {&quot;&amp;[.M2]&amp;[.N2]&amp;[.O2]&amp;[.P2]&amp;&quot;},&quot;" office:value-type="string" office:string-value="  {mnHomeScreen,          &quot;None&quot;,                  iconNone,            cmMainMenu                  }," calcext:value-type="string">
            <text:p><text:s text:c="2"/>{mnHomeScreen, <text:s text:c="9"/>"None", <text:s text:c="17"/>iconNone, <text:s text:c="11"/>cmMainMenu <text:s text:c="17"/>},</text:p>
          </table:table-cell>
          <table:table-cell table:formula="of:=LEN([.A2])" office:value-type="float" office:value="10" calcext:value-type="float">
            <text:p>10</text:p>
          </table:table-cell>
          <table:table-cell table:formula="of:=LEN([.B2])" office:value-type="float" office:value="4" calcext:value-type="float">
            <text:p>4</text:p>
          </table:table-cell>
          <table:table-cell table:formula="of:=LEN([.C2])" office:value-type="float" office:value="8" calcext:value-type="float">
            <text:p>8</text:p>
          </table:table-cell>
          <table:table-cell table:formula="of:=LEN([.D2])" office:value-type="float" office:value="8" calcext:value-type="float">
            <text:p>8</text:p>
          </table:table-cell>
          <table:table-cell table:formula="of:=LEN([.E2])" office:value-type="float" office:value="4" calcext:value-type="float">
            <text:p>4</text:p>
          </table:table-cell>
          <table:table-cell/>
          <table:table-cell table:formula="of:=LEFT(&quot;mn&quot;&amp;[.A2]&amp;&quot;,&quot;&amp;REPT(&quot; &quot;;[.$G$1]);[.$G$1]+4)" office:value-type="string" office:string-value="mnHomeScreen,          " calcext:value-type="string">
            <text:p>mnHomeScreen, <text:s text:c="9"/></text:p>
          </table:table-cell>
          <table:table-cell table:formula="of:=LEFT(CHAR(34)&amp;[.B2]&amp;CHAR(34)&amp;&quot;,&quot;&amp;REPT(&quot; &quot;;[.$H$1]);[.$H$1]+3)" office:value-type="string" office:string-value="&quot;None&quot;,                  " calcext:value-type="string">
            <text:p>"None", <text:s text:c="17"/></text:p>
          </table:table-cell>
          <table:table-cell table:formula="of:=LEFT([.C2]&amp;&quot;,&quot;&amp;REPT(&quot; &quot;;[.$I$1]);[.$I$1]+2)" office:value-type="string" office:string-value="iconNone,            " calcext:value-type="string">
            <text:p>iconNone, <text:s text:c="11"/></text:p>
          </table:table-cell>
          <table:table-cell table:formula="of:=LEFT(&quot;cm&quot;&amp;[.D2]&amp;REPT(&quot; &quot;;[.$J$1]);[.$J$1]+2)" office:value-type="string" office:string-value="cmMainMenu                  " calcext:value-type="string">
            <text:p>cmMainMenu <text:s text:c="17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Main</text:p>
          </table:table-cell>
          <table:table-cell table:style-name="ce132" office:value-type="string" calcext:value-type="string">
            <text:p>Overrule today</text:p>
          </table:table-cell>
          <table:table-cell table:style-name="ce132" office:value-type="string" calcext:value-type="string">
            <text:p>iconToday</text:p>
          </table:table-cell>
          <table:table-cell table:style-name="ce132" office:value-type="string" calcext:value-type="string">
            <text:p>OverruleTodayMenu</text:p>
          </table:table-cell>
          <table:table-cell table:style-name="ce132" office:value-type="string" calcext:value-type="string">
            <text:p>Today</text:p>
          </table:table-cell>
          <table:table-cell table:formula="of:=&quot;  {&quot;&amp;[.M3]&amp;[.N3]&amp;[.O3]&amp;[.P3]&amp;&quot;},&quot;" office:value-type="string" office:string-value="  {mnMain,                &quot;Overrule today&quot;,        iconToday,           cmOverruleTodayMenu         }," calcext:value-type="string">
            <text:p><text:s text:c="2"/>{mnMain, <text:s text:c="15"/>"Overrule today", <text:s text:c="7"/>iconToday, <text:s text:c="10"/>cmOverruleTodayMenu <text:s text:c="8"/>},</text:p>
          </table:table-cell>
          <table:table-cell table:formula="of:=LEN([.A3])" office:value-type="float" office:value="4" calcext:value-type="float">
            <text:p>4</text:p>
          </table:table-cell>
          <table:table-cell table:formula="of:=LEN([.B3])" office:value-type="float" office:value="14" calcext:value-type="float">
            <text:p>14</text:p>
          </table:table-cell>
          <table:table-cell table:formula="of:=LEN([.C3])" office:value-type="float" office:value="9" calcext:value-type="float">
            <text:p>9</text:p>
          </table:table-cell>
          <table:table-cell table:formula="of:=LEN([.D3])" office:value-type="float" office:value="17" calcext:value-type="float">
            <text:p>17</text:p>
          </table:table-cell>
          <table:table-cell table:formula="of:=LEN([.E3])" office:value-type="float" office:value="5" calcext:value-type="float">
            <text:p>5</text:p>
          </table:table-cell>
          <table:table-cell/>
          <table:table-cell table:formula="of:=LEFT(&quot;mn&quot;&amp;[.A3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3]&amp;CHAR(34)&amp;&quot;,&quot;&amp;REPT(&quot; &quot;;[.$H$1]);[.$H$1]+3)" office:value-type="string" office:string-value="&quot;Overrule today&quot;,        " calcext:value-type="string">
            <text:p>"Overrule today", <text:s text:c="7"/></text:p>
          </table:table-cell>
          <table:table-cell table:formula="of:=LEFT([.C3]&amp;&quot;,&quot;&amp;REPT(&quot; &quot;;[.$I$1]);[.$I$1]+2)" office:value-type="string" office:string-value="iconToday,           " calcext:value-type="string">
            <text:p>iconToday, <text:s text:c="10"/></text:p>
          </table:table-cell>
          <table:table-cell table:formula="of:=LEFT(&quot;cm&quot;&amp;[.D3]&amp;REPT(&quot; &quot;;[.$J$1]);[.$J$1]+2)" office:value-type="string" office:string-value="cmOverruleTodayMenu         " calcext:value-type="string">
            <text:p>cmOverruleTodayMenu <text:s text:c="8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Main</text:p>
          </table:table-cell>
          <table:table-cell table:style-name="ce132" office:value-type="string" calcext:value-type="string">
            <text:p>Overrule tomorrow</text:p>
          </table:table-cell>
          <table:table-cell table:style-name="ce132" office:value-type="string" calcext:value-type="string">
            <text:p>iconTomorrow</text:p>
          </table:table-cell>
          <table:table-cell table:style-name="ce132" office:value-type="string" calcext:value-type="string">
            <text:p>OverruleTomorrowMenu</text:p>
          </table:table-cell>
          <table:table-cell table:style-name="ce132" office:value-type="string" calcext:value-type="string">
            <text:p>Tomorrow</text:p>
          </table:table-cell>
          <table:table-cell table:formula="of:=&quot;  {&quot;&amp;[.M4]&amp;[.N4]&amp;[.O4]&amp;[.P4]&amp;&quot;},&quot;" office:value-type="string" office:string-value="  {mnMain,                &quot;Overrule tomorrow&quot;,     iconTomorrow,        cmOverruleTomorrowMenu      }," calcext:value-type="string">
            <text:p><text:s text:c="2"/>{mnMain, <text:s text:c="15"/>"Overrule tomorrow", <text:s text:c="4"/>iconTomorrow, <text:s text:c="7"/>cmOverruleTomorrowMenu <text:s text:c="5"/>},</text:p>
          </table:table-cell>
          <table:table-cell table:formula="of:=LEN([.A4])" office:value-type="float" office:value="4" calcext:value-type="float">
            <text:p>4</text:p>
          </table:table-cell>
          <table:table-cell table:formula="of:=LEN([.B4])" office:value-type="float" office:value="17" calcext:value-type="float">
            <text:p>17</text:p>
          </table:table-cell>
          <table:table-cell table:formula="of:=LEN([.C4])" office:value-type="float" office:value="12" calcext:value-type="float">
            <text:p>12</text:p>
          </table:table-cell>
          <table:table-cell table:formula="of:=LEN([.D4])" office:value-type="float" office:value="20" calcext:value-type="float">
            <text:p>20</text:p>
          </table:table-cell>
          <table:table-cell table:formula="of:=LEN([.E4])" office:value-type="float" office:value="8" calcext:value-type="float">
            <text:p>8</text:p>
          </table:table-cell>
          <table:table-cell/>
          <table:table-cell table:formula="of:=LEFT(&quot;mn&quot;&amp;[.A4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4]&amp;CHAR(34)&amp;&quot;,&quot;&amp;REPT(&quot; &quot;;[.$H$1]);[.$H$1]+3)" office:value-type="string" office:string-value="&quot;Overrule tomorrow&quot;,     " calcext:value-type="string">
            <text:p>"Overrule tomorrow", <text:s text:c="4"/></text:p>
          </table:table-cell>
          <table:table-cell table:formula="of:=LEFT([.C4]&amp;&quot;,&quot;&amp;REPT(&quot; &quot;;[.$I$1]);[.$I$1]+2)" office:value-type="string" office:string-value="iconTomorrow,        " calcext:value-type="string">
            <text:p>iconTomorrow, <text:s text:c="7"/></text:p>
          </table:table-cell>
          <table:table-cell table:formula="of:=LEFT(&quot;cm&quot;&amp;[.D4]&amp;REPT(&quot; &quot;;[.$J$1]);[.$J$1]+2)" office:value-type="string" office:string-value="cmOverruleTomorrowMenu      " calcext:value-type="string">
            <text:p>cmOverruleTomorrowMenu <text:s text:c="5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Main</text:p>
          </table:table-cell>
          <table:table-cell table:style-name="ce132" office:value-type="string" calcext:value-type="string">
            <text:p>Overrule multiple days</text:p>
          </table:table-cell>
          <table:table-cell table:style-name="ce132" office:value-type="string" calcext:value-type="string">
            <text:p>iconMultipleDays</text:p>
          </table:table-cell>
          <table:table-cell table:style-name="ce132" office:value-type="string" calcext:value-type="string">
            <text:p>OverruleMultiple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5]&amp;[.N5]&amp;[.O5]&amp;[.P5]&amp;&quot;},&quot;" office:value-type="string" office:string-value="  {mnMain,                &quot;Overrule multiple days&quot;,iconMultipleDays,    cmOverruleMultipleMenu      }," calcext:value-type="string">
            <text:p><text:s text:c="2"/>{mnMain, <text:s text:c="15"/>"Overrule multiple days",iconMultipleDays, <text:s text:c="3"/>cmOverruleMultipleMenu <text:s text:c="5"/>},</text:p>
          </table:table-cell>
          <table:table-cell table:formula="of:=LEN([.A5])" office:value-type="float" office:value="4" calcext:value-type="float">
            <text:p>4</text:p>
          </table:table-cell>
          <table:table-cell table:formula="of:=LEN([.B5])" office:value-type="float" office:value="22" calcext:value-type="float">
            <text:p>22</text:p>
          </table:table-cell>
          <table:table-cell table:formula="of:=LEN([.C5])" office:value-type="float" office:value="16" calcext:value-type="float">
            <text:p>16</text:p>
          </table:table-cell>
          <table:table-cell table:formula="of:=LEN([.D5])" office:value-type="float" office:value="20" calcext:value-type="float">
            <text:p>20</text:p>
          </table:table-cell>
          <table:table-cell table:formula="of:=LEN([.E5])" office:value-type="float" office:value="4" calcext:value-type="float">
            <text:p>4</text:p>
          </table:table-cell>
          <table:table-cell/>
          <table:table-cell table:formula="of:=LEFT(&quot;mn&quot;&amp;[.A5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5]&amp;CHAR(34)&amp;&quot;,&quot;&amp;REPT(&quot; &quot;;[.$H$1]);[.$H$1]+3)" office:value-type="string" office:string-value="&quot;Overrule multiple days&quot;," calcext:value-type="string">
            <text:p>"Overrule multiple days",</text:p>
          </table:table-cell>
          <table:table-cell table:formula="of:=LEFT([.C5]&amp;&quot;,&quot;&amp;REPT(&quot; &quot;;[.$I$1]);[.$I$1]+2)" office:value-type="string" office:string-value="iconMultipleDays,    " calcext:value-type="string">
            <text:p>iconMultipleDays, <text:s text:c="3"/></text:p>
          </table:table-cell>
          <table:table-cell table:formula="of:=LEFT(&quot;cm&quot;&amp;[.D5]&amp;REPT(&quot; &quot;;[.$J$1]);[.$J$1]+2)" office:value-type="string" office:string-value="cmOverruleMultipleMenu      " calcext:value-type="string">
            <text:p>cmOverruleMultipleMenu <text:s text:c="5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Main</text:p>
          </table:table-cell>
          <table:table-cell table:style-name="ce132" office:value-type="string" calcext:value-type="string">
            <text:p>Settings</text:p>
          </table:table-cell>
          <table:table-cell table:style-name="ce132" office:value-type="string" calcext:value-type="string">
            <text:p>iconSettings</text:p>
          </table:table-cell>
          <table:table-cell table:style-name="ce132" office:value-type="string" calcext:value-type="string">
            <text:p>Settings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6]&amp;[.N6]&amp;[.O6]&amp;[.P6]&amp;&quot;},&quot;" office:value-type="string" office:string-value="  {mnMain,                &quot;Settings&quot;,              iconSettings,        cmSettingsMenu              }," calcext:value-type="string">
            <text:p><text:s text:c="2"/>{mnMain, <text:s text:c="15"/>"Settings", <text:s text:c="13"/>iconSettings, <text:s text:c="7"/>cmSettingsMenu <text:s text:c="13"/>},</text:p>
          </table:table-cell>
          <table:table-cell table:formula="of:=LEN([.A6])" office:value-type="float" office:value="4" calcext:value-type="float">
            <text:p>4</text:p>
          </table:table-cell>
          <table:table-cell table:formula="of:=LEN([.B6])" office:value-type="float" office:value="8" calcext:value-type="float">
            <text:p>8</text:p>
          </table:table-cell>
          <table:table-cell table:formula="of:=LEN([.C6])" office:value-type="float" office:value="12" calcext:value-type="float">
            <text:p>12</text:p>
          </table:table-cell>
          <table:table-cell table:formula="of:=LEN([.D6])" office:value-type="float" office:value="12" calcext:value-type="float">
            <text:p>12</text:p>
          </table:table-cell>
          <table:table-cell table:formula="of:=LEN([.E6])" office:value-type="float" office:value="4" calcext:value-type="float">
            <text:p>4</text:p>
          </table:table-cell>
          <table:table-cell/>
          <table:table-cell table:formula="of:=LEFT(&quot;mn&quot;&amp;[.A6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6]&amp;CHAR(34)&amp;&quot;,&quot;&amp;REPT(&quot; &quot;;[.$H$1]);[.$H$1]+3)" office:value-type="string" office:string-value="&quot;Settings&quot;,              " calcext:value-type="string">
            <text:p>"Settings", <text:s text:c="13"/></text:p>
          </table:table-cell>
          <table:table-cell table:formula="of:=LEFT([.C6]&amp;&quot;,&quot;&amp;REPT(&quot; &quot;;[.$I$1]);[.$I$1]+2)" office:value-type="string" office:string-value="iconSettings,        " calcext:value-type="string">
            <text:p>iconSettings, <text:s text:c="7"/></text:p>
          </table:table-cell>
          <table:table-cell table:formula="of:=LEFT(&quot;cm&quot;&amp;[.D6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Main</text:p>
          </table:table-cell>
          <table:table-cell table:style-name="ce132" office:value-type="string" calcext:value-type="string">
            <text:p>Exit menu</text:p>
          </table:table-cell>
          <table:table-cell table:style-name="ce132" office:value-type="string" calcext:value-type="string">
            <text:p>iconExit</text:p>
          </table:table-cell>
          <table:table-cell table:style-name="ce132" office:value-type="string" calcext:value-type="string">
            <text:p>HomeScreen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7]&amp;[.N7]&amp;[.O7]&amp;[.P7]&amp;&quot;},&quot;" office:value-type="string" office:string-value="  {mnMain,                &quot;Exit menu&quot;,             iconExit,            cmHomeScreen                }," calcext:value-type="string">
            <text:p><text:s text:c="2"/>{mnMain, <text:s text:c="15"/>"Exit menu", <text:s text:c="12"/>iconExit, <text:s text:c="11"/>cmHomeScreen <text:s text:c="15"/>},</text:p>
          </table:table-cell>
          <table:table-cell table:formula="of:=LEN([.A7])" office:value-type="float" office:value="4" calcext:value-type="float">
            <text:p>4</text:p>
          </table:table-cell>
          <table:table-cell table:formula="of:=LEN([.B7])" office:value-type="float" office:value="9" calcext:value-type="float">
            <text:p>9</text:p>
          </table:table-cell>
          <table:table-cell table:formula="of:=LEN([.C7])" office:value-type="float" office:value="8" calcext:value-type="float">
            <text:p>8</text:p>
          </table:table-cell>
          <table:table-cell table:formula="of:=LEN([.D7])" office:value-type="float" office:value="10" calcext:value-type="float">
            <text:p>10</text:p>
          </table:table-cell>
          <table:table-cell table:formula="of:=LEN([.E7])" office:value-type="float" office:value="4" calcext:value-type="float">
            <text:p>4</text:p>
          </table:table-cell>
          <table:table-cell/>
          <table:table-cell table:formula="of:=LEFT(&quot;mn&quot;&amp;[.A7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7]&amp;CHAR(34)&amp;&quot;,&quot;&amp;REPT(&quot; &quot;;[.$H$1]);[.$H$1]+3)" office:value-type="string" office:string-value="&quot;Exit menu&quot;,             " calcext:value-type="string">
            <text:p>"Exit menu", <text:s text:c="12"/></text:p>
          </table:table-cell>
          <table:table-cell table:formula="of:=LEFT([.C7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7]&amp;REPT(&quot; &quot;;[.$J$1]);[.$J$1]+2)" office:value-type="string" office:string-value="cmHomeScreen                " calcext:value-type="string">
            <text:p>cmHomeScreen <text:s text:c="15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iconHome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8]&amp;[.N8]&amp;[.O8]&amp;[.P8]&amp;&quot;},&quot;" office:value-type="string" office:string-value="  {mnOverruleDay,         &quot;Work from home&quot;,        iconHome,            cmOverruleDayReturn         }," calcext:value-type="string">
            <text:p><text:s text:c="2"/>{mnOverruleDay, <text:s text:c="8"/>"Work from home", <text:s text:c="7"/>iconHome, <text:s text:c="11"/>cmOverruleDayReturn <text:s text:c="8"/>},</text:p>
          </table:table-cell>
          <table:table-cell table:formula="of:=LEN([.A8])" office:value-type="float" office:value="11" calcext:value-type="float">
            <text:p>11</text:p>
          </table:table-cell>
          <table:table-cell table:formula="of:=LEN([.B8])" office:value-type="float" office:value="14" calcext:value-type="float">
            <text:p>14</text:p>
          </table:table-cell>
          <table:table-cell table:formula="of:=LEN([.C8])" office:value-type="float" office:value="8" calcext:value-type="float">
            <text:p>8</text:p>
          </table:table-cell>
          <table:table-cell table:formula="of:=LEN([.D8])" office:value-type="float" office:value="17" calcext:value-type="float">
            <text:p>17</text:p>
          </table:table-cell>
          <table:table-cell table:formula="of:=LEN([.E8])" office:value-type="float" office:value="4" calcext:value-type="float">
            <text:p>4</text:p>
          </table:table-cell>
          <table:table-cell/>
          <table:table-cell table:formula="of:=LEFT(&quot;mn&quot;&amp;[.A8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8]&amp;CHAR(34)&amp;&quot;,&quot;&amp;REPT(&quot; &quot;;[.$H$1]);[.$H$1]+3)" office:value-type="string" office:string-value="&quot;Work from home&quot;,        " calcext:value-type="string">
            <text:p>"Work from home", <text:s text:c="7"/></text:p>
          </table:table-cell>
          <table:table-cell table:formula="of:=LEFT([.C8]&amp;&quot;,&quot;&amp;REPT(&quot; &quot;;[.$I$1]);[.$I$1]+2)" office:value-type="string" office:string-value="iconHome,            " calcext:value-type="string">
            <text:p>iconHome, <text:s text:c="11"/></text:p>
          </table:table-cell>
          <table:table-cell table:formula="of:=LEFT(&quot;cm&quot;&amp;[.D8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iconWork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9]&amp;[.N9]&amp;[.O9]&amp;[.P9]&amp;&quot;},&quot;" office:value-type="string" office:string-value="  {mnOverruleDay,         &quot;Work from office&quot;,      iconWork,            cmOverruleDayReturn         }," calcext:value-type="string">
            <text:p><text:s text:c="2"/>{mnOverruleDay, <text:s text:c="8"/>"Work from office", <text:s text:c="5"/>iconWork, <text:s text:c="11"/>cmOverruleDayReturn <text:s text:c="8"/>},</text:p>
          </table:table-cell>
          <table:table-cell table:formula="of:=LEN([.A9])" office:value-type="float" office:value="11" calcext:value-type="float">
            <text:p>11</text:p>
          </table:table-cell>
          <table:table-cell table:formula="of:=LEN([.B9])" office:value-type="float" office:value="16" calcext:value-type="float">
            <text:p>16</text:p>
          </table:table-cell>
          <table:table-cell table:formula="of:=LEN([.C9])" office:value-type="float" office:value="8" calcext:value-type="float">
            <text:p>8</text:p>
          </table:table-cell>
          <table:table-cell table:formula="of:=LEN([.D9])" office:value-type="float" office:value="17" calcext:value-type="float">
            <text:p>17</text:p>
          </table:table-cell>
          <table:table-cell table:formula="of:=LEN([.E9])" office:value-type="float" office:value="4" calcext:value-type="float">
            <text:p>4</text:p>
          </table:table-cell>
          <table:table-cell/>
          <table:table-cell table:formula="of:=LEFT(&quot;mn&quot;&amp;[.A9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9]&amp;CHAR(34)&amp;&quot;,&quot;&amp;REPT(&quot; &quot;;[.$H$1]);[.$H$1]+3)" office:value-type="string" office:string-value="&quot;Work from office&quot;,      " calcext:value-type="string">
            <text:p>"Work from office", <text:s text:c="5"/></text:p>
          </table:table-cell>
          <table:table-cell table:formula="of:=LEFT([.C9]&amp;&quot;,&quot;&amp;REPT(&quot; &quot;;[.$I$1]);[.$I$1]+2)" office:value-type="string" office:string-value="iconWork,            " calcext:value-type="string">
            <text:p>iconWork, <text:s text:c="11"/></text:p>
          </table:table-cell>
          <table:table-cell table:formula="of:=LEFT(&quot;cm&quot;&amp;[.D9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iconAway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10]&amp;[.N10]&amp;[.O10]&amp;[.P10]&amp;&quot;},&quot;" office:value-type="string" office:string-value="  {mnOverruleDay,         &quot;All day away&quot;,          iconAway,            cmOverruleDayReturn         }," calcext:value-type="string">
            <text:p><text:s text:c="2"/>{mnOverruleDay, <text:s text:c="8"/>"All day away", <text:s text:c="9"/>iconAway, <text:s text:c="11"/>cmOverruleDayReturn <text:s text:c="8"/>},</text:p>
          </table:table-cell>
          <table:table-cell table:formula="of:=LEN([.A10])" office:value-type="float" office:value="11" calcext:value-type="float">
            <text:p>11</text:p>
          </table:table-cell>
          <table:table-cell table:formula="of:=LEN([.B10])" office:value-type="float" office:value="12" calcext:value-type="float">
            <text:p>12</text:p>
          </table:table-cell>
          <table:table-cell table:formula="of:=LEN([.C10])" office:value-type="float" office:value="8" calcext:value-type="float">
            <text:p>8</text:p>
          </table:table-cell>
          <table:table-cell table:formula="of:=LEN([.D10])" office:value-type="float" office:value="17" calcext:value-type="float">
            <text:p>17</text:p>
          </table:table-cell>
          <table:table-cell table:formula="of:=LEN([.E10])" office:value-type="float" office:value="4" calcext:value-type="float">
            <text:p>4</text:p>
          </table:table-cell>
          <table:table-cell/>
          <table:table-cell table:formula="of:=LEFT(&quot;mn&quot;&amp;[.A10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10]&amp;CHAR(34)&amp;&quot;,&quot;&amp;REPT(&quot; &quot;;[.$H$1]);[.$H$1]+3)" office:value-type="string" office:string-value="&quot;All day away&quot;,          " calcext:value-type="string">
            <text:p>"All day away", <text:s text:c="9"/></text:p>
          </table:table-cell>
          <table:table-cell table:formula="of:=LEFT([.C10]&amp;&quot;,&quot;&amp;REPT(&quot; &quot;;[.$I$1]);[.$I$1]+2)" office:value-type="string" office:string-value="iconAway,            " calcext:value-type="string">
            <text:p>iconAway, <text:s text:c="11"/></text:p>
          </table:table-cell>
          <table:table-cell table:formula="of:=LEFT(&quot;cm&quot;&amp;[.D10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iconWeekend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11]&amp;[.N11]&amp;[.O11]&amp;[.P11]&amp;&quot;},&quot;" office:value-type="string" office:string-value="  {mnOverruleDay,         &quot;Weekend&quot;,               iconWeekend,         cmOverruleDayReturn         }," calcext:value-type="string">
            <text:p><text:s text:c="2"/>{mnOverruleDay, <text:s text:c="8"/>"Weekend", <text:s text:c="14"/>iconWeekend, <text:s text:c="8"/>cmOverruleDayReturn <text:s text:c="8"/>},</text:p>
          </table:table-cell>
          <table:table-cell table:formula="of:=LEN([.A11])" office:value-type="float" office:value="11" calcext:value-type="float">
            <text:p>11</text:p>
          </table:table-cell>
          <table:table-cell table:formula="of:=LEN([.B11])" office:value-type="float" office:value="7" calcext:value-type="float">
            <text:p>7</text:p>
          </table:table-cell>
          <table:table-cell table:formula="of:=LEN([.C11])" office:value-type="float" office:value="11" calcext:value-type="float">
            <text:p>11</text:p>
          </table:table-cell>
          <table:table-cell table:formula="of:=LEN([.D11])" office:value-type="float" office:value="17" calcext:value-type="float">
            <text:p>17</text:p>
          </table:table-cell>
          <table:table-cell table:formula="of:=LEN([.E11])" office:value-type="float" office:value="4" calcext:value-type="float">
            <text:p>4</text:p>
          </table:table-cell>
          <table:table-cell/>
          <table:table-cell table:formula="of:=LEFT(&quot;mn&quot;&amp;[.A11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11]&amp;CHAR(34)&amp;&quot;,&quot;&amp;REPT(&quot; &quot;;[.$H$1]);[.$H$1]+3)" office:value-type="string" office:string-value="&quot;Weekend&quot;,               " calcext:value-type="string">
            <text:p>"Weekend", <text:s text:c="14"/></text:p>
          </table:table-cell>
          <table:table-cell table:formula="of:=LEFT([.C11]&amp;&quot;,&quot;&amp;REPT(&quot; &quot;;[.$I$1]);[.$I$1]+2)" office:value-type="string" office:string-value="iconWeekend,         " calcext:value-type="string">
            <text:p>iconWeekend, <text:s text:c="8"/></text:p>
          </table:table-cell>
          <table:table-cell table:formula="of:=LEFT(&quot;cm&quot;&amp;[.D11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iconAutomatic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12]&amp;[.N12]&amp;[.O12]&amp;[.P12]&amp;&quot;},&quot;" office:value-type="string" office:string-value="  {mnOverruleDay,         &quot;Automatic&quot;,             iconAutomatic,       cmOverruleDayReturn         }," calcext:value-type="string">
            <text:p><text:s text:c="2"/>{mnOverruleDay, <text:s text:c="8"/>"Automatic", <text:s text:c="12"/>iconAutomatic, <text:s text:c="6"/>cmOverruleDayReturn <text:s text:c="8"/>},</text:p>
          </table:table-cell>
          <table:table-cell table:formula="of:=LEN([.A12])" office:value-type="float" office:value="11" calcext:value-type="float">
            <text:p>11</text:p>
          </table:table-cell>
          <table:table-cell table:formula="of:=LEN([.B12])" office:value-type="float" office:value="9" calcext:value-type="float">
            <text:p>9</text:p>
          </table:table-cell>
          <table:table-cell table:formula="of:=LEN([.C12])" office:value-type="float" office:value="13" calcext:value-type="float">
            <text:p>13</text:p>
          </table:table-cell>
          <table:table-cell table:formula="of:=LEN([.D12])" office:value-type="float" office:value="17" calcext:value-type="float">
            <text:p>17</text:p>
          </table:table-cell>
          <table:table-cell table:formula="of:=LEN([.E12])" office:value-type="float" office:value="4" calcext:value-type="float">
            <text:p>4</text:p>
          </table:table-cell>
          <table:table-cell/>
          <table:table-cell table:formula="of:=LEFT(&quot;mn&quot;&amp;[.A12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12]&amp;CHAR(34)&amp;&quot;,&quot;&amp;REPT(&quot; &quot;;[.$H$1]);[.$H$1]+3)" office:value-type="string" office:string-value="&quot;Automatic&quot;,             " calcext:value-type="string">
            <text:p>"Automatic", <text:s text:c="12"/></text:p>
          </table:table-cell>
          <table:table-cell table:formula="of:=LEFT([.C12]&amp;&quot;,&quot;&amp;REPT(&quot; &quot;;[.$I$1]);[.$I$1]+2)" office:value-type="string" office:string-value="iconAutomatic,       " calcext:value-type="string">
            <text:p>iconAutomatic, <text:s text:c="6"/></text:p>
          </table:table-cell>
          <table:table-cell table:formula="of:=LEFT(&quot;cm&quot;&amp;[.D12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Back to main menu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MainMenu</text:p>
          </table:table-cell>
          <table:table-cell office:value-type="string" calcext:value-type="string">
            <text:p>None</text:p>
          </table:table-cell>
          <table:table-cell table:formula="of:=&quot;  {&quot;&amp;[.M13]&amp;[.N13]&amp;[.O13]&amp;[.P13]&amp;&quot;},&quot;" office:value-type="string" office:string-value="  {mnOverruleDay,         &quot;Back to main menu&quot;,     iconExit,            cmMainMenu                  }," calcext:value-type="string">
            <text:p><text:s text:c="2"/>{mnOverruleDay, <text:s text:c="8"/>"Back to main menu", <text:s text:c="4"/>iconExit, <text:s text:c="11"/>cmMainMenu <text:s text:c="17"/>},</text:p>
          </table:table-cell>
          <table:table-cell table:formula="of:=LEN([.A13])" office:value-type="float" office:value="11" calcext:value-type="float">
            <text:p>11</text:p>
          </table:table-cell>
          <table:table-cell table:formula="of:=LEN([.B13])" office:value-type="float" office:value="17" calcext:value-type="float">
            <text:p>17</text:p>
          </table:table-cell>
          <table:table-cell table:formula="of:=LEN([.C13])" office:value-type="float" office:value="8" calcext:value-type="float">
            <text:p>8</text:p>
          </table:table-cell>
          <table:table-cell table:formula="of:=LEN([.D13])" office:value-type="float" office:value="8" calcext:value-type="float">
            <text:p>8</text:p>
          </table:table-cell>
          <table:table-cell table:formula="of:=LEN([.E13])" office:value-type="float" office:value="4" calcext:value-type="float">
            <text:p>4</text:p>
          </table:table-cell>
          <table:table-cell/>
          <table:table-cell table:formula="of:=LEFT(&quot;mn&quot;&amp;[.A13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13]&amp;CHAR(34)&amp;&quot;,&quot;&amp;REPT(&quot; &quot;;[.$H$1]);[.$H$1]+3)" office:value-type="string" office:string-value="&quot;Back to main menu&quot;,     " calcext:value-type="string">
            <text:p>"Back to main menu", <text:s text:c="4"/></text:p>
          </table:table-cell>
          <table:table-cell table:formula="of:=LEFT([.C13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13]&amp;REPT(&quot; &quot;;[.$J$1]);[.$J$1]+2)" office:value-type="string" office:string-value="cmMainMenu                  " calcext:value-type="string">
            <text:p>cmMainMenu <text:s text:c="17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OverruleMultiple</text:p>
          </table:table-cell>
          <table:table-cell table:style-name="ce132" office:value-type="string" calcext:value-type="string">
            <text:p>More days</text:p>
          </table:table-cell>
          <table:table-cell table:style-name="ce132" office:value-type="string" calcext:value-type="string">
            <text:p>iconMore</text:p>
          </table:table-cell>
          <table:table-cell table:style-name="ce132" office:value-type="string" calcext:value-type="string">
            <text:p>MultipleIncDays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14]&amp;[.N14]&amp;[.O14]&amp;[.P14]&amp;&quot;},&quot;" office:value-type="string" office:string-value="  {mnOverruleMultiple,    &quot;More days&quot;,             iconMore,            cmMultipleIncDays           }," calcext:value-type="string">
            <text:p><text:s text:c="2"/>{mnOverruleMultiple, <text:s text:c="3"/>"More days", <text:s text:c="12"/>iconMore, <text:s text:c="11"/>cmMultipleIncDays <text:s text:c="10"/>},</text:p>
          </table:table-cell>
          <table:table-cell table:formula="of:=LEN([.A14])" office:value-type="float" office:value="16" calcext:value-type="float">
            <text:p>16</text:p>
          </table:table-cell>
          <table:table-cell table:formula="of:=LEN([.B14])" office:value-type="float" office:value="9" calcext:value-type="float">
            <text:p>9</text:p>
          </table:table-cell>
          <table:table-cell table:formula="of:=LEN([.C14])" office:value-type="float" office:value="8" calcext:value-type="float">
            <text:p>8</text:p>
          </table:table-cell>
          <table:table-cell table:formula="of:=LEN([.D14])" office:value-type="float" office:value="15" calcext:value-type="float">
            <text:p>15</text:p>
          </table:table-cell>
          <table:table-cell table:formula="of:=LEN([.E14])" office:value-type="float" office:value="4" calcext:value-type="float">
            <text:p>4</text:p>
          </table:table-cell>
          <table:table-cell/>
          <table:table-cell table:formula="of:=LEFT(&quot;mn&quot;&amp;[.A14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4]&amp;CHAR(34)&amp;&quot;,&quot;&amp;REPT(&quot; &quot;;[.$H$1]);[.$H$1]+3)" office:value-type="string" office:string-value="&quot;More days&quot;,             " calcext:value-type="string">
            <text:p>"More days", <text:s text:c="12"/></text:p>
          </table:table-cell>
          <table:table-cell table:formula="of:=LEFT([.C14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14]&amp;REPT(&quot; &quot;;[.$J$1]);[.$J$1]+2)" office:value-type="string" office:string-value="cmMultipleIncDays           " calcext:value-type="string">
            <text:p>cmMultipleIncDays <text:s text:c="10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OverruleMultiple</text:p>
          </table:table-cell>
          <table:table-cell table:style-name="ce132" office:value-type="string" calcext:value-type="string">
            <text:p>Fewer days</text:p>
          </table:table-cell>
          <table:table-cell table:style-name="ce132" office:value-type="string" calcext:value-type="string">
            <text:p>iconFewer</text:p>
          </table:table-cell>
          <table:table-cell table:style-name="ce132" office:value-type="string" calcext:value-type="string">
            <text:p>MultipleDecDays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15]&amp;[.N15]&amp;[.O15]&amp;[.P15]&amp;&quot;},&quot;" office:value-type="string" office:string-value="  {mnOverruleMultiple,    &quot;Fewer days&quot;,            iconFewer,           cmMultipleDecDays           }," calcext:value-type="string">
            <text:p><text:s text:c="2"/>{mnOverruleMultiple, <text:s text:c="3"/>"Fewer days", <text:s text:c="11"/>iconFewer, <text:s text:c="10"/>cmMultipleDecDays <text:s text:c="10"/>},</text:p>
          </table:table-cell>
          <table:table-cell table:formula="of:=LEN([.A15])" office:value-type="float" office:value="16" calcext:value-type="float">
            <text:p>16</text:p>
          </table:table-cell>
          <table:table-cell table:formula="of:=LEN([.B15])" office:value-type="float" office:value="10" calcext:value-type="float">
            <text:p>10</text:p>
          </table:table-cell>
          <table:table-cell table:formula="of:=LEN([.C15])" office:value-type="float" office:value="9" calcext:value-type="float">
            <text:p>9</text:p>
          </table:table-cell>
          <table:table-cell table:formula="of:=LEN([.D15])" office:value-type="float" office:value="15" calcext:value-type="float">
            <text:p>15</text:p>
          </table:table-cell>
          <table:table-cell table:formula="of:=LEN([.E15])" office:value-type="float" office:value="4" calcext:value-type="float">
            <text:p>4</text:p>
          </table:table-cell>
          <table:table-cell/>
          <table:table-cell table:formula="of:=LEFT(&quot;mn&quot;&amp;[.A15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5]&amp;CHAR(34)&amp;&quot;,&quot;&amp;REPT(&quot; &quot;;[.$H$1]);[.$H$1]+3)" office:value-type="string" office:string-value="&quot;Fewer days&quot;,            " calcext:value-type="string">
            <text:p>"Fewer days", <text:s text:c="11"/></text:p>
          </table:table-cell>
          <table:table-cell table:formula="of:=LEFT([.C15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15]&amp;REPT(&quot; &quot;;[.$J$1]);[.$J$1]+2)" office:value-type="string" office:string-value="cmMultipleDecDays           " calcext:value-type="string">
            <text:p>cmMultipleDecDays <text:s text:c="10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OverruleMultiple</text:p>
          </table:table-cell>
          <table:table-cell table:style-name="ce132" office:value-type="string" calcext:value-type="string">
            <text:p>Set day schedule</text:p>
          </table:table-cell>
          <table:table-cell table:style-name="ce132" office:value-type="string" calcext:value-type="string">
            <text:p>iconWeekschedule</text:p>
          </table:table-cell>
          <table:table-cell table:style-name="ce132" office:value-type="string" calcext:value-type="string">
            <text:p>OverruleMultiple2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16]&amp;[.N16]&amp;[.O16]&amp;[.P16]&amp;&quot;},&quot;" office:value-type="string" office:string-value="  {mnOverruleMultiple,    &quot;Set day schedule&quot;,      iconWeekschedule,    cmOverruleMultiple2Menu     }," calcext:value-type="string">
            <text:p><text:s text:c="2"/>{mnOverruleMultiple, <text:s text:c="3"/>"Set day schedule", <text:s text:c="5"/>iconWeekschedule, <text:s text:c="3"/>cmOverruleMultiple2Menu <text:s text:c="4"/>},</text:p>
          </table:table-cell>
          <table:table-cell table:formula="of:=LEN([.A16])" office:value-type="float" office:value="16" calcext:value-type="float">
            <text:p>16</text:p>
          </table:table-cell>
          <table:table-cell table:formula="of:=LEN([.B16])" office:value-type="float" office:value="16" calcext:value-type="float">
            <text:p>16</text:p>
          </table:table-cell>
          <table:table-cell table:formula="of:=LEN([.C16])" office:value-type="float" office:value="16" calcext:value-type="float">
            <text:p>16</text:p>
          </table:table-cell>
          <table:table-cell table:formula="of:=LEN([.D16])" office:value-type="float" office:value="21" calcext:value-type="float">
            <text:p>21</text:p>
          </table:table-cell>
          <table:table-cell table:formula="of:=LEN([.E16])" office:value-type="float" office:value="4" calcext:value-type="float">
            <text:p>4</text:p>
          </table:table-cell>
          <table:table-cell/>
          <table:table-cell table:formula="of:=LEFT(&quot;mn&quot;&amp;[.A16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6]&amp;CHAR(34)&amp;&quot;,&quot;&amp;REPT(&quot; &quot;;[.$H$1]);[.$H$1]+3)" office:value-type="string" office:string-value="&quot;Set day schedule&quot;,      " calcext:value-type="string">
            <text:p>"Set day schedule", <text:s text:c="5"/></text:p>
          </table:table-cell>
          <table:table-cell table:formula="of:=LEFT([.C16]&amp;&quot;,&quot;&amp;REPT(&quot; &quot;;[.$I$1]);[.$I$1]+2)" office:value-type="string" office:string-value="iconWeekschedule,    " calcext:value-type="string">
            <text:p>iconWeekschedule, <text:s text:c="3"/></text:p>
          </table:table-cell>
          <table:table-cell table:formula="of:=LEFT(&quot;cm&quot;&amp;[.D16]&amp;REPT(&quot; &quot;;[.$J$1]);[.$J$1]+2)" office:value-type="string" office:string-value="cmOverruleMultiple2Menu     " calcext:value-type="string">
            <text:p>cmOverruleMultiple2Menu <text:s text:c="4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OverruleMultiple</text:p>
          </table:table-cell>
          <table:table-cell table:style-name="ce132" office:value-type="string" calcext:value-type="string">
            <text:p>Reset to automatic</text:p>
          </table:table-cell>
          <table:table-cell table:style-name="ce132" office:value-type="string" calcext:value-type="string">
            <text:p>iconAutomatic</text:p>
          </table:table-cell>
          <table:table-cell table:style-name="ce132" office:value-type="string" calcext:value-type="string">
            <text:p>OverruleMultipleAutomatic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17]&amp;[.N17]&amp;[.O17]&amp;[.P17]&amp;&quot;},&quot;" office:value-type="string" office:string-value="  {mnOverruleMultiple,    &quot;Reset to automatic&quot;,    iconAutomatic,       cmOverruleMultipleAutomatic }," calcext:value-type="string">
            <text:p><text:s text:c="2"/>{mnOverruleMultiple, <text:s text:c="3"/>"Reset to automatic", <text:s text:c="3"/>iconAutomatic, <text:s text:c="6"/>cmOverruleMultipleAutomatic },</text:p>
          </table:table-cell>
          <table:table-cell table:formula="of:=LEN([.A17])" office:value-type="float" office:value="16" calcext:value-type="float">
            <text:p>16</text:p>
          </table:table-cell>
          <table:table-cell table:formula="of:=LEN([.B17])" office:value-type="float" office:value="18" calcext:value-type="float">
            <text:p>18</text:p>
          </table:table-cell>
          <table:table-cell table:formula="of:=LEN([.C17])" office:value-type="float" office:value="13" calcext:value-type="float">
            <text:p>13</text:p>
          </table:table-cell>
          <table:table-cell table:formula="of:=LEN([.D17])" office:value-type="float" office:value="25" calcext:value-type="float">
            <text:p>25</text:p>
          </table:table-cell>
          <table:table-cell table:formula="of:=LEN([.E17])" office:value-type="float" office:value="4" calcext:value-type="float">
            <text:p>4</text:p>
          </table:table-cell>
          <table:table-cell/>
          <table:table-cell table:formula="of:=LEFT(&quot;mn&quot;&amp;[.A17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7]&amp;CHAR(34)&amp;&quot;,&quot;&amp;REPT(&quot; &quot;;[.$H$1]);[.$H$1]+3)" office:value-type="string" office:string-value="&quot;Reset to automatic&quot;,    " calcext:value-type="string">
            <text:p>"Reset to automatic", <text:s text:c="3"/></text:p>
          </table:table-cell>
          <table:table-cell table:formula="of:=LEFT([.C17]&amp;&quot;,&quot;&amp;REPT(&quot; &quot;;[.$I$1]);[.$I$1]+2)" office:value-type="string" office:string-value="iconAutomatic,       " calcext:value-type="string">
            <text:p>iconAutomatic, <text:s text:c="6"/></text:p>
          </table:table-cell>
          <table:table-cell table:formula="of:=LEFT(&quot;cm&quot;&amp;[.D17]&amp;REPT(&quot; &quot;;[.$J$1]);[.$J$1]+2)" office:value-type="string" office:string-value="cmOverruleMultipleAutomatic " calcext:value-type="string">
            <text:p>cmOverruleMultipleAutomatic 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OverruleMultiple</text:p>
          </table:table-cell>
          <table:table-cell table:style-name="ce132" office:value-type="string" calcext:value-type="string">
            <text:p>Back to main menu</text:p>
          </table:table-cell>
          <table:table-cell table:style-name="ce132" office:value-type="string" calcext:value-type="string">
            <text:p>iconExit</text:p>
          </table:table-cell>
          <table:table-cell table:style-name="ce132" office:value-type="string" calcext:value-type="string">
            <text:p>Main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18]&amp;[.N18]&amp;[.O18]&amp;[.P18]&amp;&quot;},&quot;" office:value-type="string" office:string-value="  {mnOverruleMultiple,    &quot;Back to main menu&quot;,     iconExit,            cmMainMenu                  }," calcext:value-type="string">
            <text:p><text:s text:c="2"/>{mnOverruleMultiple, <text:s text:c="3"/>"Back to main menu", <text:s text:c="4"/>iconExit, <text:s text:c="11"/>cmMainMenu <text:s text:c="17"/>},</text:p>
          </table:table-cell>
          <table:table-cell table:formula="of:=LEN([.A18])" office:value-type="float" office:value="16" calcext:value-type="float">
            <text:p>16</text:p>
          </table:table-cell>
          <table:table-cell table:formula="of:=LEN([.B18])" office:value-type="float" office:value="17" calcext:value-type="float">
            <text:p>17</text:p>
          </table:table-cell>
          <table:table-cell table:formula="of:=LEN([.C18])" office:value-type="float" office:value="8" calcext:value-type="float">
            <text:p>8</text:p>
          </table:table-cell>
          <table:table-cell table:formula="of:=LEN([.D18])" office:value-type="float" office:value="8" calcext:value-type="float">
            <text:p>8</text:p>
          </table:table-cell>
          <table:table-cell table:formula="of:=LEN([.E18])" office:value-type="float" office:value="4" calcext:value-type="float">
            <text:p>4</text:p>
          </table:table-cell>
          <table:table-cell/>
          <table:table-cell table:formula="of:=LEFT(&quot;mn&quot;&amp;[.A18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8]&amp;CHAR(34)&amp;&quot;,&quot;&amp;REPT(&quot; &quot;;[.$H$1]);[.$H$1]+3)" office:value-type="string" office:string-value="&quot;Back to main menu&quot;,     " calcext:value-type="string">
            <text:p>"Back to main menu", <text:s text:c="4"/></text:p>
          </table:table-cell>
          <table:table-cell table:formula="of:=LEFT([.C18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18]&amp;REPT(&quot; &quot;;[.$J$1]);[.$J$1]+2)" office:value-type="string" office:string-value="cmMainMenu                  " calcext:value-type="string">
            <text:p>cmMainMenu <text:s text:c="17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iconHome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19]&amp;[.N19]&amp;[.O19]&amp;[.P19]&amp;&quot;},&quot;" office:value-type="string" office:string-value="  {mnOverruleMultiple2,   &quot;Work from home&quot;,        iconHome,            cmOverruleMultipleReturn    }," calcext:value-type="string">
            <text:p><text:s text:c="2"/>{mnOverruleMultiple2, <text:s text:c="2"/>"Work from home", <text:s text:c="7"/>iconHome, <text:s text:c="11"/>cmOverruleMultipleReturn <text:s text:c="3"/>},</text:p>
          </table:table-cell>
          <table:table-cell table:formula="of:=LEN([.A19])" office:value-type="float" office:value="17" calcext:value-type="float">
            <text:p>17</text:p>
          </table:table-cell>
          <table:table-cell table:formula="of:=LEN([.B19])" office:value-type="float" office:value="14" calcext:value-type="float">
            <text:p>14</text:p>
          </table:table-cell>
          <table:table-cell table:formula="of:=LEN([.C19])" office:value-type="float" office:value="8" calcext:value-type="float">
            <text:p>8</text:p>
          </table:table-cell>
          <table:table-cell table:formula="of:=LEN([.D19])" office:value-type="float" office:value="22" calcext:value-type="float">
            <text:p>22</text:p>
          </table:table-cell>
          <table:table-cell table:formula="of:=LEN([.E19])" office:value-type="float" office:value="4" calcext:value-type="float">
            <text:p>4</text:p>
          </table:table-cell>
          <table:table-cell/>
          <table:table-cell table:formula="of:=LEFT(&quot;mn&quot;&amp;[.A19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19]&amp;CHAR(34)&amp;&quot;,&quot;&amp;REPT(&quot; &quot;;[.$H$1]);[.$H$1]+3)" office:value-type="string" office:string-value="&quot;Work from home&quot;,        " calcext:value-type="string">
            <text:p>"Work from home", <text:s text:c="7"/></text:p>
          </table:table-cell>
          <table:table-cell table:formula="of:=LEFT([.C19]&amp;&quot;,&quot;&amp;REPT(&quot; &quot;;[.$I$1]);[.$I$1]+2)" office:value-type="string" office:string-value="iconHome,            " calcext:value-type="string">
            <text:p>iconHome, <text:s text:c="11"/></text:p>
          </table:table-cell>
          <table:table-cell table:formula="of:=LEFT(&quot;cm&quot;&amp;[.D19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iconWork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20]&amp;[.N20]&amp;[.O20]&amp;[.P20]&amp;&quot;},&quot;" office:value-type="string" office:string-value="  {mnOverruleMultiple2,   &quot;Work from office&quot;,      iconWork,            cmOverruleMultipleReturn    }," calcext:value-type="string">
            <text:p><text:s text:c="2"/>{mnOverruleMultiple2, <text:s text:c="2"/>"Work from office", <text:s text:c="5"/>iconWork, <text:s text:c="11"/>cmOverruleMultipleReturn <text:s text:c="3"/>},</text:p>
          </table:table-cell>
          <table:table-cell table:formula="of:=LEN([.A20])" office:value-type="float" office:value="17" calcext:value-type="float">
            <text:p>17</text:p>
          </table:table-cell>
          <table:table-cell table:formula="of:=LEN([.B20])" office:value-type="float" office:value="16" calcext:value-type="float">
            <text:p>16</text:p>
          </table:table-cell>
          <table:table-cell table:formula="of:=LEN([.C20])" office:value-type="float" office:value="8" calcext:value-type="float">
            <text:p>8</text:p>
          </table:table-cell>
          <table:table-cell table:formula="of:=LEN([.D20])" office:value-type="float" office:value="22" calcext:value-type="float">
            <text:p>22</text:p>
          </table:table-cell>
          <table:table-cell table:formula="of:=LEN([.E20])" office:value-type="float" office:value="4" calcext:value-type="float">
            <text:p>4</text:p>
          </table:table-cell>
          <table:table-cell/>
          <table:table-cell table:formula="of:=LEFT(&quot;mn&quot;&amp;[.A20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0]&amp;CHAR(34)&amp;&quot;,&quot;&amp;REPT(&quot; &quot;;[.$H$1]);[.$H$1]+3)" office:value-type="string" office:string-value="&quot;Work from office&quot;,      " calcext:value-type="string">
            <text:p>"Work from office", <text:s text:c="5"/></text:p>
          </table:table-cell>
          <table:table-cell table:formula="of:=LEFT([.C20]&amp;&quot;,&quot;&amp;REPT(&quot; &quot;;[.$I$1]);[.$I$1]+2)" office:value-type="string" office:string-value="iconWork,            " calcext:value-type="string">
            <text:p>iconWork, <text:s text:c="11"/></text:p>
          </table:table-cell>
          <table:table-cell table:formula="of:=LEFT(&quot;cm&quot;&amp;[.D20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iconAway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21]&amp;[.N21]&amp;[.O21]&amp;[.P21]&amp;&quot;},&quot;" office:value-type="string" office:string-value="  {mnOverruleMultiple2,   &quot;All day away&quot;,          iconAway,            cmOverruleMultipleReturn    }," calcext:value-type="string">
            <text:p><text:s text:c="2"/>{mnOverruleMultiple2, <text:s text:c="2"/>"All day away", <text:s text:c="9"/>iconAway, <text:s text:c="11"/>cmOverruleMultipleReturn <text:s text:c="3"/>},</text:p>
          </table:table-cell>
          <table:table-cell table:formula="of:=LEN([.A21])" office:value-type="float" office:value="17" calcext:value-type="float">
            <text:p>17</text:p>
          </table:table-cell>
          <table:table-cell table:formula="of:=LEN([.B21])" office:value-type="float" office:value="12" calcext:value-type="float">
            <text:p>12</text:p>
          </table:table-cell>
          <table:table-cell table:formula="of:=LEN([.C21])" office:value-type="float" office:value="8" calcext:value-type="float">
            <text:p>8</text:p>
          </table:table-cell>
          <table:table-cell table:formula="of:=LEN([.D21])" office:value-type="float" office:value="22" calcext:value-type="float">
            <text:p>22</text:p>
          </table:table-cell>
          <table:table-cell table:formula="of:=LEN([.E21])" office:value-type="float" office:value="4" calcext:value-type="float">
            <text:p>4</text:p>
          </table:table-cell>
          <table:table-cell/>
          <table:table-cell table:formula="of:=LEFT(&quot;mn&quot;&amp;[.A21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1]&amp;CHAR(34)&amp;&quot;,&quot;&amp;REPT(&quot; &quot;;[.$H$1]);[.$H$1]+3)" office:value-type="string" office:string-value="&quot;All day away&quot;,          " calcext:value-type="string">
            <text:p>"All day away", <text:s text:c="9"/></text:p>
          </table:table-cell>
          <table:table-cell table:formula="of:=LEFT([.C21]&amp;&quot;,&quot;&amp;REPT(&quot; &quot;;[.$I$1]);[.$I$1]+2)" office:value-type="string" office:string-value="iconAway,            " calcext:value-type="string">
            <text:p>iconAway, <text:s text:c="11"/></text:p>
          </table:table-cell>
          <table:table-cell table:formula="of:=LEFT(&quot;cm&quot;&amp;[.D21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iconWeekend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22]&amp;[.N22]&amp;[.O22]&amp;[.P22]&amp;&quot;},&quot;" office:value-type="string" office:string-value="  {mnOverruleMultiple2,   &quot;Weekend&quot;,               iconWeekend,         cmOverruleMultipleReturn    }," calcext:value-type="string">
            <text:p><text:s text:c="2"/>{mnOverruleMultiple2, <text:s text:c="2"/>"Weekend", <text:s text:c="14"/>iconWeekend, <text:s text:c="8"/>cmOverruleMultipleReturn <text:s text:c="3"/>},</text:p>
          </table:table-cell>
          <table:table-cell table:formula="of:=LEN([.A22])" office:value-type="float" office:value="17" calcext:value-type="float">
            <text:p>17</text:p>
          </table:table-cell>
          <table:table-cell table:formula="of:=LEN([.B22])" office:value-type="float" office:value="7" calcext:value-type="float">
            <text:p>7</text:p>
          </table:table-cell>
          <table:table-cell table:formula="of:=LEN([.C22])" office:value-type="float" office:value="11" calcext:value-type="float">
            <text:p>11</text:p>
          </table:table-cell>
          <table:table-cell table:formula="of:=LEN([.D22])" office:value-type="float" office:value="22" calcext:value-type="float">
            <text:p>22</text:p>
          </table:table-cell>
          <table:table-cell table:formula="of:=LEN([.E22])" office:value-type="float" office:value="4" calcext:value-type="float">
            <text:p>4</text:p>
          </table:table-cell>
          <table:table-cell/>
          <table:table-cell table:formula="of:=LEFT(&quot;mn&quot;&amp;[.A22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2]&amp;CHAR(34)&amp;&quot;,&quot;&amp;REPT(&quot; &quot;;[.$H$1]);[.$H$1]+3)" office:value-type="string" office:string-value="&quot;Weekend&quot;,               " calcext:value-type="string">
            <text:p>"Weekend", <text:s text:c="14"/></text:p>
          </table:table-cell>
          <table:table-cell table:formula="of:=LEFT([.C22]&amp;&quot;,&quot;&amp;REPT(&quot; &quot;;[.$I$1]);[.$I$1]+2)" office:value-type="string" office:string-value="iconWeekend,         " calcext:value-type="string">
            <text:p>iconWeekend, <text:s text:c="8"/></text:p>
          </table:table-cell>
          <table:table-cell table:formula="of:=LEFT(&quot;cm&quot;&amp;[.D22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iconAutomatic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23]&amp;[.N23]&amp;[.O23]&amp;[.P23]&amp;&quot;},&quot;" office:value-type="string" office:string-value="  {mnOverruleMultiple2,   &quot;Automatic&quot;,             iconAutomatic,       cmOverruleMultipleReturn    }," calcext:value-type="string">
            <text:p><text:s text:c="2"/>{mnOverruleMultiple2, <text:s text:c="2"/>"Automatic", <text:s text:c="12"/>iconAutomatic, <text:s text:c="6"/>cmOverruleMultipleReturn <text:s text:c="3"/>},</text:p>
          </table:table-cell>
          <table:table-cell table:formula="of:=LEN([.A23])" office:value-type="float" office:value="17" calcext:value-type="float">
            <text:p>17</text:p>
          </table:table-cell>
          <table:table-cell table:formula="of:=LEN([.B23])" office:value-type="float" office:value="9" calcext:value-type="float">
            <text:p>9</text:p>
          </table:table-cell>
          <table:table-cell table:formula="of:=LEN([.C23])" office:value-type="float" office:value="13" calcext:value-type="float">
            <text:p>13</text:p>
          </table:table-cell>
          <table:table-cell table:formula="of:=LEN([.D23])" office:value-type="float" office:value="22" calcext:value-type="float">
            <text:p>22</text:p>
          </table:table-cell>
          <table:table-cell table:formula="of:=LEN([.E23])" office:value-type="float" office:value="4" calcext:value-type="float">
            <text:p>4</text:p>
          </table:table-cell>
          <table:table-cell/>
          <table:table-cell table:formula="of:=LEFT(&quot;mn&quot;&amp;[.A23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3]&amp;CHAR(34)&amp;&quot;,&quot;&amp;REPT(&quot; &quot;;[.$H$1]);[.$H$1]+3)" office:value-type="string" office:string-value="&quot;Automatic&quot;,             " calcext:value-type="string">
            <text:p>"Automatic", <text:s text:c="12"/></text:p>
          </table:table-cell>
          <table:table-cell table:formula="of:=LEFT([.C23]&amp;&quot;,&quot;&amp;REPT(&quot; &quot;;[.$I$1]);[.$I$1]+2)" office:value-type="string" office:string-value="iconAutomatic,       " calcext:value-type="string">
            <text:p>iconAutomatic, <text:s text:c="6"/></text:p>
          </table:table-cell>
          <table:table-cell table:formula="of:=LEFT(&quot;cm&quot;&amp;[.D23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Back to previous menu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OverruleMultipleMenu</text:p>
          </table:table-cell>
          <table:table-cell office:value-type="string" calcext:value-type="string">
            <text:p>None</text:p>
          </table:table-cell>
          <table:table-cell table:formula="of:=&quot;  {&quot;&amp;[.M24]&amp;[.N24]&amp;[.O24]&amp;[.P24]&amp;&quot;},&quot;" office:value-type="string" office:string-value="  {mnOverruleMultiple2,   &quot;Back to previous menu&quot;, iconExit,            cmOverruleMultipleMenu      }," calcext:value-type="string">
            <text:p><text:s text:c="2"/>{mnOverruleMultiple2, <text:s text:c="2"/>"Back to previous menu", iconExit, <text:s text:c="11"/>cmOverruleMultipleMenu <text:s text:c="5"/>},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LEN([.B24])" office:value-type="float" office:value="21" calcext:value-type="float">
            <text:p>21</text:p>
          </table:table-cell>
          <table:table-cell table:formula="of:=LEN([.C24])" office:value-type="float" office:value="8" calcext:value-type="float">
            <text:p>8</text:p>
          </table:table-cell>
          <table:table-cell table:formula="of:=LEN([.D24])" office:value-type="float" office:value="20" calcext:value-type="float">
            <text:p>20</text:p>
          </table:table-cell>
          <table:table-cell table:formula="of:=LEN([.E24])" office:value-type="float" office:value="4" calcext:value-type="float">
            <text:p>4</text:p>
          </table:table-cell>
          <table:table-cell/>
          <table:table-cell table:formula="of:=LEFT(&quot;mn&quot;&amp;[.A24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4]&amp;CHAR(34)&amp;&quot;,&quot;&amp;REPT(&quot; &quot;;[.$H$1]);[.$H$1]+3)" office:value-type="string" office:string-value="&quot;Back to previous menu&quot;, " calcext:value-type="string">
            <text:p>"Back to previous menu", </text:p>
          </table:table-cell>
          <table:table-cell table:formula="of:=LEFT([.C24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24]&amp;REPT(&quot; &quot;;[.$J$1]);[.$J$1]+2)" office:value-type="string" office:string-value="cmOverruleMultipleMenu      " calcext:value-type="string">
            <text:p>cmOverruleMultipleMenu <text:s text:c="5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tings</text:p>
          </table:table-cell>
          <table:table-cell table:style-name="ce132" office:value-type="string" calcext:value-type="string">
            <text:p>Set temperatures</text:p>
          </table:table-cell>
          <table:table-cell table:style-name="ce132" office:value-type="string" calcext:value-type="string">
            <text:p>iconLowTemperature</text:p>
          </table:table-cell>
          <table:table-cell table:style-name="ce132" office:value-type="string" calcext:value-type="string">
            <text:p>Temperature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25]&amp;[.N25]&amp;[.O25]&amp;[.P25]&amp;&quot;},&quot;" office:value-type="string" office:string-value="  {mnSettings,            &quot;Set temperatures&quot;,      iconLowTemperature,  cmTemperatureMenu           }," calcext:value-type="string">
            <text:p><text:s text:c="2"/>{mnSettings, <text:s text:c="11"/>"Set temperatures", <text:s text:c="5"/>iconLowTemperature, <text:s/>cmTemperatureMenu <text:s text:c="10"/>},</text:p>
          </table:table-cell>
          <table:table-cell table:formula="of:=LEN([.A25])" office:value-type="float" office:value="8" calcext:value-type="float">
            <text:p>8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LEN([.C25])" office:value-type="float" office:value="18" calcext:value-type="float">
            <text:p>18</text:p>
          </table:table-cell>
          <table:table-cell table:formula="of:=LEN([.D25])" office:value-type="float" office:value="15" calcext:value-type="float">
            <text:p>15</text:p>
          </table:table-cell>
          <table:table-cell table:formula="of:=LEN([.E25])" office:value-type="float" office:value="4" calcext:value-type="float">
            <text:p>4</text:p>
          </table:table-cell>
          <table:table-cell/>
          <table:table-cell table:formula="of:=LEFT(&quot;mn&quot;&amp;[.A25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5]&amp;CHAR(34)&amp;&quot;,&quot;&amp;REPT(&quot; &quot;;[.$H$1]);[.$H$1]+3)" office:value-type="string" office:string-value="&quot;Set temperatures&quot;,      " calcext:value-type="string">
            <text:p>"Set temperatures", <text:s text:c="5"/></text:p>
          </table:table-cell>
          <table:table-cell table:formula="of:=LEFT([.C25]&amp;&quot;,&quot;&amp;REPT(&quot; &quot;;[.$I$1]);[.$I$1]+2)" office:value-type="string" office:string-value="iconLowTemperature,  " calcext:value-type="string">
            <text:p>iconLowTemperature, <text:s/></text:p>
          </table:table-cell>
          <table:table-cell table:formula="of:=LEFT(&quot;cm&quot;&amp;[.D25]&amp;REPT(&quot; &quot;;[.$J$1]);[.$J$1]+2)" office:value-type="string" office:string-value="cmTemperatureMenu           " calcext:value-type="string">
            <text:p>cmTemperatureMenu <text:s text:c="10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tings</text:p>
          </table:table-cell>
          <table:table-cell table:style-name="ce132" office:value-type="string" calcext:value-type="string">
            <text:p>Set sensor offset</text:p>
          </table:table-cell>
          <table:table-cell table:style-name="ce132" office:value-type="string" calcext:value-type="string">
            <text:p>iconSensorOffset</text:p>
          </table:table-cell>
          <table:table-cell table:style-name="ce132" office:value-type="string" calcext:value-type="string">
            <text:p>SensorOffset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26]&amp;[.N26]&amp;[.O26]&amp;[.P26]&amp;&quot;},&quot;" office:value-type="string" office:string-value="  {mnSettings,            &quot;Set sensor offset&quot;,     iconSensorOffset,    cmSensorOffsetMenu          }," calcext:value-type="string">
            <text:p><text:s text:c="2"/>{mnSettings, <text:s text:c="11"/>"Set sensor offset", <text:s text:c="4"/>iconSensorOffset, <text:s text:c="3"/>cmSensorOffsetMenu <text:s text:c="9"/>},</text:p>
          </table:table-cell>
          <table:table-cell table:formula="of:=LEN([.A26])" office:value-type="float" office:value="8" calcext:value-type="float">
            <text:p>8</text:p>
          </table:table-cell>
          <table:table-cell table:formula="of:=LEN([.B26])" office:value-type="float" office:value="17" calcext:value-type="float">
            <text:p>17</text:p>
          </table:table-cell>
          <table:table-cell table:formula="of:=LEN([.C26])" office:value-type="float" office:value="16" calcext:value-type="float">
            <text:p>16</text:p>
          </table:table-cell>
          <table:table-cell table:formula="of:=LEN([.D26])" office:value-type="float" office:value="16" calcext:value-type="float">
            <text:p>16</text:p>
          </table:table-cell>
          <table:table-cell table:formula="of:=LEN([.E26])" office:value-type="float" office:value="4" calcext:value-type="float">
            <text:p>4</text:p>
          </table:table-cell>
          <table:table-cell/>
          <table:table-cell table:formula="of:=LEFT(&quot;mn&quot;&amp;[.A26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6]&amp;CHAR(34)&amp;&quot;,&quot;&amp;REPT(&quot; &quot;;[.$H$1]);[.$H$1]+3)" office:value-type="string" office:string-value="&quot;Set sensor offset&quot;,     " calcext:value-type="string">
            <text:p>"Set sensor offset", <text:s text:c="4"/></text:p>
          </table:table-cell>
          <table:table-cell table:formula="of:=LEFT([.C26]&amp;&quot;,&quot;&amp;REPT(&quot; &quot;;[.$I$1]);[.$I$1]+2)" office:value-type="string" office:string-value="iconSensorOffset,    " calcext:value-type="string">
            <text:p>iconSensorOffset, <text:s text:c="3"/></text:p>
          </table:table-cell>
          <table:table-cell table:formula="of:=LEFT(&quot;cm&quot;&amp;[.D26]&amp;REPT(&quot; &quot;;[.$J$1]);[.$J$1]+2)" office:value-type="string" office:string-value="cmSensorOffsetMenu          " calcext:value-type="string">
            <text:p>cmSensorOffsetMenu <text:s text:c="9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tings</text:p>
          </table:table-cell>
          <table:table-cell table:style-name="ce132" office:value-type="string" calcext:value-type="string">
            <text:p>Set week schedule</text:p>
          </table:table-cell>
          <table:table-cell table:style-name="ce132" office:value-type="string" calcext:value-type="string">
            <text:p>iconWeekschedule</text:p>
          </table:table-cell>
          <table:table-cell table:style-name="ce132" office:value-type="string" calcext:value-type="string">
            <text:p>WeekSchedule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27]&amp;[.N27]&amp;[.O27]&amp;[.P27]&amp;&quot;},&quot;" office:value-type="string" office:string-value="  {mnSettings,            &quot;Set week schedule&quot;,     iconWeekschedule,    cmWeekScheduleMenu          }," calcext:value-type="string">
            <text:p><text:s text:c="2"/>{mnSettings, <text:s text:c="11"/>"Set week schedule", <text:s text:c="4"/>iconWeekschedule, <text:s text:c="3"/>cmWeekScheduleMenu <text:s text:c="9"/>},</text:p>
          </table:table-cell>
          <table:table-cell table:formula="of:=LEN([.A27])" office:value-type="float" office:value="8" calcext:value-type="float">
            <text:p>8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LEN([.C27])" office:value-type="float" office:value="16" calcext:value-type="float">
            <text:p>16</text:p>
          </table:table-cell>
          <table:table-cell table:formula="of:=LEN([.D27])" office:value-type="float" office:value="16" calcext:value-type="float">
            <text:p>16</text:p>
          </table:table-cell>
          <table:table-cell table:formula="of:=LEN([.E27])" office:value-type="float" office:value="4" calcext:value-type="float">
            <text:p>4</text:p>
          </table:table-cell>
          <table:table-cell/>
          <table:table-cell table:formula="of:=LEFT(&quot;mn&quot;&amp;[.A27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7]&amp;CHAR(34)&amp;&quot;,&quot;&amp;REPT(&quot; &quot;;[.$H$1]);[.$H$1]+3)" office:value-type="string" office:string-value="&quot;Set week schedule&quot;,     " calcext:value-type="string">
            <text:p>"Set week schedule", <text:s text:c="4"/></text:p>
          </table:table-cell>
          <table:table-cell table:formula="of:=LEFT([.C27]&amp;&quot;,&quot;&amp;REPT(&quot; &quot;;[.$I$1]);[.$I$1]+2)" office:value-type="string" office:string-value="iconWeekschedule,    " calcext:value-type="string">
            <text:p>iconWeekschedule, <text:s text:c="3"/></text:p>
          </table:table-cell>
          <table:table-cell table:formula="of:=LEFT(&quot;cm&quot;&amp;[.D27]&amp;REPT(&quot; &quot;;[.$J$1]);[.$J$1]+2)" office:value-type="string" office:string-value="cmWeekScheduleMenu          " calcext:value-type="string">
            <text:p>cmWeekScheduleMenu <text:s text:c="9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tings</text:p>
          </table:table-cell>
          <table:table-cell table:style-name="ce132" office:value-type="string" calcext:value-type="string">
            <text:p>Work from home times</text:p>
          </table:table-cell>
          <table:table-cell table:style-name="ce132" office:value-type="string" calcext:value-type="string">
            <text:p>iconHome</text:p>
          </table:table-cell>
          <table:table-cell table:style-name="ce132" office:value-type="string" calcext:value-type="string">
            <text:p>WorkFromHomeTimes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28]&amp;[.N28]&amp;[.O28]&amp;[.P28]&amp;&quot;},&quot;" office:value-type="string" office:string-value="  {mnSettings,            &quot;Work from home times&quot;,  iconHome,            cmWorkFromHomeTimesMenu     }," calcext:value-type="string">
            <text:p><text:s text:c="2"/>{mnSettings, <text:s text:c="11"/>"Work from home times", <text:s/>iconHome, <text:s text:c="11"/>cmWorkFromHomeTimesMenu <text:s text:c="4"/>},</text:p>
          </table:table-cell>
          <table:table-cell table:formula="of:=LEN([.A28])" office:value-type="float" office:value="8" calcext:value-type="float">
            <text:p>8</text:p>
          </table:table-cell>
          <table:table-cell table:formula="of:=LEN([.B28])" office:value-type="float" office:value="20" calcext:value-type="float">
            <text:p>20</text:p>
          </table:table-cell>
          <table:table-cell table:formula="of:=LEN([.C28])" office:value-type="float" office:value="8" calcext:value-type="float">
            <text:p>8</text:p>
          </table:table-cell>
          <table:table-cell table:formula="of:=LEN([.D28])" office:value-type="float" office:value="21" calcext:value-type="float">
            <text:p>21</text:p>
          </table:table-cell>
          <table:table-cell table:formula="of:=LEN([.E28])" office:value-type="float" office:value="4" calcext:value-type="float">
            <text:p>4</text:p>
          </table:table-cell>
          <table:table-cell/>
          <table:table-cell table:formula="of:=LEFT(&quot;mn&quot;&amp;[.A28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8]&amp;CHAR(34)&amp;&quot;,&quot;&amp;REPT(&quot; &quot;;[.$H$1]);[.$H$1]+3)" office:value-type="string" office:string-value="&quot;Work from home times&quot;,  " calcext:value-type="string">
            <text:p>"Work from home times", <text:s/></text:p>
          </table:table-cell>
          <table:table-cell table:formula="of:=LEFT([.C28]&amp;&quot;,&quot;&amp;REPT(&quot; &quot;;[.$I$1]);[.$I$1]+2)" office:value-type="string" office:string-value="iconHome,            " calcext:value-type="string">
            <text:p>iconHome, <text:s text:c="11"/></text:p>
          </table:table-cell>
          <table:table-cell table:formula="of:=LEFT(&quot;cm&quot;&amp;[.D28]&amp;REPT(&quot; &quot;;[.$J$1]);[.$J$1]+2)" office:value-type="string" office:string-value="cmWorkFromHomeTimesMenu     " calcext:value-type="string">
            <text:p>cmWorkFromHomeTimesMenu <text:s text:c="4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tings</text:p>
          </table:table-cell>
          <table:table-cell table:style-name="ce132" office:value-type="string" calcext:value-type="string">
            <text:p>Work from office times</text:p>
          </table:table-cell>
          <table:table-cell table:style-name="ce132" office:value-type="string" calcext:value-type="string">
            <text:p>iconWork</text:p>
          </table:table-cell>
          <table:table-cell table:style-name="ce132" office:value-type="string" calcext:value-type="string">
            <text:p>WorkFromOfficeTimes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29]&amp;[.N29]&amp;[.O29]&amp;[.P29]&amp;&quot;},&quot;" office:value-type="string" office:string-value="  {mnSettings,            &quot;Work from office times&quot;,iconWork,            cmWorkFromOfficeTimesMenu   }," calcext:value-type="string">
            <text:p><text:s text:c="2"/>{mnSettings, <text:s text:c="11"/>"Work from office times",iconWork, <text:s text:c="11"/>cmWorkFromOfficeTimesMenu <text:s text:c="2"/>},</text:p>
          </table:table-cell>
          <table:table-cell table:formula="of:=LEN([.A29])" office:value-type="float" office:value="8" calcext:value-type="float">
            <text:p>8</text:p>
          </table:table-cell>
          <table:table-cell table:formula="of:=LEN([.B29])" office:value-type="float" office:value="22" calcext:value-type="float">
            <text:p>22</text:p>
          </table:table-cell>
          <table:table-cell table:formula="of:=LEN([.C29])" office:value-type="float" office:value="8" calcext:value-type="float">
            <text:p>8</text:p>
          </table:table-cell>
          <table:table-cell table:formula="of:=LEN([.D29])" office:value-type="float" office:value="23" calcext:value-type="float">
            <text:p>23</text:p>
          </table:table-cell>
          <table:table-cell table:formula="of:=LEN([.E29])" office:value-type="float" office:value="4" calcext:value-type="float">
            <text:p>4</text:p>
          </table:table-cell>
          <table:table-cell/>
          <table:table-cell table:formula="of:=LEFT(&quot;mn&quot;&amp;[.A29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9]&amp;CHAR(34)&amp;&quot;,&quot;&amp;REPT(&quot; &quot;;[.$H$1]);[.$H$1]+3)" office:value-type="string" office:string-value="&quot;Work from office times&quot;," calcext:value-type="string">
            <text:p>"Work from office times",</text:p>
          </table:table-cell>
          <table:table-cell table:formula="of:=LEFT([.C29]&amp;&quot;,&quot;&amp;REPT(&quot; &quot;;[.$I$1]);[.$I$1]+2)" office:value-type="string" office:string-value="iconWork,            " calcext:value-type="string">
            <text:p>iconWork, <text:s text:c="11"/></text:p>
          </table:table-cell>
          <table:table-cell table:formula="of:=LEFT(&quot;cm&quot;&amp;[.D29]&amp;REPT(&quot; &quot;;[.$J$1]);[.$J$1]+2)" office:value-type="string" office:string-value="cmWorkFromOfficeTimesMenu   " calcext:value-type="string">
            <text:p>cmWorkFromOfficeTimesMenu <text:s text:c="2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tings</text:p>
          </table:table-cell>
          <table:table-cell table:style-name="ce132" office:value-type="string" calcext:value-type="string">
            <text:p>Set weekend times</text:p>
          </table:table-cell>
          <table:table-cell table:style-name="ce132" office:value-type="string" calcext:value-type="string">
            <text:p>iconWeekend</text:p>
          </table:table-cell>
          <table:table-cell table:style-name="ce132" office:value-type="string" calcext:value-type="string">
            <text:p>WeekendTimes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30]&amp;[.N30]&amp;[.O30]&amp;[.P30]&amp;&quot;},&quot;" office:value-type="string" office:string-value="  {mnSettings,            &quot;Set weekend times&quot;,     iconWeekend,         cmWeekendTimesMenu          }," calcext:value-type="string">
            <text:p><text:s text:c="2"/>{mnSettings, <text:s text:c="11"/>"Set weekend times", <text:s text:c="4"/>iconWeekend, <text:s text:c="8"/>cmWeekendTimesMenu <text:s text:c="9"/>},</text:p>
          </table:table-cell>
          <table:table-cell table:formula="of:=LEN([.A30])" office:value-type="float" office:value="8" calcext:value-type="float">
            <text:p>8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LEN([.C30])" office:value-type="float" office:value="11" calcext:value-type="float">
            <text:p>11</text:p>
          </table:table-cell>
          <table:table-cell table:formula="of:=LEN([.D30])" office:value-type="float" office:value="16" calcext:value-type="float">
            <text:p>16</text:p>
          </table:table-cell>
          <table:table-cell table:formula="of:=LEN([.E30])" office:value-type="float" office:value="4" calcext:value-type="float">
            <text:p>4</text:p>
          </table:table-cell>
          <table:table-cell/>
          <table:table-cell table:formula="of:=LEFT(&quot;mn&quot;&amp;[.A30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30]&amp;CHAR(34)&amp;&quot;,&quot;&amp;REPT(&quot; &quot;;[.$H$1]);[.$H$1]+3)" office:value-type="string" office:string-value="&quot;Set weekend times&quot;,     " calcext:value-type="string">
            <text:p>"Set weekend times", <text:s text:c="4"/></text:p>
          </table:table-cell>
          <table:table-cell table:formula="of:=LEFT([.C30]&amp;&quot;,&quot;&amp;REPT(&quot; &quot;;[.$I$1]);[.$I$1]+2)" office:value-type="string" office:string-value="iconWeekend,         " calcext:value-type="string">
            <text:p>iconWeekend, <text:s text:c="8"/></text:p>
          </table:table-cell>
          <table:table-cell table:formula="of:=LEFT(&quot;cm&quot;&amp;[.D30]&amp;REPT(&quot; &quot;;[.$J$1]);[.$J$1]+2)" office:value-type="string" office:string-value="cmWeekendTimesMenu          " calcext:value-type="string">
            <text:p>cmWeekendTimesMenu <text:s text:c="9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tings</text:p>
          </table:table-cell>
          <table:table-cell table:style-name="ce132" office:value-type="string" calcext:value-type="string">
            <text:p>Back to main menu</text:p>
          </table:table-cell>
          <table:table-cell table:style-name="ce132" office:value-type="string" calcext:value-type="string">
            <text:p>iconExit</text:p>
          </table:table-cell>
          <table:table-cell table:style-name="ce132" office:value-type="string" calcext:value-type="string">
            <text:p>Main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31]&amp;[.N31]&amp;[.O31]&amp;[.P31]&amp;&quot;},&quot;" office:value-type="string" office:string-value="  {mnSettings,            &quot;Back to main menu&quot;,     iconExit,            cmMainMenu                  }," calcext:value-type="string">
            <text:p><text:s text:c="2"/>{mnSettings, <text:s text:c="11"/>"Back to main menu", <text:s text:c="4"/>iconExit, <text:s text:c="11"/>cmMainMenu <text:s text:c="17"/>},</text:p>
          </table:table-cell>
          <table:table-cell table:formula="of:=LEN([.A31])" office:value-type="float" office:value="8" calcext:value-type="float">
            <text:p>8</text:p>
          </table:table-cell>
          <table:table-cell table:formula="of:=LEN([.B31])" office:value-type="float" office:value="17" calcext:value-type="float">
            <text:p>17</text:p>
          </table:table-cell>
          <table:table-cell table:formula="of:=LEN([.C31])" office:value-type="float" office:value="8" calcext:value-type="float">
            <text:p>8</text:p>
          </table:table-cell>
          <table:table-cell table:formula="of:=LEN([.D31])" office:value-type="float" office:value="8" calcext:value-type="float">
            <text:p>8</text:p>
          </table:table-cell>
          <table:table-cell table:formula="of:=LEN([.E31])" office:value-type="float" office:value="4" calcext:value-type="float">
            <text:p>4</text:p>
          </table:table-cell>
          <table:table-cell/>
          <table:table-cell table:formula="of:=LEFT(&quot;mn&quot;&amp;[.A31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31]&amp;CHAR(34)&amp;&quot;,&quot;&amp;REPT(&quot; &quot;;[.$H$1]);[.$H$1]+3)" office:value-type="string" office:string-value="&quot;Back to main menu&quot;,     " calcext:value-type="string">
            <text:p>"Back to main menu", <text:s text:c="4"/></text:p>
          </table:table-cell>
          <table:table-cell table:formula="of:=LEFT([.C31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31]&amp;REPT(&quot; &quot;;[.$J$1]);[.$J$1]+2)" office:value-type="string" office:string-value="cmMainMenu                  " calcext:value-type="string">
            <text:p>cmMainMenu <text:s text:c="17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High temperature up</text:p>
          </table:table-cell>
          <table:table-cell office:value-type="string" calcext:value-type="string">
            <text:p>iconHighTemperature</text:p>
          </table:table-cell>
          <table:table-cell office:value-type="string" calcext:value-type="string">
            <text:p>HighTempInc</text:p>
          </table:table-cell>
          <table:table-cell office:value-type="string" calcext:value-type="string">
            <text:p>None</text:p>
          </table:table-cell>
          <table:table-cell table:formula="of:=&quot;  {&quot;&amp;[.M32]&amp;[.N32]&amp;[.O32]&amp;[.P32]&amp;&quot;},&quot;" office:value-type="string" office:string-value="  {mnTemperatureSettings, &quot;High temperature up&quot;,   iconHighTemperature, cmHighTempInc               }," calcext:value-type="string">
            <text:p><text:s text:c="2"/>{mnTemperatureSettings, "High temperature up", <text:s text:c="2"/>iconHighTemperature, cmHighTempInc <text:s text:c="14"/>},</text:p>
          </table:table-cell>
          <table:table-cell table:formula="of:=LEN([.A32])" office:value-type="float" office:value="19" calcext:value-type="float">
            <text:p>19</text:p>
          </table:table-cell>
          <table:table-cell table:formula="of:=LEN([.B32])" office:value-type="float" office:value="19" calcext:value-type="float">
            <text:p>19</text:p>
          </table:table-cell>
          <table:table-cell table:formula="of:=LEN([.C32])" office:value-type="float" office:value="19" calcext:value-type="float">
            <text:p>19</text:p>
          </table:table-cell>
          <table:table-cell table:formula="of:=LEN([.D32])" office:value-type="float" office:value="11" calcext:value-type="float">
            <text:p>11</text:p>
          </table:table-cell>
          <table:table-cell table:formula="of:=LEN([.E32])" office:value-type="float" office:value="4" calcext:value-type="float">
            <text:p>4</text:p>
          </table:table-cell>
          <table:table-cell/>
          <table:table-cell table:formula="of:=LEFT(&quot;mn&quot;&amp;[.A32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2]&amp;CHAR(34)&amp;&quot;,&quot;&amp;REPT(&quot; &quot;;[.$H$1]);[.$H$1]+3)" office:value-type="string" office:string-value="&quot;High temperature up&quot;,   " calcext:value-type="string">
            <text:p>"High temperature up", <text:s text:c="2"/></text:p>
          </table:table-cell>
          <table:table-cell table:formula="of:=LEFT([.C32]&amp;&quot;,&quot;&amp;REPT(&quot; &quot;;[.$I$1]);[.$I$1]+2)" office:value-type="string" office:string-value="iconHighTemperature, " calcext:value-type="string">
            <text:p>iconHighTemperature, </text:p>
          </table:table-cell>
          <table:table-cell table:formula="of:=LEFT(&quot;cm&quot;&amp;[.D32]&amp;REPT(&quot; &quot;;[.$J$1]);[.$J$1]+2)" office:value-type="string" office:string-value="cmHighTempInc               " calcext:value-type="string">
            <text:p>cmHighTempInc <text:s text:c="14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High temperature down</text:p>
          </table:table-cell>
          <table:table-cell office:value-type="string" calcext:value-type="string">
            <text:p>iconHighTemperature</text:p>
          </table:table-cell>
          <table:table-cell office:value-type="string" calcext:value-type="string">
            <text:p>HighTempDec</text:p>
          </table:table-cell>
          <table:table-cell office:value-type="string" calcext:value-type="string">
            <text:p>None</text:p>
          </table:table-cell>
          <table:table-cell table:formula="of:=&quot;  {&quot;&amp;[.M33]&amp;[.N33]&amp;[.O33]&amp;[.P33]&amp;&quot;},&quot;" office:value-type="string" office:string-value="  {mnTemperatureSettings, &quot;High temperature down&quot;, iconHighTemperature, cmHighTempDec               }," calcext:value-type="string">
            <text:p><text:s text:c="2"/>{mnTemperatureSettings, "High temperature down", iconHighTemperature, cmHighTempDec <text:s text:c="14"/>},</text:p>
          </table:table-cell>
          <table:table-cell table:formula="of:=LEN([.A33])" office:value-type="float" office:value="19" calcext:value-type="float">
            <text:p>19</text:p>
          </table:table-cell>
          <table:table-cell table:formula="of:=LEN([.B33])" office:value-type="float" office:value="21" calcext:value-type="float">
            <text:p>21</text:p>
          </table:table-cell>
          <table:table-cell table:formula="of:=LEN([.C33])" office:value-type="float" office:value="19" calcext:value-type="float">
            <text:p>19</text:p>
          </table:table-cell>
          <table:table-cell table:formula="of:=LEN([.D33])" office:value-type="float" office:value="11" calcext:value-type="float">
            <text:p>11</text:p>
          </table:table-cell>
          <table:table-cell table:formula="of:=LEN([.E33])" office:value-type="float" office:value="4" calcext:value-type="float">
            <text:p>4</text:p>
          </table:table-cell>
          <table:table-cell/>
          <table:table-cell table:formula="of:=LEFT(&quot;mn&quot;&amp;[.A33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3]&amp;CHAR(34)&amp;&quot;,&quot;&amp;REPT(&quot; &quot;;[.$H$1]);[.$H$1]+3)" office:value-type="string" office:string-value="&quot;High temperature down&quot;, " calcext:value-type="string">
            <text:p>"High temperature down", </text:p>
          </table:table-cell>
          <table:table-cell table:formula="of:=LEFT([.C33]&amp;&quot;,&quot;&amp;REPT(&quot; &quot;;[.$I$1]);[.$I$1]+2)" office:value-type="string" office:string-value="iconHighTemperature, " calcext:value-type="string">
            <text:p>iconHighTemperature, </text:p>
          </table:table-cell>
          <table:table-cell table:formula="of:=LEFT(&quot;cm&quot;&amp;[.D33]&amp;REPT(&quot; &quot;;[.$J$1]);[.$J$1]+2)" office:value-type="string" office:string-value="cmHighTempDec               " calcext:value-type="string">
            <text:p>cmHighTempDec <text:s text:c="14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Low temperature up</text:p>
          </table:table-cell>
          <table:table-cell office:value-type="string" calcext:value-type="string">
            <text:p>iconLowTemperature</text:p>
          </table:table-cell>
          <table:table-cell office:value-type="string" calcext:value-type="string">
            <text:p>LowTempInc</text:p>
          </table:table-cell>
          <table:table-cell office:value-type="string" calcext:value-type="string">
            <text:p>None</text:p>
          </table:table-cell>
          <table:table-cell table:formula="of:=&quot;  {&quot;&amp;[.M34]&amp;[.N34]&amp;[.O34]&amp;[.P34]&amp;&quot;},&quot;" office:value-type="string" office:string-value="  {mnTemperatureSettings, &quot;Low temperature up&quot;,    iconLowTemperature,  cmLowTempInc                }," calcext:value-type="string">
            <text:p><text:s text:c="2"/>{mnTemperatureSettings, "Low temperature up", <text:s text:c="3"/>iconLowTemperature, <text:s/>cmLowTempInc <text:s text:c="15"/>},</text:p>
          </table:table-cell>
          <table:table-cell table:formula="of:=LEN([.A34])" office:value-type="float" office:value="19" calcext:value-type="float">
            <text:p>19</text:p>
          </table:table-cell>
          <table:table-cell table:formula="of:=LEN([.B34])" office:value-type="float" office:value="18" calcext:value-type="float">
            <text:p>18</text:p>
          </table:table-cell>
          <table:table-cell table:formula="of:=LEN([.C34])" office:value-type="float" office:value="18" calcext:value-type="float">
            <text:p>18</text:p>
          </table:table-cell>
          <table:table-cell table:formula="of:=LEN([.D34])" office:value-type="float" office:value="10" calcext:value-type="float">
            <text:p>10</text:p>
          </table:table-cell>
          <table:table-cell table:formula="of:=LEN([.E34])" office:value-type="float" office:value="4" calcext:value-type="float">
            <text:p>4</text:p>
          </table:table-cell>
          <table:table-cell/>
          <table:table-cell table:formula="of:=LEFT(&quot;mn&quot;&amp;[.A34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4]&amp;CHAR(34)&amp;&quot;,&quot;&amp;REPT(&quot; &quot;;[.$H$1]);[.$H$1]+3)" office:value-type="string" office:string-value="&quot;Low temperature up&quot;,    " calcext:value-type="string">
            <text:p>"Low temperature up", <text:s text:c="3"/></text:p>
          </table:table-cell>
          <table:table-cell table:formula="of:=LEFT([.C34]&amp;&quot;,&quot;&amp;REPT(&quot; &quot;;[.$I$1]);[.$I$1]+2)" office:value-type="string" office:string-value="iconLowTemperature,  " calcext:value-type="string">
            <text:p>iconLowTemperature, <text:s/></text:p>
          </table:table-cell>
          <table:table-cell table:formula="of:=LEFT(&quot;cm&quot;&amp;[.D34]&amp;REPT(&quot; &quot;;[.$J$1]);[.$J$1]+2)" office:value-type="string" office:string-value="cmLowTempInc                " calcext:value-type="string">
            <text:p>cmLowTempInc <text:s text:c="15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Low temperature down</text:p>
          </table:table-cell>
          <table:table-cell office:value-type="string" calcext:value-type="string">
            <text:p>iconLowTemperature</text:p>
          </table:table-cell>
          <table:table-cell office:value-type="string" calcext:value-type="string">
            <text:p>LowTempDec</text:p>
          </table:table-cell>
          <table:table-cell office:value-type="string" calcext:value-type="string">
            <text:p>None</text:p>
          </table:table-cell>
          <table:table-cell table:formula="of:=&quot;  {&quot;&amp;[.M35]&amp;[.N35]&amp;[.O35]&amp;[.P35]&amp;&quot;},&quot;" office:value-type="string" office:string-value="  {mnTemperatureSettings, &quot;Low temperature down&quot;,  iconLowTemperature,  cmLowTempDec                }," calcext:value-type="string">
            <text:p><text:s text:c="2"/>{mnTemperatureSettings, "Low temperature down", <text:s/>iconLowTemperature, <text:s/>cmLowTempDec <text:s text:c="15"/>},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LEN([.B35])" office:value-type="float" office:value="20" calcext:value-type="float">
            <text:p>20</text:p>
          </table:table-cell>
          <table:table-cell table:formula="of:=LEN([.C35])" office:value-type="float" office:value="18" calcext:value-type="float">
            <text:p>18</text:p>
          </table:table-cell>
          <table:table-cell table:formula="of:=LEN([.D35])" office:value-type="float" office:value="10" calcext:value-type="float">
            <text:p>10</text:p>
          </table:table-cell>
          <table:table-cell table:formula="of:=LEN([.E35])" office:value-type="float" office:value="4" calcext:value-type="float">
            <text:p>4</text:p>
          </table:table-cell>
          <table:table-cell/>
          <table:table-cell table:formula="of:=LEFT(&quot;mn&quot;&amp;[.A35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5]&amp;CHAR(34)&amp;&quot;,&quot;&amp;REPT(&quot; &quot;;[.$H$1]);[.$H$1]+3)" office:value-type="string" office:string-value="&quot;Low temperature down&quot;,  " calcext:value-type="string">
            <text:p>"Low temperature down", <text:s/></text:p>
          </table:table-cell>
          <table:table-cell table:formula="of:=LEFT([.C35]&amp;&quot;,&quot;&amp;REPT(&quot; &quot;;[.$I$1]);[.$I$1]+2)" office:value-type="string" office:string-value="iconLowTemperature,  " calcext:value-type="string">
            <text:p>iconLowTemperature, <text:s/></text:p>
          </table:table-cell>
          <table:table-cell table:formula="of:=LEFT(&quot;cm&quot;&amp;[.D35]&amp;REPT(&quot; &quot;;[.$J$1]);[.$J$1]+2)" office:value-type="string" office:string-value="cmLowTempDec                " calcext:value-type="string">
            <text:p>cmLowTempDec <text:s text:c="15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Back to home screen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HomeScreen</text:p>
          </table:table-cell>
          <table:table-cell office:value-type="string" calcext:value-type="string">
            <text:p>None</text:p>
          </table:table-cell>
          <table:table-cell table:formula="of:=&quot;  {&quot;&amp;[.M36]&amp;[.N36]&amp;[.O36]&amp;[.P36]&amp;&quot;},&quot;" office:value-type="string" office:string-value="  {mnTemperatureSettings, &quot;Back to home screen&quot;,   iconExit,            cmHomeScreen                }," calcext:value-type="string">
            <text:p><text:s text:c="2"/>{mnTemperatureSettings, "Back to home screen", <text:s text:c="2"/>iconExit, <text:s text:c="11"/>cmHomeScreen <text:s text:c="15"/>},</text:p>
          </table:table-cell>
          <table:table-cell table:formula="of:=LEN([.A36])" office:value-type="float" office:value="19" calcext:value-type="float">
            <text:p>19</text:p>
          </table:table-cell>
          <table:table-cell table:formula="of:=LEN([.B36])" office:value-type="float" office:value="19" calcext:value-type="float">
            <text:p>19</text:p>
          </table:table-cell>
          <table:table-cell table:formula="of:=LEN([.C36])" office:value-type="float" office:value="8" calcext:value-type="float">
            <text:p>8</text:p>
          </table:table-cell>
          <table:table-cell table:formula="of:=LEN([.D36])" office:value-type="float" office:value="10" calcext:value-type="float">
            <text:p>10</text:p>
          </table:table-cell>
          <table:table-cell table:formula="of:=LEN([.E36])" office:value-type="float" office:value="4" calcext:value-type="float">
            <text:p>4</text:p>
          </table:table-cell>
          <table:table-cell/>
          <table:table-cell table:formula="of:=LEFT(&quot;mn&quot;&amp;[.A36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6]&amp;CHAR(34)&amp;&quot;,&quot;&amp;REPT(&quot; &quot;;[.$H$1]);[.$H$1]+3)" office:value-type="string" office:string-value="&quot;Back to home screen&quot;,   " calcext:value-type="string">
            <text:p>"Back to home screen", <text:s text:c="2"/></text:p>
          </table:table-cell>
          <table:table-cell table:formula="of:=LEFT([.C36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36]&amp;REPT(&quot; &quot;;[.$J$1]);[.$J$1]+2)" office:value-type="string" office:string-value="cmHomeScreen                " calcext:value-type="string">
            <text:p>cmHomeScreen <text:s text:c="15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Schedule</text:p>
          </table:table-cell>
          <table:table-cell table:style-name="ce132" office:value-type="string" calcext:value-type="string">
            <text:p>Monday</text:p>
          </table:table-cell>
          <table:table-cell table:style-name="ce132" office:value-type="string" calcext:value-type="string">
            <text:p>iconMonday</text:p>
          </table:table-cell>
          <table:table-cell table:style-name="ce132" office:value-type="string" calcext:value-type="string">
            <text:p>OverruleDaySettingMenu</text:p>
          </table:table-cell>
          <table:table-cell table:style-name="ce132" office:value-type="string" calcext:value-type="string">
            <text:p>Monday</text:p>
          </table:table-cell>
          <table:table-cell table:formula="of:=&quot;  {&quot;&amp;[.M37]&amp;[.N37]&amp;[.O37]&amp;[.P37]&amp;&quot;},&quot;" office:value-type="string" office:string-value="  {mnSetWeekSchedule,     &quot;Monday&quot;,                iconMonday,          cmOverruleDaySettingMenu    }," calcext:value-type="string">
            <text:p><text:s text:c="2"/>{mnSetWeekSchedule, <text:s text:c="4"/>"Monday", <text:s text:c="15"/>iconMonday, <text:s text:c="9"/>cmOverruleDaySettingMenu <text:s text:c="3"/>},</text:p>
          </table:table-cell>
          <table:table-cell table:formula="of:=LEN([.A37])" office:value-type="float" office:value="15" calcext:value-type="float">
            <text:p>15</text:p>
          </table:table-cell>
          <table:table-cell table:formula="of:=LEN([.B37])" office:value-type="float" office:value="6" calcext:value-type="float">
            <text:p>6</text:p>
          </table:table-cell>
          <table:table-cell table:formula="of:=LEN([.C37])" office:value-type="float" office:value="10" calcext:value-type="float">
            <text:p>10</text:p>
          </table:table-cell>
          <table:table-cell table:formula="of:=LEN([.D37])" office:value-type="float" office:value="22" calcext:value-type="float">
            <text:p>22</text:p>
          </table:table-cell>
          <table:table-cell table:formula="of:=LEN([.E37])" office:value-type="float" office:value="6" calcext:value-type="float">
            <text:p>6</text:p>
          </table:table-cell>
          <table:table-cell/>
          <table:table-cell table:formula="of:=LEFT(&quot;mn&quot;&amp;[.A37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37]&amp;CHAR(34)&amp;&quot;,&quot;&amp;REPT(&quot; &quot;;[.$H$1]);[.$H$1]+3)" office:value-type="string" office:string-value="&quot;Monday&quot;,                " calcext:value-type="string">
            <text:p>"Monday", <text:s text:c="15"/></text:p>
          </table:table-cell>
          <table:table-cell table:formula="of:=LEFT([.C37]&amp;&quot;,&quot;&amp;REPT(&quot; &quot;;[.$I$1]);[.$I$1]+2)" office:value-type="string" office:string-value="iconMonday,          " calcext:value-type="string">
            <text:p>iconMonday, <text:s text:c="9"/></text:p>
          </table:table-cell>
          <table:table-cell table:formula="of:=LEFT(&quot;cm&quot;&amp;[.D37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Schedule</text:p>
          </table:table-cell>
          <table:table-cell table:style-name="ce132" office:value-type="string" calcext:value-type="string">
            <text:p>Tuesday</text:p>
          </table:table-cell>
          <table:table-cell table:style-name="ce132" office:value-type="string" calcext:value-type="string">
            <text:p>iconTuesday</text:p>
          </table:table-cell>
          <table:table-cell table:style-name="ce132" office:value-type="string" calcext:value-type="string">
            <text:p>OverruleDaySettingMenu</text:p>
          </table:table-cell>
          <table:table-cell table:style-name="ce132" office:value-type="string" calcext:value-type="string">
            <text:p>Tuesday</text:p>
          </table:table-cell>
          <table:table-cell table:formula="of:=&quot;  {&quot;&amp;[.M38]&amp;[.N38]&amp;[.O38]&amp;[.P38]&amp;&quot;},&quot;" office:value-type="string" office:string-value="  {mnSetWeekSchedule,     &quot;Tuesday&quot;,               iconTuesday,         cmOverruleDaySettingMenu    }," calcext:value-type="string">
            <text:p><text:s text:c="2"/>{mnSetWeekSchedule, <text:s text:c="4"/>"Tuesday", <text:s text:c="14"/>iconTuesday, <text:s text:c="8"/>cmOverruleDaySettingMenu <text:s text:c="3"/>},</text:p>
          </table:table-cell>
          <table:table-cell table:formula="of:=LEN([.A38])" office:value-type="float" office:value="15" calcext:value-type="float">
            <text:p>15</text:p>
          </table:table-cell>
          <table:table-cell table:formula="of:=LEN([.B38])" office:value-type="float" office:value="7" calcext:value-type="float">
            <text:p>7</text:p>
          </table:table-cell>
          <table:table-cell table:formula="of:=LEN([.C38])" office:value-type="float" office:value="11" calcext:value-type="float">
            <text:p>11</text:p>
          </table:table-cell>
          <table:table-cell table:formula="of:=LEN([.D38])" office:value-type="float" office:value="22" calcext:value-type="float">
            <text:p>22</text:p>
          </table:table-cell>
          <table:table-cell table:formula="of:=LEN([.E38])" office:value-type="float" office:value="7" calcext:value-type="float">
            <text:p>7</text:p>
          </table:table-cell>
          <table:table-cell/>
          <table:table-cell table:formula="of:=LEFT(&quot;mn&quot;&amp;[.A38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38]&amp;CHAR(34)&amp;&quot;,&quot;&amp;REPT(&quot; &quot;;[.$H$1]);[.$H$1]+3)" office:value-type="string" office:string-value="&quot;Tuesday&quot;,               " calcext:value-type="string">
            <text:p>"Tuesday", <text:s text:c="14"/></text:p>
          </table:table-cell>
          <table:table-cell table:formula="of:=LEFT([.C38]&amp;&quot;,&quot;&amp;REPT(&quot; &quot;;[.$I$1]);[.$I$1]+2)" office:value-type="string" office:string-value="iconTuesday,         " calcext:value-type="string">
            <text:p>iconTuesday, <text:s text:c="8"/></text:p>
          </table:table-cell>
          <table:table-cell table:formula="of:=LEFT(&quot;cm&quot;&amp;[.D38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Schedule</text:p>
          </table:table-cell>
          <table:table-cell table:style-name="ce132" office:value-type="string" calcext:value-type="string">
            <text:p>Wednesday</text:p>
          </table:table-cell>
          <table:table-cell table:style-name="ce132" office:value-type="string" calcext:value-type="string">
            <text:p>iconWednesday</text:p>
          </table:table-cell>
          <table:table-cell table:style-name="ce132" office:value-type="string" calcext:value-type="string">
            <text:p>OverruleDaySettingMenu</text:p>
          </table:table-cell>
          <table:table-cell table:style-name="ce132" office:value-type="string" calcext:value-type="string">
            <text:p>Wednesday</text:p>
          </table:table-cell>
          <table:table-cell table:formula="of:=&quot;  {&quot;&amp;[.M39]&amp;[.N39]&amp;[.O39]&amp;[.P39]&amp;&quot;},&quot;" office:value-type="string" office:string-value="  {mnSetWeekSchedule,     &quot;Wednesday&quot;,             iconWednesday,       cmOverruleDaySettingMenu    }," calcext:value-type="string">
            <text:p><text:s text:c="2"/>{mnSetWeekSchedule, <text:s text:c="4"/>"Wednesday", <text:s text:c="12"/>iconWednesday, <text:s text:c="6"/>cmOverruleDaySettingMenu <text:s text:c="3"/>},</text:p>
          </table:table-cell>
          <table:table-cell table:formula="of:=LEN([.A39])" office:value-type="float" office:value="15" calcext:value-type="float">
            <text:p>15</text:p>
          </table:table-cell>
          <table:table-cell table:formula="of:=LEN([.B39])" office:value-type="float" office:value="9" calcext:value-type="float">
            <text:p>9</text:p>
          </table:table-cell>
          <table:table-cell table:formula="of:=LEN([.C39])" office:value-type="float" office:value="13" calcext:value-type="float">
            <text:p>13</text:p>
          </table:table-cell>
          <table:table-cell table:formula="of:=LEN([.D39])" office:value-type="float" office:value="22" calcext:value-type="float">
            <text:p>22</text:p>
          </table:table-cell>
          <table:table-cell table:formula="of:=LEN([.E39])" office:value-type="float" office:value="9" calcext:value-type="float">
            <text:p>9</text:p>
          </table:table-cell>
          <table:table-cell/>
          <table:table-cell table:formula="of:=LEFT(&quot;mn&quot;&amp;[.A39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39]&amp;CHAR(34)&amp;&quot;,&quot;&amp;REPT(&quot; &quot;;[.$H$1]);[.$H$1]+3)" office:value-type="string" office:string-value="&quot;Wednesday&quot;,             " calcext:value-type="string">
            <text:p>"Wednesday", <text:s text:c="12"/></text:p>
          </table:table-cell>
          <table:table-cell table:formula="of:=LEFT([.C39]&amp;&quot;,&quot;&amp;REPT(&quot; &quot;;[.$I$1]);[.$I$1]+2)" office:value-type="string" office:string-value="iconWednesday,       " calcext:value-type="string">
            <text:p>iconWednesday, <text:s text:c="6"/></text:p>
          </table:table-cell>
          <table:table-cell table:formula="of:=LEFT(&quot;cm&quot;&amp;[.D39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Schedule</text:p>
          </table:table-cell>
          <table:table-cell table:style-name="ce132" office:value-type="string" calcext:value-type="string">
            <text:p>Thursday</text:p>
          </table:table-cell>
          <table:table-cell table:style-name="ce132" office:value-type="string" calcext:value-type="string">
            <text:p>iconThursday</text:p>
          </table:table-cell>
          <table:table-cell table:style-name="ce132" office:value-type="string" calcext:value-type="string">
            <text:p>OverruleDaySettingMenu</text:p>
          </table:table-cell>
          <table:table-cell table:style-name="ce132" office:value-type="string" calcext:value-type="string">
            <text:p>Thursday</text:p>
          </table:table-cell>
          <table:table-cell table:formula="of:=&quot;  {&quot;&amp;[.M40]&amp;[.N40]&amp;[.O40]&amp;[.P40]&amp;&quot;},&quot;" office:value-type="string" office:string-value="  {mnSetWeekSchedule,     &quot;Thursday&quot;,              iconThursday,        cmOverruleDaySettingMenu    }," calcext:value-type="string">
            <text:p><text:s text:c="2"/>{mnSetWeekSchedule, <text:s text:c="4"/>"Thursday", <text:s text:c="13"/>iconThursday, <text:s text:c="7"/>cmOverruleDaySettingMenu <text:s text:c="3"/>},</text:p>
          </table:table-cell>
          <table:table-cell table:formula="of:=LEN([.A40])" office:value-type="float" office:value="15" calcext:value-type="float">
            <text:p>15</text:p>
          </table:table-cell>
          <table:table-cell table:formula="of:=LEN([.B40])" office:value-type="float" office:value="8" calcext:value-type="float">
            <text:p>8</text:p>
          </table:table-cell>
          <table:table-cell table:formula="of:=LEN([.C40])" office:value-type="float" office:value="12" calcext:value-type="float">
            <text:p>12</text:p>
          </table:table-cell>
          <table:table-cell table:formula="of:=LEN([.D40])" office:value-type="float" office:value="22" calcext:value-type="float">
            <text:p>22</text:p>
          </table:table-cell>
          <table:table-cell table:formula="of:=LEN([.E40])" office:value-type="float" office:value="8" calcext:value-type="float">
            <text:p>8</text:p>
          </table:table-cell>
          <table:table-cell/>
          <table:table-cell table:formula="of:=LEFT(&quot;mn&quot;&amp;[.A40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0]&amp;CHAR(34)&amp;&quot;,&quot;&amp;REPT(&quot; &quot;;[.$H$1]);[.$H$1]+3)" office:value-type="string" office:string-value="&quot;Thursday&quot;,              " calcext:value-type="string">
            <text:p>"Thursday", <text:s text:c="13"/></text:p>
          </table:table-cell>
          <table:table-cell table:formula="of:=LEFT([.C40]&amp;&quot;,&quot;&amp;REPT(&quot; &quot;;[.$I$1]);[.$I$1]+2)" office:value-type="string" office:string-value="iconThursday,        " calcext:value-type="string">
            <text:p>iconThursday, <text:s text:c="7"/></text:p>
          </table:table-cell>
          <table:table-cell table:formula="of:=LEFT(&quot;cm&quot;&amp;[.D40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Schedule</text:p>
          </table:table-cell>
          <table:table-cell table:style-name="ce132" office:value-type="string" calcext:value-type="string">
            <text:p>Friday</text:p>
          </table:table-cell>
          <table:table-cell table:style-name="ce132" office:value-type="string" calcext:value-type="string">
            <text:p>iconFriday</text:p>
          </table:table-cell>
          <table:table-cell table:style-name="ce132" office:value-type="string" calcext:value-type="string">
            <text:p>OverruleDaySettingMenu</text:p>
          </table:table-cell>
          <table:table-cell table:style-name="ce132" office:value-type="string" calcext:value-type="string">
            <text:p>Friday</text:p>
          </table:table-cell>
          <table:table-cell table:formula="of:=&quot;  {&quot;&amp;[.M41]&amp;[.N41]&amp;[.O41]&amp;[.P41]&amp;&quot;},&quot;" office:value-type="string" office:string-value="  {mnSetWeekSchedule,     &quot;Friday&quot;,                iconFriday,          cmOverruleDaySettingMenu    }," calcext:value-type="string">
            <text:p><text:s text:c="2"/>{mnSetWeekSchedule, <text:s text:c="4"/>"Friday", <text:s text:c="15"/>iconFriday, <text:s text:c="9"/>cmOverruleDaySettingMenu <text:s text:c="3"/>},</text:p>
          </table:table-cell>
          <table:table-cell table:formula="of:=LEN([.A41])" office:value-type="float" office:value="15" calcext:value-type="float">
            <text:p>15</text:p>
          </table:table-cell>
          <table:table-cell table:formula="of:=LEN([.B41])" office:value-type="float" office:value="6" calcext:value-type="float">
            <text:p>6</text:p>
          </table:table-cell>
          <table:table-cell table:formula="of:=LEN([.C41])" office:value-type="float" office:value="10" calcext:value-type="float">
            <text:p>10</text:p>
          </table:table-cell>
          <table:table-cell table:formula="of:=LEN([.D41])" office:value-type="float" office:value="22" calcext:value-type="float">
            <text:p>22</text:p>
          </table:table-cell>
          <table:table-cell table:formula="of:=LEN([.E41])" office:value-type="float" office:value="6" calcext:value-type="float">
            <text:p>6</text:p>
          </table:table-cell>
          <table:table-cell/>
          <table:table-cell table:formula="of:=LEFT(&quot;mn&quot;&amp;[.A41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1]&amp;CHAR(34)&amp;&quot;,&quot;&amp;REPT(&quot; &quot;;[.$H$1]);[.$H$1]+3)" office:value-type="string" office:string-value="&quot;Friday&quot;,                " calcext:value-type="string">
            <text:p>"Friday", <text:s text:c="15"/></text:p>
          </table:table-cell>
          <table:table-cell table:formula="of:=LEFT([.C41]&amp;&quot;,&quot;&amp;REPT(&quot; &quot;;[.$I$1]);[.$I$1]+2)" office:value-type="string" office:string-value="iconFriday,          " calcext:value-type="string">
            <text:p>iconFriday, <text:s text:c="9"/></text:p>
          </table:table-cell>
          <table:table-cell table:formula="of:=LEFT(&quot;cm&quot;&amp;[.D41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Schedule</text:p>
          </table:table-cell>
          <table:table-cell table:style-name="ce132" office:value-type="string" calcext:value-type="string">
            <text:p>Saturday</text:p>
          </table:table-cell>
          <table:table-cell table:style-name="ce132" office:value-type="string" calcext:value-type="string">
            <text:p>iconSaturday</text:p>
          </table:table-cell>
          <table:table-cell table:style-name="ce132" office:value-type="string" calcext:value-type="string">
            <text:p>OverruleDaySettingMenu</text:p>
          </table:table-cell>
          <table:table-cell table:style-name="ce132" office:value-type="string" calcext:value-type="string">
            <text:p>Saturday</text:p>
          </table:table-cell>
          <table:table-cell table:formula="of:=&quot;  {&quot;&amp;[.M42]&amp;[.N42]&amp;[.O42]&amp;[.P42]&amp;&quot;},&quot;" office:value-type="string" office:string-value="  {mnSetWeekSchedule,     &quot;Saturday&quot;,              iconSaturday,        cmOverruleDaySettingMenu    }," calcext:value-type="string">
            <text:p><text:s text:c="2"/>{mnSetWeekSchedule, <text:s text:c="4"/>"Saturday", <text:s text:c="13"/>iconSaturday, <text:s text:c="7"/>cmOverruleDaySettingMenu <text:s text:c="3"/>},</text:p>
          </table:table-cell>
          <table:table-cell table:formula="of:=LEN([.A42])" office:value-type="float" office:value="15" calcext:value-type="float">
            <text:p>15</text:p>
          </table:table-cell>
          <table:table-cell table:formula="of:=LEN([.B42])" office:value-type="float" office:value="8" calcext:value-type="float">
            <text:p>8</text:p>
          </table:table-cell>
          <table:table-cell table:formula="of:=LEN([.C42])" office:value-type="float" office:value="12" calcext:value-type="float">
            <text:p>12</text:p>
          </table:table-cell>
          <table:table-cell table:formula="of:=LEN([.D42])" office:value-type="float" office:value="22" calcext:value-type="float">
            <text:p>22</text:p>
          </table:table-cell>
          <table:table-cell table:formula="of:=LEN([.E42])" office:value-type="float" office:value="8" calcext:value-type="float">
            <text:p>8</text:p>
          </table:table-cell>
          <table:table-cell/>
          <table:table-cell table:formula="of:=LEFT(&quot;mn&quot;&amp;[.A42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2]&amp;CHAR(34)&amp;&quot;,&quot;&amp;REPT(&quot; &quot;;[.$H$1]);[.$H$1]+3)" office:value-type="string" office:string-value="&quot;Saturday&quot;,              " calcext:value-type="string">
            <text:p>"Saturday", <text:s text:c="13"/></text:p>
          </table:table-cell>
          <table:table-cell table:formula="of:=LEFT([.C42]&amp;&quot;,&quot;&amp;REPT(&quot; &quot;;[.$I$1]);[.$I$1]+2)" office:value-type="string" office:string-value="iconSaturday,        " calcext:value-type="string">
            <text:p>iconSaturday, <text:s text:c="7"/></text:p>
          </table:table-cell>
          <table:table-cell table:formula="of:=LEFT(&quot;cm&quot;&amp;[.D42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Schedule</text:p>
          </table:table-cell>
          <table:table-cell table:style-name="ce132" office:value-type="string" calcext:value-type="string">
            <text:p>Sunday</text:p>
          </table:table-cell>
          <table:table-cell table:style-name="ce132" office:value-type="string" calcext:value-type="string">
            <text:p>iconSunday</text:p>
          </table:table-cell>
          <table:table-cell table:style-name="ce132" office:value-type="string" calcext:value-type="string">
            <text:p>OverruleDaySettingMenu</text:p>
          </table:table-cell>
          <table:table-cell table:style-name="ce132" office:value-type="string" calcext:value-type="string">
            <text:p>Sunday</text:p>
          </table:table-cell>
          <table:table-cell table:formula="of:=&quot;  {&quot;&amp;[.M43]&amp;[.N43]&amp;[.O43]&amp;[.P43]&amp;&quot;},&quot;" office:value-type="string" office:string-value="  {mnSetWeekSchedule,     &quot;Sunday&quot;,                iconSunday,          cmOverruleDaySettingMenu    }," calcext:value-type="string">
            <text:p><text:s text:c="2"/>{mnSetWeekSchedule, <text:s text:c="4"/>"Sunday", <text:s text:c="15"/>iconSunday, <text:s text:c="9"/>cmOverruleDaySettingMenu <text:s text:c="3"/>},</text:p>
          </table:table-cell>
          <table:table-cell table:formula="of:=LEN([.A43])" office:value-type="float" office:value="15" calcext:value-type="float">
            <text:p>15</text:p>
          </table:table-cell>
          <table:table-cell table:formula="of:=LEN([.B43])" office:value-type="float" office:value="6" calcext:value-type="float">
            <text:p>6</text:p>
          </table:table-cell>
          <table:table-cell table:formula="of:=LEN([.C43])" office:value-type="float" office:value="10" calcext:value-type="float">
            <text:p>10</text:p>
          </table:table-cell>
          <table:table-cell table:formula="of:=LEN([.D43])" office:value-type="float" office:value="22" calcext:value-type="float">
            <text:p>22</text:p>
          </table:table-cell>
          <table:table-cell table:formula="of:=LEN([.E43])" office:value-type="float" office:value="6" calcext:value-type="float">
            <text:p>6</text:p>
          </table:table-cell>
          <table:table-cell/>
          <table:table-cell table:formula="of:=LEFT(&quot;mn&quot;&amp;[.A43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3]&amp;CHAR(34)&amp;&quot;,&quot;&amp;REPT(&quot; &quot;;[.$H$1]);[.$H$1]+3)" office:value-type="string" office:string-value="&quot;Sunday&quot;,                " calcext:value-type="string">
            <text:p>"Sunday", <text:s text:c="15"/></text:p>
          </table:table-cell>
          <table:table-cell table:formula="of:=LEFT([.C43]&amp;&quot;,&quot;&amp;REPT(&quot; &quot;;[.$I$1]);[.$I$1]+2)" office:value-type="string" office:string-value="iconSunday,          " calcext:value-type="string">
            <text:p>iconSunday, <text:s text:c="9"/></text:p>
          </table:table-cell>
          <table:table-cell table:formula="of:=LEFT(&quot;cm&quot;&amp;[.D43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Schedule</text:p>
          </table:table-cell>
          <table:table-cell table:style-name="ce132" office:value-type="string" calcext:value-type="string">
            <text:p>Back to settings menu</text:p>
          </table:table-cell>
          <table:table-cell table:style-name="ce132" office:value-type="string" calcext:value-type="string">
            <text:p>iconExit</text:p>
          </table:table-cell>
          <table:table-cell table:style-name="ce132" office:value-type="string" calcext:value-type="string">
            <text:p>Settings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44]&amp;[.N44]&amp;[.O44]&amp;[.P44]&amp;&quot;},&quot;" office:value-type="string" office:string-value="  {mnSetWeekSchedule,     &quot;Back to settings menu&quot;, iconExit,            cmSettingsMenu              }," calcext:value-type="string">
            <text:p><text:s text:c="2"/>{mnSetWeekSchedule, <text:s text:c="4"/>"Back to settings menu", iconExit, <text:s text:c="11"/>cmSettingsMenu <text:s text:c="13"/>},</text:p>
          </table:table-cell>
          <table:table-cell table:formula="of:=LEN([.A44])" office:value-type="float" office:value="15" calcext:value-type="float">
            <text:p>15</text:p>
          </table:table-cell>
          <table:table-cell table:formula="of:=LEN([.B44])" office:value-type="float" office:value="21" calcext:value-type="float">
            <text:p>21</text:p>
          </table:table-cell>
          <table:table-cell table:formula="of:=LEN([.C44])" office:value-type="float" office:value="8" calcext:value-type="float">
            <text:p>8</text:p>
          </table:table-cell>
          <table:table-cell table:formula="of:=LEN([.D44])" office:value-type="float" office:value="12" calcext:value-type="float">
            <text:p>12</text:p>
          </table:table-cell>
          <table:table-cell table:formula="of:=LEN([.E44])" office:value-type="float" office:value="4" calcext:value-type="float">
            <text:p>4</text:p>
          </table:table-cell>
          <table:table-cell/>
          <table:table-cell table:formula="of:=LEFT(&quot;mn&quot;&amp;[.A44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4]&amp;CHAR(34)&amp;&quot;,&quot;&amp;REPT(&quot; &quot;;[.$H$1]);[.$H$1]+3)" office:value-type="string" office:string-value="&quot;Back to settings menu&quot;, " calcext:value-type="string">
            <text:p>"Back to settings menu", </text:p>
          </table:table-cell>
          <table:table-cell table:formula="of:=LEFT([.C44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44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iconHome</text:p>
          </table:table-cell>
          <table:table-cell office:value-type="string" calcext:value-type="string">
            <text:p>OverruleDayScheduleHome</text:p>
          </table:table-cell>
          <table:table-cell office:value-type="string" calcext:value-type="string">
            <text:p>None</text:p>
          </table:table-cell>
          <table:table-cell table:formula="of:=&quot;  {&quot;&amp;[.M45]&amp;[.N45]&amp;[.O45]&amp;[.P45]&amp;&quot;},&quot;" office:value-type="string" office:string-value="  {mnSetDaySchedule,      &quot;Work from home&quot;,        iconHome,            cmOverruleDayScheduleHome   }," calcext:value-type="string">
            <text:p><text:s text:c="2"/>{mnSetDaySchedule, <text:s text:c="5"/>"Work from home", <text:s text:c="7"/>iconHome, <text:s text:c="11"/>cmOverruleDayScheduleHome <text:s text:c="2"/>},</text:p>
          </table:table-cell>
          <table:table-cell table:formula="of:=LEN([.A45])" office:value-type="float" office:value="14" calcext:value-type="float">
            <text:p>14</text:p>
          </table:table-cell>
          <table:table-cell table:formula="of:=LEN([.B45])" office:value-type="float" office:value="14" calcext:value-type="float">
            <text:p>14</text:p>
          </table:table-cell>
          <table:table-cell table:formula="of:=LEN([.C45])" office:value-type="float" office:value="8" calcext:value-type="float">
            <text:p>8</text:p>
          </table:table-cell>
          <table:table-cell table:formula="of:=LEN([.D45])" office:value-type="float" office:value="23" calcext:value-type="float">
            <text:p>23</text:p>
          </table:table-cell>
          <table:table-cell table:formula="of:=LEN([.E45])" office:value-type="float" office:value="4" calcext:value-type="float">
            <text:p>4</text:p>
          </table:table-cell>
          <table:table-cell/>
          <table:table-cell table:formula="of:=LEFT(&quot;mn&quot;&amp;[.A45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5]&amp;CHAR(34)&amp;&quot;,&quot;&amp;REPT(&quot; &quot;;[.$H$1]);[.$H$1]+3)" office:value-type="string" office:string-value="&quot;Work from home&quot;,        " calcext:value-type="string">
            <text:p>"Work from home", <text:s text:c="7"/></text:p>
          </table:table-cell>
          <table:table-cell table:formula="of:=LEFT([.C45]&amp;&quot;,&quot;&amp;REPT(&quot; &quot;;[.$I$1]);[.$I$1]+2)" office:value-type="string" office:string-value="iconHome,            " calcext:value-type="string">
            <text:p>iconHome, <text:s text:c="11"/></text:p>
          </table:table-cell>
          <table:table-cell table:formula="of:=LEFT(&quot;cm&quot;&amp;[.D45]&amp;REPT(&quot; &quot;;[.$J$1]);[.$J$1]+2)" office:value-type="string" office:string-value="cmOverruleDayScheduleHome   " calcext:value-type="string">
            <text:p>cmOverruleDayScheduleHome <text:s text:c="2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iconWork</text:p>
          </table:table-cell>
          <table:table-cell office:value-type="string" calcext:value-type="string">
            <text:p>OverruleDayScheduleOffice</text:p>
          </table:table-cell>
          <table:table-cell office:value-type="string" calcext:value-type="string">
            <text:p>None</text:p>
          </table:table-cell>
          <table:table-cell table:formula="of:=&quot;  {&quot;&amp;[.M46]&amp;[.N46]&amp;[.O46]&amp;[.P46]&amp;&quot;},&quot;" office:value-type="string" office:string-value="  {mnSetDaySchedule,      &quot;Work from office&quot;,      iconWork,            cmOverruleDayScheduleOffice }," calcext:value-type="string">
            <text:p><text:s text:c="2"/>{mnSetDaySchedule, <text:s text:c="5"/>"Work from office", <text:s text:c="5"/>iconWork, <text:s text:c="11"/>cmOverruleDayScheduleOffice },</text:p>
          </table:table-cell>
          <table:table-cell table:formula="of:=LEN([.A46])" office:value-type="float" office:value="14" calcext:value-type="float">
            <text:p>14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LEN([.C46])" office:value-type="float" office:value="8" calcext:value-type="float">
            <text:p>8</text:p>
          </table:table-cell>
          <table:table-cell table:formula="of:=LEN([.D46])" office:value-type="float" office:value="25" calcext:value-type="float">
            <text:p>25</text:p>
          </table:table-cell>
          <table:table-cell table:formula="of:=LEN([.E46])" office:value-type="float" office:value="4" calcext:value-type="float">
            <text:p>4</text:p>
          </table:table-cell>
          <table:table-cell/>
          <table:table-cell table:formula="of:=LEFT(&quot;mn&quot;&amp;[.A46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6]&amp;CHAR(34)&amp;&quot;,&quot;&amp;REPT(&quot; &quot;;[.$H$1]);[.$H$1]+3)" office:value-type="string" office:string-value="&quot;Work from office&quot;,      " calcext:value-type="string">
            <text:p>"Work from office", <text:s text:c="5"/></text:p>
          </table:table-cell>
          <table:table-cell table:formula="of:=LEFT([.C46]&amp;&quot;,&quot;&amp;REPT(&quot; &quot;;[.$I$1]);[.$I$1]+2)" office:value-type="string" office:string-value="iconWork,            " calcext:value-type="string">
            <text:p>iconWork, <text:s text:c="11"/></text:p>
          </table:table-cell>
          <table:table-cell table:formula="of:=LEFT(&quot;cm&quot;&amp;[.D46]&amp;REPT(&quot; &quot;;[.$J$1]);[.$J$1]+2)" office:value-type="string" office:string-value="cmOverruleDayScheduleOffice " calcext:value-type="string">
            <text:p>cmOverruleDayScheduleOffice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iconAway</text:p>
          </table:table-cell>
          <table:table-cell office:value-type="string" calcext:value-type="string">
            <text:p>OverruleDayScheduleAway</text:p>
          </table:table-cell>
          <table:table-cell office:value-type="string" calcext:value-type="string">
            <text:p>None</text:p>
          </table:table-cell>
          <table:table-cell table:formula="of:=&quot;  {&quot;&amp;[.M47]&amp;[.N47]&amp;[.O47]&amp;[.P47]&amp;&quot;},&quot;" office:value-type="string" office:string-value="  {mnSetDaySchedule,      &quot;All day away&quot;,          iconAway,            cmOverruleDayScheduleAway   }," calcext:value-type="string">
            <text:p><text:s text:c="2"/>{mnSetDaySchedule, <text:s text:c="5"/>"All day away", <text:s text:c="9"/>iconAway, <text:s text:c="11"/>cmOverruleDayScheduleAway <text:s text:c="2"/>},</text:p>
          </table:table-cell>
          <table:table-cell table:formula="of:=LEN([.A47])" office:value-type="float" office:value="14" calcext:value-type="float">
            <text:p>14</text:p>
          </table:table-cell>
          <table:table-cell table:formula="of:=LEN([.B47])" office:value-type="float" office:value="12" calcext:value-type="float">
            <text:p>12</text:p>
          </table:table-cell>
          <table:table-cell table:formula="of:=LEN([.C47])" office:value-type="float" office:value="8" calcext:value-type="float">
            <text:p>8</text:p>
          </table:table-cell>
          <table:table-cell table:formula="of:=LEN([.D47])" office:value-type="float" office:value="23" calcext:value-type="float">
            <text:p>23</text:p>
          </table:table-cell>
          <table:table-cell table:formula="of:=LEN([.E47])" office:value-type="float" office:value="4" calcext:value-type="float">
            <text:p>4</text:p>
          </table:table-cell>
          <table:table-cell/>
          <table:table-cell table:formula="of:=LEFT(&quot;mn&quot;&amp;[.A47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7]&amp;CHAR(34)&amp;&quot;,&quot;&amp;REPT(&quot; &quot;;[.$H$1]);[.$H$1]+3)" office:value-type="string" office:string-value="&quot;All day away&quot;,          " calcext:value-type="string">
            <text:p>"All day away", <text:s text:c="9"/></text:p>
          </table:table-cell>
          <table:table-cell table:formula="of:=LEFT([.C47]&amp;&quot;,&quot;&amp;REPT(&quot; &quot;;[.$I$1]);[.$I$1]+2)" office:value-type="string" office:string-value="iconAway,            " calcext:value-type="string">
            <text:p>iconAway, <text:s text:c="11"/></text:p>
          </table:table-cell>
          <table:table-cell table:formula="of:=LEFT(&quot;cm&quot;&amp;[.D47]&amp;REPT(&quot; &quot;;[.$J$1]);[.$J$1]+2)" office:value-type="string" office:string-value="cmOverruleDayScheduleAway   " calcext:value-type="string">
            <text:p>cmOverruleDayScheduleAway <text:s text:c="2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iconWeekend</text:p>
          </table:table-cell>
          <table:table-cell office:value-type="string" calcext:value-type="string">
            <text:p>OverruleDayScheduleWeekend</text:p>
          </table:table-cell>
          <table:table-cell office:value-type="string" calcext:value-type="string">
            <text:p>None</text:p>
          </table:table-cell>
          <table:table-cell table:formula="of:=&quot;  {&quot;&amp;[.M48]&amp;[.N48]&amp;[.O48]&amp;[.P48]&amp;&quot;},&quot;" office:value-type="string" office:string-value="  {mnSetDaySchedule,      &quot;Weekend&quot;,               iconWeekend,         cmOverruleDayScheduleWeekend}," calcext:value-type="string">
            <text:p><text:s text:c="2"/>{mnSetDaySchedule, <text:s text:c="5"/>"Weekend", <text:s text:c="14"/>iconWeekend, <text:s text:c="8"/>cmOverruleDayScheduleWeekend},</text:p>
          </table:table-cell>
          <table:table-cell table:formula="of:=LEN([.A48])" office:value-type="float" office:value="14" calcext:value-type="float">
            <text:p>14</text:p>
          </table:table-cell>
          <table:table-cell table:formula="of:=LEN([.B48])" office:value-type="float" office:value="7" calcext:value-type="float">
            <text:p>7</text:p>
          </table:table-cell>
          <table:table-cell table:formula="of:=LEN([.C48])" office:value-type="float" office:value="11" calcext:value-type="float">
            <text:p>11</text:p>
          </table:table-cell>
          <table:table-cell table:formula="of:=LEN([.D48])" office:value-type="float" office:value="26" calcext:value-type="float">
            <text:p>26</text:p>
          </table:table-cell>
          <table:table-cell table:formula="of:=LEN([.E48])" office:value-type="float" office:value="4" calcext:value-type="float">
            <text:p>4</text:p>
          </table:table-cell>
          <table:table-cell/>
          <table:table-cell table:formula="of:=LEFT(&quot;mn&quot;&amp;[.A48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8]&amp;CHAR(34)&amp;&quot;,&quot;&amp;REPT(&quot; &quot;;[.$H$1]);[.$H$1]+3)" office:value-type="string" office:string-value="&quot;Weekend&quot;,               " calcext:value-type="string">
            <text:p>"Weekend", <text:s text:c="14"/></text:p>
          </table:table-cell>
          <table:table-cell table:formula="of:=LEFT([.C48]&amp;&quot;,&quot;&amp;REPT(&quot; &quot;;[.$I$1]);[.$I$1]+2)" office:value-type="string" office:string-value="iconWeekend,         " calcext:value-type="string">
            <text:p>iconWeekend, <text:s text:c="8"/></text:p>
          </table:table-cell>
          <table:table-cell table:formula="of:=LEFT(&quot;cm&quot;&amp;[.D48]&amp;REPT(&quot; &quot;;[.$J$1]);[.$J$1]+2)" office:value-type="string" office:string-value="cmOverruleDayScheduleWeekend" calcext:value-type="string">
            <text:p>cmOverruleDayScheduleWeeke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Back to week schedule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WeekScheduleMenu</text:p>
          </table:table-cell>
          <table:table-cell office:value-type="string" calcext:value-type="string">
            <text:p>None</text:p>
          </table:table-cell>
          <table:table-cell table:formula="of:=&quot;  {&quot;&amp;[.M49]&amp;[.N49]&amp;[.O49]&amp;[.P49]&amp;&quot;},&quot;" office:value-type="string" office:string-value="  {mnSetDaySchedule,      &quot;Back to week schedule&quot;, iconExit,            cmWeekScheduleMenu          }," calcext:value-type="string">
            <text:p><text:s text:c="2"/>{mnSetDaySchedule, <text:s text:c="5"/>"Back to week schedule", iconExit, <text:s text:c="11"/>cmWeekScheduleMenu <text:s text:c="9"/>},</text:p>
          </table:table-cell>
          <table:table-cell table:formula="of:=LEN([.A49])" office:value-type="float" office:value="14" calcext:value-type="float">
            <text:p>14</text:p>
          </table:table-cell>
          <table:table-cell table:formula="of:=LEN([.B49])" office:value-type="float" office:value="21" calcext:value-type="float">
            <text:p>21</text:p>
          </table:table-cell>
          <table:table-cell table:formula="of:=LEN([.C49])" office:value-type="float" office:value="8" calcext:value-type="float">
            <text:p>8</text:p>
          </table:table-cell>
          <table:table-cell table:formula="of:=LEN([.D49])" office:value-type="float" office:value="16" calcext:value-type="float">
            <text:p>16</text:p>
          </table:table-cell>
          <table:table-cell table:formula="of:=LEN([.E49])" office:value-type="float" office:value="4" calcext:value-type="float">
            <text:p>4</text:p>
          </table:table-cell>
          <table:table-cell/>
          <table:table-cell table:formula="of:=LEFT(&quot;mn&quot;&amp;[.A49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9]&amp;CHAR(34)&amp;&quot;,&quot;&amp;REPT(&quot; &quot;;[.$H$1]);[.$H$1]+3)" office:value-type="string" office:string-value="&quot;Back to week schedule&quot;, " calcext:value-type="string">
            <text:p>"Back to week schedule", </text:p>
          </table:table-cell>
          <table:table-cell table:formula="of:=LEFT([.C49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49]&amp;REPT(&quot; &quot;;[.$J$1]);[.$J$1]+2)" office:value-type="string" office:string-value="cmWeekScheduleMenu          " calcext:value-type="string">
            <text:p>cmWeekScheduleMenu <text:s text:c="9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HomeTimes</text:p>
          </table:table-cell>
          <table:table-cell table:style-name="ce132" office:value-type="string" calcext:value-type="string">
            <text:p>Wake up later</text:p>
          </table:table-cell>
          <table:table-cell table:style-name="ce132" office:value-type="string" calcext:value-type="string">
            <text:p>iconMore</text:p>
          </table:table-cell>
          <table:table-cell table:style-name="ce132" office:value-type="string" calcext:value-type="string">
            <text:p>HomeWakeUpInc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50]&amp;[.N50]&amp;[.O50]&amp;[.P50]&amp;&quot;},&quot;" office:value-type="string" office:string-value="  {mnSetHomeTimes,        &quot;Wake up later&quot;,         iconMore,            cmHomeWakeUpInc             }," calcext:value-type="string">
            <text:p><text:s text:c="2"/>{mnSetHomeTimes, <text:s text:c="7"/>"Wake up later", <text:s text:c="8"/>iconMore, <text:s text:c="11"/>cmHomeWakeUpInc <text:s text:c="12"/>},</text:p>
          </table:table-cell>
          <table:table-cell table:formula="of:=LEN([.A50])" office:value-type="float" office:value="12" calcext:value-type="float">
            <text:p>12</text:p>
          </table:table-cell>
          <table:table-cell table:formula="of:=LEN([.B50])" office:value-type="float" office:value="13" calcext:value-type="float">
            <text:p>13</text:p>
          </table:table-cell>
          <table:table-cell table:formula="of:=LEN([.C50])" office:value-type="float" office:value="8" calcext:value-type="float">
            <text:p>8</text:p>
          </table:table-cell>
          <table:table-cell table:formula="of:=LEN([.D50])" office:value-type="float" office:value="13" calcext:value-type="float">
            <text:p>13</text:p>
          </table:table-cell>
          <table:table-cell table:formula="of:=LEN([.E50])" office:value-type="float" office:value="4" calcext:value-type="float">
            <text:p>4</text:p>
          </table:table-cell>
          <table:table-cell/>
          <table:table-cell table:formula="of:=LEFT(&quot;mn&quot;&amp;[.A50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0]&amp;CHAR(34)&amp;&quot;,&quot;&amp;REPT(&quot; &quot;;[.$H$1]);[.$H$1]+3)" office:value-type="string" office:string-value="&quot;Wake up later&quot;,         " calcext:value-type="string">
            <text:p>"Wake up later", <text:s text:c="8"/></text:p>
          </table:table-cell>
          <table:table-cell table:formula="of:=LEFT([.C50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0]&amp;REPT(&quot; &quot;;[.$J$1]);[.$J$1]+2)" office:value-type="string" office:string-value="cmHomeWakeUpInc             " calcext:value-type="string">
            <text:p>cmHomeWakeUpInc <text:s text:c="12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HomeTimes</text:p>
          </table:table-cell>
          <table:table-cell table:style-name="ce132" office:value-type="string" calcext:value-type="string">
            <text:p>Wake up earlier</text:p>
          </table:table-cell>
          <table:table-cell table:style-name="ce132" office:value-type="string" calcext:value-type="string">
            <text:p>iconFewer</text:p>
          </table:table-cell>
          <table:table-cell table:style-name="ce132" office:value-type="string" calcext:value-type="string">
            <text:p>HomeWakeUpDec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51]&amp;[.N51]&amp;[.O51]&amp;[.P51]&amp;&quot;},&quot;" office:value-type="string" office:string-value="  {mnSetHomeTimes,        &quot;Wake up earlier&quot;,       iconFewer,           cmHomeWakeUpDec             }," calcext:value-type="string">
            <text:p><text:s text:c="2"/>{mnSetHomeTimes, <text:s text:c="7"/>"Wake up earlier", <text:s text:c="6"/>iconFewer, <text:s text:c="10"/>cmHomeWakeUpDec <text:s text:c="12"/>},</text:p>
          </table:table-cell>
          <table:table-cell table:formula="of:=LEN([.A51])" office:value-type="float" office:value="12" calcext:value-type="float">
            <text:p>12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LEN([.C51])" office:value-type="float" office:value="9" calcext:value-type="float">
            <text:p>9</text:p>
          </table:table-cell>
          <table:table-cell table:formula="of:=LEN([.D51])" office:value-type="float" office:value="13" calcext:value-type="float">
            <text:p>13</text:p>
          </table:table-cell>
          <table:table-cell table:formula="of:=LEN([.E51])" office:value-type="float" office:value="4" calcext:value-type="float">
            <text:p>4</text:p>
          </table:table-cell>
          <table:table-cell/>
          <table:table-cell table:formula="of:=LEFT(&quot;mn&quot;&amp;[.A51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1]&amp;CHAR(34)&amp;&quot;,&quot;&amp;REPT(&quot; &quot;;[.$H$1]);[.$H$1]+3)" office:value-type="string" office:string-value="&quot;Wake up earlier&quot;,       " calcext:value-type="string">
            <text:p>"Wake up earlier", <text:s text:c="6"/></text:p>
          </table:table-cell>
          <table:table-cell table:formula="of:=LEFT([.C51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51]&amp;REPT(&quot; &quot;;[.$J$1]);[.$J$1]+2)" office:value-type="string" office:string-value="cmHomeWakeUpDec             " calcext:value-type="string">
            <text:p>cmHomeWakeUpDec <text:s text:c="12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HomeTimes</text:p>
          </table:table-cell>
          <table:table-cell table:style-name="ce132" office:value-type="string" calcext:value-type="string">
            <text:p>Go to sleep later</text:p>
          </table:table-cell>
          <table:table-cell table:style-name="ce132" office:value-type="string" calcext:value-type="string">
            <text:p>iconMore</text:p>
          </table:table-cell>
          <table:table-cell table:style-name="ce132" office:value-type="string" calcext:value-type="string">
            <text:p>HomeSleepInc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52]&amp;[.N52]&amp;[.O52]&amp;[.P52]&amp;&quot;},&quot;" office:value-type="string" office:string-value="  {mnSetHomeTimes,        &quot;Go to sleep later&quot;,     iconMore,            cmHomeSleepInc              }," calcext:value-type="string">
            <text:p><text:s text:c="2"/>{mnSetHomeTimes, <text:s text:c="7"/>"Go to sleep later", <text:s text:c="4"/>iconMore, <text:s text:c="11"/>cmHomeSleepInc <text:s text:c="13"/>},</text:p>
          </table:table-cell>
          <table:table-cell table:formula="of:=LEN([.A52])" office:value-type="float" office:value="12" calcext:value-type="float">
            <text:p>12</text:p>
          </table:table-cell>
          <table:table-cell table:formula="of:=LEN([.B52])" office:value-type="float" office:value="17" calcext:value-type="float">
            <text:p>17</text:p>
          </table:table-cell>
          <table:table-cell table:formula="of:=LEN([.C52])" office:value-type="float" office:value="8" calcext:value-type="float">
            <text:p>8</text:p>
          </table:table-cell>
          <table:table-cell table:formula="of:=LEN([.D52])" office:value-type="float" office:value="12" calcext:value-type="float">
            <text:p>12</text:p>
          </table:table-cell>
          <table:table-cell table:formula="of:=LEN([.E52])" office:value-type="float" office:value="4" calcext:value-type="float">
            <text:p>4</text:p>
          </table:table-cell>
          <table:table-cell/>
          <table:table-cell table:formula="of:=LEFT(&quot;mn&quot;&amp;[.A52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2]&amp;CHAR(34)&amp;&quot;,&quot;&amp;REPT(&quot; &quot;;[.$H$1]);[.$H$1]+3)" office:value-type="string" office:string-value="&quot;Go to sleep later&quot;,     " calcext:value-type="string">
            <text:p>"Go to sleep later", <text:s text:c="4"/></text:p>
          </table:table-cell>
          <table:table-cell table:formula="of:=LEFT([.C52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2]&amp;REPT(&quot; &quot;;[.$J$1]);[.$J$1]+2)" office:value-type="string" office:string-value="cmHomeSleepInc              " calcext:value-type="string">
            <text:p>cmHomeSleepInc <text:s text:c="1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HomeTimes</text:p>
          </table:table-cell>
          <table:table-cell table:style-name="ce132" office:value-type="string" calcext:value-type="string">
            <text:p>Go to sleep earlier</text:p>
          </table:table-cell>
          <table:table-cell table:style-name="ce132" office:value-type="string" calcext:value-type="string">
            <text:p>iconFewer</text:p>
          </table:table-cell>
          <table:table-cell table:style-name="ce132" office:value-type="string" calcext:value-type="string">
            <text:p>HomeSleepDec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53]&amp;[.N53]&amp;[.O53]&amp;[.P53]&amp;&quot;},&quot;" office:value-type="string" office:string-value="  {mnSetHomeTimes,        &quot;Go to sleep earlier&quot;,   iconFewer,           cmHomeSleepDec              }," calcext:value-type="string">
            <text:p><text:s text:c="2"/>{mnSetHomeTimes, <text:s text:c="7"/>"Go to sleep earlier", <text:s text:c="2"/>iconFewer, <text:s text:c="10"/>cmHomeSleepDec <text:s text:c="13"/>},</text:p>
          </table:table-cell>
          <table:table-cell table:formula="of:=LEN([.A53])" office:value-type="float" office:value="12" calcext:value-type="float">
            <text:p>12</text:p>
          </table:table-cell>
          <table:table-cell table:formula="of:=LEN([.B53])" office:value-type="float" office:value="19" calcext:value-type="float">
            <text:p>19</text:p>
          </table:table-cell>
          <table:table-cell table:formula="of:=LEN([.C53])" office:value-type="float" office:value="9" calcext:value-type="float">
            <text:p>9</text:p>
          </table:table-cell>
          <table:table-cell table:formula="of:=LEN([.D53])" office:value-type="float" office:value="12" calcext:value-type="float">
            <text:p>12</text:p>
          </table:table-cell>
          <table:table-cell table:formula="of:=LEN([.E53])" office:value-type="float" office:value="4" calcext:value-type="float">
            <text:p>4</text:p>
          </table:table-cell>
          <table:table-cell/>
          <table:table-cell table:formula="of:=LEFT(&quot;mn&quot;&amp;[.A53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3]&amp;CHAR(34)&amp;&quot;,&quot;&amp;REPT(&quot; &quot;;[.$H$1]);[.$H$1]+3)" office:value-type="string" office:string-value="&quot;Go to sleep earlier&quot;,   " calcext:value-type="string">
            <text:p>"Go to sleep earlier", <text:s text:c="2"/></text:p>
          </table:table-cell>
          <table:table-cell table:formula="of:=LEFT([.C53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53]&amp;REPT(&quot; &quot;;[.$J$1]);[.$J$1]+2)" office:value-type="string" office:string-value="cmHomeSleepDec              " calcext:value-type="string">
            <text:p>cmHomeSleepDec <text:s text:c="1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HomeTimes</text:p>
          </table:table-cell>
          <table:table-cell table:style-name="ce132" office:value-type="string" calcext:value-type="string">
            <text:p>Back to settings menu</text:p>
          </table:table-cell>
          <table:table-cell table:style-name="ce132" office:value-type="string" calcext:value-type="string">
            <text:p>iconExit</text:p>
          </table:table-cell>
          <table:table-cell table:style-name="ce132" office:value-type="string" calcext:value-type="string">
            <text:p>Settings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54]&amp;[.N54]&amp;[.O54]&amp;[.P54]&amp;&quot;},&quot;" office:value-type="string" office:string-value="  {mnSetHomeTimes,        &quot;Back to settings menu&quot;, iconExit,            cmSettingsMenu              }," calcext:value-type="string">
            <text:p><text:s text:c="2"/>{mnSetHomeTimes, <text:s text:c="7"/>"Back to settings menu", iconExit, <text:s text:c="11"/>cmSettingsMenu <text:s text:c="13"/>},</text:p>
          </table:table-cell>
          <table:table-cell table:formula="of:=LEN([.A54])" office:value-type="float" office:value="12" calcext:value-type="float">
            <text:p>12</text:p>
          </table:table-cell>
          <table:table-cell table:formula="of:=LEN([.B54])" office:value-type="float" office:value="21" calcext:value-type="float">
            <text:p>21</text:p>
          </table:table-cell>
          <table:table-cell table:formula="of:=LEN([.C54])" office:value-type="float" office:value="8" calcext:value-type="float">
            <text:p>8</text:p>
          </table:table-cell>
          <table:table-cell table:formula="of:=LEN([.D54])" office:value-type="float" office:value="12" calcext:value-type="float">
            <text:p>12</text:p>
          </table:table-cell>
          <table:table-cell table:formula="of:=LEN([.E54])" office:value-type="float" office:value="4" calcext:value-type="float">
            <text:p>4</text:p>
          </table:table-cell>
          <table:table-cell/>
          <table:table-cell table:formula="of:=LEFT(&quot;mn&quot;&amp;[.A54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4]&amp;CHAR(34)&amp;&quot;,&quot;&amp;REPT(&quot; &quot;;[.$H$1]);[.$H$1]+3)" office:value-type="string" office:string-value="&quot;Back to settings menu&quot;, " calcext:value-type="string">
            <text:p>"Back to settings menu", </text:p>
          </table:table-cell>
          <table:table-cell table:formula="of:=LEFT([.C54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54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Wake up later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OfficeWakeUpInc</text:p>
          </table:table-cell>
          <table:table-cell office:value-type="string" calcext:value-type="string">
            <text:p>None</text:p>
          </table:table-cell>
          <table:table-cell table:formula="of:=&quot;  {&quot;&amp;[.M55]&amp;[.N55]&amp;[.O55]&amp;[.P55]&amp;&quot;},&quot;" office:value-type="string" office:string-value="  {mnSetOfficeTimes,      &quot;Wake up later&quot;,         iconMore,            cmOfficeWakeUpInc           }," calcext:value-type="string">
            <text:p><text:s text:c="2"/>{mnSetOfficeTimes, <text:s text:c="5"/>"Wake up later", <text:s text:c="8"/>iconMore, <text:s text:c="11"/>cmOfficeWakeUpInc <text:s text:c="10"/>},</text:p>
          </table:table-cell>
          <table:table-cell table:formula="of:=LEN([.A55])" office:value-type="float" office:value="14" calcext:value-type="float">
            <text:p>14</text:p>
          </table:table-cell>
          <table:table-cell table:formula="of:=LEN([.B55])" office:value-type="float" office:value="13" calcext:value-type="float">
            <text:p>13</text:p>
          </table:table-cell>
          <table:table-cell table:formula="of:=LEN([.C55])" office:value-type="float" office:value="8" calcext:value-type="float">
            <text:p>8</text:p>
          </table:table-cell>
          <table:table-cell table:formula="of:=LEN([.D55])" office:value-type="float" office:value="15" calcext:value-type="float">
            <text:p>15</text:p>
          </table:table-cell>
          <table:table-cell table:formula="of:=LEN([.E55])" office:value-type="float" office:value="4" calcext:value-type="float">
            <text:p>4</text:p>
          </table:table-cell>
          <table:table-cell/>
          <table:table-cell table:formula="of:=LEFT(&quot;mn&quot;&amp;[.A55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5]&amp;CHAR(34)&amp;&quot;,&quot;&amp;REPT(&quot; &quot;;[.$H$1]);[.$H$1]+3)" office:value-type="string" office:string-value="&quot;Wake up later&quot;,         " calcext:value-type="string">
            <text:p>"Wake up later", <text:s text:c="8"/></text:p>
          </table:table-cell>
          <table:table-cell table:formula="of:=LEFT([.C55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5]&amp;REPT(&quot; &quot;;[.$J$1]);[.$J$1]+2)" office:value-type="string" office:string-value="cmOfficeWakeUpInc           " calcext:value-type="string">
            <text:p>cmOfficeWakeUpInc <text:s text:c="10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Wake up earlier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OfficeWakeUpDec</text:p>
          </table:table-cell>
          <table:table-cell office:value-type="string" calcext:value-type="string">
            <text:p>None</text:p>
          </table:table-cell>
          <table:table-cell table:formula="of:=&quot;  {&quot;&amp;[.M56]&amp;[.N56]&amp;[.O56]&amp;[.P56]&amp;&quot;},&quot;" office:value-type="string" office:string-value="  {mnSetOfficeTimes,      &quot;Wake up earlier&quot;,       iconFewer,           cmOfficeWakeUpDec           }," calcext:value-type="string">
            <text:p><text:s text:c="2"/>{mnSetOfficeTimes, <text:s text:c="5"/>"Wake up earlier", <text:s text:c="6"/>iconFewer, <text:s text:c="10"/>cmOfficeWakeUpDec <text:s text:c="10"/>},</text:p>
          </table:table-cell>
          <table:table-cell table:formula="of:=LEN([.A56])" office:value-type="float" office:value="14" calcext:value-type="float">
            <text:p>14</text:p>
          </table:table-cell>
          <table:table-cell table:formula="of:=LEN([.B56])" office:value-type="float" office:value="15" calcext:value-type="float">
            <text:p>15</text:p>
          </table:table-cell>
          <table:table-cell table:formula="of:=LEN([.C56])" office:value-type="float" office:value="9" calcext:value-type="float">
            <text:p>9</text:p>
          </table:table-cell>
          <table:table-cell table:formula="of:=LEN([.D56])" office:value-type="float" office:value="15" calcext:value-type="float">
            <text:p>15</text:p>
          </table:table-cell>
          <table:table-cell table:formula="of:=LEN([.E56])" office:value-type="float" office:value="4" calcext:value-type="float">
            <text:p>4</text:p>
          </table:table-cell>
          <table:table-cell/>
          <table:table-cell table:formula="of:=LEFT(&quot;mn&quot;&amp;[.A56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6]&amp;CHAR(34)&amp;&quot;,&quot;&amp;REPT(&quot; &quot;;[.$H$1]);[.$H$1]+3)" office:value-type="string" office:string-value="&quot;Wake up earlier&quot;,       " calcext:value-type="string">
            <text:p>"Wake up earlier", <text:s text:c="6"/></text:p>
          </table:table-cell>
          <table:table-cell table:formula="of:=LEFT([.C56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56]&amp;REPT(&quot; &quot;;[.$J$1]);[.$J$1]+2)" office:value-type="string" office:string-value="cmOfficeWakeUpDec           " calcext:value-type="string">
            <text:p>cmOfficeWakeUpDec <text:s text:c="10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Leave later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OfficeLeaveInc</text:p>
          </table:table-cell>
          <table:table-cell office:value-type="string" calcext:value-type="string">
            <text:p>None</text:p>
          </table:table-cell>
          <table:table-cell table:formula="of:=&quot;  {&quot;&amp;[.M57]&amp;[.N57]&amp;[.O57]&amp;[.P57]&amp;&quot;},&quot;" office:value-type="string" office:string-value="  {mnSetOfficeTimes,      &quot;Leave later&quot;,           iconMore,            cmOfficeLeaveInc            }," calcext:value-type="string">
            <text:p><text:s text:c="2"/>{mnSetOfficeTimes, <text:s text:c="5"/>"Leave later", <text:s text:c="10"/>iconMore, <text:s text:c="11"/>cmOfficeLeaveInc <text:s text:c="11"/>},</text:p>
          </table:table-cell>
          <table:table-cell table:formula="of:=LEN([.A57])" office:value-type="float" office:value="14" calcext:value-type="float">
            <text:p>14</text:p>
          </table:table-cell>
          <table:table-cell table:formula="of:=LEN([.B57])" office:value-type="float" office:value="11" calcext:value-type="float">
            <text:p>11</text:p>
          </table:table-cell>
          <table:table-cell table:formula="of:=LEN([.C57])" office:value-type="float" office:value="8" calcext:value-type="float">
            <text:p>8</text:p>
          </table:table-cell>
          <table:table-cell table:formula="of:=LEN([.D57])" office:value-type="float" office:value="14" calcext:value-type="float">
            <text:p>14</text:p>
          </table:table-cell>
          <table:table-cell table:formula="of:=LEN([.E57])" office:value-type="float" office:value="4" calcext:value-type="float">
            <text:p>4</text:p>
          </table:table-cell>
          <table:table-cell/>
          <table:table-cell table:formula="of:=LEFT(&quot;mn&quot;&amp;[.A57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7]&amp;CHAR(34)&amp;&quot;,&quot;&amp;REPT(&quot; &quot;;[.$H$1]);[.$H$1]+3)" office:value-type="string" office:string-value="&quot;Leave later&quot;,           " calcext:value-type="string">
            <text:p>"Leave later", <text:s text:c="10"/></text:p>
          </table:table-cell>
          <table:table-cell table:formula="of:=LEFT([.C57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7]&amp;REPT(&quot; &quot;;[.$J$1]);[.$J$1]+2)" office:value-type="string" office:string-value="cmOfficeLeaveInc            " calcext:value-type="string">
            <text:p>cmOfficeLeaveInc <text:s text:c="11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Leave earlier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OfficeLeaveDec</text:p>
          </table:table-cell>
          <table:table-cell office:value-type="string" calcext:value-type="string">
            <text:p>None</text:p>
          </table:table-cell>
          <table:table-cell table:formula="of:=&quot;  {&quot;&amp;[.M58]&amp;[.N58]&amp;[.O58]&amp;[.P58]&amp;&quot;},&quot;" office:value-type="string" office:string-value="  {mnSetOfficeTimes,      &quot;Leave earlier&quot;,         iconFewer,           cmOfficeLeaveDec            }," calcext:value-type="string">
            <text:p><text:s text:c="2"/>{mnSetOfficeTimes, <text:s text:c="5"/>"Leave earlier", <text:s text:c="8"/>iconFewer, <text:s text:c="10"/>cmOfficeLeaveDec <text:s text:c="11"/>},</text:p>
          </table:table-cell>
          <table:table-cell table:formula="of:=LEN([.A58])" office:value-type="float" office:value="14" calcext:value-type="float">
            <text:p>14</text:p>
          </table:table-cell>
          <table:table-cell table:formula="of:=LEN([.B58])" office:value-type="float" office:value="13" calcext:value-type="float">
            <text:p>13</text:p>
          </table:table-cell>
          <table:table-cell table:formula="of:=LEN([.C58])" office:value-type="float" office:value="9" calcext:value-type="float">
            <text:p>9</text:p>
          </table:table-cell>
          <table:table-cell table:formula="of:=LEN([.D58])" office:value-type="float" office:value="14" calcext:value-type="float">
            <text:p>14</text:p>
          </table:table-cell>
          <table:table-cell table:formula="of:=LEN([.E58])" office:value-type="float" office:value="4" calcext:value-type="float">
            <text:p>4</text:p>
          </table:table-cell>
          <table:table-cell/>
          <table:table-cell table:formula="of:=LEFT(&quot;mn&quot;&amp;[.A58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8]&amp;CHAR(34)&amp;&quot;,&quot;&amp;REPT(&quot; &quot;;[.$H$1]);[.$H$1]+3)" office:value-type="string" office:string-value="&quot;Leave earlier&quot;,         " calcext:value-type="string">
            <text:p>"Leave earlier", <text:s text:c="8"/></text:p>
          </table:table-cell>
          <table:table-cell table:formula="of:=LEFT([.C58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58]&amp;REPT(&quot; &quot;;[.$J$1]);[.$J$1]+2)" office:value-type="string" office:string-value="cmOfficeLeaveDec            " calcext:value-type="string">
            <text:p>cmOfficeLeaveDec <text:s text:c="11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Come home later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OfficeComeHomeInc</text:p>
          </table:table-cell>
          <table:table-cell office:value-type="string" calcext:value-type="string">
            <text:p>None</text:p>
          </table:table-cell>
          <table:table-cell table:formula="of:=&quot;  {&quot;&amp;[.M59]&amp;[.N59]&amp;[.O59]&amp;[.P59]&amp;&quot;},&quot;" office:value-type="string" office:string-value="  {mnSetOfficeTimes,      &quot;Come home later&quot;,       iconMore,            cmOfficeComeHomeInc         }," calcext:value-type="string">
            <text:p><text:s text:c="2"/>{mnSetOfficeTimes, <text:s text:c="5"/>"Come home later", <text:s text:c="6"/>iconMore, <text:s text:c="11"/>cmOfficeComeHomeInc <text:s text:c="8"/>},</text:p>
          </table:table-cell>
          <table:table-cell table:formula="of:=LEN([.A59])" office:value-type="float" office:value="14" calcext:value-type="float">
            <text:p>14</text:p>
          </table:table-cell>
          <table:table-cell table:formula="of:=LEN([.B59])" office:value-type="float" office:value="15" calcext:value-type="float">
            <text:p>15</text:p>
          </table:table-cell>
          <table:table-cell table:formula="of:=LEN([.C59])" office:value-type="float" office:value="8" calcext:value-type="float">
            <text:p>8</text:p>
          </table:table-cell>
          <table:table-cell table:formula="of:=LEN([.D59])" office:value-type="float" office:value="17" calcext:value-type="float">
            <text:p>17</text:p>
          </table:table-cell>
          <table:table-cell table:formula="of:=LEN([.E59])" office:value-type="float" office:value="4" calcext:value-type="float">
            <text:p>4</text:p>
          </table:table-cell>
          <table:table-cell/>
          <table:table-cell table:formula="of:=LEFT(&quot;mn&quot;&amp;[.A59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9]&amp;CHAR(34)&amp;&quot;,&quot;&amp;REPT(&quot; &quot;;[.$H$1]);[.$H$1]+3)" office:value-type="string" office:string-value="&quot;Come home later&quot;,       " calcext:value-type="string">
            <text:p>"Come home later", <text:s text:c="6"/></text:p>
          </table:table-cell>
          <table:table-cell table:formula="of:=LEFT([.C59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9]&amp;REPT(&quot; &quot;;[.$J$1]);[.$J$1]+2)" office:value-type="string" office:string-value="cmOfficeComeHomeInc         " calcext:value-type="string">
            <text:p>cmOfficeComeHomeInc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Come home earlier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OfficeComeHomeDec</text:p>
          </table:table-cell>
          <table:table-cell office:value-type="string" calcext:value-type="string">
            <text:p>None</text:p>
          </table:table-cell>
          <table:table-cell table:formula="of:=&quot;  {&quot;&amp;[.M60]&amp;[.N60]&amp;[.O60]&amp;[.P60]&amp;&quot;},&quot;" office:value-type="string" office:string-value="  {mnSetOfficeTimes,      &quot;Come home earlier&quot;,     iconFewer,           cmOfficeComeHomeDec         }," calcext:value-type="string">
            <text:p><text:s text:c="2"/>{mnSetOfficeTimes, <text:s text:c="5"/>"Come home earlier", <text:s text:c="4"/>iconFewer, <text:s text:c="10"/>cmOfficeComeHomeDec <text:s text:c="8"/>},</text:p>
          </table:table-cell>
          <table:table-cell table:formula="of:=LEN([.A60])" office:value-type="float" office:value="14" calcext:value-type="float">
            <text:p>14</text:p>
          </table:table-cell>
          <table:table-cell table:formula="of:=LEN([.B60])" office:value-type="float" office:value="17" calcext:value-type="float">
            <text:p>17</text:p>
          </table:table-cell>
          <table:table-cell table:formula="of:=LEN([.C60])" office:value-type="float" office:value="9" calcext:value-type="float">
            <text:p>9</text:p>
          </table:table-cell>
          <table:table-cell table:formula="of:=LEN([.D60])" office:value-type="float" office:value="17" calcext:value-type="float">
            <text:p>17</text:p>
          </table:table-cell>
          <table:table-cell table:formula="of:=LEN([.E60])" office:value-type="float" office:value="4" calcext:value-type="float">
            <text:p>4</text:p>
          </table:table-cell>
          <table:table-cell/>
          <table:table-cell table:formula="of:=LEFT(&quot;mn&quot;&amp;[.A60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60]&amp;CHAR(34)&amp;&quot;,&quot;&amp;REPT(&quot; &quot;;[.$H$1]);[.$H$1]+3)" office:value-type="string" office:string-value="&quot;Come home earlier&quot;,     " calcext:value-type="string">
            <text:p>"Come home earlier", <text:s text:c="4"/></text:p>
          </table:table-cell>
          <table:table-cell table:formula="of:=LEFT([.C60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60]&amp;REPT(&quot; &quot;;[.$J$1]);[.$J$1]+2)" office:value-type="string" office:string-value="cmOfficeComeHomeDec         " calcext:value-type="string">
            <text:p>cmOfficeComeHomeDec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Go to sleep later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OfficeSleepInc</text:p>
          </table:table-cell>
          <table:table-cell office:value-type="string" calcext:value-type="string">
            <text:p>None</text:p>
          </table:table-cell>
          <table:table-cell table:formula="of:=&quot;  {&quot;&amp;[.M61]&amp;[.N61]&amp;[.O61]&amp;[.P61]&amp;&quot;},&quot;" office:value-type="string" office:string-value="  {mnSetOfficeTimes,      &quot;Go to sleep later&quot;,     iconMore,            cmOfficeSleepInc            }," calcext:value-type="string">
            <text:p><text:s text:c="2"/>{mnSetOfficeTimes, <text:s text:c="5"/>"Go to sleep later", <text:s text:c="4"/>iconMore, <text:s text:c="11"/>cmOfficeSleepInc <text:s text:c="11"/>},</text:p>
          </table:table-cell>
          <table:table-cell table:formula="of:=LEN([.A61])" office:value-type="float" office:value="14" calcext:value-type="float">
            <text:p>14</text:p>
          </table:table-cell>
          <table:table-cell table:formula="of:=LEN([.B61])" office:value-type="float" office:value="17" calcext:value-type="float">
            <text:p>17</text:p>
          </table:table-cell>
          <table:table-cell table:formula="of:=LEN([.C61])" office:value-type="float" office:value="8" calcext:value-type="float">
            <text:p>8</text:p>
          </table:table-cell>
          <table:table-cell table:formula="of:=LEN([.D61])" office:value-type="float" office:value="14" calcext:value-type="float">
            <text:p>14</text:p>
          </table:table-cell>
          <table:table-cell table:formula="of:=LEN([.E61])" office:value-type="float" office:value="4" calcext:value-type="float">
            <text:p>4</text:p>
          </table:table-cell>
          <table:table-cell/>
          <table:table-cell table:formula="of:=LEFT(&quot;mn&quot;&amp;[.A61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61]&amp;CHAR(34)&amp;&quot;,&quot;&amp;REPT(&quot; &quot;;[.$H$1]);[.$H$1]+3)" office:value-type="string" office:string-value="&quot;Go to sleep later&quot;,     " calcext:value-type="string">
            <text:p>"Go to sleep later", <text:s text:c="4"/></text:p>
          </table:table-cell>
          <table:table-cell table:formula="of:=LEFT([.C61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61]&amp;REPT(&quot; &quot;;[.$J$1]);[.$J$1]+2)" office:value-type="string" office:string-value="cmOfficeSleepInc            " calcext:value-type="string">
            <text:p>cmOfficeSleepInc <text:s text:c="11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Go to sleep earlier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OfficeSleepDec</text:p>
          </table:table-cell>
          <table:table-cell office:value-type="string" calcext:value-type="string">
            <text:p>None</text:p>
          </table:table-cell>
          <table:table-cell table:formula="of:=&quot;  {&quot;&amp;[.M62]&amp;[.N62]&amp;[.O62]&amp;[.P62]&amp;&quot;},&quot;" office:value-type="string" office:string-value="  {mnSetOfficeTimes,      &quot;Go to sleep earlier&quot;,   iconFewer,           cmOfficeSleepDec            }," calcext:value-type="string">
            <text:p><text:s text:c="2"/>{mnSetOfficeTimes, <text:s text:c="5"/>"Go to sleep earlier", <text:s text:c="2"/>iconFewer, <text:s text:c="10"/>cmOfficeSleepDec <text:s text:c="11"/>},</text:p>
          </table:table-cell>
          <table:table-cell table:formula="of:=LEN([.A62])" office:value-type="float" office:value="14" calcext:value-type="float">
            <text:p>14</text:p>
          </table:table-cell>
          <table:table-cell table:formula="of:=LEN([.B62])" office:value-type="float" office:value="19" calcext:value-type="float">
            <text:p>19</text:p>
          </table:table-cell>
          <table:table-cell table:formula="of:=LEN([.C62])" office:value-type="float" office:value="9" calcext:value-type="float">
            <text:p>9</text:p>
          </table:table-cell>
          <table:table-cell table:formula="of:=LEN([.D62])" office:value-type="float" office:value="14" calcext:value-type="float">
            <text:p>14</text:p>
          </table:table-cell>
          <table:table-cell table:formula="of:=LEN([.E62])" office:value-type="float" office:value="4" calcext:value-type="float">
            <text:p>4</text:p>
          </table:table-cell>
          <table:table-cell/>
          <table:table-cell table:formula="of:=LEFT(&quot;mn&quot;&amp;[.A62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62]&amp;CHAR(34)&amp;&quot;,&quot;&amp;REPT(&quot; &quot;;[.$H$1]);[.$H$1]+3)" office:value-type="string" office:string-value="&quot;Go to sleep earlier&quot;,   " calcext:value-type="string">
            <text:p>"Go to sleep earlier", <text:s text:c="2"/></text:p>
          </table:table-cell>
          <table:table-cell table:formula="of:=LEFT([.C62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62]&amp;REPT(&quot; &quot;;[.$J$1]);[.$J$1]+2)" office:value-type="string" office:string-value="cmOfficeSleepDec            " calcext:value-type="string">
            <text:p>cmOfficeSleepDec <text:s text:c="11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Back to settings menu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SettingsMenu</text:p>
          </table:table-cell>
          <table:table-cell office:value-type="string" calcext:value-type="string">
            <text:p>None</text:p>
          </table:table-cell>
          <table:table-cell table:formula="of:=&quot;  {&quot;&amp;[.M63]&amp;[.N63]&amp;[.O63]&amp;[.P63]&amp;&quot;},&quot;" office:value-type="string" office:string-value="  {mnSetOfficeTimes,      &quot;Back to settings menu&quot;, iconExit,            cmSettingsMenu              }," calcext:value-type="string">
            <text:p><text:s text:c="2"/>{mnSetOfficeTimes, <text:s text:c="5"/>"Back to settings menu", iconExit, <text:s text:c="11"/>cmSettingsMenu <text:s text:c="13"/>},</text:p>
          </table:table-cell>
          <table:table-cell table:formula="of:=LEN([.A63])" office:value-type="float" office:value="14" calcext:value-type="float">
            <text:p>14</text:p>
          </table:table-cell>
          <table:table-cell table:formula="of:=LEN([.B63])" office:value-type="float" office:value="21" calcext:value-type="float">
            <text:p>21</text:p>
          </table:table-cell>
          <table:table-cell table:formula="of:=LEN([.C63])" office:value-type="float" office:value="8" calcext:value-type="float">
            <text:p>8</text:p>
          </table:table-cell>
          <table:table-cell table:formula="of:=LEN([.D63])" office:value-type="float" office:value="12" calcext:value-type="float">
            <text:p>12</text:p>
          </table:table-cell>
          <table:table-cell table:formula="of:=LEN([.E63])" office:value-type="float" office:value="4" calcext:value-type="float">
            <text:p>4</text:p>
          </table:table-cell>
          <table:table-cell/>
          <table:table-cell table:formula="of:=LEFT(&quot;mn&quot;&amp;[.A63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63]&amp;CHAR(34)&amp;&quot;,&quot;&amp;REPT(&quot; &quot;;[.$H$1]);[.$H$1]+3)" office:value-type="string" office:string-value="&quot;Back to settings menu&quot;, " calcext:value-type="string">
            <text:p>"Back to settings menu", </text:p>
          </table:table-cell>
          <table:table-cell table:formula="of:=LEFT([.C63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63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endTimes</text:p>
          </table:table-cell>
          <table:table-cell table:style-name="ce132" office:value-type="string" calcext:value-type="string">
            <text:p>Wake up later</text:p>
          </table:table-cell>
          <table:table-cell table:style-name="ce132" office:value-type="string" calcext:value-type="string">
            <text:p>iconMore</text:p>
          </table:table-cell>
          <table:table-cell table:style-name="ce132" office:value-type="string" calcext:value-type="string">
            <text:p>WeekendWakeUpInc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64]&amp;[.N64]&amp;[.O64]&amp;[.P64]&amp;&quot;},&quot;" office:value-type="string" office:string-value="  {mnSetWeekendTimes,     &quot;Wake up later&quot;,         iconMore,            cmWeekendWakeUpInc          }," calcext:value-type="string">
            <text:p><text:s text:c="2"/>{mnSetWeekendTimes, <text:s text:c="4"/>"Wake up later", <text:s text:c="8"/>iconMore, <text:s text:c="11"/>cmWeekendWakeUpInc <text:s text:c="9"/>},</text:p>
          </table:table-cell>
          <table:table-cell table:formula="of:=LEN([.A64])" office:value-type="float" office:value="15" calcext:value-type="float">
            <text:p>15</text:p>
          </table:table-cell>
          <table:table-cell table:formula="of:=LEN([.B64])" office:value-type="float" office:value="13" calcext:value-type="float">
            <text:p>13</text:p>
          </table:table-cell>
          <table:table-cell table:formula="of:=LEN([.C64])" office:value-type="float" office:value="8" calcext:value-type="float">
            <text:p>8</text:p>
          </table:table-cell>
          <table:table-cell table:formula="of:=LEN([.D64])" office:value-type="float" office:value="16" calcext:value-type="float">
            <text:p>16</text:p>
          </table:table-cell>
          <table:table-cell table:formula="of:=LEN([.E64])" office:value-type="float" office:value="4" calcext:value-type="float">
            <text:p>4</text:p>
          </table:table-cell>
          <table:table-cell/>
          <table:table-cell table:formula="of:=LEFT(&quot;mn&quot;&amp;[.A64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4]&amp;CHAR(34)&amp;&quot;,&quot;&amp;REPT(&quot; &quot;;[.$H$1]);[.$H$1]+3)" office:value-type="string" office:string-value="&quot;Wake up later&quot;,         " calcext:value-type="string">
            <text:p>"Wake up later", <text:s text:c="8"/></text:p>
          </table:table-cell>
          <table:table-cell table:formula="of:=LEFT([.C64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64]&amp;REPT(&quot; &quot;;[.$J$1]);[.$J$1]+2)" office:value-type="string" office:string-value="cmWeekendWakeUpInc          " calcext:value-type="string">
            <text:p>cmWeekendWakeUpInc <text:s text:c="9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endTimes</text:p>
          </table:table-cell>
          <table:table-cell table:style-name="ce132" office:value-type="string" calcext:value-type="string">
            <text:p>Wake up earlier</text:p>
          </table:table-cell>
          <table:table-cell table:style-name="ce132" office:value-type="string" calcext:value-type="string">
            <text:p>iconFewer</text:p>
          </table:table-cell>
          <table:table-cell table:style-name="ce132" office:value-type="string" calcext:value-type="string">
            <text:p>WeekendWakeUpDec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65]&amp;[.N65]&amp;[.O65]&amp;[.P65]&amp;&quot;},&quot;" office:value-type="string" office:string-value="  {mnSetWeekendTimes,     &quot;Wake up earlier&quot;,       iconFewer,           cmWeekendWakeUpDec          }," calcext:value-type="string">
            <text:p><text:s text:c="2"/>{mnSetWeekendTimes, <text:s text:c="4"/>"Wake up earlier", <text:s text:c="6"/>iconFewer, <text:s text:c="10"/>cmWeekendWakeUpDec <text:s text:c="9"/>},</text:p>
          </table:table-cell>
          <table:table-cell table:formula="of:=LEN([.A65])" office:value-type="float" office:value="15" calcext:value-type="float">
            <text:p>15</text:p>
          </table:table-cell>
          <table:table-cell table:formula="of:=LEN([.B65])" office:value-type="float" office:value="15" calcext:value-type="float">
            <text:p>15</text:p>
          </table:table-cell>
          <table:table-cell table:formula="of:=LEN([.C65])" office:value-type="float" office:value="9" calcext:value-type="float">
            <text:p>9</text:p>
          </table:table-cell>
          <table:table-cell table:formula="of:=LEN([.D65])" office:value-type="float" office:value="16" calcext:value-type="float">
            <text:p>16</text:p>
          </table:table-cell>
          <table:table-cell table:formula="of:=LEN([.E65])" office:value-type="float" office:value="4" calcext:value-type="float">
            <text:p>4</text:p>
          </table:table-cell>
          <table:table-cell/>
          <table:table-cell table:formula="of:=LEFT(&quot;mn&quot;&amp;[.A65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5]&amp;CHAR(34)&amp;&quot;,&quot;&amp;REPT(&quot; &quot;;[.$H$1]);[.$H$1]+3)" office:value-type="string" office:string-value="&quot;Wake up earlier&quot;,       " calcext:value-type="string">
            <text:p>"Wake up earlier", <text:s text:c="6"/></text:p>
          </table:table-cell>
          <table:table-cell table:formula="of:=LEFT([.C65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65]&amp;REPT(&quot; &quot;;[.$J$1]);[.$J$1]+2)" office:value-type="string" office:string-value="cmWeekendWakeUpDec          " calcext:value-type="string">
            <text:p>cmWeekendWakeUpDec <text:s text:c="9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endTimes</text:p>
          </table:table-cell>
          <table:table-cell table:style-name="ce132" office:value-type="string" calcext:value-type="string">
            <text:p>Go to sleep later</text:p>
          </table:table-cell>
          <table:table-cell table:style-name="ce132" office:value-type="string" calcext:value-type="string">
            <text:p>iconMore</text:p>
          </table:table-cell>
          <table:table-cell table:style-name="ce132" office:value-type="string" calcext:value-type="string">
            <text:p>WeekendSleepInc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66]&amp;[.N66]&amp;[.O66]&amp;[.P66]&amp;&quot;},&quot;" office:value-type="string" office:string-value="  {mnSetWeekendTimes,     &quot;Go to sleep later&quot;,     iconMore,            cmWeekendSleepInc           }," calcext:value-type="string">
            <text:p><text:s text:c="2"/>{mnSetWeekendTimes, <text:s text:c="4"/>"Go to sleep later", <text:s text:c="4"/>iconMore, <text:s text:c="11"/>cmWeekendSleepInc <text:s text:c="10"/>},</text:p>
          </table:table-cell>
          <table:table-cell table:formula="of:=LEN([.A66])" office:value-type="float" office:value="15" calcext:value-type="float">
            <text:p>15</text:p>
          </table:table-cell>
          <table:table-cell table:formula="of:=LEN([.B66])" office:value-type="float" office:value="17" calcext:value-type="float">
            <text:p>17</text:p>
          </table:table-cell>
          <table:table-cell table:formula="of:=LEN([.C66])" office:value-type="float" office:value="8" calcext:value-type="float">
            <text:p>8</text:p>
          </table:table-cell>
          <table:table-cell table:formula="of:=LEN([.D66])" office:value-type="float" office:value="15" calcext:value-type="float">
            <text:p>15</text:p>
          </table:table-cell>
          <table:table-cell table:formula="of:=LEN([.E66])" office:value-type="float" office:value="4" calcext:value-type="float">
            <text:p>4</text:p>
          </table:table-cell>
          <table:table-cell/>
          <table:table-cell table:formula="of:=LEFT(&quot;mn&quot;&amp;[.A66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6]&amp;CHAR(34)&amp;&quot;,&quot;&amp;REPT(&quot; &quot;;[.$H$1]);[.$H$1]+3)" office:value-type="string" office:string-value="&quot;Go to sleep later&quot;,     " calcext:value-type="string">
            <text:p>"Go to sleep later", <text:s text:c="4"/></text:p>
          </table:table-cell>
          <table:table-cell table:formula="of:=LEFT([.C66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66]&amp;REPT(&quot; &quot;;[.$J$1]);[.$J$1]+2)" office:value-type="string" office:string-value="cmWeekendSleepInc           " calcext:value-type="string">
            <text:p>cmWeekendSleepInc <text:s text:c="10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endTimes</text:p>
          </table:table-cell>
          <table:table-cell table:style-name="ce132" office:value-type="string" calcext:value-type="string">
            <text:p>Go to sleep earlier</text:p>
          </table:table-cell>
          <table:table-cell table:style-name="ce132" office:value-type="string" calcext:value-type="string">
            <text:p>iconFewer</text:p>
          </table:table-cell>
          <table:table-cell table:style-name="ce132" office:value-type="string" calcext:value-type="string">
            <text:p>WeekendSleepDec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67]&amp;[.N67]&amp;[.O67]&amp;[.P67]&amp;&quot;},&quot;" office:value-type="string" office:string-value="  {mnSetWeekendTimes,     &quot;Go to sleep earlier&quot;,   iconFewer,           cmWeekendSleepDec           }," calcext:value-type="string">
            <text:p><text:s text:c="2"/>{mnSetWeekendTimes, <text:s text:c="4"/>"Go to sleep earlier", <text:s text:c="2"/>iconFewer, <text:s text:c="10"/>cmWeekendSleepDec <text:s text:c="10"/>},</text:p>
          </table:table-cell>
          <table:table-cell table:formula="of:=LEN([.A67])" office:value-type="float" office:value="15" calcext:value-type="float">
            <text:p>15</text:p>
          </table:table-cell>
          <table:table-cell table:formula="of:=LEN([.B67])" office:value-type="float" office:value="19" calcext:value-type="float">
            <text:p>19</text:p>
          </table:table-cell>
          <table:table-cell table:formula="of:=LEN([.C67])" office:value-type="float" office:value="9" calcext:value-type="float">
            <text:p>9</text:p>
          </table:table-cell>
          <table:table-cell table:formula="of:=LEN([.D67])" office:value-type="float" office:value="15" calcext:value-type="float">
            <text:p>15</text:p>
          </table:table-cell>
          <table:table-cell table:formula="of:=LEN([.E67])" office:value-type="float" office:value="4" calcext:value-type="float">
            <text:p>4</text:p>
          </table:table-cell>
          <table:table-cell/>
          <table:table-cell table:formula="of:=LEFT(&quot;mn&quot;&amp;[.A67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7]&amp;CHAR(34)&amp;&quot;,&quot;&amp;REPT(&quot; &quot;;[.$H$1]);[.$H$1]+3)" office:value-type="string" office:string-value="&quot;Go to sleep earlier&quot;,   " calcext:value-type="string">
            <text:p>"Go to sleep earlier", <text:s text:c="2"/></text:p>
          </table:table-cell>
          <table:table-cell table:formula="of:=LEFT([.C67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67]&amp;REPT(&quot; &quot;;[.$J$1]);[.$J$1]+2)" office:value-type="string" office:string-value="cmWeekendSleepDec           " calcext:value-type="string">
            <text:p>cmWeekendSleepDec <text:s text:c="10"/></text:p>
          </table:table-cell>
          <table:table-cell table:number-columns-repeated="1008"/>
        </table:table-row>
        <table:table-row table:style-name="ro1">
          <table:table-cell table:style-name="ce132" office:value-type="string" calcext:value-type="string">
            <text:p>SetWeekendTimes</text:p>
          </table:table-cell>
          <table:table-cell table:style-name="ce132" office:value-type="string" calcext:value-type="string">
            <text:p>Back to settings menu</text:p>
          </table:table-cell>
          <table:table-cell table:style-name="ce132" office:value-type="string" calcext:value-type="string">
            <text:p>iconExit</text:p>
          </table:table-cell>
          <table:table-cell table:style-name="ce132" office:value-type="string" calcext:value-type="string">
            <text:p>SettingsMenu</text:p>
          </table:table-cell>
          <table:table-cell table:style-name="ce132" office:value-type="string" calcext:value-type="string">
            <text:p>None</text:p>
          </table:table-cell>
          <table:table-cell table:formula="of:=&quot;  {&quot;&amp;[.M68]&amp;[.N68]&amp;[.O68]&amp;[.P68]&amp;&quot;},&quot;" office:value-type="string" office:string-value="  {mnSetWeekendTimes,     &quot;Back to settings menu&quot;, iconExit,            cmSettingsMenu              }," calcext:value-type="string">
            <text:p><text:s text:c="2"/>{mnSetWeekendTimes, <text:s text:c="4"/>"Back to settings menu", iconExit, <text:s text:c="11"/>cmSettingsMenu <text:s text:c="13"/>},</text:p>
          </table:table-cell>
          <table:table-cell table:formula="of:=LEN([.A68])" office:value-type="float" office:value="15" calcext:value-type="float">
            <text:p>15</text:p>
          </table:table-cell>
          <table:table-cell table:formula="of:=LEN([.B68])" office:value-type="float" office:value="21" calcext:value-type="float">
            <text:p>21</text:p>
          </table:table-cell>
          <table:table-cell table:formula="of:=LEN([.C68])" office:value-type="float" office:value="8" calcext:value-type="float">
            <text:p>8</text:p>
          </table:table-cell>
          <table:table-cell table:formula="of:=LEN([.D68])" office:value-type="float" office:value="12" calcext:value-type="float">
            <text:p>12</text:p>
          </table:table-cell>
          <table:table-cell table:formula="of:=LEN([.E68])" office:value-type="float" office:value="4" calcext:value-type="float">
            <text:p>4</text:p>
          </table:table-cell>
          <table:table-cell/>
          <table:table-cell table:formula="of:=LEFT(&quot;mn&quot;&amp;[.A68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8]&amp;CHAR(34)&amp;&quot;,&quot;&amp;REPT(&quot; &quot;;[.$H$1]);[.$H$1]+3)" office:value-type="string" office:string-value="&quot;Back to settings menu&quot;, " calcext:value-type="string">
            <text:p>"Back to settings menu", </text:p>
          </table:table-cell>
          <table:table-cell table:formula="of:=LEFT([.C68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68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Increase offset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SensorOffsetInc</text:p>
          </table:table-cell>
          <table:table-cell office:value-type="string" calcext:value-type="string">
            <text:p>None</text:p>
          </table:table-cell>
          <table:table-cell table:formula="of:=&quot;  {&quot;&amp;[.M69]&amp;[.N69]&amp;[.O69]&amp;[.P69]&amp;&quot;},&quot;" office:value-type="string" office:string-value="  {mnAdjustSensorOffset,  &quot;Increase offset&quot;,       iconMore,            cmSensorOffsetInc           }," calcext:value-type="string">
            <text:p><text:s text:c="2"/>{mnAdjustSensorOffset, <text:s/>"Increase offset", <text:s text:c="6"/>iconMore, <text:s text:c="11"/>cmSensorOffsetInc <text:s text:c="10"/>},</text:p>
          </table:table-cell>
          <table:table-cell table:formula="of:=LEN([.A69])" office:value-type="float" office:value="18" calcext:value-type="float">
            <text:p>18</text:p>
          </table:table-cell>
          <table:table-cell table:formula="of:=LEN([.B69])" office:value-type="float" office:value="15" calcext:value-type="float">
            <text:p>15</text:p>
          </table:table-cell>
          <table:table-cell table:formula="of:=LEN([.C69])" office:value-type="float" office:value="8" calcext:value-type="float">
            <text:p>8</text:p>
          </table:table-cell>
          <table:table-cell table:formula="of:=LEN([.D69])" office:value-type="float" office:value="15" calcext:value-type="float">
            <text:p>15</text:p>
          </table:table-cell>
          <table:table-cell table:formula="of:=LEN([.E69])" office:value-type="float" office:value="4" calcext:value-type="float">
            <text:p>4</text:p>
          </table:table-cell>
          <table:table-cell/>
          <table:table-cell table:formula="of:=LEFT(&quot;mn&quot;&amp;[.A69]&amp;&quot;,&quot;&amp;REPT(&quot; &quot;;[.$G$1]);[.$G$1]+4)" office:value-type="string" office:string-value="mnAdjustSensorOffset,  " calcext:value-type="string">
            <text:p>mnAdjustSensorOffset, <text:s/></text:p>
          </table:table-cell>
          <table:table-cell table:formula="of:=LEFT(CHAR(34)&amp;[.B69]&amp;CHAR(34)&amp;&quot;,&quot;&amp;REPT(&quot; &quot;;[.$H$1]);[.$H$1]+3)" office:value-type="string" office:string-value="&quot;Increase offset&quot;,       " calcext:value-type="string">
            <text:p>"Increase offset", <text:s text:c="6"/></text:p>
          </table:table-cell>
          <table:table-cell table:formula="of:=LEFT([.C69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69]&amp;REPT(&quot; &quot;;[.$J$1]);[.$J$1]+2)" office:value-type="string" office:string-value="cmSensorOffsetInc           " calcext:value-type="string">
            <text:p>cmSensorOffsetInc <text:s text:c="10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Reduce offset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SensorOffsetDec</text:p>
          </table:table-cell>
          <table:table-cell office:value-type="string" calcext:value-type="string">
            <text:p>None</text:p>
          </table:table-cell>
          <table:table-cell table:formula="of:=&quot;  {&quot;&amp;[.M70]&amp;[.N70]&amp;[.O70]&amp;[.P70]&amp;&quot;},&quot;" office:value-type="string" office:string-value="  {mnAdjustSensorOffset,  &quot;Reduce offset&quot;,         iconFewer,           cmSensorOffsetDec           }," calcext:value-type="string">
            <text:p><text:s text:c="2"/>{mnAdjustSensorOffset, <text:s/>"Reduce offset", <text:s text:c="8"/>iconFewer, <text:s text:c="10"/>cmSensorOffsetDec <text:s text:c="10"/>},</text:p>
          </table:table-cell>
          <table:table-cell table:formula="of:=LEN([.A70])" office:value-type="float" office:value="18" calcext:value-type="float">
            <text:p>18</text:p>
          </table:table-cell>
          <table:table-cell table:formula="of:=LEN([.B70])" office:value-type="float" office:value="13" calcext:value-type="float">
            <text:p>13</text:p>
          </table:table-cell>
          <table:table-cell table:formula="of:=LEN([.C70])" office:value-type="float" office:value="9" calcext:value-type="float">
            <text:p>9</text:p>
          </table:table-cell>
          <table:table-cell table:formula="of:=LEN([.D70])" office:value-type="float" office:value="15" calcext:value-type="float">
            <text:p>15</text:p>
          </table:table-cell>
          <table:table-cell table:formula="of:=LEN([.E70])" office:value-type="float" office:value="4" calcext:value-type="float">
            <text:p>4</text:p>
          </table:table-cell>
          <table:table-cell/>
          <table:table-cell table:formula="of:=LEFT(&quot;mn&quot;&amp;[.A70]&amp;&quot;,&quot;&amp;REPT(&quot; &quot;;[.$G$1]);[.$G$1]+4)" office:value-type="string" office:string-value="mnAdjustSensorOffset,  " calcext:value-type="string">
            <text:p>mnAdjustSensorOffset, <text:s/></text:p>
          </table:table-cell>
          <table:table-cell table:formula="of:=LEFT(CHAR(34)&amp;[.B70]&amp;CHAR(34)&amp;&quot;,&quot;&amp;REPT(&quot; &quot;;[.$H$1]);[.$H$1]+3)" office:value-type="string" office:string-value="&quot;Reduce offset&quot;,         " calcext:value-type="string">
            <text:p>"Reduce offset", <text:s text:c="8"/></text:p>
          </table:table-cell>
          <table:table-cell table:formula="of:=LEFT([.C70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70]&amp;REPT(&quot; &quot;;[.$J$1]);[.$J$1]+2)" office:value-type="string" office:string-value="cmSensorOffsetDec           " calcext:value-type="string">
            <text:p>cmSensorOffsetDec <text:s text:c="10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Back to home screen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HomeScreen</text:p>
          </table:table-cell>
          <table:table-cell office:value-type="string" calcext:value-type="string">
            <text:p>None</text:p>
          </table:table-cell>
          <table:table-cell table:formula="of:=&quot;  {&quot;&amp;[.M71]&amp;[.N71]&amp;[.O71]&amp;[.P71]&amp;&quot;},&quot;" office:value-type="string" office:string-value="  {mnAdjustSensorOffset,  &quot;Back to home screen&quot;,   iconExit,            cmHomeScreen                }," calcext:value-type="string">
            <text:p><text:s text:c="2"/>{mnAdjustSensorOffset, <text:s/>"Back to home screen", <text:s text:c="2"/>iconExit, <text:s text:c="11"/>cmHomeScreen <text:s text:c="15"/>},</text:p>
          </table:table-cell>
          <table:table-cell table:formula="of:=LEN([.A71])" office:value-type="float" office:value="18" calcext:value-type="float">
            <text:p>18</text:p>
          </table:table-cell>
          <table:table-cell table:formula="of:=LEN([.B71])" office:value-type="float" office:value="19" calcext:value-type="float">
            <text:p>19</text:p>
          </table:table-cell>
          <table:table-cell table:formula="of:=LEN([.C71])" office:value-type="float" office:value="8" calcext:value-type="float">
            <text:p>8</text:p>
          </table:table-cell>
          <table:table-cell table:formula="of:=LEN([.D71])" office:value-type="float" office:value="10" calcext:value-type="float">
            <text:p>10</text:p>
          </table:table-cell>
          <table:table-cell table:formula="of:=LEN([.E71])" office:value-type="float" office:value="4" calcext:value-type="float">
            <text:p>4</text:p>
          </table:table-cell>
          <table:table-cell/>
          <table:table-cell table:formula="of:=LEFT(&quot;mn&quot;&amp;[.A71]&amp;&quot;,&quot;&amp;REPT(&quot; &quot;;[.$G$1]);[.$G$1]+4)" office:value-type="string" office:string-value="mnAdjustSensorOffset,  " calcext:value-type="string">
            <text:p>mnAdjustSensorOffset, <text:s/></text:p>
          </table:table-cell>
          <table:table-cell table:formula="of:=LEFT(CHAR(34)&amp;[.B71]&amp;CHAR(34)&amp;&quot;,&quot;&amp;REPT(&quot; &quot;;[.$H$1]);[.$H$1]+3)" office:value-type="string" office:string-value="&quot;Back to home screen&quot;,   " calcext:value-type="string">
            <text:p>"Back to home screen", <text:s text:c="2"/></text:p>
          </table:table-cell>
          <table:table-cell table:formula="of:=LEFT([.C71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71]&amp;REPT(&quot; &quot;;[.$J$1]);[.$J$1]+2)" office:value-type="string" office:string-value="cmHomeScreen                " calcext:value-type="string">
            <text:p>cmHomeScreen <text:s text:c="15"/></text:p>
          </table:table-cell>
          <table:table-cell table:number-columns-repeated="100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MenuStructure.$A$1" table:cell-range-address="MenuStructure.$A$1:MenuStructure.$E$66"/>
        </table:named-expressions>
      </table:table>
      <table:table table:name="Contexts" table:style-name="ta2">
        <table:table-column table:style-name="co46" table:default-cell-style-name="ce133"/>
        <table:table-column table:style-name="co24" table:number-columns-repeated="1022" table:default-cell-style-name="ce82"/>
        <table:table-column table:style-name="co25" table:default-cell-style-name="ce82"/>
        <table:table-row table:style-name="ro1">
          <table:table-cell table:style-name="ce131" office:value-type="string" calcext:value-type="string">
            <text:p>Con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ne</text:p>
          </table:table-cell>
          <table:table-cell table:formula="of:=&quot;enum Context_t { cx&quot;&amp;[.A2]" office:value-type="string" office:string-value="enum Context_t { cxNone" calcext:value-type="string">
            <text:p>enum Context_t { cxNone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Today</text:p>
          </table:table-cell>
          <table:table-cell table:formula="of:=[.B2]&amp;&quot;, cx&quot;&amp;[.A3]" office:value-type="string" office:string-value="enum Context_t { cxNone, cxToday" calcext:value-type="string">
            <text:p>enum Context_t { cxNone, cxToday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Tomorrow</text:p>
          </table:table-cell>
          <table:table-cell table:formula="of:=[.B3]&amp;&quot;, cx&quot;&amp;[.A4]" office:value-type="string" office:string-value="enum Context_t { cxNone, cxToday, cxTomorrow" calcext:value-type="string">
            <text:p>enum Context_t { cxNone, cxToday, cxTomorrow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Monday</text:p>
          </table:table-cell>
          <table:table-cell table:formula="of:=[.B4]&amp;&quot;, cx&quot;&amp;[.A5]" office:value-type="string" office:string-value="enum Context_t { cxNone, cxToday, cxTomorrow, cxMonday" calcext:value-type="string">
            <text:p>enum Context_t { cxNone, cxToday, cxTomorrow, cxMonday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Tuesday</text:p>
          </table:table-cell>
          <table:table-cell table:formula="of:=[.B5]&amp;&quot;, cx&quot;&amp;[.A6]" office:value-type="string" office:string-value="enum Context_t { cxNone, cxToday, cxTomorrow, cxMonday, cxTuesday" calcext:value-type="string">
            <text:p>enum Context_t { cxNone, cxToday, cxTomorrow, cxMonday, cxTuesday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Wednesday</text:p>
          </table:table-cell>
          <table:table-cell table:formula="of:=[.B6]&amp;&quot;, cx&quot;&amp;[.A7]" office:value-type="string" office:string-value="enum Context_t { cxNone, cxToday, cxTomorrow, cxMonday, cxTuesday, cxWednesday" calcext:value-type="string">
            <text:p>enum Context_t { cxNone, cxToday, cxTomorrow, cxMonday, cxTuesday, cxWednesday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Thursday</text:p>
          </table:table-cell>
          <table:table-cell table:formula="of:=[.B7]&amp;&quot;, cx&quot;&amp;[.A8]" office:value-type="string" office:string-value="enum Context_t { cxNone, cxToday, cxTomorrow, cxMonday, cxTuesday, cxWednesday, cxThursday" calcext:value-type="string">
            <text:p>enum Context_t { cxNone, cxToday, cxTomorrow, cxMonday, cxTuesday, cxWednesday, cxThursday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Friday</text:p>
          </table:table-cell>
          <table:table-cell table:formula="of:=[.B8]&amp;&quot;, cx&quot;&amp;[.A9]" office:value-type="string" office:string-value="enum Context_t { cxNone, cxToday, cxTomorrow, cxMonday, cxTuesday, cxWednesday, cxThursday, cxFriday" calcext:value-type="string">
            <text:p>enum Context_t { cxNone, cxToday, cxTomorrow, cxMonday, cxTuesday, cxWednesday, cxThursday, cxFriday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Saturday</text:p>
          </table:table-cell>
          <table:table-cell table:formula="of:=[.B9]&amp;&quot;, cx&quot;&amp;[.A10]" office:value-type="string" office:string-value="enum Context_t { cxNone, cxToday, cxTomorrow, cxMonday, cxTuesday, cxWednesday, cxThursday, cxFriday, cxSaturday" calcext:value-type="string">
            <text:p>enum Context_t { cxNone, cxToday, cxTomorrow, cxMonday, cxTuesday, cxWednesday, cxThursday, cxFriday, cxSaturday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Sunday</text:p>
          </table:table-cell>
          <table:table-cell table:formula="of:=[.B10]&amp;&quot;, cx&quot;&amp;[.A11]" office:value-type="string" office:string-value="enum Context_t { cxNone, cxToday, cxTomorrow, cxMonday, cxTuesday, cxWednesday, cxThursday, cxFriday, cxSaturday, cxSunday" calcext:value-type="string">
            <text:p>enum Context_t { cxNone, cxToday, cxTomorrow, cxMonday, cxTuesday, cxWednesday, cxThursday, cxFriday, cxSaturday, cxSunday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ons" table:style-name="ta2">
        <table:table-column table:style-name="co57" table:default-cell-style-name="ce82"/>
        <table:table-column table:style-name="co58" table:default-cell-style-name="ce82"/>
        <table:table-column table:style-name="co24" table:default-cell-style-name="ce82"/>
        <table:table-column table:style-name="co59" table:default-cell-style-name="ce82"/>
        <table:table-column table:style-name="co60" table:default-cell-style-name="ce82"/>
        <table:table-column table:style-name="co24" table:number-columns-repeated="1018" table:default-cell-style-name="ce82"/>
        <table:table-column table:style-name="co25" table:default-cell-style-name="ce82"/>
        <table:table-row table:style-name="ro1">
          <table:table-cell table:number-columns-repeated="2"/>
          <table:table-cell table:formula="of:=MAX([.C2:.C39])" office:value-type="float" office:value="24" calcext:value-type="float">
            <text:p>2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onNone</text:p>
          </table:table-cell>
          <table:table-cell table:formula="of:=&quot;/&quot;&amp;[.A2]&amp;&quot;.jpg&quot;" office:value-type="string" office:string-value="/iconNone.jpg" calcext:value-type="string">
            <text:p>/iconNone.jpg</text:p>
          </table:table-cell>
          <table:table-cell table:formula="of:=LEN([.B2])" office:value-type="float" office:value="13" calcext:value-type="float">
            <text:p>13</text:p>
          </table:table-cell>
          <table:table-cell table:formula="of:=&quot;enum icon_t {&quot;&amp;[.A2]" office:value-type="string" office:string-value="enum icon_t {iconNone" calcext:value-type="string">
            <text:p>enum icon_t {iconNone</text:p>
          </table:table-cell>
          <table:table-cell office:value-type="string" calcext:value-type="string">
            <text:p><text:s/></text:p>
          </table:table-cell>
          <table:table-cell table:style-name="ce170" table:formula="of:=&quot;std::string ICONS[] = {&quot;&amp;CHAR(34)&amp;[.B2]&amp;CHAR(34)" office:value-type="string" office:string-value="std::string ICONS[] = {&quot;/iconNone.jpg&quot;" calcext:value-type="string">
            <text:p>std::string ICONS[] = {"/iconNon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empHigher</text:p>
          </table:table-cell>
          <table:table-cell table:formula="of:=&quot;/&quot;&amp;[.A3]&amp;&quot;.jpg&quot;" office:value-type="string" office:string-value="/iconTempHigher.jpg" calcext:value-type="string">
            <text:p>/iconTempHigher.jpg</text:p>
          </table:table-cell>
          <table:table-cell table:formula="of:=LEN([.B3])" office:value-type="float" office:value="19" calcext:value-type="float">
            <text:p>19</text:p>
          </table:table-cell>
          <table:table-cell table:formula="of:=[.D2]&amp;&quot;, &quot;&amp;[.A3]" office:value-type="string" office:string-value="enum icon_t {iconNone, iconTempHigher" calcext:value-type="string">
            <text:p>enum icon_t {iconNone, iconTempHigher</text:p>
          </table:table-cell>
          <table:table-cell office:value-type="string" calcext:value-type="string">
            <text:p><text:s/></text:p>
          </table:table-cell>
          <table:table-cell table:formula="of:=[.F2]&amp;&quot;, &quot;&amp;CHAR(34)&amp;[.B3]&amp;CHAR(34)" office:value-type="string" office:string-value="std::string ICONS[] = {&quot;/iconNone.jpg&quot;, &quot;/iconTempHigher.jpg&quot;" calcext:value-type="string">
            <text:p>std::string ICONS[] = {"/iconNone.jpg", "/iconTempHigher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Menu</text:p>
          </table:table-cell>
          <table:table-cell table:formula="of:=&quot;/&quot;&amp;[.A4]&amp;&quot;.jpg&quot;" office:value-type="string" office:string-value="/iconMenu.jpg" calcext:value-type="string">
            <text:p>/iconMenu.jpg</text:p>
          </table:table-cell>
          <table:table-cell table:formula="of:=LEN([.B4])" office:value-type="float" office:value="13" calcext:value-type="float">
            <text:p>13</text:p>
          </table:table-cell>
          <table:table-cell table:formula="of:=[.D3]&amp;&quot;, &quot;&amp;[.A4]" office:value-type="string" office:string-value="enum icon_t {iconNone, iconTempHigher, iconMenu" calcext:value-type="string">
            <text:p>enum icon_t {iconNone, iconTempHigher, iconMenu</text:p>
          </table:table-cell>
          <table:table-cell office:value-type="string" calcext:value-type="string">
            <text:p><text:s/></text:p>
          </table:table-cell>
          <table:table-cell table:formula="of:=[.F3]&amp;&quot;, &quot;&amp;CHAR(34)&amp;[.B4]&amp;CHAR(34)" office:value-type="string" office:string-value="std::string ICONS[] = {&quot;/iconNone.jpg&quot;, &quot;/iconTempHigher.jpg&quot;, &quot;/iconMenu.jpg&quot;" calcext:value-type="string">
            <text:p>std::string ICONS[] = {"/iconNone.jpg", "/iconTempHigher.jpg", "/iconMenu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empLower</text:p>
          </table:table-cell>
          <table:table-cell table:formula="of:=&quot;/&quot;&amp;[.A5]&amp;&quot;.jpg&quot;" office:value-type="string" office:string-value="/iconTempLower.jpg" calcext:value-type="string">
            <text:p>/iconTempLower.jpg</text:p>
          </table:table-cell>
          <table:table-cell table:formula="of:=LEN([.B5])" office:value-type="float" office:value="18" calcext:value-type="float">
            <text:p>18</text:p>
          </table:table-cell>
          <table:table-cell table:formula="of:=[.D4]&amp;&quot;, &quot;&amp;[.A5]" office:value-type="string" office:string-value="enum icon_t {iconNone, iconTempHigher, iconMenu, iconTempLower" calcext:value-type="string">
            <text:p>enum icon_t {iconNone, iconTempHigher, iconMenu, iconTempLower</text:p>
          </table:table-cell>
          <table:table-cell office:value-type="string" calcext:value-type="string">
            <text:p><text:s/></text:p>
          </table:table-cell>
          <table:table-cell table:formula="of:=[.F4]&amp;&quot;, &quot;&amp;CHAR(34)&amp;[.B5]&amp;CHAR(34)" office:value-type="string" office:string-value="std::string ICONS[] = {&quot;/iconNone.jpg&quot;, &quot;/iconTempHigher.jpg&quot;, &quot;/iconMenu.jpg&quot;, &quot;/iconTempLower.jpg&quot;" calcext:value-type="string">
            <text:p>std::string ICONS[] = {"/iconNone.jpg", "/iconTempHigher.jpg", "/iconMenu.jpg", "/iconTempLower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Home</text:p>
          </table:table-cell>
          <table:table-cell table:formula="of:=&quot;/&quot;&amp;[.A6]&amp;&quot;.jpg&quot;" office:value-type="string" office:string-value="/iconHome.jpg" calcext:value-type="string">
            <text:p>/iconHome.jpg</text:p>
          </table:table-cell>
          <table:table-cell table:formula="of:=LEN([.B6])" office:value-type="float" office:value="13" calcext:value-type="float">
            <text:p>13</text:p>
          </table:table-cell>
          <table:table-cell table:formula="of:=[.D5]&amp;&quot;, &quot;&amp;[.A6]" office:value-type="string" office:string-value="enum icon_t {iconNone, iconTempHigher, iconMenu, iconTempLower, iconHome" calcext:value-type="string">
            <text:p>enum icon_t {iconNone, iconTempHigher, iconMenu, iconTempLower, iconHome</text:p>
          </table:table-cell>
          <table:table-cell office:value-type="string" calcext:value-type="string">
            <text:p><text:s/></text:p>
          </table:table-cell>
          <table:table-cell table:formula="of:=[.F5]&amp;&quot;, &quot;&amp;CHAR(34)&amp;[.B6]&amp;CHAR(34)" office:value-type="string" office:string-value="std::string ICONS[] = {&quot;/iconNone.jpg&quot;, &quot;/iconTempHigher.jpg&quot;, &quot;/iconMenu.jpg&quot;, &quot;/iconTempLower.jpg&quot;, &quot;/iconHome.jpg&quot;" calcext:value-type="string">
            <text:p>std::string ICONS[] = {"/iconNone.jpg", "/iconTempHigher.jpg", "/iconMenu.jpg", "/iconTempLower.jpg", "/iconHom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ork</text:p>
          </table:table-cell>
          <table:table-cell table:formula="of:=&quot;/&quot;&amp;[.A7]&amp;&quot;.jpg&quot;" office:value-type="string" office:string-value="/iconWork.jpg" calcext:value-type="string">
            <text:p>/iconWork.jpg</text:p>
          </table:table-cell>
          <table:table-cell table:formula="of:=LEN([.B7])" office:value-type="float" office:value="13" calcext:value-type="float">
            <text:p>13</text:p>
          </table:table-cell>
          <table:table-cell table:formula="of:=[.D6]&amp;&quot;, &quot;&amp;[.A7]" office:value-type="string" office:string-value="enum icon_t {iconNone, iconTempHigher, iconMenu, iconTempLower, iconHome, iconWork" calcext:value-type="string">
            <text:p>enum icon_t {iconNone, iconTempHigher, iconMenu, iconTempLower, iconHome, iconWork</text:p>
          </table:table-cell>
          <table:table-cell office:value-type="string" calcext:value-type="string">
            <text:p><text:s/></text:p>
          </table:table-cell>
          <table:table-cell table:formula="of:=[.F6]&amp;&quot;, &quot;&amp;CHAR(34)&amp;[.B7]&amp;CHAR(34)" office:value-type="string" office:string-value="std::string ICONS[] = {&quot;/iconNone.jpg&quot;, &quot;/iconTempHigher.jpg&quot;, &quot;/iconMenu.jpg&quot;, &quot;/iconTempLower.jpg&quot;, &quot;/iconHome.jpg&quot;, &quot;/iconWork.jpg&quot;" calcext:value-type="string">
            <text:p>std::string ICONS[] = {"/iconNone.jpg", "/iconTempHigher.jpg", "/iconMenu.jpg", "/iconTempLower.jpg", "/iconHome.jpg", "/iconWork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eekend</text:p>
          </table:table-cell>
          <table:table-cell table:formula="of:=&quot;/&quot;&amp;[.A8]&amp;&quot;.jpg&quot;" office:value-type="string" office:string-value="/iconWeekend.jpg" calcext:value-type="string">
            <text:p>/iconWeekend.jpg</text:p>
          </table:table-cell>
          <table:table-cell table:formula="of:=LEN([.B8])" office:value-type="float" office:value="16" calcext:value-type="float">
            <text:p>16</text:p>
          </table:table-cell>
          <table:table-cell table:formula="of:=[.D7]&amp;&quot;, &quot;&amp;[.A8]" office:value-type="string" office:string-value="enum icon_t {iconNone, iconTempHigher, iconMenu, iconTempLower, iconHome, iconWork, iconWeekend" calcext:value-type="string">
            <text:p>enum icon_t {iconNone, iconTempHigher, iconMenu, iconTempLower, iconHome, iconWork, iconWeekend</text:p>
          </table:table-cell>
          <table:table-cell office:value-type="string" calcext:value-type="string">
            <text:p><text:s/></text:p>
          </table:table-cell>
          <table:table-cell table:formula="of:=[.F7]&amp;&quot;, &quot;&amp;CHAR(34)&amp;[.B8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" calcext:value-type="string">
            <text:p>std::string ICONS[] = {"/iconNone.jpg", "/iconTempHigher.jpg", "/iconMenu.jpg", "/iconTempLower.jpg", "/iconHome.jpg", "/iconWork.jpg", "/iconWeekend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Away</text:p>
          </table:table-cell>
          <table:table-cell table:formula="of:=&quot;/&quot;&amp;[.A9]&amp;&quot;.jpg&quot;" office:value-type="string" office:string-value="/iconAway.jpg" calcext:value-type="string">
            <text:p>/iconAway.jpg</text:p>
          </table:table-cell>
          <table:table-cell table:formula="of:=LEN([.B9])" office:value-type="float" office:value="13" calcext:value-type="float">
            <text:p>13</text:p>
          </table:table-cell>
          <table:table-cell table:formula="of:=[.D8]&amp;&quot;, &quot;&amp;[.A9]" office:value-type="string" office:string-value="enum icon_t {iconNone, iconTempHigher, iconMenu, iconTempLower, iconHome, iconWork, iconWeekend, iconAway" calcext:value-type="string">
            <text:p>enum icon_t {iconNone, iconTempHigher, iconMenu, iconTempLower, iconHome, iconWork, iconWeekend, iconAway</text:p>
          </table:table-cell>
          <table:table-cell office:value-type="string" calcext:value-type="string">
            <text:p><text:s/></text:p>
          </table:table-cell>
          <table:table-cell table:formula="of:=[.F8]&amp;&quot;, &quot;&amp;CHAR(34)&amp;[.B9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" calcext:value-type="string">
            <text:p>std::string ICONS[] = {"/iconNone.jpg", "/iconTempHigher.jpg", "/iconMenu.jpg", "/iconTempLower.jpg", "/iconHome.jpg", "/iconWork.jpg", "/iconWeekend.jpg", "/iconAw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Automatic</text:p>
          </table:table-cell>
          <table:table-cell table:formula="of:=&quot;/&quot;&amp;[.A10]&amp;&quot;.jpg&quot;" office:value-type="string" office:string-value="/iconAutomatic.jpg" calcext:value-type="string">
            <text:p>/iconAutomatic.jpg</text:p>
          </table:table-cell>
          <table:table-cell table:formula="of:=LEN([.B10])" office:value-type="float" office:value="18" calcext:value-type="float">
            <text:p>18</text:p>
          </table:table-cell>
          <table:table-cell table:formula="of:=[.D9]&amp;&quot;, &quot;&amp;[.A10]" office:value-type="string" office:string-value="enum icon_t {iconNone, iconTempHigher, iconMenu, iconTempLower, iconHome, iconWork, iconWeekend, iconAway, iconAutomatic" calcext:value-type="string">
            <text:p>enum icon_t {iconNone, iconTempHigher, iconMenu, iconTempLower, iconHome, iconWork, iconWeekend, iconAway, iconAutomatic</text:p>
          </table:table-cell>
          <table:table-cell office:value-type="string" calcext:value-type="string">
            <text:p><text:s/></text:p>
          </table:table-cell>
          <table:table-cell table:formula="of:=[.F9]&amp;&quot;, &quot;&amp;CHAR(34)&amp;[.B10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" calcext:value-type="string">
            <text:p>std::string ICONS[] = {"/iconNone.jpg", "/iconTempHigher.jpg", "/iconMenu.jpg", "/iconTempLower.jpg", "/iconHome.jpg", "/iconWork.jpg", "/iconWeekend.jpg", "/iconAway.jpg", "/iconAutomatic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Exit</text:p>
          </table:table-cell>
          <table:table-cell table:formula="of:=&quot;/&quot;&amp;[.A11]&amp;&quot;.jpg&quot;" office:value-type="string" office:string-value="/iconExit.jpg" calcext:value-type="string">
            <text:p>/iconExit.jpg</text:p>
          </table:table-cell>
          <table:table-cell table:formula="of:=LEN([.B11])" office:value-type="float" office:value="13" calcext:value-type="float">
            <text:p>13</text:p>
          </table:table-cell>
          <table:table-cell table:formula="of:=[.D10]&amp;&quot;, &quot;&amp;[.A11]" office:value-type="string" office:string-value="enum icon_t {iconNone, iconTempHigher, iconMenu, iconTempLower, iconHome, iconWork, iconWeekend, iconAway, iconAutomatic, iconExit" calcext:value-type="string">
            <text:p>enum icon_t {iconNone, iconTempHigher, iconMenu, iconTempLower, iconHome, iconWork, iconWeekend, iconAway, iconAutomatic, iconExit</text:p>
          </table:table-cell>
          <table:table-cell office:value-type="string" calcext:value-type="string">
            <text:p><text:s/></text:p>
          </table:table-cell>
          <table:table-cell table:formula="of:=[.F10]&amp;&quot;, &quot;&amp;CHAR(34)&amp;[.B11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" calcext:value-type="string">
            <text:p>std::string ICONS[] = {"/iconNone.jpg", "/iconTempHigher.jpg", "/iconMenu.jpg", "/iconTempLower.jpg", "/iconHome.jpg", "/iconWork.jpg", "/iconWeekend.jpg", "/iconAway.jpg", "/iconAutomatic.jpg", "/iconExit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ewer</text:p>
          </table:table-cell>
          <table:table-cell table:formula="of:=&quot;/&quot;&amp;[.A12]&amp;&quot;.jpg&quot;" office:value-type="string" office:string-value="/iconFewer.jpg" calcext:value-type="string">
            <text:p>/iconFewer.jpg</text:p>
          </table:table-cell>
          <table:table-cell table:formula="of:=LEN([.B12])" office:value-type="float" office:value="14" calcext:value-type="float">
            <text:p>14</text:p>
          </table:table-cell>
          <table:table-cell table:formula="of:=[.D11]&amp;&quot;, &quot;&amp;[.A12]" office:value-type="string" office:string-value="enum icon_t {iconNone, iconTempHigher, iconMenu, iconTempLower, iconHome, iconWork, iconWeekend, iconAway, iconAutomatic, iconExit, iconFewer" calcext:value-type="string">
            <text:p>enum icon_t {iconNone, iconTempHigher, iconMenu, iconTempLower, iconHome, iconWork, iconWeekend, iconAway, iconAutomatic, iconExit, iconFewer</text:p>
          </table:table-cell>
          <table:table-cell office:value-type="string" calcext:value-type="string">
            <text:p><text:s/></text:p>
          </table:table-cell>
          <table:table-cell table:formula="of:=[.F11]&amp;&quot;, &quot;&amp;CHAR(34)&amp;[.B12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More</text:p>
          </table:table-cell>
          <table:table-cell table:formula="of:=&quot;/&quot;&amp;[.A13]&amp;&quot;.jpg&quot;" office:value-type="string" office:string-value="/iconMore.jpg" calcext:value-type="string">
            <text:p>/iconMore.jpg</text:p>
          </table:table-cell>
          <table:table-cell table:formula="of:=LEN([.B13])" office:value-type="float" office:value="13" calcext:value-type="float">
            <text:p>13</text:p>
          </table:table-cell>
          <table:table-cell table:formula="of:=[.D12]&amp;&quot;, &quot;&amp;[.A13]" office:value-type="string" office:string-value="enum icon_t {iconNone, iconTempHigher, iconMenu, iconTempLower, iconHome, iconWork, iconWeekend, iconAway, iconAutomatic, iconExit, iconFewer, iconMore" calcext:value-type="string">
            <text:p>enum icon_t {iconNone, iconTempHigher, iconMenu, iconTempLower, iconHome, iconWork, iconWeekend, iconAway, iconAutomatic, iconExit, iconFewer, iconMore</text:p>
          </table:table-cell>
          <table:table-cell office:value-type="string" calcext:value-type="string">
            <text:p><text:s/></text:p>
          </table:table-cell>
          <table:table-cell table:formula="of:=[.F12]&amp;&quot;, &quot;&amp;CHAR(34)&amp;[.B13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ettings</text:p>
          </table:table-cell>
          <table:table-cell table:formula="of:=&quot;/&quot;&amp;[.A14]&amp;&quot;.jpg&quot;" office:value-type="string" office:string-value="/iconSettings.jpg" calcext:value-type="string">
            <text:p>/iconSettings.jpg</text:p>
          </table:table-cell>
          <table:table-cell table:formula="of:=LEN([.B14])" office:value-type="float" office:value="17" calcext:value-type="float">
            <text:p>17</text:p>
          </table:table-cell>
          <table:table-cell table:formula="of:=[.D13]&amp;&quot;, &quot;&amp;[.A14]" office:value-type="string" office:string-value="enum icon_t {iconNone, iconTempHigher, iconMenu, iconTempLower, iconHome, iconWork, iconWeekend, iconAway, iconAutomatic, iconExit, iconFewer, iconMore, iconSettings" calcext:value-type="string">
            <text:p>enum icon_t {iconNone, iconTempHigher, iconMenu, iconTempLower, iconHome, iconWork, iconWeekend, iconAway, iconAutomatic, iconExit, iconFewer, iconMore, iconSettings</text:p>
          </table:table-cell>
          <table:table-cell office:value-type="string" calcext:value-type="string">
            <text:p><text:s/></text:p>
          </table:table-cell>
          <table:table-cell table:formula="of:=[.F13]&amp;&quot;, &quot;&amp;CHAR(34)&amp;[.B14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HighTemperature</text:p>
          </table:table-cell>
          <table:table-cell table:formula="of:=&quot;/&quot;&amp;[.A15]&amp;&quot;.jpg&quot;" office:value-type="string" office:string-value="/iconHighTemperature.jpg" calcext:value-type="string">
            <text:p>/iconHighTemperature.jpg</text:p>
          </table:table-cell>
          <table:table-cell table:formula="of:=LEN([.B15])" office:value-type="float" office:value="24" calcext:value-type="float">
            <text:p>24</text:p>
          </table:table-cell>
          <table:table-cell table:formula="of:=[.D14]&amp;&quot;, &quot;&amp;[.A15]" office:value-type="string" office:string-value="enum icon_t {iconNone, iconTempHigher, iconMenu, iconTempLower, iconHome, iconWork, iconWeekend, iconAway, iconAutomatic, iconExit, iconFewer, iconMore, iconSettings, iconHighTemperature" calcext:value-type="string">
            <text:p>enum icon_t {iconNone, iconTempHigher, iconMenu, iconTempLower, iconHome, iconWork, iconWeekend, iconAway, iconAutomatic, iconExit, iconFewer, iconMore, iconSettings, iconHighTemperature</text:p>
          </table:table-cell>
          <table:table-cell office:value-type="string" calcext:value-type="string">
            <text:p><text:s/></text:p>
          </table:table-cell>
          <table:table-cell table:formula="of:=[.F14]&amp;&quot;, &quot;&amp;CHAR(34)&amp;[.B15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LowTemperature</text:p>
          </table:table-cell>
          <table:table-cell table:formula="of:=&quot;/&quot;&amp;[.A16]&amp;&quot;.jpg&quot;" office:value-type="string" office:string-value="/iconLowTemperature.jpg" calcext:value-type="string">
            <text:p>/iconLowTemperature.jpg</text:p>
          </table:table-cell>
          <table:table-cell table:formula="of:=LEN([.B16])" office:value-type="float" office:value="23" calcext:value-type="float">
            <text:p>23</text:p>
          </table:table-cell>
          <table:table-cell table:formula="of:=[.D15]&amp;&quot;, &quot;&amp;[.A16]" office:value-type="string" office:string-value="enum icon_t {iconNone, iconTempHigher, iconMenu, iconTempLower, iconHome, iconWork, iconWeekend, iconAway, iconAutomatic, iconExit, iconFewer, iconMore, iconSettings, iconHighTemperature, iconLowTemperature" calcext:value-type="string">
            <text:p>enum icon_t {iconNone, iconTempHigher, iconMenu, iconTempLower, iconHome, iconWork, iconWeekend, iconAway, iconAutomatic, iconExit, iconFewer, iconMore, iconSettings, iconHighTemperature, iconLowTemperature</text:p>
          </table:table-cell>
          <table:table-cell office:value-type="string" calcext:value-type="string">
            <text:p><text:s/></text:p>
          </table:table-cell>
          <table:table-cell table:formula="of:=[.F15]&amp;&quot;, &quot;&amp;CHAR(34)&amp;[.B16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Clock</text:p>
          </table:table-cell>
          <table:table-cell table:formula="of:=&quot;/&quot;&amp;[.A17]&amp;&quot;.jpg&quot;" office:value-type="string" office:string-value="/iconClock.jpg" calcext:value-type="string">
            <text:p>/iconClock.jpg</text:p>
          </table:table-cell>
          <table:table-cell table:formula="of:=LEN([.B17])" office:value-type="float" office:value="14" calcext:value-type="float">
            <text:p>14</text:p>
          </table:table-cell>
          <table:table-cell table:formula="of:=[.D16]&amp;&quot;, &quot;&amp;[.A17]" office:value-type="string" office:string-value="enum icon_t {iconNone, iconTempHigher, iconMenu, iconTempLower, iconHome, iconWork, iconWeekend, iconAway, iconAutomatic, iconExit, iconFewer, iconMore, iconSettings, iconHighTemperature, iconLowTemperature, iconClock" calcext:value-type="string">
            <text:p>enum icon_t {iconNone, iconTempHigher, iconMenu, iconTempLower, iconHome, iconWork, iconWeekend, iconAway, iconAutomatic, iconExit, iconFewer, iconMore, iconSettings, iconHighTemperature, iconLowTemperature, iconClock</text:p>
          </table:table-cell>
          <table:table-cell office:value-type="string" calcext:value-type="string">
            <text:p><text:s/></text:p>
          </table:table-cell>
          <table:table-cell table:formula="of:=[.F16]&amp;&quot;, &quot;&amp;CHAR(34)&amp;[.B17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eekschedule</text:p>
          </table:table-cell>
          <table:table-cell table:formula="of:=&quot;/&quot;&amp;[.A18]&amp;&quot;.jpg&quot;" office:value-type="string" office:string-value="/iconWeekschedule.jpg" calcext:value-type="string">
            <text:p>/iconWeekschedule.jpg</text:p>
          </table:table-cell>
          <table:table-cell table:formula="of:=LEN([.B18])" office:value-type="float" office:value="21" calcext:value-type="float">
            <text:p>21</text:p>
          </table:table-cell>
          <table:table-cell table:formula="of:=[.D17]&amp;&quot;, &quot;&amp;[.A18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</text:p>
          </table:table-cell>
          <table:table-cell office:value-type="string" calcext:value-type="string">
            <text:p><text:s/></text:p>
          </table:table-cell>
          <table:table-cell table:formula="of:=[.F17]&amp;&quot;, &quot;&amp;CHAR(34)&amp;[.B18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oday</text:p>
          </table:table-cell>
          <table:table-cell table:formula="of:=&quot;/&quot;&amp;[.A19]&amp;&quot;.jpg&quot;" office:value-type="string" office:string-value="/iconToday.jpg" calcext:value-type="string">
            <text:p>/iconToday.jpg</text:p>
          </table:table-cell>
          <table:table-cell table:formula="of:=LEN([.B19])" office:value-type="float" office:value="14" calcext:value-type="float">
            <text:p>14</text:p>
          </table:table-cell>
          <table:table-cell table:formula="of:=[.D18]&amp;&quot;, &quot;&amp;[.A19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</text:p>
          </table:table-cell>
          <table:table-cell office:value-type="string" calcext:value-type="string">
            <text:p><text:s/></text:p>
          </table:table-cell>
          <table:table-cell table:formula="of:=[.F18]&amp;&quot;, &quot;&amp;CHAR(34)&amp;[.B19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omorrow</text:p>
          </table:table-cell>
          <table:table-cell table:formula="of:=&quot;/&quot;&amp;[.A20]&amp;&quot;.jpg&quot;" office:value-type="string" office:string-value="/iconTomorrow.jpg" calcext:value-type="string">
            <text:p>/iconTomorrow.jpg</text:p>
          </table:table-cell>
          <table:table-cell table:formula="of:=LEN([.B20])" office:value-type="float" office:value="17" calcext:value-type="float">
            <text:p>17</text:p>
          </table:table-cell>
          <table:table-cell table:formula="of:=[.D19]&amp;&quot;, &quot;&amp;[.A20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</text:p>
          </table:table-cell>
          <table:table-cell office:value-type="string" calcext:value-type="string">
            <text:p><text:s/></text:p>
          </table:table-cell>
          <table:table-cell table:formula="of:=[.F19]&amp;&quot;, &quot;&amp;CHAR(34)&amp;[.B20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MultipleDays</text:p>
          </table:table-cell>
          <table:table-cell table:formula="of:=&quot;/&quot;&amp;[.A21]&amp;&quot;.jpg&quot;" office:value-type="string" office:string-value="/iconMultipleDays.jpg" calcext:value-type="string">
            <text:p>/iconMultipleDays.jpg</text:p>
          </table:table-cell>
          <table:table-cell table:formula="of:=LEN([.B21])" office:value-type="float" office:value="21" calcext:value-type="float">
            <text:p>21</text:p>
          </table:table-cell>
          <table:table-cell table:formula="of:=[.D20]&amp;&quot;, &quot;&amp;[.A21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</text:p>
          </table:table-cell>
          <table:table-cell office:value-type="string" calcext:value-type="string">
            <text:p><text:s/></text:p>
          </table:table-cell>
          <table:table-cell table:formula="of:=[.F20]&amp;&quot;, &quot;&amp;CHAR(34)&amp;[.B21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Monday</text:p>
          </table:table-cell>
          <table:table-cell table:formula="of:=&quot;/&quot;&amp;[.A22]&amp;&quot;.jpg&quot;" office:value-type="string" office:string-value="/iconMonday.jpg" calcext:value-type="string">
            <text:p>/iconMonday.jpg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D21]&amp;&quot;, &quot;&amp;[.A22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</text:p>
          </table:table-cell>
          <table:table-cell office:value-type="string" calcext:value-type="string">
            <text:p><text:s/></text:p>
          </table:table-cell>
          <table:table-cell table:formula="of:=[.F21]&amp;&quot;, &quot;&amp;CHAR(34)&amp;[.B22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uesday</text:p>
          </table:table-cell>
          <table:table-cell table:formula="of:=&quot;/&quot;&amp;[.A23]&amp;&quot;.jpg&quot;" office:value-type="string" office:string-value="/iconTuesday.jpg" calcext:value-type="string">
            <text:p>/iconTuesday.jpg</text:p>
          </table:table-cell>
          <table:table-cell table:formula="of:=LEN([.B23])" office:value-type="float" office:value="16" calcext:value-type="float">
            <text:p>16</text:p>
          </table:table-cell>
          <table:table-cell table:formula="of:=[.D22]&amp;&quot;, &quot;&amp;[.A23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</text:p>
          </table:table-cell>
          <table:table-cell office:value-type="string" calcext:value-type="string">
            <text:p><text:s/></text:p>
          </table:table-cell>
          <table:table-cell table:formula="of:=[.F22]&amp;&quot;, &quot;&amp;CHAR(34)&amp;[.B23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ednesday</text:p>
          </table:table-cell>
          <table:table-cell table:formula="of:=&quot;/&quot;&amp;[.A24]&amp;&quot;.jpg&quot;" office:value-type="string" office:string-value="/iconWednesday.jpg" calcext:value-type="string">
            <text:p>/iconWednesday.jpg</text:p>
          </table:table-cell>
          <table:table-cell table:formula="of:=LEN([.B24])" office:value-type="float" office:value="18" calcext:value-type="float">
            <text:p>18</text:p>
          </table:table-cell>
          <table:table-cell table:formula="of:=[.D23]&amp;&quot;, &quot;&amp;[.A24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</text:p>
          </table:table-cell>
          <table:table-cell office:value-type="string" calcext:value-type="string">
            <text:p><text:s/></text:p>
          </table:table-cell>
          <table:table-cell table:formula="of:=[.F23]&amp;&quot;, &quot;&amp;CHAR(34)&amp;[.B24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hursday</text:p>
          </table:table-cell>
          <table:table-cell table:formula="of:=&quot;/&quot;&amp;[.A25]&amp;&quot;.jpg&quot;" office:value-type="string" office:string-value="/iconThursday.jpg" calcext:value-type="string">
            <text:p>/iconThursday.jpg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D24]&amp;&quot;, &quot;&amp;[.A25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</text:p>
          </table:table-cell>
          <table:table-cell office:value-type="string" calcext:value-type="string">
            <text:p><text:s/></text:p>
          </table:table-cell>
          <table:table-cell table:formula="of:=[.F24]&amp;&quot;, &quot;&amp;CHAR(34)&amp;[.B25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riday</text:p>
          </table:table-cell>
          <table:table-cell table:formula="of:=&quot;/&quot;&amp;[.A26]&amp;&quot;.jpg&quot;" office:value-type="string" office:string-value="/iconFriday.jpg" calcext:value-type="string">
            <text:p>/iconFriday.jpg</text:p>
          </table:table-cell>
          <table:table-cell table:formula="of:=LEN([.B26])" office:value-type="float" office:value="15" calcext:value-type="float">
            <text:p>15</text:p>
          </table:table-cell>
          <table:table-cell table:formula="of:=[.D25]&amp;&quot;, &quot;&amp;[.A26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</text:p>
          </table:table-cell>
          <table:table-cell office:value-type="string" calcext:value-type="string">
            <text:p><text:s/></text:p>
          </table:table-cell>
          <table:table-cell table:formula="of:=[.F25]&amp;&quot;, &quot;&amp;CHAR(34)&amp;[.B26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aturday</text:p>
          </table:table-cell>
          <table:table-cell table:formula="of:=&quot;/&quot;&amp;[.A27]&amp;&quot;.jpg&quot;" office:value-type="string" office:string-value="/iconSaturday.jpg" calcext:value-type="string">
            <text:p>/iconSaturday.jpg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D26]&amp;&quot;, &quot;&amp;[.A27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</text:p>
          </table:table-cell>
          <table:table-cell office:value-type="string" calcext:value-type="string">
            <text:p><text:s/></text:p>
          </table:table-cell>
          <table:table-cell table:formula="of:=[.F26]&amp;&quot;, &quot;&amp;CHAR(34)&amp;[.B27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unday</text:p>
          </table:table-cell>
          <table:table-cell table:formula="of:=&quot;/&quot;&amp;[.A28]&amp;&quot;.jpg&quot;" office:value-type="string" office:string-value="/iconSunday.jpg" calcext:value-type="string">
            <text:p>/iconSunday.jpg</text:p>
          </table:table-cell>
          <table:table-cell table:formula="of:=LEN([.B28])" office:value-type="float" office:value="15" calcext:value-type="float">
            <text:p>15</text:p>
          </table:table-cell>
          <table:table-cell table:formula="of:=[.D27]&amp;&quot;, &quot;&amp;[.A28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</text:p>
          </table:table-cell>
          <table:table-cell office:value-type="string" calcext:value-type="string">
            <text:p><text:s/></text:p>
          </table:table-cell>
          <table:table-cell table:formula="of:=[.F27]&amp;&quot;, &quot;&amp;CHAR(34)&amp;[.B28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howerOn</text:p>
          </table:table-cell>
          <table:table-cell table:formula="of:=&quot;/&quot;&amp;[.A29]&amp;&quot;.jpg&quot;" office:value-type="string" office:string-value="/iconShowerOn.jpg" calcext:value-type="string">
            <text:p>/iconShowerOn.jpg</text:p>
          </table:table-cell>
          <table:table-cell table:formula="of:=LEN([.B29])" office:value-type="float" office:value="17" calcext:value-type="float">
            <text:p>17</text:p>
          </table:table-cell>
          <table:table-cell table:formula="of:=[.D28]&amp;&quot;, &quot;&amp;[.A29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</text:p>
          </table:table-cell>
          <table:table-cell office:value-type="string" calcext:value-type="string">
            <text:p><text:s/></text:p>
          </table:table-cell>
          <table:table-cell table:formula="of:=[.F28]&amp;&quot;, &quot;&amp;CHAR(34)&amp;[.B29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howerOff</text:p>
          </table:table-cell>
          <table:table-cell table:formula="of:=&quot;/&quot;&amp;[.A30]&amp;&quot;.jpg&quot;" office:value-type="string" office:string-value="/iconShowerOff.jpg" calcext:value-type="string">
            <text:p>/iconShowerOff.jpg</text:p>
          </table:table-cell>
          <table:table-cell table:formula="of:=LEN([.B30])" office:value-type="float" office:value="18" calcext:value-type="float">
            <text:p>18</text:p>
          </table:table-cell>
          <table:table-cell table:formula="of:=[.D29]&amp;&quot;, &quot;&amp;[.A30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</text:p>
          </table:table-cell>
          <table:table-cell office:value-type="string" calcext:value-type="string">
            <text:p><text:s/></text:p>
          </table:table-cell>
          <table:table-cell table:formula="of:=[.F29]&amp;&quot;, &quot;&amp;CHAR(34)&amp;[.B30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0</text:p>
          </table:table-cell>
          <table:table-cell table:formula="of:=&quot;/&quot;&amp;[.A31]&amp;&quot;.jpg&quot;" office:value-type="string" office:string-value="/iconFlame0.jpg" calcext:value-type="string">
            <text:p>/iconFlame0.jpg</text:p>
          </table:table-cell>
          <table:table-cell table:formula="of:=LEN([.B31])" office:value-type="float" office:value="15" calcext:value-type="float">
            <text:p>15</text:p>
          </table:table-cell>
          <table:table-cell table:formula="of:=[.D30]&amp;&quot;, &quot;&amp;[.A31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</text:p>
          </table:table-cell>
          <table:table-cell office:value-type="string" calcext:value-type="string">
            <text:p><text:s/></text:p>
          </table:table-cell>
          <table:table-cell table:formula="of:=[.F30]&amp;&quot;, &quot;&amp;CHAR(34)&amp;[.B31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1</text:p>
          </table:table-cell>
          <table:table-cell table:formula="of:=&quot;/&quot;&amp;[.A32]&amp;&quot;.jpg&quot;" office:value-type="string" office:string-value="/iconFlame1.jpg" calcext:value-type="string">
            <text:p>/iconFlame1.jpg</text:p>
          </table:table-cell>
          <table:table-cell table:formula="of:=LEN([.B32])" office:value-type="float" office:value="15" calcext:value-type="float">
            <text:p>15</text:p>
          </table:table-cell>
          <table:table-cell table:formula="of:=[.D31]&amp;&quot;, &quot;&amp;[.A32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</text:p>
          </table:table-cell>
          <table:table-cell office:value-type="string" calcext:value-type="string">
            <text:p><text:s/></text:p>
          </table:table-cell>
          <table:table-cell table:formula="of:=[.F31]&amp;&quot;, &quot;&amp;CHAR(34)&amp;[.B32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2</text:p>
          </table:table-cell>
          <table:table-cell table:formula="of:=&quot;/&quot;&amp;[.A33]&amp;&quot;.jpg&quot;" office:value-type="string" office:string-value="/iconFlame2.jpg" calcext:value-type="string">
            <text:p>/iconFlame2.jpg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D32]&amp;&quot;, &quot;&amp;[.A33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</text:p>
          </table:table-cell>
          <table:table-cell office:value-type="string" calcext:value-type="string">
            <text:p><text:s/></text:p>
          </table:table-cell>
          <table:table-cell table:formula="of:=[.F32]&amp;&quot;, &quot;&amp;CHAR(34)&amp;[.B33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3</text:p>
          </table:table-cell>
          <table:table-cell table:formula="of:=&quot;/&quot;&amp;[.A34]&amp;&quot;.jpg&quot;" office:value-type="string" office:string-value="/iconFlame3.jpg" calcext:value-type="string">
            <text:p>/iconFlame3.jpg</text:p>
          </table:table-cell>
          <table:table-cell table:formula="of:=LEN([.B34])" office:value-type="float" office:value="15" calcext:value-type="float">
            <text:p>15</text:p>
          </table:table-cell>
          <table:table-cell table:formula="of:=[.D33]&amp;&quot;, &quot;&amp;[.A34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</text:p>
          </table:table-cell>
          <table:table-cell office:value-type="string" calcext:value-type="string">
            <text:p><text:s/></text:p>
          </table:table-cell>
          <table:table-cell table:formula="of:=[.F33]&amp;&quot;, &quot;&amp;CHAR(34)&amp;[.B34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4</text:p>
          </table:table-cell>
          <table:table-cell table:formula="of:=&quot;/&quot;&amp;[.A35]&amp;&quot;.jpg&quot;" office:value-type="string" office:string-value="/iconFlame4.jpg" calcext:value-type="string">
            <text:p>/iconFlame4.jpg</text:p>
          </table:table-cell>
          <table:table-cell table:formula="of:=LEN([.B35])" office:value-type="float" office:value="15" calcext:value-type="float">
            <text:p>15</text:p>
          </table:table-cell>
          <table:table-cell table:formula="of:=[.D34]&amp;&quot;, &quot;&amp;[.A35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</text:p>
          </table:table-cell>
          <table:table-cell office:value-type="string" calcext:value-type="string">
            <text:p><text:s/></text:p>
          </table:table-cell>
          <table:table-cell table:formula="of:=[.F34]&amp;&quot;, &quot;&amp;CHAR(34)&amp;[.B35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5</text:p>
          </table:table-cell>
          <table:table-cell table:formula="of:=&quot;/&quot;&amp;[.A36]&amp;&quot;.jpg&quot;" office:value-type="string" office:string-value="/iconFlame5.jpg" calcext:value-type="string">
            <text:p>/iconFlame5.jpg</text:p>
          </table:table-cell>
          <table:table-cell table:formula="of:=LEN([.B36])" office:value-type="float" office:value="15" calcext:value-type="float">
            <text:p>15</text:p>
          </table:table-cell>
          <table:table-cell table:formula="of:=[.D35]&amp;&quot;, &quot;&amp;[.A36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</text:p>
          </table:table-cell>
          <table:table-cell office:value-type="string" calcext:value-type="string">
            <text:p><text:s/></text:p>
          </table:table-cell>
          <table:table-cell table:formula="of:=[.F35]&amp;&quot;, &quot;&amp;CHAR(34)&amp;[.B36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6</text:p>
          </table:table-cell>
          <table:table-cell table:formula="of:=&quot;/&quot;&amp;[.A37]&amp;&quot;.jpg&quot;" office:value-type="string" office:string-value="/iconFlame6.jpg" calcext:value-type="string">
            <text:p>/iconFlame6.jpg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D36]&amp;&quot;, &quot;&amp;[.A37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</text:p>
          </table:table-cell>
          <table:table-cell office:value-type="string" calcext:value-type="string">
            <text:p><text:s/></text:p>
          </table:table-cell>
          <table:table-cell table:formula="of:=[.F36]&amp;&quot;, &quot;&amp;CHAR(34)&amp;[.B37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7</text:p>
          </table:table-cell>
          <table:table-cell table:formula="of:=&quot;/&quot;&amp;[.A38]&amp;&quot;.jpg&quot;" office:value-type="string" office:string-value="/iconFlame7.jpg" calcext:value-type="string">
            <text:p>/iconFlame7.jpg</text:p>
          </table:table-cell>
          <table:table-cell table:formula="of:=LEN([.B38])" office:value-type="float" office:value="15" calcext:value-type="float">
            <text:p>15</text:p>
          </table:table-cell>
          <table:table-cell table:formula="of:=[.D37]&amp;&quot;, &quot;&amp;[.A38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</text:p>
          </table:table-cell>
          <table:table-cell office:value-type="string" calcext:value-type="string">
            <text:p><text:s/></text:p>
          </table:table-cell>
          <table:table-cell table:formula="of:=[.F37]&amp;&quot;, &quot;&amp;CHAR(34)&amp;[.B38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8</text:p>
          </table:table-cell>
          <table:table-cell table:formula="of:=&quot;/&quot;&amp;[.A39]&amp;&quot;.jpg&quot;" office:value-type="string" office:string-value="/iconFlame8.jpg" calcext:value-type="string">
            <text:p>/iconFlame8.jpg</text:p>
          </table:table-cell>
          <table:table-cell table:formula="of:=LEN([.B39])" office:value-type="float" office:value="15" calcext:value-type="float">
            <text:p>15</text:p>
          </table:table-cell>
          <table:table-cell table:formula="of:=[.D38]&amp;&quot;, &quot;&amp;[.A39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</text:p>
          </table:table-cell>
          <table:table-cell office:value-type="string" calcext:value-type="string">
            <text:p><text:s/></text:p>
          </table:table-cell>
          <table:table-cell table:formula="of:=[.F38]&amp;&quot;, &quot;&amp;CHAR(34)&amp;[.B39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ifiConnected</text:p>
          </table:table-cell>
          <table:table-cell table:formula="of:=&quot;/&quot;&amp;[.A40]&amp;&quot;.jpg&quot;" office:value-type="string" office:string-value="/iconWifiConnected.jpg" calcext:value-type="string">
            <text:p>/iconWifiConnected.jpg</text:p>
          </table:table-cell>
          <table:table-cell table:formula="of:=LEN([.B40])" office:value-type="float" office:value="22" calcext:value-type="float">
            <text:p>22</text:p>
          </table:table-cell>
          <table:table-cell table:formula="of:=[.D39]&amp;&quot;, &quot;&amp;[.A40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</text:p>
          </table:table-cell>
          <table:table-cell office:value-type="string" calcext:value-type="string">
            <text:p><text:s/></text:p>
          </table:table-cell>
          <table:table-cell table:formula="of:=[.F39]&amp;&quot;, &quot;&amp;CHAR(34)&amp;[.B40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, &quot;/iconWifiConnected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, "/iconWifiConnected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ifiLost</text:p>
          </table:table-cell>
          <table:table-cell table:formula="of:=&quot;/&quot;&amp;[.A41]&amp;&quot;.jpg&quot;" office:value-type="string" office:string-value="/iconWifiLost.jpg" calcext:value-type="string">
            <text:p>/iconWifiLost.jpg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D40]&amp;&quot;, &quot;&amp;[.A41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</text:p>
          </table:table-cell>
          <table:table-cell office:value-type="string" calcext:value-type="string">
            <text:p><text:s/></text:p>
          </table:table-cell>
          <table:table-cell table:formula="of:=[.F40]&amp;&quot;, &quot;&amp;CHAR(34)&amp;[.B41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, &quot;/iconWifiConnected.jpg&quot;, &quot;/iconWifiLost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, "/iconWifiConnected.jpg", "/iconWifiLost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etpoint</text:p>
          </table:table-cell>
          <table:table-cell table:formula="of:=&quot;/&quot;&amp;[.A42]&amp;&quot;.jpg&quot;" office:value-type="string" office:string-value="/iconSetpoint.jpg" calcext:value-type="string">
            <text:p>/iconSetpoint.jpg</text:p>
          </table:table-cell>
          <table:table-cell table:formula="of:=LEN([.B42])" office:value-type="float" office:value="17" calcext:value-type="float">
            <text:p>17</text:p>
          </table:table-cell>
          <table:table-cell table:formula="of:=[.D41]&amp;&quot;, &quot;&amp;[.A42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, iconSetpoint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, iconSetpoint</text:p>
          </table:table-cell>
          <table:table-cell office:value-type="string" calcext:value-type="string">
            <text:p><text:s/></text:p>
          </table:table-cell>
          <table:table-cell table:formula="of:=[.F41]&amp;&quot;, &quot;&amp;CHAR(34)&amp;[.B42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, &quot;/iconWifiConnected.jpg&quot;, &quot;/iconWifiLost.jpg&quot;, &quot;/iconSetpoint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, "/iconWifiConnected.jpg", "/iconWifiLost.jpg", "/iconSetpoint.jpg"</text:p>
          </table:table-cell>
          <table:table-cell table:number-columns-repeated="1018"/>
        </table:table-row>
        <table:table-row table:style-name="ro1">
          <table:table-cell table:style-name="ce132" office:value-type="string" calcext:value-type="string">
            <text:p>iconSensorOffset</text:p>
          </table:table-cell>
          <table:table-cell table:formula="of:=&quot;/&quot;&amp;[.A43]&amp;&quot;.jpg&quot;" office:value-type="string" office:string-value="/iconSensorOffset.jpg" calcext:value-type="string">
            <text:p>/iconSensorOffset.jpg</text:p>
          </table:table-cell>
          <table:table-cell table:formula="of:=LEN([.B43])" office:value-type="float" office:value="21" calcext:value-type="float">
            <text:p>21</text:p>
          </table:table-cell>
          <table:table-cell table:formula="of:=[.D42]&amp;&quot;, &quot;&amp;[.A43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, iconSetpoint, iconSensorOffset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, iconSetpoint, iconSensorOffset</text:p>
          </table:table-cell>
          <table:table-cell office:value-type="string" calcext:value-type="string">
            <text:p><text:s/></text:p>
          </table:table-cell>
          <table:table-cell table:formula="of:=[.F42]&amp;&quot;, &quot;&amp;CHAR(34)&amp;[.B43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, &quot;/iconWifiConnected.jpg&quot;, &quot;/iconWifiLost.jpg&quot;, &quot;/iconSetpoint.jpg&quot;, &quot;/iconSensorOffset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, "/iconWifiConnected.jpg", "/iconWifiLost.jpg", "/iconSetpoint.jpg", "/iconSensorOffset.jpg"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55" table:default-cell-style-name="ce133"/>
        <table:table-column table:style-name="co48" table:default-cell-style-name="ce173"/>
        <table:table-column table:style-name="co61" table:default-cell-style-name="ce133"/>
        <table:table-column table:style-name="co48" table:default-cell-style-name="ce181"/>
        <table:table-column table:style-name="co37" table:default-cell-style-name="ce183"/>
        <table:table-column table:style-name="co48" table:default-cell-style-name="ce173"/>
        <table:table-column table:style-name="co61" table:default-cell-style-name="ce133"/>
        <table:table-column table:style-name="co48" table:default-cell-style-name="ce181"/>
        <table:table-column table:style-name="co37" table:default-cell-style-name="ce183"/>
        <table:table-column table:style-name="co48" table:default-cell-style-name="ce173"/>
        <table:table-column table:style-name="co61" table:default-cell-style-name="ce133"/>
        <table:table-column table:style-name="co48" table:default-cell-style-name="ce181"/>
        <table:table-column table:style-name="co37" table:default-cell-style-name="ce183"/>
        <table:table-column table:style-name="co48" table:default-cell-style-name="ce173"/>
        <table:table-column table:style-name="co61" table:default-cell-style-name="ce133"/>
        <table:table-column table:style-name="co48" table:default-cell-style-name="ce181"/>
        <table:table-column table:style-name="co37" table:default-cell-style-name="ce183"/>
        <table:table-column table:style-name="co48" table:default-cell-style-name="ce173"/>
        <table:table-column table:style-name="co61" table:default-cell-style-name="ce133"/>
        <table:table-column table:style-name="co48" table:default-cell-style-name="ce181"/>
        <table:table-column table:style-name="co37" table:default-cell-style-name="ce183"/>
        <table:table-column table:style-name="co48" table:default-cell-style-name="ce173"/>
        <table:table-column table:style-name="co61" table:default-cell-style-name="ce133"/>
        <table:table-column table:style-name="co48" table:default-cell-style-name="ce181"/>
        <table:table-column table:style-name="co37" table:default-cell-style-name="ce183"/>
        <table:table-column table:style-name="co48" table:default-cell-style-name="ce173"/>
        <table:table-column table:style-name="co61" table:default-cell-style-name="ce133"/>
        <table:table-column table:style-name="co48" table:default-cell-style-name="ce181"/>
        <table:table-column table:style-name="co37" table:default-cell-style-name="ce183"/>
        <table:table-column table:style-name="co48" table:default-cell-style-name="ce173"/>
        <table:table-column table:style-name="co62" table:default-cell-style-name="ce133"/>
        <table:table-column table:style-name="co48" table:default-cell-style-name="ce181"/>
        <table:table-column table:style-name="co55" table:number-columns-repeated="991" table:default-cell-style-name="ce133"/>
        <table:table-column table:style-name="co25" table:default-cell-style-name="ce133"/>
        <table:table-row table:style-name="ro1">
          <table:table-cell table:style-name="ce171" office:value-type="string" calcext:value-type="string">
            <text:p>iOffset=</text:p>
          </table:table-cell>
          <table:table-cell table:number-columns-repeated="2"/>
          <table:table-cell table:style-name="ce180" office:value-type="float" office:value="0" calcext:value-type="float">
            <text:p>0</text:p>
          </table:table-cell>
          <table:table-cell table:style-name="ce131"/>
          <table:table-cell table:number-columns-repeated="2"/>
          <table:table-cell table:style-name="ce180" office:value-type="float" office:value="0" calcext:value-type="float">
            <text:p>0</text:p>
          </table:table-cell>
          <table:table-cell table:style-name="ce131"/>
          <table:table-cell table:number-columns-repeated="2"/>
          <table:table-cell table:style-name="ce180" office:value-type="float" office:value="0" calcext:value-type="float">
            <text:p>0</text:p>
          </table:table-cell>
          <table:table-cell table:style-name="ce131"/>
          <table:table-cell table:number-columns-repeated="2"/>
          <table:table-cell table:style-name="ce180" office:value-type="float" office:value="0" calcext:value-type="float">
            <text:p>0</text:p>
          </table:table-cell>
          <table:table-cell table:style-name="ce131"/>
          <table:table-cell table:number-columns-repeated="2"/>
          <table:table-cell table:style-name="ce180" office:value-type="float" office:value="1" calcext:value-type="float">
            <text:p>1</text:p>
          </table:table-cell>
          <table:table-cell table:style-name="ce131"/>
          <table:table-cell table:number-columns-repeated="2"/>
          <table:table-cell table:style-name="ce180" office:value-type="float" office:value="2" calcext:value-type="float">
            <text:p>2</text:p>
          </table:table-cell>
          <table:table-cell table:style-name="ce131"/>
          <table:table-cell table:number-columns-repeated="2"/>
          <table:table-cell table:style-name="ce180" office:value-type="float" office:value="3" calcext:value-type="float">
            <text:p>3</text:p>
          </table:table-cell>
          <table:table-cell table:style-name="ce131"/>
          <table:table-cell table:number-columns-repeated="2"/>
          <table:table-cell table:style-name="ce180"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style-name="ce171"/>
          <table:table-cell table:number-columns-repeated="2"/>
          <table:table-cell table:style-name="ce180"/>
          <table:table-cell table:style-name="ce131"/>
          <table:table-cell table:number-columns-repeated="2"/>
          <table:table-cell table:style-name="ce180"/>
          <table:table-cell table:style-name="ce131"/>
          <table:table-cell table:number-columns-repeated="2"/>
          <table:table-cell table:style-name="ce180"/>
          <table:table-cell table:style-name="ce131"/>
          <table:table-cell table:number-columns-repeated="2"/>
          <table:table-cell table:style-name="ce180"/>
          <table:table-cell table:style-name="ce131"/>
          <table:table-cell table:number-columns-repeated="2"/>
          <table:table-cell table:style-name="ce180"/>
          <table:table-cell table:style-name="ce131"/>
          <table:table-cell table:number-columns-repeated="2"/>
          <table:table-cell table:style-name="ce180"/>
          <table:table-cell table:style-name="ce131"/>
          <table:table-cell table:number-columns-repeated="2"/>
          <table:table-cell table:style-name="ce180"/>
          <table:table-cell table:style-name="ce131"/>
          <table:table-cell table:number-columns-repeated="2"/>
          <table:table-cell table:style-name="ce180"/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75" office:value-type="string" calcext:value-type="string">
            <text:p>Mon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5" office:value-type="string" calcext:value-type="string">
            <text:p>Mon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5" office:value-type="string" calcext:value-type="string">
            <text:p>Mon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5" office:value-type="string" calcext:value-type="string">
            <text:p>Mon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33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33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33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33"/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6"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6"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6"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6"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5" office:value-type="string" calcext:value-type="string">
            <text:p>Tues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table:style-name="ce133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table:style-name="ce133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table:style-name="ce133"/>
          <table:table-cell table:number-columns-repeated="99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76"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6"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86"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6"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6"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85" office:value-type="string" calcext:value-type="string">
            <text:p>Wednes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table:style-name="ce13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table:style-name="ce133"/>
          <table:table-cell table:number-columns-repeated="99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76"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6"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6"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6"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6"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6"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5" office:value-type="string" calcext:value-type="string">
            <text:p>Thurs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5" office:value-type="string" calcext:value-type="string">
            <text:p>Thursday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7"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7"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7"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7"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86"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6"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6"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6"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77" office:value-type="string" calcext:value-type="string">
            <text:p>Satur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6" office:value-type="string" calcext:value-type="string">
            <text:p>Satur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76" office:value-type="string" calcext:value-type="string">
            <text:p>Satur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76" office:value-type="string" calcext:value-type="string">
            <text:p>Saturday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77"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6" office:value-type="string" calcext:value-type="string">
            <text:p>Sun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76" office:value-type="string" calcext:value-type="string">
            <text:p>Sunday</text:p>
          </table:table-cell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77" office:value-type="string" calcext:value-type="string">
            <text:p>Back to settings men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ce187" office:value-type="string" calcext:value-type="string">
            <text:p>Back to settings menu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7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8" office:value-type="string" calcext:value-type="string">
            <text:p>selectedIte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selectedIte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8" office:value-type="string" calcext:value-type="string">
            <text:p>selectedIte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78" office:value-type="string" calcext:value-type="string">
            <text:p>selectedIte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78" office:value-type="string" calcext:value-type="string">
            <text:p>selectedIte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78" office:value-type="string" calcext:value-type="string">
            <text:p>selectedIte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8" office:value-type="string" calcext:value-type="string">
            <text:p>selectedIte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78" office:value-type="string" calcext:value-type="string">
            <text:p>selectedItem</text:p>
          </table:table-cell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style-name="ce172"/>
          <table:table-cell table:style-name="ce174"/>
          <table:table-cell table:style-name="ce179" office:value-type="string" calcext:value-type="string">
            <text:p>iOffset</text:p>
          </table:table-cell>
          <table:table-cell table:style-name="ce182" table:formula="of:=MAX(([.D15]-[.D13])+2;0)" office:value-type="float" office:value="0" calcext:value-type="float">
            <text:p>0</text:p>
          </table:table-cell>
          <table:table-cell table:style-name="ce184"/>
          <table:table-cell table:style-name="ce174"/>
          <table:table-cell table:style-name="ce179" office:value-type="string" calcext:value-type="string">
            <text:p>iOffset</text:p>
          </table:table-cell>
          <table:table-cell table:style-name="ce182" table:formula="of:=MAX(([.H15]-[.H13])+2;0)" office:value-type="float" office:value="0" calcext:value-type="float">
            <text:p>0</text:p>
          </table:table-cell>
          <table:table-cell table:style-name="ce184"/>
          <table:table-cell table:style-name="ce174"/>
          <table:table-cell table:style-name="ce179" office:value-type="string" calcext:value-type="string">
            <text:p>iOffset</text:p>
          </table:table-cell>
          <table:table-cell table:style-name="ce182" table:formula="of:=MAX(([.L15]-[.L13])+2;0)" office:value-type="float" office:value="0" calcext:value-type="float">
            <text:p>0</text:p>
          </table:table-cell>
          <table:table-cell table:style-name="ce184"/>
          <table:table-cell table:style-name="ce174"/>
          <table:table-cell table:style-name="ce179" office:value-type="string" calcext:value-type="string">
            <text:p>iOffset</text:p>
          </table:table-cell>
          <table:table-cell table:style-name="ce182" table:formula="of:=MAX(([.P15]-[.P13])+2;0)" office:value-type="float" office:value="0" calcext:value-type="float">
            <text:p>0</text:p>
          </table:table-cell>
          <table:table-cell table:style-name="ce184"/>
          <table:table-cell table:style-name="ce174"/>
          <table:table-cell table:style-name="ce179" office:value-type="string" calcext:value-type="string">
            <text:p>iOffset</text:p>
          </table:table-cell>
          <table:table-cell table:style-name="ce182" table:formula="of:=MAX(([.T15]-[.T13])+2;0)" office:value-type="float" office:value="1" calcext:value-type="float">
            <text:p>1</text:p>
          </table:table-cell>
          <table:table-cell table:style-name="ce184"/>
          <table:table-cell table:style-name="ce174"/>
          <table:table-cell table:style-name="ce179" office:value-type="string" calcext:value-type="string">
            <text:p>iOffset</text:p>
          </table:table-cell>
          <table:table-cell table:style-name="ce182" table:formula="of:=MAX(([.X15]-[.X13])+2;0)" office:value-type="float" office:value="2" calcext:value-type="float">
            <text:p>2</text:p>
          </table:table-cell>
          <table:table-cell table:style-name="ce184"/>
          <table:table-cell table:style-name="ce174"/>
          <table:table-cell table:style-name="ce179" office:value-type="string" calcext:value-type="string">
            <text:p>iOffset</text:p>
          </table:table-cell>
          <table:table-cell table:style-name="ce182" table:formula="of:=MIN(MAX(([.AB15]-[.AB13])+2;0);[.AB14]-[.AB13])" office:value-type="float" office:value="3" calcext:value-type="float">
            <text:p>3</text:p>
          </table:table-cell>
          <table:table-cell table:style-name="ce184"/>
          <table:table-cell table:style-name="ce174"/>
          <table:table-cell table:style-name="ce179" office:value-type="string" calcext:value-type="string">
            <text:p>iOffset</text:p>
          </table:table-cell>
          <table:table-cell table:style-name="ce182" table:formula="of:=MIN(MAX(([.AF15]-[.AF13])+2;0);[.AF14]-[.AF13])" office:value-type="float" office:value="3" calcext:value-type="float">
            <text:p>3</text:p>
          </table:table-cell>
          <table:table-cell table:style-name="ce172" table:number-columns-repeated="992"/>
        </table:table-row>
        <table:table-row table:style-name="ro1" table:number-rows-repeated="3">
          <table:table-cell table:number-columns-repeated="18"/>
          <table:table-cell table:style-name="ce178"/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3" table:default-cell-style-name="ce82"/>
        <table:table-column table:style-name="co24" table:number-columns-repeated="1022" table:default-cell-style-name="ce82"/>
        <table:table-column table:style-name="co25" table:default-cell-style-name="ce82"/>
        <table:table-row table:style-name="ro1">
          <table:table-cell office:value-type="string" calcext:value-type="string">
            <text:p>Screen width</text:p>
          </table:table-cell>
          <table:table-cell office:value-type="float" office:value="48.96" calcext:value-type="float">
            <text:p>48.96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een width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ix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xel size</text:p>
          </table:table-cell>
          <table:table-cell table:formula="of:=[.B1]/[.B2]" office:value-type="float" office:value="0.153" calcext:value-type="float">
            <text:p>0.153</text:p>
          </table:table-cell>
          <table:table-cell office:value-type="string" calcext:value-type="string">
            <text:p>mm/p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er screen - center butt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er screen - center button</text:p>
          </table:table-cell>
          <table:table-cell table:formula="of:=[.B4]/[.B3]" office:value-type="float" office:value="267.97385620915" calcext:value-type="float">
            <text:p>267.97385620915</text:p>
          </table:table-cell>
          <table:table-cell office:value-type="string" calcext:value-type="string">
            <text:p>pixels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Cordia New" svg:font-family="'Cordia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1.94m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-X="1" style:scale-to-Y="1" style:print="charts drawings grid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HenkJan van der Pol | Bond3D</meta:initial-creator>
    <meta:creation-date>2021-12-05T22:30:13Z</meta:creation-date>
    <dc:date>2022-12-22T12:58:18.250000000</dc:date>
    <meta:print-date>2021-12-20T11:21:59Z</meta:print-date>
    <meta:editing-cycles>20</meta:editing-cycles>
    <meta:editing-duration>PT16H53M35S</meta:editing-duration>
    <meta:document-statistic meta:table-count="9" meta:cell-count="3750" meta:object-count="0"/>
    <meta:user-defined meta:name="AppVersion">16.0300</meta:user-defined>
  </office:meta>
</office:document-meta>
</file>